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raining" table:style-name="ta1">
        <table:shapes>
          <draw:frame draw:z-index="0" draw:style-name="gr1" draw:text-style-name="P1" svg:width="453.51pt" svg:height="255.09pt" svg:x="399.26pt" svg:y="38.98pt">
            <loext:p draw:notify-on-update-of-ranges="training.A1:training.A1 training.A2:training.A501 training.C1:training.C1 training.C2:training.C501 training.E1:training.E1 training.E2:training.E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02.15pt" svg:y="326.61pt">
            <loext:p draw:notify-on-update-of-ranges="training.A1:training.A1 training.A2:training.A501 training.B1:training.B1 training.B2:training.B501 training.D1:training.D1 training.D2:training.D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val_acc</text:p>
          </table:table-cell>
          <table:table-cell office:value-type="string" calcext:value-type="string">
            <text:p>val_lo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1434345347821" calcext:value-type="float">
            <text:p>0.8614343453</text:p>
          </table:table-cell>
          <table:table-cell office:value-type="float" office:value="0.286878690559876" calcext:value-type="float">
            <text:p>0.2868786906</text:p>
          </table:table-cell>
          <table:table-cell office:value-type="float" office:value="0.954824498198235" calcext:value-type="float">
            <text:p>0.9548244982</text:p>
          </table:table-cell>
          <table:table-cell office:value-type="float" office:value="0.136991959167228" calcext:value-type="float">
            <text:p>0.1369919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7770244470022" calcext:value-type="float">
            <text:p>0.9777702445</text:p>
          </table:table-cell>
          <table:table-cell office:value-type="float" office:value="0.0520111841795188" calcext:value-type="float">
            <text:p>0.0520111842</text:p>
          </table:table-cell>
          <table:table-cell office:value-type="float" office:value="0.941650444920836" calcext:value-type="float">
            <text:p>0.9416504449</text:p>
          </table:table-cell>
          <table:table-cell office:value-type="float" office:value="0.450273071663121" calcext:value-type="float">
            <text:p>0.4502730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8298751282761" calcext:value-type="float">
            <text:p>0.9882987513</text:p>
          </table:table-cell>
          <table:table-cell office:value-type="float" office:value="0.0285776684521481" calcext:value-type="float">
            <text:p>0.0285776685</text:p>
          </table:table-cell>
          <table:table-cell office:value-type="float" office:value="0.955277158565814" calcext:value-type="float">
            <text:p>0.9552771586</text:p>
          </table:table-cell>
          <table:table-cell office:value-type="float" office:value="0.320658738596937" calcext:value-type="float">
            <text:p>0.32065873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91271068871459" calcext:value-type="float">
            <text:p>0.9912710689</text:p>
          </table:table-cell>
          <table:table-cell office:value-type="float" office:value="0.0212876775499622" calcext:value-type="float">
            <text:p>0.0212876775</text:p>
          </table:table-cell>
          <table:table-cell office:value-type="float" office:value="0.959755801790888" calcext:value-type="float">
            <text:p>0.9597558018</text:p>
          </table:table-cell>
          <table:table-cell office:value-type="float" office:value="0.316063860315598" calcext:value-type="float">
            <text:p>0.3160638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2837834905022" calcext:value-type="float">
            <text:p>0.9928378349</text:p>
          </table:table-cell>
          <table:table-cell office:value-type="float" office:value="0.0175838558950182" calcext:value-type="float">
            <text:p>0.0175838559</text:p>
          </table:table-cell>
          <table:table-cell office:value-type="float" office:value="0.960573789670456" calcext:value-type="float">
            <text:p>0.9605737897</text:p>
          </table:table-cell>
          <table:table-cell office:value-type="float" office:value="0.322460906412946" calcext:value-type="float">
            <text:p>0.3224609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3778008829111" calcext:value-type="float">
            <text:p>0.9937780088</text:p>
          </table:table-cell>
          <table:table-cell office:value-type="float" office:value="0.015332483375029" calcext:value-type="float">
            <text:p>0.0153324834</text:p>
          </table:table-cell>
          <table:table-cell office:value-type="float" office:value="0.954943442724245" calcext:value-type="float">
            <text:p>0.9549434427</text:p>
          </table:table-cell>
          <table:table-cell office:value-type="float" office:value="0.410469846506741" calcext:value-type="float">
            <text:p>0.41046984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4449293525839" calcext:value-type="float">
            <text:p>0.9944492935</text:p>
          </table:table-cell>
          <table:table-cell office:value-type="float" office:value="0.0137398910163951" calcext:value-type="float">
            <text:p>0.013739891</text:p>
          </table:table-cell>
          <table:table-cell office:value-type="float" office:value="0.959907173314091" calcext:value-type="float">
            <text:p>0.9599071733</text:p>
          </table:table-cell>
          <table:table-cell office:value-type="float" office:value="0.354880720542869" calcext:value-type="float">
            <text:p>0.35488072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94947889989374" calcext:value-type="float">
            <text:p>0.99494789</text:p>
          </table:table-cell>
          <table:table-cell office:value-type="float" office:value="0.0125796126947885" calcext:value-type="float">
            <text:p>0.0125796127</text:p>
          </table:table-cell>
          <table:table-cell office:value-type="float" office:value="0.961725629482893" calcext:value-type="float">
            <text:p>0.9617256295</text:p>
          </table:table-cell>
          <table:table-cell office:value-type="float" office:value="0.332440375399149" calcext:value-type="float">
            <text:p>0.3324403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53609169578" calcext:value-type="float">
            <text:p>0.995360917</text:p>
          </table:table-cell>
          <table:table-cell office:value-type="float" office:value="0.0115694084889694" calcext:value-type="float">
            <text:p>0.0115694085</text:p>
          </table:table-cell>
          <table:table-cell office:value-type="float" office:value="0.96285717864526" calcext:value-type="float">
            <text:p>0.9628571786</text:p>
          </table:table-cell>
          <table:table-cell office:value-type="float" office:value="0.325957334531333" calcext:value-type="float">
            <text:p>0.32595733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5655413991596" calcext:value-type="float">
            <text:p>0.995655414</text:p>
          </table:table-cell>
          <table:table-cell office:value-type="float" office:value="0.0108586161413365" calcext:value-type="float">
            <text:p>0.0108586161</text:p>
          </table:table-cell>
          <table:table-cell office:value-type="float" office:value="0.961613113432625" calcext:value-type="float">
            <text:p>0.9616131134</text:p>
          </table:table-cell>
          <table:table-cell office:value-type="float" office:value="0.347563708228009" calcext:value-type="float">
            <text:p>0.34756370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5902514038307" calcext:value-type="float">
            <text:p>0.995902514</text:p>
          </table:table-cell>
          <table:table-cell office:value-type="float" office:value="0.0102430277613314" calcext:value-type="float">
            <text:p>0.0102430278</text:p>
          </table:table-cell>
          <table:table-cell office:value-type="float" office:value="0.96333833842096" calcext:value-type="float">
            <text:p>0.9633383384</text:p>
          </table:table-cell>
          <table:table-cell office:value-type="float" office:value="0.326193331318373" calcext:value-type="float">
            <text:p>0.32619333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6112392875618" calcext:value-type="float">
            <text:p>0.9961123929</text:p>
          </table:table-cell>
          <table:table-cell office:value-type="float" office:value="0.00972048434310874" calcext:value-type="float">
            <text:p>0.0097204843</text:p>
          </table:table-cell>
          <table:table-cell office:value-type="float" office:value="0.964584632656192" calcext:value-type="float">
            <text:p>0.9645846327</text:p>
          </table:table-cell>
          <table:table-cell office:value-type="float" office:value="0.318840567570862" calcext:value-type="float">
            <text:p>0.31884056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96300265242756" calcext:value-type="float">
            <text:p>0.9963002652</text:p>
          </table:table-cell>
          <table:table-cell office:value-type="float" office:value="0.00923575367840752" calcext:value-type="float">
            <text:p>0.0092357537</text:p>
          </table:table-cell>
          <table:table-cell office:value-type="float" office:value="0.963501357097876" calcext:value-type="float">
            <text:p>0.9635013571</text:p>
          </table:table-cell>
          <table:table-cell office:value-type="float" office:value="0.336410801080467" calcext:value-type="float">
            <text:p>0.33641080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6457524897924" calcext:value-type="float">
            <text:p>0.9964575249</text:p>
          </table:table-cell>
          <table:table-cell office:value-type="float" office:value="0.00882703754171626" calcext:value-type="float">
            <text:p>0.0088270375</text:p>
          </table:table-cell>
          <table:table-cell office:value-type="float" office:value="0.962602219929862" calcext:value-type="float">
            <text:p>0.9626022199</text:p>
          </table:table-cell>
          <table:table-cell office:value-type="float" office:value="0.348987708787721" calcext:value-type="float">
            <text:p>0.34898770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6602923348231" calcext:value-type="float">
            <text:p>0.9966029233</text:p>
          </table:table-cell>
          <table:table-cell office:value-type="float" office:value="0.00844497950235392" calcext:value-type="float">
            <text:p>0.0084449795</text:p>
          </table:table-cell>
          <table:table-cell office:value-type="float" office:value="0.963864428565434" calcext:value-type="float">
            <text:p>0.9638644286</text:p>
          </table:table-cell>
          <table:table-cell office:value-type="float" office:value="0.345985788348469" calcext:value-type="float">
            <text:p>0.34598578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6724606303536" calcext:value-type="float">
            <text:p>0.9967246063</text:p>
          </table:table-cell>
          <table:table-cell office:value-type="float" office:value="0.00812490589989702" calcext:value-type="float">
            <text:p>0.0081249059</text:p>
          </table:table-cell>
          <table:table-cell office:value-type="float" office:value="0.961591409232722" calcext:value-type="float">
            <text:p>0.9615914092</text:p>
          </table:table-cell>
          <table:table-cell office:value-type="float" office:value="0.372124564883916" calcext:value-type="float">
            <text:p>0.37212456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68303917936" calcext:value-type="float">
            <text:p>0.9968303918</text:p>
          </table:table-cell>
          <table:table-cell office:value-type="float" office:value="0.00785107823193282" calcext:value-type="float">
            <text:p>0.0078510782</text:p>
          </table:table-cell>
          <table:table-cell office:value-type="float" office:value="0.964079281649911" calcext:value-type="float">
            <text:p>0.9640792816</text:p>
          </table:table-cell>
          <table:table-cell office:value-type="float" office:value="0.34966448662117" calcext:value-type="float">
            <text:p>0.34966448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6929344489086" calcext:value-type="float">
            <text:p>0.9969293445</text:p>
          </table:table-cell>
          <table:table-cell office:value-type="float" office:value="0.00759809321863442" calcext:value-type="float">
            <text:p>0.0075980932</text:p>
          </table:table-cell>
          <table:table-cell office:value-type="float" office:value="0.964482934576874" calcext:value-type="float">
            <text:p>0.9644829346</text:p>
          </table:table-cell>
          <table:table-cell office:value-type="float" office:value="0.341100084133972" calcext:value-type="float">
            <text:p>0.34110008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7030485395705" calcext:value-type="float">
            <text:p>0.9970304854</text:p>
          </table:table-cell>
          <table:table-cell office:value-type="float" office:value="0.00733857668458875" calcext:value-type="float">
            <text:p>0.0073385767</text:p>
          </table:table-cell>
          <table:table-cell office:value-type="float" office:value="0.965989215844884" calcext:value-type="float">
            <text:p>0.9659892158</text:p>
          </table:table-cell>
          <table:table-cell office:value-type="float" office:value="0.327807368599899" calcext:value-type="float">
            <text:p>0.32780736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97120427650005" calcext:value-type="float">
            <text:p>0.9971204277</text:p>
          </table:table-cell>
          <table:table-cell office:value-type="float" office:value="0.00710103346938626" calcext:value-type="float">
            <text:p>0.0071010335</text:p>
          </table:table-cell>
          <table:table-cell office:value-type="float" office:value="0.964688002293425" calcext:value-type="float">
            <text:p>0.9646880023</text:p>
          </table:table-cell>
          <table:table-cell office:value-type="float" office:value="0.351379766990602" calcext:value-type="float">
            <text:p>0.3513797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7191601355924" calcext:value-type="float">
            <text:p>0.9971916014</text:p>
          </table:table-cell>
          <table:table-cell office:value-type="float" office:value="0.00690704106194167" calcext:value-type="float">
            <text:p>0.0069070411</text:p>
          </table:table-cell>
          <table:table-cell office:value-type="float" office:value="0.965988169359327" calcext:value-type="float">
            <text:p>0.9659881694</text:p>
          </table:table-cell>
          <table:table-cell office:value-type="float" office:value="0.339930234169594" calcext:value-type="float">
            <text:p>0.33993023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97258398944831" calcext:value-type="float">
            <text:p>0.9972583989</text:p>
          </table:table-cell>
          <table:table-cell office:value-type="float" office:value="0.00672580595913154" calcext:value-type="float">
            <text:p>0.006725806</text:p>
          </table:table-cell>
          <table:table-cell office:value-type="float" office:value="0.969322963961778" calcext:value-type="float">
            <text:p>0.969322964</text:p>
          </table:table-cell>
          <table:table-cell office:value-type="float" office:value="0.288562279120768" calcext:value-type="float">
            <text:p>0.28856227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97321228027025" calcext:value-type="float">
            <text:p>0.997321228</text:p>
          </table:table-cell>
          <table:table-cell office:value-type="float" office:value="0.00655677271932214" calcext:value-type="float">
            <text:p>0.0065567727</text:p>
          </table:table-cell>
          <table:table-cell office:value-type="float" office:value="0.966352586304523" calcext:value-type="float">
            <text:p>0.9663525863</text:p>
          </table:table-cell>
          <table:table-cell office:value-type="float" office:value="0.32916132671428" calcext:value-type="float">
            <text:p>0.32916132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97389761808587" calcext:value-type="float">
            <text:p>0.9973897618</text:p>
          </table:table-cell>
          <table:table-cell office:value-type="float" office:value="0.00637828602978764" calcext:value-type="float">
            <text:p>0.006378286</text:p>
          </table:table-cell>
          <table:table-cell office:value-type="float" office:value="0.966315484158421" calcext:value-type="float">
            <text:p>0.9663154842</text:p>
          </table:table-cell>
          <table:table-cell office:value-type="float" office:value="0.333960745202436" calcext:value-type="float">
            <text:p>0.33396074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97446841995585" calcext:value-type="float">
            <text:p>0.997446842</text:p>
          </table:table-cell>
          <table:table-cell office:value-type="float" office:value="0.00623114841420513" calcext:value-type="float">
            <text:p>0.0062311484</text:p>
          </table:table-cell>
          <table:table-cell office:value-type="float" office:value="0.970694562954033" calcext:value-type="float">
            <text:p>0.970694563</text:p>
          </table:table-cell>
          <table:table-cell office:value-type="float" office:value="0.278110947764363" calcext:value-type="float">
            <text:p>0.27811094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97502682244053" calcext:value-type="float">
            <text:p>0.9975026822</text:p>
          </table:table-cell>
          <table:table-cell office:value-type="float" office:value="0.00608416029455962" calcext:value-type="float">
            <text:p>0.0060841603</text:p>
          </table:table-cell>
          <table:table-cell office:value-type="float" office:value="0.968391657963916" calcext:value-type="float">
            <text:p>0.968391658</text:p>
          </table:table-cell>
          <table:table-cell office:value-type="float" office:value="0.310222827925021" calcext:value-type="float">
            <text:p>0.310222827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97557373971669" calcext:value-type="float">
            <text:p>0.997557374</text:p>
          </table:table-cell>
          <table:table-cell office:value-type="float" office:value="0.00593463283889054" calcext:value-type="float">
            <text:p>0.0059346328</text:p>
          </table:table-cell>
          <table:table-cell office:value-type="float" office:value="0.968424805286758" calcext:value-type="float">
            <text:p>0.9684248053</text:p>
          </table:table-cell>
          <table:table-cell office:value-type="float" office:value="0.310134160985821" calcext:value-type="float">
            <text:p>0.3101341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97596939484438" calcext:value-type="float">
            <text:p>0.9975969395</text:p>
          </table:table-cell>
          <table:table-cell office:value-type="float" office:value="0.00582571246239652" calcext:value-type="float">
            <text:p>0.0058257125</text:p>
          </table:table-cell>
          <table:table-cell office:value-type="float" office:value="0.971121306157648" calcext:value-type="float">
            <text:p>0.9711213062</text:p>
          </table:table-cell>
          <table:table-cell office:value-type="float" office:value="0.276337395669145" calcext:value-type="float">
            <text:p>0.27633739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97645868912117" calcext:value-type="float">
            <text:p>0.9976458689</text:p>
          </table:table-cell>
          <table:table-cell office:value-type="float" office:value="0.00569867270533514" calcext:value-type="float">
            <text:p>0.0056986727</text:p>
          </table:table-cell>
          <table:table-cell office:value-type="float" office:value="0.972008891425242" calcext:value-type="float">
            <text:p>0.9720088914</text:p>
          </table:table-cell>
          <table:table-cell office:value-type="float" office:value="0.267453390840326" calcext:value-type="float">
            <text:p>0.26745339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97680171405093" calcext:value-type="float">
            <text:p>0.9976801714</text:p>
          </table:table-cell>
          <table:table-cell office:value-type="float" office:value="0.00561471400468085" calcext:value-type="float">
            <text:p>0.005614714</text:p>
          </table:table-cell>
          <table:table-cell office:value-type="float" office:value="0.973344787991782" calcext:value-type="float">
            <text:p>0.973344788</text:p>
          </table:table-cell>
          <table:table-cell office:value-type="float" office:value="0.25070674672965" calcext:value-type="float">
            <text:p>0.25070674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97725832252613" calcext:value-type="float">
            <text:p>0.9977258323</text:p>
          </table:table-cell>
          <table:table-cell office:value-type="float" office:value="0.00548954756627288" calcext:value-type="float">
            <text:p>0.0054895476</text:p>
          </table:table-cell>
          <table:table-cell office:value-type="float" office:value="0.972820505337258" calcext:value-type="float">
            <text:p>0.9728205053</text:p>
          </table:table-cell>
          <table:table-cell office:value-type="float" office:value="0.256550109786596" calcext:value-type="float">
            <text:p>0.256550109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97764524532782" calcext:value-type="float">
            <text:p>0.9977645245</text:p>
          </table:table-cell>
          <table:table-cell office:value-type="float" office:value="0.00538609451138394" calcext:value-type="float">
            <text:p>0.0053860945</text:p>
          </table:table-cell>
          <table:table-cell office:value-type="float" office:value="0.973400848967226" calcext:value-type="float">
            <text:p>0.973400849</text:p>
          </table:table-cell>
          <table:table-cell office:value-type="float" office:value="0.25009816804367" calcext:value-type="float">
            <text:p>0.2500981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97802557631501" calcext:value-type="float">
            <text:p>0.9978025576</text:p>
          </table:table-cell>
          <table:table-cell office:value-type="float" office:value="0.0052881611881691" calcext:value-type="float">
            <text:p>0.0052881612</text:p>
          </table:table-cell>
          <table:table-cell office:value-type="float" office:value="0.973144354625949" calcext:value-type="float">
            <text:p>0.9731443546</text:p>
          </table:table-cell>
          <table:table-cell office:value-type="float" office:value="0.262337821591965" calcext:value-type="float">
            <text:p>0.26233782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9783235161906" calcext:value-type="float">
            <text:p>0.9978323516</text:p>
          </table:table-cell>
          <table:table-cell office:value-type="float" office:value="0.00521394271128571" calcext:value-type="float">
            <text:p>0.0052139427</text:p>
          </table:table-cell>
          <table:table-cell office:value-type="float" office:value="0.975314112913101" calcext:value-type="float">
            <text:p>0.9753141129</text:p>
          </table:table-cell>
          <table:table-cell office:value-type="float" office:value="0.235098974223897" calcext:value-type="float">
            <text:p>0.23509897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97860038898963" calcext:value-type="float">
            <text:p>0.9978600389</text:p>
          </table:table-cell>
          <table:table-cell office:value-type="float" office:value="0.00513494740159607" calcext:value-type="float">
            <text:p>0.0051349474</text:p>
          </table:table-cell>
          <table:table-cell office:value-type="float" office:value="0.974213482329692" calcext:value-type="float">
            <text:p>0.9742134823</text:p>
          </table:table-cell>
          <table:table-cell office:value-type="float" office:value="0.249636833455005" calcext:value-type="float">
            <text:p>0.24963683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97889027500492" calcext:value-type="float">
            <text:p>0.9978890275</text:p>
          </table:table-cell>
          <table:table-cell office:value-type="float" office:value="0.0050583471849136" calcext:value-type="float">
            <text:p>0.0050583472</text:p>
          </table:table-cell>
          <table:table-cell office:value-type="float" office:value="0.978946418240351" calcext:value-type="float">
            <text:p>0.9789464182</text:p>
          </table:table-cell>
          <table:table-cell office:value-type="float" office:value="0.189365757209133" calcext:value-type="float">
            <text:p>0.189365757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97919871371245" calcext:value-type="float">
            <text:p>0.9979198714</text:p>
          </table:table-cell>
          <table:table-cell office:value-type="float" office:value="0.00498547683011859" calcext:value-type="float">
            <text:p>0.0049854768</text:p>
          </table:table-cell>
          <table:table-cell office:value-type="float" office:value="0.974179533084818" calcext:value-type="float">
            <text:p>0.9741795331</text:p>
          </table:table-cell>
          <table:table-cell office:value-type="float" office:value="0.244463520219532" calcext:value-type="float">
            <text:p>0.24446352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97951931463427" calcext:value-type="float">
            <text:p>0.9979519315</text:p>
          </table:table-cell>
          <table:table-cell office:value-type="float" office:value="0.00489926259237647" calcext:value-type="float">
            <text:p>0.0048992626</text:p>
          </table:table-cell>
          <table:table-cell office:value-type="float" office:value="0.975288684955819" calcext:value-type="float">
            <text:p>0.975288685</text:p>
          </table:table-cell>
          <table:table-cell office:value-type="float" office:value="0.23571038139315" calcext:value-type="float">
            <text:p>0.23571038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97968457544654" calcext:value-type="float">
            <text:p>0.9979684575</text:p>
          </table:table-cell>
          <table:table-cell office:value-type="float" office:value="0.00485514518899204" calcext:value-type="float">
            <text:p>0.0048551452</text:p>
          </table:table-cell>
          <table:table-cell office:value-type="float" office:value="0.974735916642988" calcext:value-type="float">
            <text:p>0.9747359166</text:p>
          </table:table-cell>
          <table:table-cell office:value-type="float" office:value="0.243374407689573" calcext:value-type="float">
            <text:p>0.24337440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97998706735978" calcext:value-type="float">
            <text:p>0.9979987067</text:p>
          </table:table-cell>
          <table:table-cell office:value-type="float" office:value="0.00477506126482658" calcext:value-type="float">
            <text:p>0.0047750613</text:p>
          </table:table-cell>
          <table:table-cell office:value-type="float" office:value="0.975240900704442" calcext:value-type="float">
            <text:p>0.9752409007</text:p>
          </table:table-cell>
          <table:table-cell office:value-type="float" office:value="0.234249942895565" calcext:value-type="float">
            <text:p>0.2342499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98025276206485" calcext:value-type="float">
            <text:p>0.9980252762</text:p>
          </table:table-cell>
          <table:table-cell office:value-type="float" office:value="0.00470571897053385" calcext:value-type="float">
            <text:p>0.004705719</text:p>
          </table:table-cell>
          <table:table-cell office:value-type="float" office:value="0.975759869281711" calcext:value-type="float">
            <text:p>0.9757598693</text:p>
          </table:table-cell>
          <table:table-cell office:value-type="float" office:value="0.236212739552137" calcext:value-type="float">
            <text:p>0.23621273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98050384746047" calcext:value-type="float">
            <text:p>0.9980503847</text:p>
          </table:table-cell>
          <table:table-cell office:value-type="float" office:value="0.00464823270677787" calcext:value-type="float">
            <text:p>0.0046482327</text:p>
          </table:table-cell>
          <table:table-cell office:value-type="float" office:value="0.977304829318973" calcext:value-type="float">
            <text:p>0.9773048293</text:p>
          </table:table-cell>
          <table:table-cell office:value-type="float" office:value="0.215245371999228" calcext:value-type="float">
            <text:p>0.2152453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98074307563283" calcext:value-type="float">
            <text:p>0.9980743076</text:p>
          </table:table-cell>
          <table:table-cell office:value-type="float" office:value="0.0045831383996465" calcext:value-type="float">
            <text:p>0.0045831384</text:p>
          </table:table-cell>
          <table:table-cell office:value-type="float" office:value="0.978866845601599" calcext:value-type="float">
            <text:p>0.9788668456</text:p>
          </table:table-cell>
          <table:table-cell office:value-type="float" office:value="0.195762095632385" calcext:value-type="float">
            <text:p>0.19576209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98091662588376" calcext:value-type="float">
            <text:p>0.9980916626</text:p>
          </table:table-cell>
          <table:table-cell office:value-type="float" office:value="0.004539239384044" calcext:value-type="float">
            <text:p>0.0045392394</text:p>
          </table:table-cell>
          <table:table-cell office:value-type="float" office:value="0.977759990440501" calcext:value-type="float">
            <text:p>0.9777599904</text:p>
          </table:table-cell>
          <table:table-cell office:value-type="float" office:value="0.210561665165294" calcext:value-type="float">
            <text:p>0.21056166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981110802182" calcext:value-type="float">
            <text:p>0.9981110802</text:p>
          </table:table-cell>
          <table:table-cell office:value-type="float" office:value="0.00449054360251183" calcext:value-type="float">
            <text:p>0.0044905436</text:p>
          </table:table-cell>
          <table:table-cell office:value-type="float" office:value="0.975862219787021" calcext:value-type="float">
            <text:p>0.9758622198</text:p>
          </table:table-cell>
          <table:table-cell office:value-type="float" office:value="0.23319103138613" calcext:value-type="float">
            <text:p>0.23319103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98136494478758" calcext:value-type="float">
            <text:p>0.9981364945</text:p>
          </table:table-cell>
          <table:table-cell office:value-type="float" office:value="0.00442524571637402" calcext:value-type="float">
            <text:p>0.0044252457</text:p>
          </table:table-cell>
          <table:table-cell office:value-type="float" office:value="0.978637871976367" calcext:value-type="float">
            <text:p>0.978637872</text:p>
          </table:table-cell>
          <table:table-cell office:value-type="float" office:value="0.202753170661129" calcext:value-type="float">
            <text:p>0.20275317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98148209465768" calcext:value-type="float">
            <text:p>0.9981482095</text:p>
          </table:table-cell>
          <table:table-cell office:value-type="float" office:value="0.00439708343738339" calcext:value-type="float">
            <text:p>0.0043970834</text:p>
          </table:table-cell>
          <table:table-cell office:value-type="float" office:value="0.980164308174764" calcext:value-type="float">
            <text:p>0.9801643082</text:p>
          </table:table-cell>
          <table:table-cell office:value-type="float" office:value="0.180964224174887" calcext:value-type="float">
            <text:p>0.18096422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98165503532471" calcext:value-type="float">
            <text:p>0.9981655035</text:p>
          </table:table-cell>
          <table:table-cell office:value-type="float" office:value="0.00434798808777516" calcext:value-type="float">
            <text:p>0.0043479881</text:p>
          </table:table-cell>
          <table:table-cell office:value-type="float" office:value="0.978949163518008" calcext:value-type="float">
            <text:p>0.9789491635</text:p>
          </table:table-cell>
          <table:table-cell office:value-type="float" office:value="0.195291579283975" calcext:value-type="float">
            <text:p>0.19529157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98181985470957" calcext:value-type="float">
            <text:p>0.9981819855</text:p>
          </table:table-cell>
          <table:table-cell office:value-type="float" office:value="0.00430829907289267" calcext:value-type="float">
            <text:p>0.0043082991</text:p>
          </table:table-cell>
          <table:table-cell office:value-type="float" office:value="0.979876786463777" calcext:value-type="float">
            <text:p>0.9798767865</text:p>
          </table:table-cell>
          <table:table-cell office:value-type="float" office:value="0.185614732144087" calcext:value-type="float">
            <text:p>0.18561473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98198141156631" calcext:value-type="float">
            <text:p>0.9981981412</text:p>
          </table:table-cell>
          <table:table-cell office:value-type="float" office:value="0.00426525110047061" calcext:value-type="float">
            <text:p>0.0042652511</text:p>
          </table:table-cell>
          <table:table-cell office:value-type="float" office:value="0.979680307907932" calcext:value-type="float">
            <text:p>0.9796803079</text:p>
          </table:table-cell>
          <table:table-cell office:value-type="float" office:value="0.187866785260968" calcext:value-type="float">
            <text:p>0.18786678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98218214503908" calcext:value-type="float">
            <text:p>0.9982182145</text:p>
          </table:table-cell>
          <table:table-cell office:value-type="float" office:value="0.00422042232683661" calcext:value-type="float">
            <text:p>0.0042204223</text:p>
          </table:table-cell>
          <table:table-cell office:value-type="float" office:value="0.981007805501823" calcext:value-type="float">
            <text:p>0.9810078055</text:p>
          </table:table-cell>
          <table:table-cell office:value-type="float" office:value="0.172467345463502" calcext:value-type="float">
            <text:p>0.17246734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98230442560693" calcext:value-type="float">
            <text:p>0.9982304426</text:p>
          </table:table-cell>
          <table:table-cell office:value-type="float" office:value="0.00418227525702503" calcext:value-type="float">
            <text:p>0.0041822753</text:p>
          </table:table-cell>
          <table:table-cell office:value-type="float" office:value="0.98142750882752" calcext:value-type="float">
            <text:p>0.9814275088</text:p>
          </table:table-cell>
          <table:table-cell office:value-type="float" office:value="0.168721556932272" calcext:value-type="float">
            <text:p>0.168721556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98247658375562" calcext:value-type="float">
            <text:p>0.9982476584</text:p>
          </table:table-cell>
          <table:table-cell office:value-type="float" office:value="0.00413918407810999" calcext:value-type="float">
            <text:p>0.0041391841</text:p>
          </table:table-cell>
          <table:table-cell office:value-type="float" office:value="0.982831249587973" calcext:value-type="float">
            <text:p>0.9828312496</text:p>
          </table:table-cell>
          <table:table-cell office:value-type="float" office:value="0.152656825150249" calcext:value-type="float">
            <text:p>0.15265682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98262767668584" calcext:value-type="float">
            <text:p>0.9982627677</text:p>
          </table:table-cell>
          <table:table-cell office:value-type="float" office:value="0.00410858693992397" calcext:value-type="float">
            <text:p>0.0041085869</text:p>
          </table:table-cell>
          <table:table-cell office:value-type="float" office:value="0.982204276744042" calcext:value-type="float">
            <text:p>0.9822042767</text:p>
          </table:table-cell>
          <table:table-cell office:value-type="float" office:value="0.160766042253005" calcext:value-type="float">
            <text:p>0.16076604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98279813601588" calcext:value-type="float">
            <text:p>0.9982798136</text:p>
          </table:table-cell>
          <table:table-cell office:value-type="float" office:value="0.00406221945653333" calcext:value-type="float">
            <text:p>0.0040622195</text:p>
          </table:table-cell>
          <table:table-cell office:value-type="float" office:value="0.98275781982435" calcext:value-type="float">
            <text:p>0.9827578198</text:p>
          </table:table-cell>
          <table:table-cell office:value-type="float" office:value="0.151867487443148" calcext:value-type="float">
            <text:p>0.15186748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98295045289184" calcext:value-type="float">
            <text:p>0.9982950453</text:p>
          </table:table-cell>
          <table:table-cell office:value-type="float" office:value="0.00401882987479389" calcext:value-type="float">
            <text:p>0.0040188299</text:p>
          </table:table-cell>
          <table:table-cell office:value-type="float" office:value="0.983572097470728" calcext:value-type="float">
            <text:p>0.9835720975</text:p>
          </table:table-cell>
          <table:table-cell office:value-type="float" office:value="0.1443049216295" calcext:value-type="float">
            <text:p>0.14430492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98304884793684" calcext:value-type="float">
            <text:p>0.9983048848</text:p>
          </table:table-cell>
          <table:table-cell office:value-type="float" office:value="0.00400148661710957" calcext:value-type="float">
            <text:p>0.0040014866</text:p>
          </table:table-cell>
          <table:table-cell office:value-type="float" office:value="0.983517246133791" calcext:value-type="float">
            <text:p>0.9835172461</text:p>
          </table:table-cell>
          <table:table-cell office:value-type="float" office:value="0.146503150344486" calcext:value-type="float">
            <text:p>0.14650315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98317078940456" calcext:value-type="float">
            <text:p>0.9983170789</text:p>
          </table:table-cell>
          <table:table-cell office:value-type="float" office:value="0.00396736487039089" calcext:value-type="float">
            <text:p>0.0039673649</text:p>
          </table:table-cell>
          <table:table-cell office:value-type="float" office:value="0.980240836477418" calcext:value-type="float">
            <text:p>0.9802408365</text:p>
          </table:table-cell>
          <table:table-cell office:value-type="float" office:value="0.18360738373465" calcext:value-type="float">
            <text:p>0.183607383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9833537860162" calcext:value-type="float">
            <text:p>0.9983353786</text:p>
          </table:table-cell>
          <table:table-cell office:value-type="float" office:value="0.00392441938259413" calcext:value-type="float">
            <text:p>0.0039244194</text:p>
          </table:table-cell>
          <table:table-cell office:value-type="float" office:value="0.984066113998831" calcext:value-type="float">
            <text:p>0.984066114</text:p>
          </table:table-cell>
          <table:table-cell office:value-type="float" office:value="0.141117966008681" calcext:value-type="float">
            <text:p>0.1411179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98344507999926" calcext:value-type="float">
            <text:p>0.998344508</text:p>
          </table:table-cell>
          <table:table-cell office:value-type="float" office:value="0.00390303460144932" calcext:value-type="float">
            <text:p>0.0039030346</text:p>
          </table:table-cell>
          <table:table-cell office:value-type="float" office:value="0.982669155055126" calcext:value-type="float">
            <text:p>0.9826691551</text:p>
          </table:table-cell>
          <table:table-cell office:value-type="float" office:value="0.154762330196053" calcext:value-type="float">
            <text:p>0.15476233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98357306992495" calcext:value-type="float">
            <text:p>0.998357307</text:p>
          </table:table-cell>
          <table:table-cell office:value-type="float" office:value="0.00386938216789737" calcext:value-type="float">
            <text:p>0.0038693822</text:p>
          </table:table-cell>
          <table:table-cell office:value-type="float" office:value="0.983843419260396" calcext:value-type="float">
            <text:p>0.9838434193</text:p>
          </table:table-cell>
          <table:table-cell office:value-type="float" office:value="0.143255691395534" calcext:value-type="float">
            <text:p>0.14325569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9836740814161" calcext:value-type="float">
            <text:p>0.9983674081</text:p>
          </table:table-cell>
          <table:table-cell office:value-type="float" office:value="0.00384750543742878" calcext:value-type="float">
            <text:p>0.0038475054</text:p>
          </table:table-cell>
          <table:table-cell office:value-type="float" office:value="0.985771755112011" calcext:value-type="float">
            <text:p>0.9857717551</text:p>
          </table:table-cell>
          <table:table-cell office:value-type="float" office:value="0.119067054456737" calcext:value-type="float">
            <text:p>0.11906705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98377787910254" calcext:value-type="float">
            <text:p>0.9983777879</text:p>
          </table:table-cell>
          <table:table-cell office:value-type="float" office:value="0.00381942423700497" calcext:value-type="float">
            <text:p>0.0038194242</text:p>
          </table:table-cell>
          <table:table-cell office:value-type="float" office:value="0.982970973917647" calcext:value-type="float">
            <text:p>0.9829709739</text:p>
          </table:table-cell>
          <table:table-cell office:value-type="float" office:value="0.152575585600449" calcext:value-type="float">
            <text:p>0.15257558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8391986543578" calcext:value-type="float">
            <text:p>0.9983919865</text:p>
          </table:table-cell>
          <table:table-cell office:value-type="float" office:value="0.00378382960861154" calcext:value-type="float">
            <text:p>0.0037838296</text:p>
          </table:table-cell>
          <table:table-cell office:value-type="float" office:value="0.985210913906807" calcext:value-type="float">
            <text:p>0.9852109139</text:p>
          </table:table-cell>
          <table:table-cell office:value-type="float" office:value="0.125540588831641" calcext:value-type="float">
            <text:p>0.12554058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98404153615429" calcext:value-type="float">
            <text:p>0.9984041536</text:p>
          </table:table-cell>
          <table:table-cell office:value-type="float" office:value="0.00375133416159408" calcext:value-type="float">
            <text:p>0.0037513342</text:p>
          </table:table-cell>
          <table:table-cell office:value-type="float" office:value="0.985634803108372" calcext:value-type="float">
            <text:p>0.9856348031</text:p>
          </table:table-cell>
          <table:table-cell office:value-type="float" office:value="0.120306267528113" calcext:value-type="float">
            <text:p>0.12030626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8413860665162" calcext:value-type="float">
            <text:p>0.9984138607</text:p>
          </table:table-cell>
          <table:table-cell office:value-type="float" office:value="0.00372958801375908" calcext:value-type="float">
            <text:p>0.003729588</text:p>
          </table:table-cell>
          <table:table-cell office:value-type="float" office:value="0.985656928548938" calcext:value-type="float">
            <text:p>0.9856569285</text:p>
          </table:table-cell>
          <table:table-cell office:value-type="float" office:value="0.119835299586757" calcext:value-type="float">
            <text:p>0.11983529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8421838251155" calcext:value-type="float">
            <text:p>0.9984218383</text:p>
          </table:table-cell>
          <table:table-cell office:value-type="float" office:value="0.00370497146484064" calcext:value-type="float">
            <text:p>0.0037049715</text:p>
          </table:table-cell>
          <table:table-cell office:value-type="float" office:value="0.985652402856254" calcext:value-type="float">
            <text:p>0.9856524029</text:p>
          </table:table-cell>
          <table:table-cell office:value-type="float" office:value="0.120350044195801" calcext:value-type="float">
            <text:p>0.12035004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8433230555527" calcext:value-type="float">
            <text:p>0.9984332306</text:p>
          </table:table-cell>
          <table:table-cell office:value-type="float" office:value="0.00368403078505217" calcext:value-type="float">
            <text:p>0.0036840308</text:p>
          </table:table-cell>
          <table:table-cell office:value-type="float" office:value="0.987757483852703" calcext:value-type="float">
            <text:p>0.9877574839</text:p>
          </table:table-cell>
          <table:table-cell office:value-type="float" office:value="0.0980305959056027" calcext:value-type="float">
            <text:p>0.09803059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8437406225211" calcext:value-type="float">
            <text:p>0.9984374062</text:p>
          </table:table-cell>
          <table:table-cell office:value-type="float" office:value="0.00367262762789976" calcext:value-type="float">
            <text:p>0.0036726276</text:p>
          </table:table-cell>
          <table:table-cell office:value-type="float" office:value="0.986291511994219" calcext:value-type="float">
            <text:p>0.986291512</text:p>
          </table:table-cell>
          <table:table-cell office:value-type="float" office:value="0.113507274671828" calcext:value-type="float">
            <text:p>0.11350727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8455308322995" calcext:value-type="float">
            <text:p>0.9984553083</text:p>
          </table:table-cell>
          <table:table-cell office:value-type="float" office:value="0.00362760982460829" calcext:value-type="float">
            <text:p>0.0036276098</text:p>
          </table:table-cell>
          <table:table-cell office:value-type="float" office:value="0.985458153110653" calcext:value-type="float">
            <text:p>0.9854581531</text:p>
          </table:table-cell>
          <table:table-cell office:value-type="float" office:value="0.124777657084583" calcext:value-type="float">
            <text:p>0.12477765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98461543106868" calcext:value-type="float">
            <text:p>0.9984615431</text:p>
          </table:table-cell>
          <table:table-cell office:value-type="float" office:value="0.00361267041775394" calcext:value-type="float">
            <text:p>0.0036126704</text:p>
          </table:table-cell>
          <table:table-cell office:value-type="float" office:value="0.986891616322474" calcext:value-type="float">
            <text:p>0.9868916163</text:p>
          </table:table-cell>
          <table:table-cell office:value-type="float" office:value="0.108026094969418" calcext:value-type="float">
            <text:p>0.10802609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98474110887566" calcext:value-type="float">
            <text:p>0.9984741109</text:p>
          </table:table-cell>
          <table:table-cell office:value-type="float" office:value="0.00358026365531172" calcext:value-type="float">
            <text:p>0.0035802637</text:p>
          </table:table-cell>
          <table:table-cell office:value-type="float" office:value="0.986134486855656" calcext:value-type="float">
            <text:p>0.9861344869</text:p>
          </table:table-cell>
          <table:table-cell office:value-type="float" office:value="0.116776645101443" calcext:value-type="float">
            <text:p>0.11677664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8476964876344" calcext:value-type="float">
            <text:p>0.9984769649</text:p>
          </table:table-cell>
          <table:table-cell office:value-type="float" office:value="0.00357627000828093" calcext:value-type="float">
            <text:p>0.00357627</text:p>
          </table:table-cell>
          <table:table-cell office:value-type="float" office:value="0.984893139620131" calcext:value-type="float">
            <text:p>0.9848931396</text:p>
          </table:table-cell>
          <table:table-cell office:value-type="float" office:value="0.131877553455351" calcext:value-type="float">
            <text:p>0.13187755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8481402177371" calcext:value-type="float">
            <text:p>0.9984814022</text:p>
          </table:table-cell>
          <table:table-cell office:value-type="float" office:value="0.00356329947842135" calcext:value-type="float">
            <text:p>0.0035632995</text:p>
          </table:table-cell>
          <table:table-cell office:value-type="float" office:value="0.988699077829914" calcext:value-type="float">
            <text:p>0.9886990778</text:p>
          </table:table-cell>
          <table:table-cell office:value-type="float" office:value="0.0866958250718217" calcext:value-type="float">
            <text:p>0.08669582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98496297485604" calcext:value-type="float">
            <text:p>0.9984962975</text:p>
          </table:table-cell>
          <table:table-cell office:value-type="float" office:value="0.00352778454571241" calcext:value-type="float">
            <text:p>0.0035277845</text:p>
          </table:table-cell>
          <table:table-cell office:value-type="float" office:value="0.988065513622732" calcext:value-type="float">
            <text:p>0.9880655136</text:p>
          </table:table-cell>
          <table:table-cell office:value-type="float" office:value="0.0960702205176769" calcext:value-type="float">
            <text:p>0.09607022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98508695464069" calcext:value-type="float">
            <text:p>0.9985086955</text:p>
          </table:table-cell>
          <table:table-cell office:value-type="float" office:value="0.00349885881441911" calcext:value-type="float">
            <text:p>0.0034988588</text:p>
          </table:table-cell>
          <table:table-cell office:value-type="float" office:value="0.986515593035028" calcext:value-type="float">
            <text:p>0.986515593</text:p>
          </table:table-cell>
          <table:table-cell office:value-type="float" office:value="0.11334074632269" calcext:value-type="float">
            <text:p>0.11334074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98517203161112" calcext:value-type="float">
            <text:p>0.9985172032</text:p>
          </table:table-cell>
          <table:table-cell office:value-type="float" office:value="0.00347380563489217" calcext:value-type="float">
            <text:p>0.0034738056</text:p>
          </table:table-cell>
          <table:table-cell office:value-type="float" office:value="0.987885724234703" calcext:value-type="float">
            <text:p>0.9878857242</text:p>
          </table:table-cell>
          <table:table-cell office:value-type="float" office:value="0.100073429592247" calcext:value-type="float">
            <text:p>0.100073429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98521827305645" calcext:value-type="float">
            <text:p>0.9985218273</text:p>
          </table:table-cell>
          <table:table-cell office:value-type="float" office:value="0.00346199923621723" calcext:value-type="float">
            <text:p>0.0034619992</text:p>
          </table:table-cell>
          <table:table-cell office:value-type="float" office:value="0.987951312238192" calcext:value-type="float">
            <text:p>0.9879513122</text:p>
          </table:table-cell>
          <table:table-cell office:value-type="float" office:value="0.09947755851185" calcext:value-type="float">
            <text:p>0.09947755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8532156069914" calcext:value-type="float">
            <text:p>0.9985321561</text:p>
          </table:table-cell>
          <table:table-cell office:value-type="float" office:value="0.00344316166964741" calcext:value-type="float">
            <text:p>0.0034431617</text:p>
          </table:table-cell>
          <table:table-cell office:value-type="float" office:value="0.988246145598264" calcext:value-type="float">
            <text:p>0.9882461456</text:p>
          </table:table-cell>
          <table:table-cell office:value-type="float" office:value="0.0944748711644727" calcext:value-type="float">
            <text:p>0.09447487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8538740783883" calcext:value-type="float">
            <text:p>0.9985387408</text:p>
          </table:table-cell>
          <table:table-cell office:value-type="float" office:value="0.00342453227746934" calcext:value-type="float">
            <text:p>0.0034245323</text:p>
          </table:table-cell>
          <table:table-cell office:value-type="float" office:value="0.987431473772872" calcext:value-type="float">
            <text:p>0.9874314738</text:p>
          </table:table-cell>
          <table:table-cell office:value-type="float" office:value="0.104725332120676" calcext:value-type="float">
            <text:p>0.10472533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8544639095488" calcext:value-type="float">
            <text:p>0.9985446391</text:p>
          </table:table-cell>
          <table:table-cell office:value-type="float" office:value="0.00340669856911085" calcext:value-type="float">
            <text:p>0.0034066986</text:p>
          </table:table-cell>
          <table:table-cell office:value-type="float" office:value="0.988881653280519" calcext:value-type="float">
            <text:p>0.9888816533</text:p>
          </table:table-cell>
          <table:table-cell office:value-type="float" office:value="0.088834637821225" calcext:value-type="float">
            <text:p>0.08883463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8554522795816" calcext:value-type="float">
            <text:p>0.9985545228</text:p>
          </table:table-cell>
          <table:table-cell office:value-type="float" office:value="0.0033879866172914" calcext:value-type="float">
            <text:p>0.0033879866</text:p>
          </table:table-cell>
          <table:table-cell office:value-type="float" office:value="0.988887592323956" calcext:value-type="float">
            <text:p>0.9888875923</text:p>
          </table:table-cell>
          <table:table-cell office:value-type="float" office:value="0.0872355656952588" calcext:value-type="float">
            <text:p>0.08723556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856119233127" calcext:value-type="float">
            <text:p>0.9985611923</text:p>
          </table:table-cell>
          <table:table-cell office:value-type="float" office:value="0.00337165233661904" calcext:value-type="float">
            <text:p>0.0033716523</text:p>
          </table:table-cell>
          <table:table-cell office:value-type="float" office:value="0.9883480067509" calcext:value-type="float">
            <text:p>0.9883480068</text:p>
          </table:table-cell>
          <table:table-cell office:value-type="float" office:value="0.0939769223548076" calcext:value-type="float">
            <text:p>0.09397692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8568728317319" calcext:value-type="float">
            <text:p>0.9985687283</text:p>
          </table:table-cell>
          <table:table-cell office:value-type="float" office:value="0.00335264534181831" calcext:value-type="float">
            <text:p>0.0033526453</text:p>
          </table:table-cell>
          <table:table-cell office:value-type="float" office:value="0.98875466321577" calcext:value-type="float">
            <text:p>0.9887546632</text:p>
          </table:table-cell>
          <table:table-cell office:value-type="float" office:value="0.0903728068633073" calcext:value-type="float">
            <text:p>0.09037280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857298560993" calcext:value-type="float">
            <text:p>0.9985729856</text:p>
          </table:table-cell>
          <table:table-cell office:value-type="float" office:value="0.00333950606791086" calcext:value-type="float">
            <text:p>0.0033395061</text:p>
          </table:table-cell>
          <table:table-cell office:value-type="float" office:value="0.989364987517539" calcext:value-type="float">
            <text:p>0.9893649875</text:p>
          </table:table-cell>
          <table:table-cell office:value-type="float" office:value="0.0837938982240177" calcext:value-type="float">
            <text:p>0.08379389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8584099268228" calcext:value-type="float">
            <text:p>0.9985840993</text:p>
          </table:table-cell>
          <table:table-cell office:value-type="float" office:value="0.00331712223945484" calcext:value-type="float">
            <text:p>0.0033171222</text:p>
          </table:table-cell>
          <table:table-cell office:value-type="float" office:value="0.988417060344423" calcext:value-type="float">
            <text:p>0.9884170603</text:p>
          </table:table-cell>
          <table:table-cell office:value-type="float" office:value="0.0943767675647582" calcext:value-type="float">
            <text:p>0.09437676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859391159163" calcext:value-type="float">
            <text:p>0.9985939116</text:p>
          </table:table-cell>
          <table:table-cell office:value-type="float" office:value="0.00329808424541321" calcext:value-type="float">
            <text:p>0.0032980842</text:p>
          </table:table-cell>
          <table:table-cell office:value-type="float" office:value="0.988629820364882" calcext:value-type="float">
            <text:p>0.9886298204</text:p>
          </table:table-cell>
          <table:table-cell office:value-type="float" office:value="0.0914735890720873" calcext:value-type="float">
            <text:p>0.09147358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8593758737768" calcext:value-type="float">
            <text:p>0.9985937587</text:p>
          </table:table-cell>
          <table:table-cell office:value-type="float" office:value="0.00329202431413975" calcext:value-type="float">
            <text:p>0.0032920243</text:p>
          </table:table-cell>
          <table:table-cell office:value-type="float" office:value="0.988922370552512" calcext:value-type="float">
            <text:p>0.9889223706</text:p>
          </table:table-cell>
          <table:table-cell office:value-type="float" office:value="0.0894574853951417" calcext:value-type="float">
            <text:p>0.08945748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8603791973952" calcext:value-type="float">
            <text:p>0.998603792</text:p>
          </table:table-cell>
          <table:table-cell office:value-type="float" office:value="0.00326943457992617" calcext:value-type="float">
            <text:p>0.0032694346</text:p>
          </table:table-cell>
          <table:table-cell office:value-type="float" office:value="0.989772201234741" calcext:value-type="float">
            <text:p>0.9897722012</text:p>
          </table:table-cell>
          <table:table-cell office:value-type="float" office:value="0.0787993616600148" calcext:value-type="float">
            <text:p>0.07879936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8608684558376" calcext:value-type="float">
            <text:p>0.9986086846</text:p>
          </table:table-cell>
          <table:table-cell office:value-type="float" office:value="0.00326088500478533" calcext:value-type="float">
            <text:p>0.003260885</text:p>
          </table:table-cell>
          <table:table-cell office:value-type="float" office:value="0.989096397560972" calcext:value-type="float">
            <text:p>0.9890963976</text:p>
          </table:table-cell>
          <table:table-cell office:value-type="float" office:value="0.0869673549381556" calcext:value-type="float">
            <text:p>0.08696735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861766780519" calcext:value-type="float">
            <text:p>0.9986176678</text:p>
          </table:table-cell>
          <table:table-cell office:value-type="float" office:value="0.00324049650435756" calcext:value-type="float">
            <text:p>0.0032404965</text:p>
          </table:table-cell>
          <table:table-cell office:value-type="float" office:value="0.98925769019833" calcext:value-type="float">
            <text:p>0.9892576902</text:p>
          </table:table-cell>
          <table:table-cell office:value-type="float" office:value="0.0859014026831443" calcext:value-type="float">
            <text:p>0.08590140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8624629563994" calcext:value-type="float">
            <text:p>0.9986246296</text:p>
          </table:table-cell>
          <table:table-cell office:value-type="float" office:value="0.00322173511083946" calcext:value-type="float">
            <text:p>0.0032217351</text:p>
          </table:table-cell>
          <table:table-cell office:value-type="float" office:value="0.989849028502931" calcext:value-type="float">
            <text:p>0.9898490285</text:p>
          </table:table-cell>
          <table:table-cell office:value-type="float" office:value="0.0767980912624396" calcext:value-type="float">
            <text:p>0.0767980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8630269748069" calcext:value-type="float">
            <text:p>0.9986302697</text:p>
          </table:table-cell>
          <table:table-cell office:value-type="float" office:value="0.00320730161905186" calcext:value-type="float">
            <text:p>0.0032073016</text:p>
          </table:table-cell>
          <table:table-cell office:value-type="float" office:value="0.989273414503517" calcext:value-type="float">
            <text:p>0.9892734145</text:p>
          </table:table-cell>
          <table:table-cell office:value-type="float" office:value="0.0836616525709782" calcext:value-type="float">
            <text:p>0.08366165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8626994332819" calcext:value-type="float">
            <text:p>0.9986269943</text:p>
          </table:table-cell>
          <table:table-cell office:value-type="float" office:value="0.00321181518204246" calcext:value-type="float">
            <text:p>0.0032118152</text:p>
          </table:table-cell>
          <table:table-cell office:value-type="float" office:value="0.986664368710255" calcext:value-type="float">
            <text:p>0.9866643687</text:p>
          </table:table-cell>
          <table:table-cell office:value-type="float" office:value="0.120307774399537" calcext:value-type="float">
            <text:p>0.12030777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864151590095" calcext:value-type="float">
            <text:p>0.9986415159</text:p>
          </table:table-cell>
          <table:table-cell office:value-type="float" office:value="0.00318240850947779" calcext:value-type="float">
            <text:p>0.0031824085</text:p>
          </table:table-cell>
          <table:table-cell office:value-type="float" office:value="0.988870359560717" calcext:value-type="float">
            <text:p>0.9888703596</text:p>
          </table:table-cell>
          <table:table-cell office:value-type="float" office:value="0.0914784534045262" calcext:value-type="float">
            <text:p>0.09147845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8650142435665" calcext:value-type="float">
            <text:p>0.9986501424</text:p>
          </table:table-cell>
          <table:table-cell office:value-type="float" office:value="0.00316442664793751" calcext:value-type="float">
            <text:p>0.0031644266</text:p>
          </table:table-cell>
          <table:table-cell office:value-type="float" office:value="0.989336678443468" calcext:value-type="float">
            <text:p>0.9893366784</text:p>
          </table:table-cell>
          <table:table-cell office:value-type="float" office:value="0.0839491764374245" calcext:value-type="float">
            <text:p>0.08394917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8653193527222" calcext:value-type="float">
            <text:p>0.9986531935</text:p>
          </table:table-cell>
          <table:table-cell office:value-type="float" office:value="0.0031534699501544" calcext:value-type="float">
            <text:p>0.00315347</text:p>
          </table:table-cell>
          <table:table-cell office:value-type="float" office:value="0.990994100314794" calcext:value-type="float">
            <text:p>0.9909941003</text:p>
          </table:table-cell>
          <table:table-cell office:value-type="float" office:value="0.0666300540276086" calcext:value-type="float">
            <text:p>0.0666300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8658306944798" calcext:value-type="float">
            <text:p>0.9986583069</text:p>
          </table:table-cell>
          <table:table-cell office:value-type="float" office:value="0.00314159833453264" calcext:value-type="float">
            <text:p>0.0031415983</text:p>
          </table:table-cell>
          <table:table-cell office:value-type="float" office:value="0.989246749792989" calcext:value-type="float">
            <text:p>0.9892467498</text:p>
          </table:table-cell>
          <table:table-cell office:value-type="float" office:value="0.0858823476590264" calcext:value-type="float">
            <text:p>0.08588234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866394034687" calcext:value-type="float">
            <text:p>0.9986639403</text:p>
          </table:table-cell>
          <table:table-cell office:value-type="float" office:value="0.00312333864283685" calcext:value-type="float">
            <text:p>0.0031233386</text:p>
          </table:table-cell>
          <table:table-cell office:value-type="float" office:value="0.990474900499109" calcext:value-type="float">
            <text:p>0.9904749005</text:p>
          </table:table-cell>
          <table:table-cell office:value-type="float" office:value="0.0734604676968502" calcext:value-type="float">
            <text:p>0.07346046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8670953003873" calcext:value-type="float">
            <text:p>0.998670953</text:p>
          </table:table-cell>
          <table:table-cell office:value-type="float" office:value="0.00310981315209138" calcext:value-type="float">
            <text:p>0.0031098132</text:p>
          </table:table-cell>
          <table:table-cell office:value-type="float" office:value="0.990213676633455" calcext:value-type="float">
            <text:p>0.9902136766</text:p>
          </table:table-cell>
          <table:table-cell office:value-type="float" office:value="0.0751415846126531" calcext:value-type="float">
            <text:p>0.07514158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8673633792782" calcext:value-type="float">
            <text:p>0.9986736338</text:p>
          </table:table-cell>
          <table:table-cell office:value-type="float" office:value="0.00310424775414192" calcext:value-type="float">
            <text:p>0.0031042478</text:p>
          </table:table-cell>
          <table:table-cell office:value-type="float" office:value="0.989639611744291" calcext:value-type="float">
            <text:p>0.9896396117</text:p>
          </table:table-cell>
          <table:table-cell office:value-type="float" office:value="0.0831811265832059" calcext:value-type="float">
            <text:p>0.083181126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98681132365006" calcext:value-type="float">
            <text:p>0.9986811324</text:p>
          </table:table-cell>
          <table:table-cell office:value-type="float" office:value="0.00308811103491072" calcext:value-type="float">
            <text:p>0.003088111</text:p>
          </table:table-cell>
          <table:table-cell office:value-type="float" office:value="0.991154128964721" calcext:value-type="float">
            <text:p>0.991154129</text:p>
          </table:table-cell>
          <table:table-cell office:value-type="float" office:value="0.0651266233835048" calcext:value-type="float">
            <text:p>0.065126623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9868152983548" calcext:value-type="float">
            <text:p>0.9986815298</text:p>
          </table:table-cell>
          <table:table-cell office:value-type="float" office:value="0.00309039831680559" calcext:value-type="float">
            <text:p>0.0030903983</text:p>
          </table:table-cell>
          <table:table-cell office:value-type="float" office:value="0.990080040763625" calcext:value-type="float">
            <text:p>0.9900800408</text:p>
          </table:table-cell>
          <table:table-cell office:value-type="float" office:value="0.0777561563759564" calcext:value-type="float">
            <text:p>0.07775615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98685110971726" calcext:value-type="float">
            <text:p>0.998685111</text:p>
          </table:table-cell>
          <table:table-cell office:value-type="float" office:value="0.00307726317578464" calcext:value-type="float">
            <text:p>0.0030772632</text:p>
          </table:table-cell>
          <table:table-cell office:value-type="float" office:value="0.989600593357303" calcext:value-type="float">
            <text:p>0.9896005934</text:p>
          </table:table-cell>
          <table:table-cell office:value-type="float" office:value="0.0843589638810471" calcext:value-type="float">
            <text:p>0.08435896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869441368935" calcext:value-type="float">
            <text:p>0.9986944137</text:p>
          </table:table-cell>
          <table:table-cell office:value-type="float" office:value="0.00305722829652691" calcext:value-type="float">
            <text:p>0.0030572283</text:p>
          </table:table-cell>
          <table:table-cell office:value-type="float" office:value="0.990087352425981" calcext:value-type="float">
            <text:p>0.9900873524</text:p>
          </table:table-cell>
          <table:table-cell office:value-type="float" office:value="0.0783227232876486" calcext:value-type="float">
            <text:p>0.078322723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8699503323464" calcext:value-type="float">
            <text:p>0.9986995033</text:p>
          </table:table-cell>
          <table:table-cell office:value-type="float" office:value="0.0030419803081415" calcext:value-type="float">
            <text:p>0.0030419803</text:p>
          </table:table-cell>
          <table:table-cell office:value-type="float" office:value="0.989441053940602" calcext:value-type="float">
            <text:p>0.9894410539</text:p>
          </table:table-cell>
          <table:table-cell office:value-type="float" office:value="0.0854171005524969" calcext:value-type="float">
            <text:p>0.08541710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8701202155381" calcext:value-type="float">
            <text:p>0.9987012022</text:p>
          </table:table-cell>
          <table:table-cell office:value-type="float" office:value="0.00303928597269908" calcext:value-type="float">
            <text:p>0.003039286</text:p>
          </table:table-cell>
          <table:table-cell office:value-type="float" office:value="0.989944352614696" calcext:value-type="float">
            <text:p>0.9899443526</text:p>
          </table:table-cell>
          <table:table-cell office:value-type="float" office:value="0.0805590943338159" calcext:value-type="float">
            <text:p>0.08055909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8711792630625" calcext:value-type="float">
            <text:p>0.9987117926</text:p>
          </table:table-cell>
          <table:table-cell office:value-type="float" office:value="0.00301567911338604" calcext:value-type="float">
            <text:p>0.0030156791</text:p>
          </table:table-cell>
          <table:table-cell office:value-type="float" office:value="0.989917837519657" calcext:value-type="float">
            <text:p>0.9899178375</text:p>
          </table:table-cell>
          <table:table-cell office:value-type="float" office:value="0.0798437365898342" calcext:value-type="float">
            <text:p>0.079843736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98713430344886" calcext:value-type="float">
            <text:p>0.9987134303</text:p>
          </table:table-cell>
          <table:table-cell office:value-type="float" office:value="0.00301370427129196" calcext:value-type="float">
            <text:p>0.0030137043</text:p>
          </table:table-cell>
          <table:table-cell office:value-type="float" office:value="0.98936975785338" calcext:value-type="float">
            <text:p>0.9893697579</text:p>
          </table:table-cell>
          <table:table-cell office:value-type="float" office:value="0.085953065545276" calcext:value-type="float">
            <text:p>0.08595306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8717283172667" calcext:value-type="float">
            <text:p>0.9987172832</text:p>
          </table:table-cell>
          <table:table-cell office:value-type="float" office:value="0.00300070919223798" calcext:value-type="float">
            <text:p>0.0030007092</text:p>
          </table:table-cell>
          <table:table-cell office:value-type="float" office:value="0.989865894374431" calcext:value-type="float">
            <text:p>0.9898658944</text:p>
          </table:table-cell>
          <table:table-cell office:value-type="float" office:value="0.0804872628010227" calcext:value-type="float">
            <text:p>0.080487262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8725610821477" calcext:value-type="float">
            <text:p>0.9987256108</text:p>
          </table:table-cell>
          <table:table-cell office:value-type="float" office:value="0.00297950035236084" calcext:value-type="float">
            <text:p>0.0029795004</text:p>
          </table:table-cell>
          <table:table-cell office:value-type="float" office:value="0.989661329468383" calcext:value-type="float">
            <text:p>0.9896613295</text:p>
          </table:table-cell>
          <table:table-cell office:value-type="float" office:value="0.0831050312872773" calcext:value-type="float">
            <text:p>0.08310503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8730581617918" calcext:value-type="float">
            <text:p>0.9987305816</text:p>
          </table:table-cell>
          <table:table-cell office:value-type="float" office:value="0.00297170334988742" calcext:value-type="float">
            <text:p>0.0029717033</text:p>
          </table:table-cell>
          <table:table-cell office:value-type="float" office:value="0.989517894878973" calcext:value-type="float">
            <text:p>0.9895178949</text:p>
          </table:table-cell>
          <table:table-cell office:value-type="float" office:value="0.0849928671095551" calcext:value-type="float">
            <text:p>0.084992867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8735052789142" calcext:value-type="float">
            <text:p>0.9987350528</text:p>
          </table:table-cell>
          <table:table-cell office:value-type="float" office:value="0.00295937732526706" calcext:value-type="float">
            <text:p>0.0029593773</text:p>
          </table:table-cell>
          <table:table-cell office:value-type="float" office:value="0.991035116512508" calcext:value-type="float">
            <text:p>0.9910351165</text:p>
          </table:table-cell>
          <table:table-cell office:value-type="float" office:value="0.0663708085026256" calcext:value-type="float">
            <text:p>0.06637080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98734210161822" calcext:value-type="float">
            <text:p>0.9987342102</text:p>
          </table:table-cell>
          <table:table-cell office:value-type="float" office:value="0.00296285635902872" calcext:value-type="float">
            <text:p>0.0029628564</text:p>
          </table:table-cell>
          <table:table-cell office:value-type="float" office:value="0.990576299599618" calcext:value-type="float">
            <text:p>0.9905762996</text:p>
          </table:table-cell>
          <table:table-cell office:value-type="float" office:value="0.0727799276308476" calcext:value-type="float">
            <text:p>0.07277992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98742955706746" calcext:value-type="float">
            <text:p>0.9987429557</text:p>
          </table:table-cell>
          <table:table-cell office:value-type="float" office:value="0.00294047791056254" calcext:value-type="float">
            <text:p>0.0029404779</text:p>
          </table:table-cell>
          <table:table-cell office:value-type="float" office:value="0.990335638181745" calcext:value-type="float">
            <text:p>0.9903356382</text:p>
          </table:table-cell>
          <table:table-cell office:value-type="float" office:value="0.0748700115313757" calcext:value-type="float">
            <text:p>0.0748700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8745609314557" calcext:value-type="float">
            <text:p>0.9987456093</text:p>
          </table:table-cell>
          <table:table-cell office:value-type="float" office:value="0.00293593316288564" calcext:value-type="float">
            <text:p>0.0029359332</text:p>
          </table:table-cell>
          <table:table-cell office:value-type="float" office:value="0.991300254628855" calcext:value-type="float">
            <text:p>0.9913002546</text:p>
          </table:table-cell>
          <table:table-cell office:value-type="float" office:value="0.0644174734658479" calcext:value-type="float">
            <text:p>0.06441747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8749985497928" calcext:value-type="float">
            <text:p>0.9987499855</text:p>
          </table:table-cell>
          <table:table-cell office:value-type="float" office:value="0.00292388329796072" calcext:value-type="float">
            <text:p>0.0029238833</text:p>
          </table:table-cell>
          <table:table-cell office:value-type="float" office:value="0.991117543259487" calcext:value-type="float">
            <text:p>0.9911175433</text:p>
          </table:table-cell>
          <table:table-cell office:value-type="float" office:value="0.0674212023489753" calcext:value-type="float">
            <text:p>0.06742120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8732542054634" calcext:value-type="float">
            <text:p>0.9987325421</text:p>
          </table:table-cell>
          <table:table-cell office:value-type="float" office:value="0.00297394837501646" calcext:value-type="float">
            <text:p>0.0029739484</text:p>
          </table:table-cell>
          <table:table-cell office:value-type="float" office:value="0.991881060297679" calcext:value-type="float">
            <text:p>0.9918810603</text:p>
          </table:table-cell>
          <table:table-cell office:value-type="float" office:value="0.0576366198443472" calcext:value-type="float">
            <text:p>0.057636619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98750695577578" calcext:value-type="float">
            <text:p>0.9987506956</text:p>
          </table:table-cell>
          <table:table-cell office:value-type="float" office:value="0.00292625933778983" calcext:value-type="float">
            <text:p>0.0029262593</text:p>
          </table:table-cell>
          <table:table-cell office:value-type="float" office:value="0.991294193190845" calcext:value-type="float">
            <text:p>0.9912941932</text:p>
          </table:table-cell>
          <table:table-cell office:value-type="float" office:value="0.0646404397771993" calcext:value-type="float">
            <text:p>0.06464043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98766494537881" calcext:value-type="float">
            <text:p>0.9987664945</text:p>
          </table:table-cell>
          <table:table-cell office:value-type="float" office:value="0.00289055556403127" calcext:value-type="float">
            <text:p>0.0028905556</text:p>
          </table:table-cell>
          <table:table-cell office:value-type="float" office:value="0.991125751884815" calcext:value-type="float">
            <text:p>0.9911257519</text:p>
          </table:table-cell>
          <table:table-cell office:value-type="float" office:value="0.0668551607712343" calcext:value-type="float">
            <text:p>0.066855160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8765859246068" calcext:value-type="float">
            <text:p>0.9987658592</text:p>
          </table:table-cell>
          <table:table-cell office:value-type="float" office:value="0.00288809932558066" calcext:value-type="float">
            <text:p>0.0028880993</text:p>
          </table:table-cell>
          <table:table-cell office:value-type="float" office:value="0.991577732844386" calcext:value-type="float">
            <text:p>0.9915777328</text:p>
          </table:table-cell>
          <table:table-cell office:value-type="float" office:value="0.0626470936996067" calcext:value-type="float">
            <text:p>0.062647093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8773133547687" calcext:value-type="float">
            <text:p>0.9987731335</text:p>
          </table:table-cell>
          <table:table-cell office:value-type="float" office:value="0.00287533015695213" calcext:value-type="float">
            <text:p>0.0028753302</text:p>
          </table:table-cell>
          <table:table-cell office:value-type="float" office:value="0.991971559830854" calcext:value-type="float">
            <text:p>0.9919715598</text:p>
          </table:table-cell>
          <table:table-cell office:value-type="float" office:value="0.0572324664639095" calcext:value-type="float">
            <text:p>0.05723246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8773113188407" calcext:value-type="float">
            <text:p>0.9987731132</text:p>
          </table:table-cell>
          <table:table-cell office:value-type="float" office:value="0.00286792278321109" calcext:value-type="float">
            <text:p>0.0028679228</text:p>
          </table:table-cell>
          <table:table-cell office:value-type="float" office:value="0.991445483184025" calcext:value-type="float">
            <text:p>0.9914454832</text:p>
          </table:table-cell>
          <table:table-cell office:value-type="float" office:value="0.0638725818081964" calcext:value-type="float">
            <text:p>0.06387258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9876624309945" calcext:value-type="float">
            <text:p>0.9987662431</text:p>
          </table:table-cell>
          <table:table-cell office:value-type="float" office:value="0.0028863246049761" calcext:value-type="float">
            <text:p>0.0028863246</text:p>
          </table:table-cell>
          <table:table-cell office:value-type="float" office:value="0.991325832068907" calcext:value-type="float">
            <text:p>0.9913258321</text:p>
          </table:table-cell>
          <table:table-cell office:value-type="float" office:value="0.0650964292777033" calcext:value-type="float">
            <text:p>0.065096429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8784947172355" calcext:value-type="float">
            <text:p>0.9987849472</text:p>
          </table:table-cell>
          <table:table-cell office:value-type="float" office:value="0.00284827491026923" calcext:value-type="float">
            <text:p>0.0028482749</text:p>
          </table:table-cell>
          <table:table-cell office:value-type="float" office:value="0.991521862123358" calcext:value-type="float">
            <text:p>0.9915218621</text:p>
          </table:table-cell>
          <table:table-cell office:value-type="float" office:value="0.0631638036191006" calcext:value-type="float">
            <text:p>0.06316380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8787960783725" calcext:value-type="float">
            <text:p>0.9987879608</text:p>
          </table:table-cell>
          <table:table-cell office:value-type="float" office:value="0.00283889790136924" calcext:value-type="float">
            <text:p>0.0028388979</text:p>
          </table:table-cell>
          <table:table-cell office:value-type="float" office:value="0.991167148790442" calcext:value-type="float">
            <text:p>0.9911671488</text:p>
          </table:table-cell>
          <table:table-cell office:value-type="float" office:value="0.0665874859773119" calcext:value-type="float">
            <text:p>0.0665874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8789489839954" calcext:value-type="float">
            <text:p>0.9987894898</text:p>
          </table:table-cell>
          <table:table-cell office:value-type="float" office:value="0.00283433244451864" calcext:value-type="float">
            <text:p>0.0028343324</text:p>
          </table:table-cell>
          <table:table-cell office:value-type="float" office:value="0.990413851831942" calcext:value-type="float">
            <text:p>0.9904138518</text:p>
          </table:table-cell>
          <table:table-cell office:value-type="float" office:value="0.0765104443676798" calcext:value-type="float">
            <text:p>0.076510444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8790492103137" calcext:value-type="float">
            <text:p>0.9987904921</text:p>
          </table:table-cell>
          <table:table-cell office:value-type="float" office:value="0.00282984006564307" calcext:value-type="float">
            <text:p>0.0028298401</text:p>
          </table:table-cell>
          <table:table-cell office:value-type="float" office:value="0.991337927578022" calcext:value-type="float">
            <text:p>0.9913379276</text:p>
          </table:table-cell>
          <table:table-cell office:value-type="float" office:value="0.0646618211360292" calcext:value-type="float">
            <text:p>0.06466182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98800287517984" calcext:value-type="float">
            <text:p>0.9988002875</text:p>
          </table:table-cell>
          <table:table-cell office:value-type="float" office:value="0.00281252687857297" calcext:value-type="float">
            <text:p>0.0028125269</text:p>
          </table:table-cell>
          <table:table-cell office:value-type="float" office:value="0.991476048275984" calcext:value-type="float">
            <text:p>0.9914760483</text:p>
          </table:table-cell>
          <table:table-cell office:value-type="float" office:value="0.0633347450855699" calcext:value-type="float">
            <text:p>0.063334745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8799305560992" calcext:value-type="float">
            <text:p>0.9987993056</text:p>
          </table:table-cell>
          <table:table-cell office:value-type="float" office:value="0.00281309206581" calcext:value-type="float">
            <text:p>0.0028130921</text:p>
          </table:table-cell>
          <table:table-cell office:value-type="float" office:value="0.990671093679966" calcext:value-type="float">
            <text:p>0.9906710937</text:p>
          </table:table-cell>
          <table:table-cell office:value-type="float" office:value="0.0719200064540341" calcext:value-type="float">
            <text:p>0.071920006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8806855177407" calcext:value-type="float">
            <text:p>0.9988068552</text:p>
          </table:table-cell>
          <table:table-cell office:value-type="float" office:value="0.00279777427971242" calcext:value-type="float">
            <text:p>0.0027977743</text:p>
          </table:table-cell>
          <table:table-cell office:value-type="float" office:value="0.991598105064295" calcext:value-type="float">
            <text:p>0.9915981051</text:p>
          </table:table-cell>
          <table:table-cell office:value-type="float" office:value="0.0629714080183351" calcext:value-type="float">
            <text:p>0.0629714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8806216408325" calcext:value-type="float">
            <text:p>0.9988062164</text:p>
          </table:table-cell>
          <table:table-cell office:value-type="float" office:value="0.00279143417240196" calcext:value-type="float">
            <text:p>0.0027914342</text:p>
          </table:table-cell>
          <table:table-cell office:value-type="float" office:value="0.992433230679435" calcext:value-type="float">
            <text:p>0.9924332307</text:p>
          </table:table-cell>
          <table:table-cell office:value-type="float" office:value="0.0534178006890568" calcext:value-type="float">
            <text:p>0.053417800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8812172386859" calcext:value-type="float">
            <text:p>0.9988121724</text:p>
          </table:table-cell>
          <table:table-cell office:value-type="float" office:value="0.00278208403431495" calcext:value-type="float">
            <text:p>0.002782084</text:p>
          </table:table-cell>
          <table:table-cell office:value-type="float" office:value="0.991557374241569" calcext:value-type="float">
            <text:p>0.9915573742</text:p>
          </table:table-cell>
          <table:table-cell office:value-type="float" office:value="0.0621926102113701" calcext:value-type="float">
            <text:p>0.062192610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98814605188062" calcext:value-type="float">
            <text:p>0.9988146052</text:p>
          </table:table-cell>
          <table:table-cell office:value-type="float" office:value="0.00277617473539527" calcext:value-type="float">
            <text:p>0.0027761747</text:p>
          </table:table-cell>
          <table:table-cell office:value-type="float" office:value="0.991514237758923" calcext:value-type="float">
            <text:p>0.9915142378</text:p>
          </table:table-cell>
          <table:table-cell office:value-type="float" office:value="0.0622539584350942" calcext:value-type="float">
            <text:p>0.06225395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8821984856252" calcext:value-type="float">
            <text:p>0.9988219849</text:p>
          </table:table-cell>
          <table:table-cell office:value-type="float" office:value="0.0027586940050841" calcext:value-type="float">
            <text:p>0.002758694</text:p>
          </table:table-cell>
          <table:table-cell office:value-type="float" office:value="0.992324832459384" calcext:value-type="float">
            <text:p>0.9923248325</text:p>
          </table:table-cell>
          <table:table-cell office:value-type="float" office:value="0.0543056954390201" calcext:value-type="float">
            <text:p>0.05430569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8823775397831" calcext:value-type="float">
            <text:p>0.9988237754</text:p>
          </table:table-cell>
          <table:table-cell office:value-type="float" office:value="0.00275797224906361" calcext:value-type="float">
            <text:p>0.0027579722</text:p>
          </table:table-cell>
          <table:table-cell office:value-type="float" office:value="0.992708439313073" calcext:value-type="float">
            <text:p>0.9927084393</text:p>
          </table:table-cell>
          <table:table-cell office:value-type="float" office:value="0.0512511180840272" calcext:value-type="float">
            <text:p>0.051251118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98830910449409" calcext:value-type="float">
            <text:p>0.9988309104</text:p>
          </table:table-cell>
          <table:table-cell office:value-type="float" office:value="0.0027419364725185" calcext:value-type="float">
            <text:p>0.0027419365</text:p>
          </table:table-cell>
          <table:table-cell office:value-type="float" office:value="0.992239633412914" calcext:value-type="float">
            <text:p>0.9922396334</text:p>
          </table:table-cell>
          <table:table-cell office:value-type="float" office:value="0.055153687787123" calcext:value-type="float">
            <text:p>0.05515368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8824570391869" calcext:value-type="float">
            <text:p>0.9988245704</text:p>
          </table:table-cell>
          <table:table-cell office:value-type="float" office:value="0.00275229574252684" calcext:value-type="float">
            <text:p>0.0027522957</text:p>
          </table:table-cell>
          <table:table-cell office:value-type="float" office:value="0.993280085044671" calcext:value-type="float">
            <text:p>0.993280085</text:p>
          </table:table-cell>
          <table:table-cell office:value-type="float" office:value="0.0455562823678717" calcext:value-type="float">
            <text:p>0.045556282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8834562909494" calcext:value-type="float">
            <text:p>0.9988345629</text:p>
          </table:table-cell>
          <table:table-cell office:value-type="float" office:value="0.0027288067530143" calcext:value-type="float">
            <text:p>0.0027288068</text:p>
          </table:table-cell>
          <table:table-cell office:value-type="float" office:value="0.992251144608047" calcext:value-type="float">
            <text:p>0.9922511446</text:p>
          </table:table-cell>
          <table:table-cell office:value-type="float" office:value="0.0556280085996566" calcext:value-type="float">
            <text:p>0.05562800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8834793935558" calcext:value-type="float">
            <text:p>0.9988347939</text:p>
          </table:table-cell>
          <table:table-cell office:value-type="float" office:value="0.00272932911102592" calcext:value-type="float">
            <text:p>0.0027293291</text:p>
          </table:table-cell>
          <table:table-cell office:value-type="float" office:value="0.992359148649085" calcext:value-type="float">
            <text:p>0.9923591486</text:p>
          </table:table-cell>
          <table:table-cell office:value-type="float" office:value="0.0547784103642203" calcext:value-type="float">
            <text:p>0.05477841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8845234861673" calcext:value-type="float">
            <text:p>0.9988452349</text:p>
          </table:table-cell>
          <table:table-cell office:value-type="float" office:value="0.00270902397148593" calcext:value-type="float">
            <text:p>0.002709024</text:p>
          </table:table-cell>
          <table:table-cell office:value-type="float" office:value="0.992526502724454" calcext:value-type="float">
            <text:p>0.9925265027</text:p>
          </table:table-cell>
          <table:table-cell office:value-type="float" office:value="0.0534895476330411" calcext:value-type="float">
            <text:p>0.053489547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8845605190866" calcext:value-type="float">
            <text:p>0.9988456052</text:p>
          </table:table-cell>
          <table:table-cell office:value-type="float" office:value="0.00270737241792896" calcext:value-type="float">
            <text:p>0.0027073724</text:p>
          </table:table-cell>
          <table:table-cell office:value-type="float" office:value="0.992102069754931" calcext:value-type="float">
            <text:p>0.9921020698</text:p>
          </table:table-cell>
          <table:table-cell office:value-type="float" office:value="0.0576345973924562" calcext:value-type="float">
            <text:p>0.057634597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9884363791906" calcext:value-type="float">
            <text:p>0.9988436379</text:p>
          </table:table-cell>
          <table:table-cell office:value-type="float" office:value="0.00270897953307986" calcext:value-type="float">
            <text:p>0.0027089795</text:p>
          </table:table-cell>
          <table:table-cell office:value-type="float" office:value="0.992281791176941" calcext:value-type="float">
            <text:p>0.9922817912</text:p>
          </table:table-cell>
          <table:table-cell office:value-type="float" office:value="0.0558753894582686" calcext:value-type="float">
            <text:p>0.05587538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98851771915816" calcext:value-type="float">
            <text:p>0.9988517719</text:p>
          </table:table-cell>
          <table:table-cell office:value-type="float" office:value="0.00269070721606336" calcext:value-type="float">
            <text:p>0.0026907072</text:p>
          </table:table-cell>
          <table:table-cell office:value-type="float" office:value="0.99301989398112" calcext:value-type="float">
            <text:p>0.993019894</text:p>
          </table:table-cell>
          <table:table-cell office:value-type="float" office:value="0.0484450818689599" calcext:value-type="float">
            <text:p>0.04844508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8857272677314" calcext:value-type="float">
            <text:p>0.9988572727</text:p>
          </table:table-cell>
          <table:table-cell office:value-type="float" office:value="0.00268202148393656" calcext:value-type="float">
            <text:p>0.0026820215</text:p>
          </table:table-cell>
          <table:table-cell office:value-type="float" office:value="0.992437593219169" calcext:value-type="float">
            <text:p>0.9924375932</text:p>
          </table:table-cell>
          <table:table-cell office:value-type="float" office:value="0.053767112980424" calcext:value-type="float">
            <text:p>0.0537671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8859131118551" calcext:value-type="float">
            <text:p>0.9988591311</text:p>
          </table:table-cell>
          <table:table-cell office:value-type="float" office:value="0.00267718592658639" calcext:value-type="float">
            <text:p>0.0026771859</text:p>
          </table:table-cell>
          <table:table-cell office:value-type="float" office:value="0.993129066862473" calcext:value-type="float">
            <text:p>0.9931290669</text:p>
          </table:table-cell>
          <table:table-cell office:value-type="float" office:value="0.0473312786829031" calcext:value-type="float">
            <text:p>0.047331278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8864485768374" calcext:value-type="float">
            <text:p>0.9988644858</text:p>
          </table:table-cell>
          <table:table-cell office:value-type="float" office:value="0.00266235894878173" calcext:value-type="float">
            <text:p>0.0026623589</text:p>
          </table:table-cell>
          <table:table-cell office:value-type="float" office:value="0.992590894626897" calcext:value-type="float">
            <text:p>0.9925908946</text:p>
          </table:table-cell>
          <table:table-cell office:value-type="float" office:value="0.0528357127555705" calcext:value-type="float">
            <text:p>0.05283571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8868923149032" calcext:value-type="float">
            <text:p>0.9988689231</text:p>
          </table:table-cell>
          <table:table-cell office:value-type="float" office:value="0.00265661040254632" calcext:value-type="float">
            <text:p>0.0026566104</text:p>
          </table:table-cell>
          <table:table-cell office:value-type="float" office:value="0.992803478089666" calcext:value-type="float">
            <text:p>0.9928034781</text:p>
          </table:table-cell>
          <table:table-cell office:value-type="float" office:value="0.050136729603311" calcext:value-type="float">
            <text:p>0.0501367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98851693730343" calcext:value-type="float">
            <text:p>0.9988516937</text:p>
          </table:table-cell>
          <table:table-cell office:value-type="float" office:value="0.00269379653466898" calcext:value-type="float">
            <text:p>0.0026937965</text:p>
          </table:table-cell>
          <table:table-cell office:value-type="float" office:value="0.993239816207712" calcext:value-type="float">
            <text:p>0.9932398162</text:p>
          </table:table-cell>
          <table:table-cell office:value-type="float" office:value="0.0457196692568861" calcext:value-type="float">
            <text:p>0.045719669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98868379500522" calcext:value-type="float">
            <text:p>0.9988683795</text:p>
          </table:table-cell>
          <table:table-cell office:value-type="float" office:value="0.00265210843878333" calcext:value-type="float">
            <text:p>0.0026521084</text:p>
          </table:table-cell>
          <table:table-cell office:value-type="float" office:value="0.993383495480094" calcext:value-type="float">
            <text:p>0.9933834955</text:p>
          </table:table-cell>
          <table:table-cell office:value-type="float" office:value="0.0444854450265066" calcext:value-type="float">
            <text:p>0.044485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8875956298036" calcext:value-type="float">
            <text:p>0.9988759563</text:p>
          </table:table-cell>
          <table:table-cell office:value-type="float" office:value="0.00263661597521515" calcext:value-type="float">
            <text:p>0.002636616</text:p>
          </table:table-cell>
          <table:table-cell office:value-type="float" office:value="0.992439237741977" calcext:value-type="float">
            <text:p>0.9924392377</text:p>
          </table:table-cell>
          <table:table-cell office:value-type="float" office:value="0.0554883212464536" calcext:value-type="float">
            <text:p>0.05548832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98875905267116" calcext:value-type="float">
            <text:p>0.9988759053</text:p>
          </table:table-cell>
          <table:table-cell office:value-type="float" office:value="0.00263561380032116" calcext:value-type="float">
            <text:p>0.0026356138</text:p>
          </table:table-cell>
          <table:table-cell office:value-type="float" office:value="0.992010836385189" calcext:value-type="float">
            <text:p>0.9920108364</text:p>
          </table:table-cell>
          <table:table-cell office:value-type="float" office:value="0.0597230240396128" calcext:value-type="float">
            <text:p>0.05972302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98879357240057" calcext:value-type="float">
            <text:p>0.9988793572</text:p>
          </table:table-cell>
          <table:table-cell office:value-type="float" office:value="0.00262668179506753" calcext:value-type="float">
            <text:p>0.0026266818</text:p>
          </table:table-cell>
          <table:table-cell office:value-type="float" office:value="0.992560655641758" calcext:value-type="float">
            <text:p>0.9925606556</text:p>
          </table:table-cell>
          <table:table-cell office:value-type="float" office:value="0.0536614799717754" calcext:value-type="float">
            <text:p>0.053661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888471872497" calcext:value-type="float">
            <text:p>0.9988847187</text:p>
          </table:table-cell>
          <table:table-cell office:value-type="float" office:value="0.00262052683094178" calcext:value-type="float">
            <text:p>0.0026205268</text:p>
          </table:table-cell>
          <table:table-cell office:value-type="float" office:value="0.9930510843047" calcext:value-type="float">
            <text:p>0.9930510843</text:p>
          </table:table-cell>
          <table:table-cell office:value-type="float" office:value="0.0495121472126752" calcext:value-type="float">
            <text:p>0.04951214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887079526045" calcext:value-type="float">
            <text:p>0.9988707953</text:p>
          </table:table-cell>
          <table:table-cell office:value-type="float" office:value="0.00265089129883712" calcext:value-type="float">
            <text:p>0.0026508913</text:p>
          </table:table-cell>
          <table:table-cell office:value-type="float" office:value="0.993275192367343" calcext:value-type="float">
            <text:p>0.9932751924</text:p>
          </table:table-cell>
          <table:table-cell office:value-type="float" office:value="0.0465035433589622" calcext:value-type="float">
            <text:p>0.046503543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98888649857673" calcext:value-type="float">
            <text:p>0.9988886499</text:p>
          </table:table-cell>
          <table:table-cell office:value-type="float" office:value="0.00260694323306058" calcext:value-type="float">
            <text:p>0.0026069432</text:p>
          </table:table-cell>
          <table:table-cell office:value-type="float" office:value="0.993465487316228" calcext:value-type="float">
            <text:p>0.9934654873</text:p>
          </table:table-cell>
          <table:table-cell office:value-type="float" office:value="0.0451189910756987" calcext:value-type="float">
            <text:p>0.04511899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98892163001358" calcext:value-type="float">
            <text:p>0.998892163</text:p>
          </table:table-cell>
          <table:table-cell office:value-type="float" office:value="0.00259867531425365" calcext:value-type="float">
            <text:p>0.0025986753</text:p>
          </table:table-cell>
          <table:table-cell office:value-type="float" office:value="0.993301558032702" calcext:value-type="float">
            <text:p>0.993301558</text:p>
          </table:table-cell>
          <table:table-cell office:value-type="float" office:value="0.0465807920102834" calcext:value-type="float">
            <text:p>0.0465807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8895220888189" calcext:value-type="float">
            <text:p>0.9988952209</text:p>
          </table:table-cell>
          <table:table-cell office:value-type="float" office:value="0.00259402922246389" calcext:value-type="float">
            <text:p>0.0025940292</text:p>
          </table:table-cell>
          <table:table-cell office:value-type="float" office:value="0.993726860784099" calcext:value-type="float">
            <text:p>0.9937268608</text:p>
          </table:table-cell>
          <table:table-cell office:value-type="float" office:value="0.0419657321184777" calcext:value-type="float">
            <text:p>0.041965732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8894622824394" calcext:value-type="float">
            <text:p>0.9988946228</text:p>
          </table:table-cell>
          <table:table-cell office:value-type="float" office:value="0.00259302287901484" calcext:value-type="float">
            <text:p>0.0025930229</text:p>
          </table:table-cell>
          <table:table-cell office:value-type="float" office:value="0.993795180474695" calcext:value-type="float">
            <text:p>0.9937951805</text:p>
          </table:table-cell>
          <table:table-cell office:value-type="float" office:value="0.0415747520221226" calcext:value-type="float">
            <text:p>0.0415747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98902077333509" calcext:value-type="float">
            <text:p>0.9989020773</text:p>
          </table:table-cell>
          <table:table-cell office:value-type="float" office:value="0.00257494462019633" calcext:value-type="float">
            <text:p>0.0025749446</text:p>
          </table:table-cell>
          <table:table-cell office:value-type="float" office:value="0.994037200934211" calcext:value-type="float">
            <text:p>0.9940372009</text:p>
          </table:table-cell>
          <table:table-cell office:value-type="float" office:value="0.0394441127184836" calcext:value-type="float">
            <text:p>0.03944411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890176804234" calcext:value-type="float">
            <text:p>0.998901768</text:p>
          </table:table-cell>
          <table:table-cell office:value-type="float" office:value="0.00257290261198292" calcext:value-type="float">
            <text:p>0.0025729026</text:p>
          </table:table-cell>
          <table:table-cell office:value-type="float" office:value="0.994019832159304" calcext:value-type="float">
            <text:p>0.9940198322</text:p>
          </table:table-cell>
          <table:table-cell office:value-type="float" office:value="0.038927220605045" calcext:value-type="float">
            <text:p>0.03892722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9890866527258" calcext:value-type="float">
            <text:p>0.9989086653</text:p>
          </table:table-cell>
          <table:table-cell office:value-type="float" office:value="0.00256032395190898" calcext:value-type="float">
            <text:p>0.002560324</text:p>
          </table:table-cell>
          <table:table-cell office:value-type="float" office:value="0.994015374552086" calcext:value-type="float">
            <text:p>0.9940153746</text:p>
          </table:table-cell>
          <table:table-cell office:value-type="float" office:value="0.0395077005295409" calcext:value-type="float">
            <text:p>0.03950770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98910877227358" calcext:value-type="float">
            <text:p>0.9989108772</text:p>
          </table:table-cell>
          <table:table-cell office:value-type="float" office:value="0.00255918678495991" calcext:value-type="float">
            <text:p>0.0025591868</text:p>
          </table:table-cell>
          <table:table-cell office:value-type="float" office:value="0.993720350924326" calcext:value-type="float">
            <text:p>0.9937203509</text:p>
          </table:table-cell>
          <table:table-cell office:value-type="float" office:value="0.0422062941770267" calcext:value-type="float">
            <text:p>0.042206294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891298036484" calcext:value-type="float">
            <text:p>0.9989129804</text:p>
          </table:table-cell>
          <table:table-cell office:value-type="float" office:value="0.0025513370571033" calcext:value-type="float">
            <text:p>0.0025513371</text:p>
          </table:table-cell>
          <table:table-cell office:value-type="float" office:value="0.994078706497871" calcext:value-type="float">
            <text:p>0.9940787065</text:p>
          </table:table-cell>
          <table:table-cell office:value-type="float" office:value="0.0388123589561411" calcext:value-type="float">
            <text:p>0.03881235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98911706144681" calcext:value-type="float">
            <text:p>0.9989117061</text:p>
          </table:table-cell>
          <table:table-cell office:value-type="float" office:value="0.00255267220086631" calcext:value-type="float">
            <text:p>0.0025526722</text:p>
          </table:table-cell>
          <table:table-cell office:value-type="float" office:value="0.994126844222974" calcext:value-type="float">
            <text:p>0.9941268442</text:p>
          </table:table-cell>
          <table:table-cell office:value-type="float" office:value="0.0372280675496477" calcext:value-type="float">
            <text:p>0.037228067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8917291873655" calcext:value-type="float">
            <text:p>0.9989172919</text:p>
          </table:table-cell>
          <table:table-cell office:value-type="float" office:value="0.00254008382416978" calcext:value-type="float">
            <text:p>0.0025400838</text:p>
          </table:table-cell>
          <table:table-cell office:value-type="float" office:value="0.99423181757155" calcext:value-type="float">
            <text:p>0.9942318176</text:p>
          </table:table-cell>
          <table:table-cell office:value-type="float" office:value="0.0374194642699354" calcext:value-type="float">
            <text:p>0.03741946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98894751934611" calcext:value-type="float">
            <text:p>0.9988947519</text:p>
          </table:table-cell>
          <table:table-cell office:value-type="float" office:value="0.00259906769091642" calcext:value-type="float">
            <text:p>0.0025990677</text:p>
          </table:table-cell>
          <table:table-cell office:value-type="float" office:value="0.993794772731676" calcext:value-type="float">
            <text:p>0.9937947727</text:p>
          </table:table-cell>
          <table:table-cell office:value-type="float" office:value="0.041605968145474" calcext:value-type="float">
            <text:p>0.04160596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8923166481431" calcext:value-type="float">
            <text:p>0.9989231665</text:p>
          </table:table-cell>
          <table:table-cell office:value-type="float" office:value="0.00253087584098519" calcext:value-type="float">
            <text:p>0.0025308758</text:p>
          </table:table-cell>
          <table:table-cell office:value-type="float" office:value="0.993922374304778" calcext:value-type="float">
            <text:p>0.9939223743</text:p>
          </table:table-cell>
          <table:table-cell office:value-type="float" office:value="0.040086169898646" calcext:value-type="float">
            <text:p>0.04008616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98926795131511" calcext:value-type="float">
            <text:p>0.9989267951</text:p>
          </table:table-cell>
          <table:table-cell office:value-type="float" office:value="0.0025187571938132" calcext:value-type="float">
            <text:p>0.0025187572</text:p>
          </table:table-cell>
          <table:table-cell office:value-type="float" office:value="0.994387198386387" calcext:value-type="float">
            <text:p>0.9943871984</text:p>
          </table:table-cell>
          <table:table-cell office:value-type="float" office:value="0.0356614912078913" calcext:value-type="float">
            <text:p>0.03566149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98926968411013" calcext:value-type="float">
            <text:p>0.9989269684</text:p>
          </table:table-cell>
          <table:table-cell office:value-type="float" office:value="0.00251745793536476" calcext:value-type="float">
            <text:p>0.0025174579</text:p>
          </table:table-cell>
          <table:table-cell office:value-type="float" office:value="0.993972700241015" calcext:value-type="float">
            <text:p>0.9939727002</text:p>
          </table:table-cell>
          <table:table-cell office:value-type="float" office:value="0.039439110488091" calcext:value-type="float">
            <text:p>0.03943911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8930287809739" calcext:value-type="float">
            <text:p>0.9989302878</text:p>
          </table:table-cell>
          <table:table-cell office:value-type="float" office:value="0.00251696919429275" calcext:value-type="float">
            <text:p>0.0025169692</text:p>
          </table:table-cell>
          <table:table-cell office:value-type="float" office:value="0.994334263077984" calcext:value-type="float">
            <text:p>0.9943342631</text:p>
          </table:table-cell>
          <table:table-cell office:value-type="float" office:value="0.0361460085847919" calcext:value-type="float">
            <text:p>0.03614600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98934324295742" calcext:value-type="float">
            <text:p>0.9989343243</text:p>
          </table:table-cell>
          <table:table-cell office:value-type="float" office:value="0.00250577190738487" calcext:value-type="float">
            <text:p>0.0025057719</text:p>
          </table:table-cell>
          <table:table-cell office:value-type="float" office:value="0.994622355578764" calcext:value-type="float">
            <text:p>0.9946223556</text:p>
          </table:table-cell>
          <table:table-cell office:value-type="float" office:value="0.0344220588854289" calcext:value-type="float">
            <text:p>0.03442205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8933743206861" calcext:value-type="float">
            <text:p>0.9989337432</text:p>
          </table:table-cell>
          <table:table-cell office:value-type="float" office:value="0.00250329587832956" calcext:value-type="float">
            <text:p>0.0025032959</text:p>
          </table:table-cell>
          <table:table-cell office:value-type="float" office:value="0.994511782870848" calcext:value-type="float">
            <text:p>0.9945117829</text:p>
          </table:table-cell>
          <table:table-cell office:value-type="float" office:value="0.034413804769005" calcext:value-type="float">
            <text:p>0.03441380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98937823822333" calcext:value-type="float">
            <text:p>0.9989378238</text:p>
          </table:table-cell>
          <table:table-cell office:value-type="float" office:value="0.00249626146661803" calcext:value-type="float">
            <text:p>0.0024962615</text:p>
          </table:table-cell>
          <table:table-cell office:value-type="float" office:value="0.993976315220914" calcext:value-type="float">
            <text:p>0.9939763152</text:p>
          </table:table-cell>
          <table:table-cell office:value-type="float" office:value="0.0402169936361255" calcext:value-type="float">
            <text:p>0.04021699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8943406206758" calcext:value-type="float">
            <text:p>0.9989434062</text:p>
          </table:table-cell>
          <table:table-cell office:value-type="float" office:value="0.00248239736950539" calcext:value-type="float">
            <text:p>0.0024823974</text:p>
          </table:table-cell>
          <table:table-cell office:value-type="float" office:value="0.993800195374061" calcext:value-type="float">
            <text:p>0.9938001954</text:p>
          </table:table-cell>
          <table:table-cell office:value-type="float" office:value="0.0414866189246546" calcext:value-type="float">
            <text:p>0.0414866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98947157092148" calcext:value-type="float">
            <text:p>0.9989471571</text:p>
          </table:table-cell>
          <table:table-cell office:value-type="float" office:value="0.00247475881074756" calcext:value-type="float">
            <text:p>0.0024747588</text:p>
          </table:table-cell>
          <table:table-cell office:value-type="float" office:value="0.994533310353796" calcext:value-type="float">
            <text:p>0.9945333104</text:p>
          </table:table-cell>
          <table:table-cell office:value-type="float" office:value="0.034340102269713" calcext:value-type="float">
            <text:p>0.03434010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8946674654198" calcext:value-type="float">
            <text:p>0.9989466747</text:p>
          </table:table-cell>
          <table:table-cell office:value-type="float" office:value="0.00247362997473917" calcext:value-type="float">
            <text:p>0.00247363</text:p>
          </table:table-cell>
          <table:table-cell office:value-type="float" office:value="0.994659987849187" calcext:value-type="float">
            <text:p>0.9946599878</text:p>
          </table:table-cell>
          <table:table-cell office:value-type="float" office:value="0.03353697856512" calcext:value-type="float">
            <text:p>0.03353697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98950109665496" calcext:value-type="float">
            <text:p>0.9989501097</text:p>
          </table:table-cell>
          <table:table-cell office:value-type="float" office:value="0.0024655353547717" calcext:value-type="float">
            <text:p>0.0024655354</text:p>
          </table:table-cell>
          <table:table-cell office:value-type="float" office:value="0.99424775936534" calcext:value-type="float">
            <text:p>0.9942477594</text:p>
          </table:table-cell>
          <table:table-cell office:value-type="float" office:value="0.0374059550905033" calcext:value-type="float">
            <text:p>0.037405955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98952515179424" calcext:value-type="float">
            <text:p>0.9989525152</text:p>
          </table:table-cell>
          <table:table-cell office:value-type="float" office:value="0.00246214991726978" calcext:value-type="float">
            <text:p>0.0024621499</text:p>
          </table:table-cell>
          <table:table-cell office:value-type="float" office:value="0.994498776715308" calcext:value-type="float">
            <text:p>0.9944987767</text:p>
          </table:table-cell>
          <table:table-cell office:value-type="float" office:value="0.0351483088479846" calcext:value-type="float">
            <text:p>0.03514830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8954618316906" calcext:value-type="float">
            <text:p>0.9989546183</text:p>
          </table:table-cell>
          <table:table-cell office:value-type="float" office:value="0.00245677761239356" calcext:value-type="float">
            <text:p>0.0024567776</text:p>
          </table:table-cell>
          <table:table-cell office:value-type="float" office:value="0.994897591446588" calcext:value-type="float">
            <text:p>0.9948975914</text:p>
          </table:table-cell>
          <table:table-cell office:value-type="float" office:value="0.0314753716164527" calcext:value-type="float">
            <text:p>0.03147537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895420730897" calcext:value-type="float">
            <text:p>0.9989542073</text:p>
          </table:table-cell>
          <table:table-cell office:value-type="float" office:value="0.0024570928001766" calcext:value-type="float">
            <text:p>0.0024570928</text:p>
          </table:table-cell>
          <table:table-cell office:value-type="float" office:value="0.994620561599731" calcext:value-type="float">
            <text:p>0.9946205616</text:p>
          </table:table-cell>
          <table:table-cell office:value-type="float" office:value="0.0340685698520405" calcext:value-type="float">
            <text:p>0.034068569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8962205294059" calcext:value-type="float">
            <text:p>0.9989622053</text:p>
          </table:table-cell>
          <table:table-cell office:value-type="float" office:value="0.00244165430256263" calcext:value-type="float">
            <text:p>0.0024416543</text:p>
          </table:table-cell>
          <table:table-cell office:value-type="float" office:value="0.99469714438403" calcext:value-type="float">
            <text:p>0.9946971444</text:p>
          </table:table-cell>
          <table:table-cell office:value-type="float" office:value="0.0333220790542846" calcext:value-type="float">
            <text:p>0.03332207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98963924485255" calcext:value-type="float">
            <text:p>0.9989639245</text:p>
          </table:table-cell>
          <table:table-cell office:value-type="float" office:value="0.00243778495661138" calcext:value-type="float">
            <text:p>0.002437785</text:p>
          </table:table-cell>
          <table:table-cell office:value-type="float" office:value="0.994357598090697" calcext:value-type="float">
            <text:p>0.9943575981</text:p>
          </table:table-cell>
          <table:table-cell office:value-type="float" office:value="0.0360251083114439" calcext:value-type="float">
            <text:p>0.036025108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98965266578528" calcext:value-type="float">
            <text:p>0.9989652666</text:p>
          </table:table-cell>
          <table:table-cell office:value-type="float" office:value="0.00243267297692492" calcext:value-type="float">
            <text:p>0.002432673</text:p>
          </table:table-cell>
          <table:table-cell office:value-type="float" office:value="0.994174356689912" calcext:value-type="float">
            <text:p>0.9941743567</text:p>
          </table:table-cell>
          <table:table-cell office:value-type="float" office:value="0.0382546914409182" calcext:value-type="float">
            <text:p>0.03825469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98968681177459" calcext:value-type="float">
            <text:p>0.9989686812</text:p>
          </table:table-cell>
          <table:table-cell office:value-type="float" office:value="0.00242625085977691" calcext:value-type="float">
            <text:p>0.0024262509</text:p>
          </table:table-cell>
          <table:table-cell office:value-type="float" office:value="0.99459934687195" calcext:value-type="float">
            <text:p>0.9945993469</text:p>
          </table:table-cell>
          <table:table-cell office:value-type="float" office:value="0.033345049617518" calcext:value-type="float">
            <text:p>0.03334504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98972598600165" calcext:value-type="float">
            <text:p>0.9989725986</text:p>
          </table:table-cell>
          <table:table-cell office:value-type="float" office:value="0.00241573845589813" calcext:value-type="float">
            <text:p>0.0024157385</text:p>
          </table:table-cell>
          <table:table-cell office:value-type="float" office:value="0.994391221135848" calcext:value-type="float">
            <text:p>0.9943912211</text:p>
          </table:table-cell>
          <table:table-cell office:value-type="float" office:value="0.0360414435437098" calcext:value-type="float">
            <text:p>0.036041443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98972340446091" calcext:value-type="float">
            <text:p>0.9989723404</text:p>
          </table:table-cell>
          <table:table-cell office:value-type="float" office:value="0.00241490848879018" calcext:value-type="float">
            <text:p>0.0024149085</text:p>
          </table:table-cell>
          <table:table-cell office:value-type="float" office:value="0.994458779782236" calcext:value-type="float">
            <text:p>0.9944587798</text:p>
          </table:table-cell>
          <table:table-cell office:value-type="float" office:value="0.0351568388395332" calcext:value-type="float">
            <text:p>0.035156838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98979686177724" calcext:value-type="float">
            <text:p>0.9989796862</text:p>
          </table:table-cell>
          <table:table-cell office:value-type="float" office:value="0.00239934986290292" calcext:value-type="float">
            <text:p>0.0023993499</text:p>
          </table:table-cell>
          <table:table-cell office:value-type="float" office:value="0.99442942423588" calcext:value-type="float">
            <text:p>0.9944294242</text:p>
          </table:table-cell>
          <table:table-cell office:value-type="float" office:value="0.035666347568408" calcext:value-type="float">
            <text:p>0.03566634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9897793980543" calcext:value-type="float">
            <text:p>0.9989779398</text:p>
          </table:table-cell>
          <table:table-cell office:value-type="float" office:value="0.0024029057079657" calcext:value-type="float">
            <text:p>0.0024029057</text:p>
          </table:table-cell>
          <table:table-cell office:value-type="float" office:value="0.994663344714828" calcext:value-type="float">
            <text:p>0.9946633447</text:p>
          </table:table-cell>
          <table:table-cell office:value-type="float" office:value="0.0335876377462425" calcext:value-type="float">
            <text:p>0.033587637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98983467668394" calcext:value-type="float">
            <text:p>0.9989834677</text:p>
          </table:table-cell>
          <table:table-cell office:value-type="float" office:value="0.00239353530692483" calcext:value-type="float">
            <text:p>0.0023935353</text:p>
          </table:table-cell>
          <table:table-cell office:value-type="float" office:value="0.994817624615551" calcext:value-type="float">
            <text:p>0.9948176246</text:p>
          </table:table-cell>
          <table:table-cell office:value-type="float" office:value="0.0318553529045621" calcext:value-type="float">
            <text:p>0.031855352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8984847095861" calcext:value-type="float">
            <text:p>0.9989848471</text:p>
          </table:table-cell>
          <table:table-cell office:value-type="float" office:value="0.00238967415898668" calcext:value-type="float">
            <text:p>0.0023896742</text:p>
          </table:table-cell>
          <table:table-cell office:value-type="float" office:value="0.994662298162911" calcext:value-type="float">
            <text:p>0.9946622982</text:p>
          </table:table-cell>
          <table:table-cell office:value-type="float" office:value="0.0338186909343224" calcext:value-type="float">
            <text:p>0.03381869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9898978057138" calcext:value-type="float">
            <text:p>0.9989897806</text:p>
          </table:table-cell>
          <table:table-cell office:value-type="float" office:value="0.00238009534621301" calcext:value-type="float">
            <text:p>0.0023800953</text:p>
          </table:table-cell>
          <table:table-cell office:value-type="float" office:value="0.994945470898169" calcext:value-type="float">
            <text:p>0.9949454709</text:p>
          </table:table-cell>
          <table:table-cell office:value-type="float" office:value="0.0306372968977692" calcext:value-type="float">
            <text:p>0.030637296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98989060166099" calcext:value-type="float">
            <text:p>0.9989890602</text:p>
          </table:table-cell>
          <table:table-cell office:value-type="float" office:value="0.00237653404831981" calcext:value-type="float">
            <text:p>0.002376534</text:p>
          </table:table-cell>
          <table:table-cell office:value-type="float" office:value="0.995022950579079" calcext:value-type="float">
            <text:p>0.9950229506</text:p>
          </table:table-cell>
          <table:table-cell office:value-type="float" office:value="0.0316392764209808" calcext:value-type="float">
            <text:p>0.03163927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98988455492838" calcext:value-type="float">
            <text:p>0.9989884555</text:p>
          </table:table-cell>
          <table:table-cell office:value-type="float" office:value="0.00237812607904158" calcext:value-type="float">
            <text:p>0.0023781261</text:p>
          </table:table-cell>
          <table:table-cell office:value-type="float" office:value="0.995189856113238" calcext:value-type="float">
            <text:p>0.9951898561</text:p>
          </table:table-cell>
          <table:table-cell office:value-type="float" office:value="0.0288077014927887" calcext:value-type="float">
            <text:p>0.02880770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8995372989453" calcext:value-type="float">
            <text:p>0.998995373</text:p>
          </table:table-cell>
          <table:table-cell office:value-type="float" office:value="0.00236486252484396" calcext:value-type="float">
            <text:p>0.0023648625</text:p>
          </table:table-cell>
          <table:table-cell office:value-type="float" office:value="0.994790198913902" calcext:value-type="float">
            <text:p>0.9947901989</text:p>
          </table:table-cell>
          <table:table-cell office:value-type="float" office:value="0.0331001230232472" calcext:value-type="float">
            <text:p>0.03310012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98995631302791" calcext:value-type="float">
            <text:p>0.9989956313</text:p>
          </table:table-cell>
          <table:table-cell office:value-type="float" office:value="0.00236360794043181" calcext:value-type="float">
            <text:p>0.0023636079</text:p>
          </table:table-cell>
          <table:table-cell office:value-type="float" office:value="0.994552051707807" calcext:value-type="float">
            <text:p>0.9945520517</text:p>
          </table:table-cell>
          <table:table-cell office:value-type="float" office:value="0.0348664572413914" calcext:value-type="float">
            <text:p>0.034866457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99003201198854" calcext:value-type="float">
            <text:p>0.9990032012</text:p>
          </table:table-cell>
          <table:table-cell office:value-type="float" office:value="0.00234720588706731" calcext:value-type="float">
            <text:p>0.0023472059</text:p>
          </table:table-cell>
          <table:table-cell office:value-type="float" office:value="0.994971496879431" calcext:value-type="float">
            <text:p>0.9949714969</text:p>
          </table:table-cell>
          <table:table-cell office:value-type="float" office:value="0.0307299549015543" calcext:value-type="float">
            <text:p>0.030729954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99001301906338" calcext:value-type="float">
            <text:p>0.9990013019</text:p>
          </table:table-cell>
          <table:table-cell office:value-type="float" office:value="0.00235001965083947" calcext:value-type="float">
            <text:p>0.0023500197</text:p>
          </table:table-cell>
          <table:table-cell office:value-type="float" office:value="0.99490468573979" calcext:value-type="float">
            <text:p>0.9949046857</text:p>
          </table:table-cell>
          <table:table-cell office:value-type="float" office:value="0.0318237931173742" calcext:value-type="float">
            <text:p>0.03182379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99006418681734" calcext:value-type="float">
            <text:p>0.9990064187</text:p>
          </table:table-cell>
          <table:table-cell office:value-type="float" office:value="0.00234140731677151" calcext:value-type="float">
            <text:p>0.0023414073</text:p>
          </table:table-cell>
          <table:table-cell office:value-type="float" office:value="0.994564242350766" calcext:value-type="float">
            <text:p>0.9945642424</text:p>
          </table:table-cell>
          <table:table-cell office:value-type="float" office:value="0.0348754055120766" calcext:value-type="float">
            <text:p>0.03487540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99006554613769" calcext:value-type="float">
            <text:p>0.9990065546</text:p>
          </table:table-cell>
          <table:table-cell office:value-type="float" office:value="0.00233956362043871" calcext:value-type="float">
            <text:p>0.0023395636</text:p>
          </table:table-cell>
          <table:table-cell office:value-type="float" office:value="0.994106363172495" calcext:value-type="float">
            <text:p>0.9941063632</text:p>
          </table:table-cell>
          <table:table-cell office:value-type="float" office:value="0.0407128408260891" calcext:value-type="float">
            <text:p>0.04071284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900854562922" calcext:value-type="float">
            <text:p>0.9990085456</text:p>
          </table:table-cell>
          <table:table-cell office:value-type="float" office:value="0.00233734410724401" calcext:value-type="float">
            <text:p>0.0023373441</text:p>
          </table:table-cell>
          <table:table-cell office:value-type="float" office:value="0.994167194470508" calcext:value-type="float">
            <text:p>0.9941671945</text:p>
          </table:table-cell>
          <table:table-cell office:value-type="float" office:value="0.0392656698657075" calcext:value-type="float">
            <text:p>0.039265669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99011525370395" calcext:value-type="float">
            <text:p>0.9990115254</text:p>
          </table:table-cell>
          <table:table-cell office:value-type="float" office:value="0.00232925438382266" calcext:value-type="float">
            <text:p>0.0023292544</text:p>
          </table:table-cell>
          <table:table-cell office:value-type="float" office:value="0.995157483518057" calcext:value-type="float">
            <text:p>0.9951574835</text:p>
          </table:table-cell>
          <table:table-cell office:value-type="float" office:value="0.0291993712634761" calcext:value-type="float">
            <text:p>0.02919937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99014097448182" calcext:value-type="float">
            <text:p>0.9990140974</text:p>
          </table:table-cell>
          <table:table-cell office:value-type="float" office:value="0.00232054728597189" calcext:value-type="float">
            <text:p>0.0023205473</text:p>
          </table:table-cell>
          <table:table-cell office:value-type="float" office:value="0.995293878269365" calcext:value-type="float">
            <text:p>0.9952938783</text:p>
          </table:table-cell>
          <table:table-cell office:value-type="float" office:value="0.0282026338842047" calcext:value-type="float">
            <text:p>0.028202633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99015646784058" calcext:value-type="float">
            <text:p>0.9990156468</text:p>
          </table:table-cell>
          <table:table-cell office:value-type="float" office:value="0.00231774980930205" calcext:value-type="float">
            <text:p>0.0023177498</text:p>
          </table:table-cell>
          <table:table-cell office:value-type="float" office:value="0.995146583871092" calcext:value-type="float">
            <text:p>0.9951465839</text:p>
          </table:table-cell>
          <table:table-cell office:value-type="float" office:value="0.0297511317959025" calcext:value-type="float">
            <text:p>0.02975113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99018109938372" calcext:value-type="float">
            <text:p>0.9990181099</text:p>
          </table:table-cell>
          <table:table-cell office:value-type="float" office:value="0.00231403682564027" calcext:value-type="float">
            <text:p>0.0023140368</text:p>
          </table:table-cell>
          <table:table-cell office:value-type="float" office:value="0.995120612331659" calcext:value-type="float">
            <text:p>0.9951206123</text:p>
          </table:table-cell>
          <table:table-cell office:value-type="float" office:value="0.0300635441356328" calcext:value-type="float">
            <text:p>0.030063544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99022146411102" calcext:value-type="float">
            <text:p>0.9990221464</text:p>
          </table:table-cell>
          <table:table-cell office:value-type="float" office:value="0.00230497472498137" calcext:value-type="float">
            <text:p>0.0023049747</text:p>
          </table:table-cell>
          <table:table-cell office:value-type="float" office:value="0.994888893481858" calcext:value-type="float">
            <text:p>0.9948888935</text:p>
          </table:table-cell>
          <table:table-cell office:value-type="float" office:value="0.0316061850038298" calcext:value-type="float">
            <text:p>0.03160618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99023236999584" calcext:value-type="float">
            <text:p>0.999023237</text:p>
          </table:table-cell>
          <table:table-cell office:value-type="float" office:value="0.00230213209912654" calcext:value-type="float">
            <text:p>0.0023021321</text:p>
          </table:table-cell>
          <table:table-cell office:value-type="float" office:value="0.995349300528815" calcext:value-type="float">
            <text:p>0.9953493005</text:p>
          </table:table-cell>
          <table:table-cell office:value-type="float" office:value="0.0277693547473101" calcext:value-type="float">
            <text:p>0.027769354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99026563259945" calcext:value-type="float">
            <text:p>0.9990265633</text:p>
          </table:table-cell>
          <table:table-cell office:value-type="float" office:value="0.0022936543488435" calcext:value-type="float">
            <text:p>0.0022936543</text:p>
          </table:table-cell>
          <table:table-cell office:value-type="float" office:value="0.994820818421146" calcext:value-type="float">
            <text:p>0.9948208184</text:p>
          </table:table-cell>
          <table:table-cell office:value-type="float" office:value="0.0321382685711487" calcext:value-type="float">
            <text:p>0.03213826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999029570261849" calcext:value-type="float">
            <text:p>0.9990295703</text:p>
          </table:table-cell>
          <table:table-cell office:value-type="float" office:value="0.00228745792774669" calcext:value-type="float">
            <text:p>0.0022874579</text:p>
          </table:table-cell>
          <table:table-cell office:value-type="float" office:value="0.995066345308704" calcext:value-type="float">
            <text:p>0.9950663453</text:p>
          </table:table-cell>
          <table:table-cell office:value-type="float" office:value="0.0301432432907511" calcext:value-type="float">
            <text:p>0.03014324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999030052659985" calcext:value-type="float">
            <text:p>0.9990300527</text:p>
          </table:table-cell>
          <table:table-cell office:value-type="float" office:value="0.00228656878645329" calcext:value-type="float">
            <text:p>0.0022865688</text:p>
          </table:table-cell>
          <table:table-cell office:value-type="float" office:value="0.994958952669842" calcext:value-type="float">
            <text:p>0.9949589527</text:p>
          </table:table-cell>
          <table:table-cell office:value-type="float" office:value="0.0313423041932814" calcext:value-type="float">
            <text:p>0.031342304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99031425331993" calcext:value-type="float">
            <text:p>0.9990314253</text:p>
          </table:table-cell>
          <table:table-cell office:value-type="float" office:value="0.00228203040390271" calcext:value-type="float">
            <text:p>0.0022820304</text:p>
          </table:table-cell>
          <table:table-cell office:value-type="float" office:value="0.994941081124248" calcext:value-type="float">
            <text:p>0.9949410811</text:p>
          </table:table-cell>
          <table:table-cell office:value-type="float" office:value="0.0315851982408378" calcext:value-type="float">
            <text:p>0.031585198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99035458287638" calcext:value-type="float">
            <text:p>0.9990354583</text:p>
          </table:table-cell>
          <table:table-cell office:value-type="float" office:value="0.00227444637121985" calcext:value-type="float">
            <text:p>0.0022744464</text:p>
          </table:table-cell>
          <table:table-cell office:value-type="float" office:value="0.99513051982872" calcext:value-type="float">
            <text:p>0.9951305198</text:p>
          </table:table-cell>
          <table:table-cell office:value-type="float" office:value="0.0297175288980939" calcext:value-type="float">
            <text:p>0.02971752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99039406395256" calcext:value-type="float">
            <text:p>0.9990394064</text:p>
          </table:table-cell>
          <table:table-cell office:value-type="float" office:value="0.00226607745580924" calcext:value-type="float">
            <text:p>0.0022660775</text:p>
          </table:table-cell>
          <table:table-cell office:value-type="float" office:value="0.995026280276894" calcext:value-type="float">
            <text:p>0.9950262803</text:p>
          </table:table-cell>
          <table:table-cell office:value-type="float" office:value="0.0306188504304301" calcext:value-type="float">
            <text:p>0.03061885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99040503885188" calcext:value-type="float">
            <text:p>0.9990405039</text:p>
          </table:table-cell>
          <table:table-cell office:value-type="float" office:value="0.0022630925951088" calcext:value-type="float">
            <text:p>0.0022630926</text:p>
          </table:table-cell>
          <table:table-cell office:value-type="float" office:value="0.995135099910145" calcext:value-type="float">
            <text:p>0.9951350999</text:p>
          </table:table-cell>
          <table:table-cell office:value-type="float" office:value="0.0297796922858014" calcext:value-type="float">
            <text:p>0.02977969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9904356170566" calcext:value-type="float">
            <text:p>0.9990435617</text:p>
          </table:table-cell>
          <table:table-cell office:value-type="float" office:value="0.00225673062561785" calcext:value-type="float">
            <text:p>0.0022567306</text:p>
          </table:table-cell>
          <table:table-cell office:value-type="float" office:value="0.995378411392198" calcext:value-type="float">
            <text:p>0.9953784114</text:p>
          </table:table-cell>
          <table:table-cell office:value-type="float" office:value="0.0271261593642551" calcext:value-type="float">
            <text:p>0.027126159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99045532361831" calcext:value-type="float">
            <text:p>0.9990455324</text:p>
          </table:table-cell>
          <table:table-cell office:value-type="float" office:value="0.00224866740543671" calcext:value-type="float">
            <text:p>0.0022486674</text:p>
          </table:table-cell>
          <table:table-cell office:value-type="float" office:value="0.995510103893131" calcext:value-type="float">
            <text:p>0.9955101039</text:p>
          </table:table-cell>
          <table:table-cell office:value-type="float" office:value="0.0264034563520199" calcext:value-type="float">
            <text:p>0.026403456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99045987685044" calcext:value-type="float">
            <text:p>0.9990459877</text:p>
          </table:table-cell>
          <table:table-cell office:value-type="float" office:value="0.00225016891864462" calcext:value-type="float">
            <text:p>0.0022501689</text:p>
          </table:table-cell>
          <table:table-cell office:value-type="float" office:value="0.995041759992012" calcext:value-type="float">
            <text:p>0.99504176</text:p>
          </table:table-cell>
          <table:table-cell office:value-type="float" office:value="0.030317799395572" calcext:value-type="float">
            <text:p>0.030317799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99050326428045" calcext:value-type="float">
            <text:p>0.9990503264</text:p>
          </table:table-cell>
          <table:table-cell office:value-type="float" office:value="0.00224133416790697" calcext:value-type="float">
            <text:p>0.0022413342</text:p>
          </table:table-cell>
          <table:table-cell office:value-type="float" office:value="0.995609885678475" calcext:value-type="float">
            <text:p>0.9956098857</text:p>
          </table:table-cell>
          <table:table-cell office:value-type="float" office:value="0.025225278399669" calcext:value-type="float">
            <text:p>0.025225278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99048016021417" calcext:value-type="float">
            <text:p>0.999048016</text:p>
          </table:table-cell>
          <table:table-cell office:value-type="float" office:value="0.00224484273082587" calcext:value-type="float">
            <text:p>0.0022448427</text:p>
          </table:table-cell>
          <table:table-cell office:value-type="float" office:value="0.995428411128712" calcext:value-type="float">
            <text:p>0.9954284111</text:p>
          </table:table-cell>
          <table:table-cell office:value-type="float" office:value="0.0270400240503466" calcext:value-type="float">
            <text:p>0.0270400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99051950445581" calcext:value-type="float">
            <text:p>0.9990519504</text:p>
          </table:table-cell>
          <table:table-cell office:value-type="float" office:value="0.00223838185911832" calcext:value-type="float">
            <text:p>0.0022383819</text:p>
          </table:table-cell>
          <table:table-cell office:value-type="float" office:value="0.995838927190093" calcext:value-type="float">
            <text:p>0.9958389272</text:p>
          </table:table-cell>
          <table:table-cell office:value-type="float" office:value="0.0231510717911176" calcext:value-type="float">
            <text:p>0.02315107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99054685596686" calcext:value-type="float">
            <text:p>0.9990546856</text:p>
          </table:table-cell>
          <table:table-cell office:value-type="float" office:value="0.00223164545751418" calcext:value-type="float">
            <text:p>0.0022316455</text:p>
          </table:table-cell>
          <table:table-cell office:value-type="float" office:value="0.995342505227694" calcext:value-type="float">
            <text:p>0.9953425052</text:p>
          </table:table-cell>
          <table:table-cell office:value-type="float" office:value="0.028403091455715" calcext:value-type="float">
            <text:p>0.02840309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99056506637369" calcext:value-type="float">
            <text:p>0.9990565066</text:p>
          </table:table-cell>
          <table:table-cell office:value-type="float" office:value="0.00222290599495969" calcext:value-type="float">
            <text:p>0.002222906</text:p>
          </table:table-cell>
          <table:table-cell office:value-type="float" office:value="0.995491063507223" calcext:value-type="float">
            <text:p>0.9954910635</text:p>
          </table:table-cell>
          <table:table-cell office:value-type="float" office:value="0.0268903401570589" calcext:value-type="float">
            <text:p>0.026890340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99059384436152" calcext:value-type="float">
            <text:p>0.9990593844</text:p>
          </table:table-cell>
          <table:table-cell office:value-type="float" office:value="0.00222044566753431" calcext:value-type="float">
            <text:p>0.0022204457</text:p>
          </table:table-cell>
          <table:table-cell office:value-type="float" office:value="0.995271915875573" calcext:value-type="float">
            <text:p>0.9952719159</text:p>
          </table:table-cell>
          <table:table-cell office:value-type="float" office:value="0.0289440296741297" calcext:value-type="float">
            <text:p>0.028944029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99059707278054" calcext:value-type="float">
            <text:p>0.9990597073</text:p>
          </table:table-cell>
          <table:table-cell office:value-type="float" office:value="0.00221553739444196" calcext:value-type="float">
            <text:p>0.0022155374</text:p>
          </table:table-cell>
          <table:table-cell office:value-type="float" office:value="0.995386280439607" calcext:value-type="float">
            <text:p>0.9953862804</text:p>
          </table:table-cell>
          <table:table-cell office:value-type="float" office:value="0.0275565628677796" calcext:value-type="float">
            <text:p>0.027556562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99067297652845" calcext:value-type="float">
            <text:p>0.9990672977</text:p>
          </table:table-cell>
          <table:table-cell office:value-type="float" office:value="0.00220362412256146" calcext:value-type="float">
            <text:p>0.0022036241</text:p>
          </table:table-cell>
          <table:table-cell office:value-type="float" office:value="0.99559647187282" calcext:value-type="float">
            <text:p>0.9955964719</text:p>
          </table:table-cell>
          <table:table-cell office:value-type="float" office:value="0.0257938816206933" calcext:value-type="float">
            <text:p>0.02579388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9906672001469" calcext:value-type="float">
            <text:p>0.99906672</text:p>
          </table:table-cell>
          <table:table-cell office:value-type="float" office:value="0.00220471614188086" calcext:value-type="float">
            <text:p>0.0022047161</text:p>
          </table:table-cell>
          <table:table-cell office:value-type="float" office:value="0.995557616413157" calcext:value-type="float">
            <text:p>0.9955576164</text:p>
          </table:table-cell>
          <table:table-cell office:value-type="float" office:value="0.0262282291857351" calcext:value-type="float">
            <text:p>0.02622822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99068456207344" calcext:value-type="float">
            <text:p>0.9990684562</text:p>
          </table:table-cell>
          <table:table-cell office:value-type="float" office:value="0.00220025867438166" calcext:value-type="float">
            <text:p>0.0022002587</text:p>
          </table:table-cell>
          <table:table-cell office:value-type="float" office:value="0.995466818033892" calcext:value-type="float">
            <text:p>0.995466818</text:p>
          </table:table-cell>
          <table:table-cell office:value-type="float" office:value="0.0269314098909939" calcext:value-type="float">
            <text:p>0.026931409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99071143738439" calcext:value-type="float">
            <text:p>0.9990711437</text:p>
          </table:table-cell>
          <table:table-cell office:value-type="float" office:value="0.0021928420782971" calcext:value-type="float">
            <text:p>0.0021928421</text:p>
          </table:table-cell>
          <table:table-cell office:value-type="float" office:value="0.995622280299119" calcext:value-type="float">
            <text:p>0.9956222803</text:p>
          </table:table-cell>
          <table:table-cell office:value-type="float" office:value="0.025491987133784" calcext:value-type="float">
            <text:p>0.02549198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99071337350677" calcext:value-type="float">
            <text:p>0.9990713374</text:p>
          </table:table-cell>
          <table:table-cell office:value-type="float" office:value="0.00219034417306345" calcext:value-type="float">
            <text:p>0.0021903442</text:p>
          </table:table-cell>
          <table:table-cell office:value-type="float" office:value="0.995475611039563" calcext:value-type="float">
            <text:p>0.995475611</text:p>
          </table:table-cell>
          <table:table-cell office:value-type="float" office:value="0.0269971938788861" calcext:value-type="float">
            <text:p>0.026997193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9074269604561" calcext:value-type="float">
            <text:p>0.9990742696</text:p>
          </table:table-cell>
          <table:table-cell office:value-type="float" office:value="0.00218727144101011" calcext:value-type="float">
            <text:p>0.0021872714</text:p>
          </table:table-cell>
          <table:table-cell office:value-type="float" office:value="0.995556352531902" calcext:value-type="float">
            <text:p>0.9955563525</text:p>
          </table:table-cell>
          <table:table-cell office:value-type="float" office:value="0.0265123965119123" calcext:value-type="float">
            <text:p>0.02651239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99078537036995" calcext:value-type="float">
            <text:p>0.999078537</text:p>
          </table:table-cell>
          <table:table-cell office:value-type="float" office:value="0.00217593992399593" calcext:value-type="float">
            <text:p>0.0021759399</text:p>
          </table:table-cell>
          <table:table-cell office:value-type="float" office:value="0.995409003771432" calcext:value-type="float">
            <text:p>0.9954090038</text:p>
          </table:table-cell>
          <table:table-cell office:value-type="float" office:value="0.0275021855400237" calcext:value-type="float">
            <text:p>0.027502185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99078985498573" calcext:value-type="float">
            <text:p>0.9990789855</text:p>
          </table:table-cell>
          <table:table-cell office:value-type="float" office:value="0.00217574050918966" calcext:value-type="float">
            <text:p>0.0021757405</text:p>
          </table:table-cell>
          <table:table-cell office:value-type="float" office:value="0.995433222143296" calcext:value-type="float">
            <text:p>0.9954332221</text:p>
          </table:table-cell>
          <table:table-cell office:value-type="float" office:value="0.0278964897099674" calcext:value-type="float">
            <text:p>0.027896489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9080633286298" calcext:value-type="float">
            <text:p>0.9990806333</text:p>
          </table:table-cell>
          <table:table-cell office:value-type="float" office:value="0.00217435802091465" calcext:value-type="float">
            <text:p>0.002174358</text:p>
          </table:table-cell>
          <table:table-cell office:value-type="float" office:value="0.995535341450006" calcext:value-type="float">
            <text:p>0.9955353415</text:p>
          </table:table-cell>
          <table:table-cell office:value-type="float" office:value="0.0263975089545725" calcext:value-type="float">
            <text:p>0.0263975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99081326444121" calcext:value-type="float">
            <text:p>0.9990813264</text:p>
          </table:table-cell>
          <table:table-cell office:value-type="float" office:value="0.00216843835374726" calcext:value-type="float">
            <text:p>0.0021684384</text:p>
          </table:table-cell>
          <table:table-cell office:value-type="float" office:value="0.995986425499692" calcext:value-type="float">
            <text:p>0.9959864255</text:p>
          </table:table-cell>
          <table:table-cell office:value-type="float" office:value="0.0225741446181631" calcext:value-type="float">
            <text:p>0.022574144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9085223560635" calcext:value-type="float">
            <text:p>0.9990852236</text:p>
          </table:table-cell>
          <table:table-cell office:value-type="float" office:value="0.00216405132993437" calcext:value-type="float">
            <text:p>0.0021640513</text:p>
          </table:table-cell>
          <table:table-cell office:value-type="float" office:value="0.995625338119591" calcext:value-type="float">
            <text:p>0.9956253381</text:p>
          </table:table-cell>
          <table:table-cell office:value-type="float" office:value="0.0260169229697684" calcext:value-type="float">
            <text:p>0.0260169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9088937218007" calcext:value-type="float">
            <text:p>0.9990889372</text:p>
          </table:table-cell>
          <table:table-cell office:value-type="float" office:value="0.002155246074811" calcext:value-type="float">
            <text:p>0.0021552461</text:p>
          </table:table-cell>
          <table:table-cell office:value-type="float" office:value="0.995905317102342" calcext:value-type="float">
            <text:p>0.9959053171</text:p>
          </table:table-cell>
          <table:table-cell office:value-type="float" office:value="0.0232148684581575" calcext:value-type="float">
            <text:p>0.023214868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9093041457675" calcext:value-type="float">
            <text:p>0.9990930415</text:p>
          </table:table-cell>
          <table:table-cell office:value-type="float" office:value="0.00214438770766625" calcext:value-type="float">
            <text:p>0.0021443877</text:p>
          </table:table-cell>
          <table:table-cell office:value-type="float" office:value="0.99595865994141" calcext:value-type="float">
            <text:p>0.9959586599</text:p>
          </table:table-cell>
          <table:table-cell office:value-type="float" office:value="0.0229326936856378" calcext:value-type="float">
            <text:p>0.02293269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9094281582014" calcext:value-type="float">
            <text:p>0.9990942816</text:p>
          </table:table-cell>
          <table:table-cell office:value-type="float" office:value="0.00214432843254087" calcext:value-type="float">
            <text:p>0.0021443284</text:p>
          </table:table-cell>
          <table:table-cell office:value-type="float" office:value="0.995961174139916" calcext:value-type="float">
            <text:p>0.9959611741</text:p>
          </table:table-cell>
          <table:table-cell office:value-type="float" office:value="0.0227518253766856" calcext:value-type="float">
            <text:p>0.022751825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99093459406878" calcext:value-type="float">
            <text:p>0.9990934594</text:p>
          </table:table-cell>
          <table:table-cell office:value-type="float" office:value="0.00214409773205653" calcext:value-type="float">
            <text:p>0.0021440977</text:p>
          </table:table-cell>
          <table:table-cell office:value-type="float" office:value="0.995316017300481" calcext:value-type="float">
            <text:p>0.9953160173</text:p>
          </table:table-cell>
          <table:table-cell office:value-type="float" office:value="0.0286707282609669" calcext:value-type="float">
            <text:p>0.028670728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99096252291273" calcext:value-type="float">
            <text:p>0.9990962523</text:p>
          </table:table-cell>
          <table:table-cell office:value-type="float" office:value="0.00213918617408722" calcext:value-type="float">
            <text:p>0.0021391862</text:p>
          </table:table-cell>
          <table:table-cell office:value-type="float" office:value="0.995822931073923" calcext:value-type="float">
            <text:p>0.9958229311</text:p>
          </table:table-cell>
          <table:table-cell office:value-type="float" office:value="0.0239193574000756" calcext:value-type="float">
            <text:p>0.023919357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9095831010794" calcext:value-type="float">
            <text:p>0.999095831</text:p>
          </table:table-cell>
          <table:table-cell office:value-type="float" office:value="0.00213364305571294" calcext:value-type="float">
            <text:p>0.0021336431</text:p>
          </table:table-cell>
          <table:table-cell office:value-type="float" office:value="0.995756908265765" calcext:value-type="float">
            <text:p>0.9957569083</text:p>
          </table:table-cell>
          <table:table-cell office:value-type="float" office:value="0.024539715890816" calcext:value-type="float">
            <text:p>0.024539715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99101807388424" calcext:value-type="float">
            <text:p>0.9991018074</text:p>
          </table:table-cell>
          <table:table-cell office:value-type="float" office:value="0.00212342149992371" calcext:value-type="float">
            <text:p>0.0021234215</text:p>
          </table:table-cell>
          <table:table-cell office:value-type="float" office:value="0.995867073230663" calcext:value-type="float">
            <text:p>0.9958670732</text:p>
          </table:table-cell>
          <table:table-cell office:value-type="float" office:value="0.0237030334844505" calcext:value-type="float">
            <text:p>0.023703033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99103071336039" calcext:value-type="float">
            <text:p>0.9991030713</text:p>
          </table:table-cell>
          <table:table-cell office:value-type="float" office:value="0.00212339194764412" calcext:value-type="float">
            <text:p>0.0021233919</text:p>
          </table:table-cell>
          <table:table-cell office:value-type="float" office:value="0.99595493611767" calcext:value-type="float">
            <text:p>0.9959549361</text:p>
          </table:table-cell>
          <table:table-cell office:value-type="float" office:value="0.0228043329365721" calcext:value-type="float">
            <text:p>0.022804332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99101783684595" calcext:value-type="float">
            <text:p>0.9991017837</text:p>
          </table:table-cell>
          <table:table-cell office:value-type="float" office:value="0.00212177368824705" calcext:value-type="float">
            <text:p>0.0021217737</text:p>
          </table:table-cell>
          <table:table-cell office:value-type="float" office:value="0.996046916980888" calcext:value-type="float">
            <text:p>0.996046917</text:p>
          </table:table-cell>
          <table:table-cell office:value-type="float" office:value="0.022166016823719" calcext:value-type="float">
            <text:p>0.022166016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99105887910991" calcext:value-type="float">
            <text:p>0.9991058879</text:p>
          </table:table-cell>
          <table:table-cell office:value-type="float" office:value="0.002114516622784" calcext:value-type="float">
            <text:p>0.0021145166</text:p>
          </table:table-cell>
          <table:table-cell office:value-type="float" office:value="0.995755100696184" calcext:value-type="float">
            <text:p>0.9957551007</text:p>
          </table:table-cell>
          <table:table-cell office:value-type="float" office:value="0.0247263646510599" calcext:value-type="float">
            <text:p>0.024726364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99107868786618" calcext:value-type="float">
            <text:p>0.9991078688</text:p>
          </table:table-cell>
          <table:table-cell office:value-type="float" office:value="0.00210834416432049" calcext:value-type="float">
            <text:p>0.0021083442</text:p>
          </table:table-cell>
          <table:table-cell office:value-type="float" office:value="0.995579103151002" calcext:value-type="float">
            <text:p>0.9955791032</text:p>
          </table:table-cell>
          <table:table-cell office:value-type="float" office:value="0.0263911322438586" calcext:value-type="float">
            <text:p>0.026391132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99105045363304" calcext:value-type="float">
            <text:p>0.9991050454</text:p>
          </table:table-cell>
          <table:table-cell office:value-type="float" office:value="0.00211511429966838" calcext:value-type="float">
            <text:p>0.0021151143</text:p>
          </table:table-cell>
          <table:table-cell office:value-type="float" office:value="0.995891699372089" calcext:value-type="float">
            <text:p>0.9958916994</text:p>
          </table:table-cell>
          <table:table-cell office:value-type="float" office:value="0.0238115769558806" calcext:value-type="float">
            <text:p>0.0238115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99113756878767" calcext:value-type="float">
            <text:p>0.9991137569</text:p>
          </table:table-cell>
          <table:table-cell office:value-type="float" office:value="0.00209802789363717" calcext:value-type="float">
            <text:p>0.0020980279</text:p>
          </table:table-cell>
          <table:table-cell office:value-type="float" office:value="0.995834877153357" calcext:value-type="float">
            <text:p>0.9958348772</text:p>
          </table:table-cell>
          <table:table-cell office:value-type="float" office:value="0.0241720405206303" calcext:value-type="float">
            <text:p>0.024172040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99113485081056" calcext:value-type="float">
            <text:p>0.9991134851</text:p>
          </table:table-cell>
          <table:table-cell office:value-type="float" office:value="0.00209846777371329" calcext:value-type="float">
            <text:p>0.0020984678</text:p>
          </table:table-cell>
          <table:table-cell office:value-type="float" office:value="0.995793480446811" calcext:value-type="float">
            <text:p>0.9957934804</text:p>
          </table:table-cell>
          <table:table-cell office:value-type="float" office:value="0.0244192036757989" calcext:value-type="float">
            <text:p>0.024419203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99115883826254" calcext:value-type="float">
            <text:p>0.9991158838</text:p>
          </table:table-cell>
          <table:table-cell office:value-type="float" office:value="0.00209414995975537" calcext:value-type="float">
            <text:p>0.00209415</text:p>
          </table:table-cell>
          <table:table-cell office:value-type="float" office:value="0.996114625070228" calcext:value-type="float">
            <text:p>0.9961146251</text:p>
          </table:table-cell>
          <table:table-cell office:value-type="float" office:value="0.0216515177716315" calcext:value-type="float">
            <text:p>0.021651517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99119155724419" calcext:value-type="float">
            <text:p>0.9991191557</text:p>
          </table:table-cell>
          <table:table-cell office:value-type="float" office:value="0.00208539635985484" calcext:value-type="float">
            <text:p>0.0020853964</text:p>
          </table:table-cell>
          <table:table-cell office:value-type="float" office:value="0.995830188413899" calcext:value-type="float">
            <text:p>0.9958301884</text:p>
          </table:table-cell>
          <table:table-cell office:value-type="float" office:value="0.0240892802622892" calcext:value-type="float">
            <text:p>0.024089280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99121102583857" calcext:value-type="float">
            <text:p>0.9991211026</text:p>
          </table:table-cell>
          <table:table-cell office:value-type="float" office:value="0.00208278427366478" calcext:value-type="float">
            <text:p>0.0020827843</text:p>
          </table:table-cell>
          <table:table-cell office:value-type="float" office:value="0.995917004894982" calcext:value-type="float">
            <text:p>0.9959170049</text:p>
          </table:table-cell>
          <table:table-cell office:value-type="float" office:value="0.0234556228866619" calcext:value-type="float">
            <text:p>0.02345562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99121687004015" calcext:value-type="float">
            <text:p>0.999121687</text:p>
          </table:table-cell>
          <table:table-cell office:value-type="float" office:value="0.0020834847756329" calcext:value-type="float">
            <text:p>0.0020834848</text:p>
          </table:table-cell>
          <table:table-cell office:value-type="float" office:value="0.995275734793341" calcext:value-type="float">
            <text:p>0.9952757348</text:p>
          </table:table-cell>
          <table:table-cell office:value-type="float" office:value="0.0291904886156749" calcext:value-type="float">
            <text:p>0.029190488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99124272605991" calcext:value-type="float">
            <text:p>0.9991242726</text:p>
          </table:table-cell>
          <table:table-cell office:value-type="float" office:value="0.0020731693725561" calcext:value-type="float">
            <text:p>0.0020731694</text:p>
          </table:table-cell>
          <table:table-cell office:value-type="float" office:value="0.996006471426974" calcext:value-type="float">
            <text:p>0.9960064714</text:p>
          </table:table-cell>
          <table:table-cell office:value-type="float" office:value="0.0229734379614232" calcext:value-type="float">
            <text:p>0.0229734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99123698431834" calcext:value-type="float">
            <text:p>0.9991236984</text:p>
          </table:table-cell>
          <table:table-cell office:value-type="float" office:value="0.00207845773864135" calcext:value-type="float">
            <text:p>0.0020784577</text:p>
          </table:table-cell>
          <table:table-cell office:value-type="float" office:value="0.996121148533822" calcext:value-type="float">
            <text:p>0.9961211485</text:p>
          </table:table-cell>
          <table:table-cell office:value-type="float" office:value="0.0216487106563122" calcext:value-type="float">
            <text:p>0.021648710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99128608004443" calcext:value-type="float">
            <text:p>0.999128608</text:p>
          </table:table-cell>
          <table:table-cell office:value-type="float" office:value="0.00206615704019888" calcext:value-type="float">
            <text:p>0.002066157</text:p>
          </table:table-cell>
          <table:table-cell office:value-type="float" office:value="0.995752097158277" calcext:value-type="float">
            <text:p>0.9957520972</text:p>
          </table:table-cell>
          <table:table-cell office:value-type="float" office:value="0.0253126067297081" calcext:value-type="float">
            <text:p>0.02531260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9912978697131" calcext:value-type="float">
            <text:p>0.999129787</text:p>
          </table:table-cell>
          <table:table-cell office:value-type="float" office:value="0.0020599407381854" calcext:value-type="float">
            <text:p>0.0020599407</text:p>
          </table:table-cell>
          <table:table-cell office:value-type="float" office:value="0.996034250509444" calcext:value-type="float">
            <text:p>0.9960342505</text:p>
          </table:table-cell>
          <table:table-cell office:value-type="float" office:value="0.0222254217313231" calcext:value-type="float">
            <text:p>0.02222542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99131156139505" calcext:value-type="float">
            <text:p>0.9991311561</text:p>
          </table:table-cell>
          <table:table-cell office:value-type="float" office:value="0.00205498944233462" calcext:value-type="float">
            <text:p>0.0020549894</text:p>
          </table:table-cell>
          <table:table-cell office:value-type="float" office:value="0.996056810927216" calcext:value-type="float">
            <text:p>0.9960568109</text:p>
          </table:table-cell>
          <table:table-cell office:value-type="float" office:value="0.0221632411382036" calcext:value-type="float">
            <text:p>0.02216324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99133972847178" calcext:value-type="float">
            <text:p>0.9991339728</text:p>
          </table:table-cell>
          <table:table-cell office:value-type="float" office:value="0.00205449905045135" calcext:value-type="float">
            <text:p>0.0020544991</text:p>
          </table:table-cell>
          <table:table-cell office:value-type="float" office:value="0.99586053617652" calcext:value-type="float">
            <text:p>0.9958605362</text:p>
          </table:table-cell>
          <table:table-cell office:value-type="float" office:value="0.0241714035808058" calcext:value-type="float">
            <text:p>0.02417140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99129233063528" calcext:value-type="float">
            <text:p>0.9991292331</text:p>
          </table:table-cell>
          <table:table-cell office:value-type="float" office:value="0.00206198169267296" calcext:value-type="float">
            <text:p>0.0020619817</text:p>
          </table:table-cell>
          <table:table-cell office:value-type="float" office:value="0.996145434884976" calcext:value-type="float">
            <text:p>0.9961454349</text:p>
          </table:table-cell>
          <table:table-cell office:value-type="float" office:value="0.0218998718776798" calcext:value-type="float">
            <text:p>0.02189987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99133928598261" calcext:value-type="float">
            <text:p>0.9991339286</text:p>
          </table:table-cell>
          <table:table-cell office:value-type="float" office:value="0.00205430816613267" calcext:value-type="float">
            <text:p>0.0020543082</text:p>
          </table:table-cell>
          <table:table-cell office:value-type="float" office:value="0.995894295140434" calcext:value-type="float">
            <text:p>0.9958942951</text:p>
          </table:table-cell>
          <table:table-cell office:value-type="float" office:value="0.0238087032953755" calcext:value-type="float">
            <text:p>0.023808703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99136018264641" calcext:value-type="float">
            <text:p>0.9991360183</text:p>
          </table:table-cell>
          <table:table-cell office:value-type="float" office:value="0.00204710733743546" calcext:value-type="float">
            <text:p>0.0020471073</text:p>
          </table:table-cell>
          <table:table-cell office:value-type="float" office:value="0.995990434658604" calcext:value-type="float">
            <text:p>0.9959904347</text:p>
          </table:table-cell>
          <table:table-cell office:value-type="float" office:value="0.0226465461849694" calcext:value-type="float">
            <text:p>0.022646546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999140475858587" calcext:value-type="float">
            <text:p>0.9991404759</text:p>
          </table:table-cell>
          <table:table-cell office:value-type="float" office:value="0.0020387519667959" calcext:value-type="float">
            <text:p>0.002038752</text:p>
          </table:table-cell>
          <table:table-cell office:value-type="float" office:value="0.99590043805538" calcext:value-type="float">
            <text:p>0.9959004381</text:p>
          </table:table-cell>
          <table:table-cell office:value-type="float" office:value="0.0237882986493273" calcext:value-type="float">
            <text:p>0.023788298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99142055799743" calcext:value-type="float">
            <text:p>0.9991420558</text:p>
          </table:table-cell>
          <table:table-cell office:value-type="float" office:value="0.00203330289790014" calcext:value-type="float">
            <text:p>0.0020333029</text:p>
          </table:table-cell>
          <table:table-cell office:value-type="float" office:value="0.99607846061893" calcext:value-type="float">
            <text:p>0.9960784606</text:p>
          </table:table-cell>
          <table:table-cell office:value-type="float" office:value="0.0224076691007918" calcext:value-type="float">
            <text:p>0.022407669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99143316362993" calcext:value-type="float">
            <text:p>0.9991433164</text:p>
          </table:table-cell>
          <table:table-cell office:value-type="float" office:value="0.00202513110051042" calcext:value-type="float">
            <text:p>0.0020251311</text:p>
          </table:table-cell>
          <table:table-cell office:value-type="float" office:value="0.996020415383494" calcext:value-type="float">
            <text:p>0.9960204154</text:p>
          </table:table-cell>
          <table:table-cell office:value-type="float" office:value="0.0227147404375511" calcext:value-type="float">
            <text:p>0.022714740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99143370765006" calcext:value-type="float">
            <text:p>0.9991433708</text:p>
          </table:table-cell>
          <table:table-cell office:value-type="float" office:value="0.00202862236824963" calcext:value-type="float">
            <text:p>0.0020286224</text:p>
          </table:table-cell>
          <table:table-cell office:value-type="float" office:value="0.996287605579859" calcext:value-type="float">
            <text:p>0.9962876056</text:p>
          </table:table-cell>
          <table:table-cell office:value-type="float" office:value="0.0202650114753105" calcext:value-type="float">
            <text:p>0.02026501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99145660706178" calcext:value-type="float">
            <text:p>0.9991456607</text:p>
          </table:table-cell>
          <table:table-cell office:value-type="float" office:value="0.00202367050997105" calcext:value-type="float">
            <text:p>0.0020236705</text:p>
          </table:table-cell>
          <table:table-cell office:value-type="float" office:value="0.996156701423681" calcext:value-type="float">
            <text:p>0.9961567014</text:p>
          </table:table-cell>
          <table:table-cell office:value-type="float" office:value="0.0214980335833981" calcext:value-type="float">
            <text:p>0.02149803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99150899836333" calcext:value-type="float">
            <text:p>0.9991508998</text:p>
          </table:table-cell>
          <table:table-cell office:value-type="float" office:value="0.00201474980242132" calcext:value-type="float">
            <text:p>0.0020147498</text:p>
          </table:table-cell>
          <table:table-cell office:value-type="float" office:value="0.996168851374624" calcext:value-type="float">
            <text:p>0.9961688514</text:p>
          </table:table-cell>
          <table:table-cell office:value-type="float" office:value="0.0213201416360243" calcext:value-type="float">
            <text:p>0.02132014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99148851034504" calcext:value-type="float">
            <text:p>0.999148851</text:p>
          </table:table-cell>
          <table:table-cell office:value-type="float" office:value="0.00201598558828639" calcext:value-type="float">
            <text:p>0.0020159856</text:p>
          </table:table-cell>
          <table:table-cell office:value-type="float" office:value="0.996163863682901" calcext:value-type="float">
            <text:p>0.9961638637</text:p>
          </table:table-cell>
          <table:table-cell office:value-type="float" office:value="0.0213023570393785" calcext:value-type="float">
            <text:p>0.02130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99154175158679" calcext:value-type="float">
            <text:p>0.9991541752</text:p>
          </table:table-cell>
          <table:table-cell office:value-type="float" office:value="0.00200923489968899" calcext:value-type="float">
            <text:p>0.0020092349</text:p>
          </table:table-cell>
          <table:table-cell office:value-type="float" office:value="0.996376460643315" calcext:value-type="float">
            <text:p>0.9963764606</text:p>
          </table:table-cell>
          <table:table-cell office:value-type="float" office:value="0.0194573637536258" calcext:value-type="float">
            <text:p>0.019457363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99155231863691" calcext:value-type="float">
            <text:p>0.9991552319</text:p>
          </table:table-cell>
          <table:table-cell office:value-type="float" office:value="0.00200216359030841" calcext:value-type="float">
            <text:p>0.0020021636</text:p>
          </table:table-cell>
          <table:table-cell office:value-type="float" office:value="0.99624229468898" calcext:value-type="float">
            <text:p>0.9962422947</text:p>
          </table:table-cell>
          <table:table-cell office:value-type="float" office:value="0.0211102914454366" calcext:value-type="float">
            <text:p>0.02111029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999155541075229" calcext:value-type="float">
            <text:p>0.9991555411</text:p>
          </table:table-cell>
          <table:table-cell office:value-type="float" office:value="0.00200413456708201" calcext:value-type="float">
            <text:p>0.0020041346</text:p>
          </table:table-cell>
          <table:table-cell office:value-type="float" office:value="0.9960762725007" calcext:value-type="float">
            <text:p>0.9960762725</text:p>
          </table:table-cell>
          <table:table-cell office:value-type="float" office:value="0.0226951354405978" calcext:value-type="float">
            <text:p>0.022695135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999158473130033" calcext:value-type="float">
            <text:p>0.9991584731</text:p>
          </table:table-cell>
          <table:table-cell office:value-type="float" office:value="0.00199685538913644" calcext:value-type="float">
            <text:p>0.0019968554</text:p>
          </table:table-cell>
          <table:table-cell office:value-type="float" office:value="0.996219095648118" calcext:value-type="float">
            <text:p>0.9962190956</text:p>
          </table:table-cell>
          <table:table-cell office:value-type="float" office:value="0.0210499243071065" calcext:value-type="float">
            <text:p>0.02104992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99157246582972" calcext:value-type="float">
            <text:p>0.9991572466</text:p>
          </table:table-cell>
          <table:table-cell office:value-type="float" office:value="0.00199333081181377" calcext:value-type="float">
            <text:p>0.0019933308</text:p>
          </table:table-cell>
          <table:table-cell office:value-type="float" office:value="0.996075103740017" calcext:value-type="float">
            <text:p>0.9960751037</text:p>
          </table:table-cell>
          <table:table-cell office:value-type="float" office:value="0.0227851811108978" calcext:value-type="float">
            <text:p>0.02278518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9916231595071" calcext:value-type="float">
            <text:p>0.999162316</text:p>
          </table:table-cell>
          <table:table-cell office:value-type="float" office:value="0.00198498249924517" calcext:value-type="float">
            <text:p>0.0019849825</text:p>
          </table:table-cell>
          <table:table-cell office:value-type="float" office:value="0.996157911009099" calcext:value-type="float">
            <text:p>0.996157911</text:p>
          </table:table-cell>
          <table:table-cell office:value-type="float" office:value="0.0219372721399097" calcext:value-type="float">
            <text:p>0.02193727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99166179064307" calcext:value-type="float">
            <text:p>0.9991661791</text:p>
          </table:table-cell>
          <table:table-cell office:value-type="float" office:value="0.00197913286630151" calcext:value-type="float">
            <text:p>0.0019791329</text:p>
          </table:table-cell>
          <table:table-cell office:value-type="float" office:value="0.996033176895877" calcext:value-type="float">
            <text:p>0.9960331769</text:p>
          </table:table-cell>
          <table:table-cell office:value-type="float" office:value="0.023035114273127" calcext:value-type="float">
            <text:p>0.02303511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99164055541002" calcext:value-type="float">
            <text:p>0.9991640555</text:p>
          </table:table-cell>
          <table:table-cell office:value-type="float" office:value="0.00198313024917282" calcext:value-type="float">
            <text:p>0.0019831302</text:p>
          </table:table-cell>
          <table:table-cell office:value-type="float" office:value="0.996375522842335" calcext:value-type="float">
            <text:p>0.9963755228</text:p>
          </table:table-cell>
          <table:table-cell office:value-type="float" office:value="0.0196332330094865" calcext:value-type="float">
            <text:p>0.0196332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99166834821576" calcext:value-type="float">
            <text:p>0.9991668348</text:p>
          </table:table-cell>
          <table:table-cell office:value-type="float" office:value="0.00197665237375159" calcext:value-type="float">
            <text:p>0.0019766524</text:p>
          </table:table-cell>
          <table:table-cell office:value-type="float" office:value="0.996232727008735" calcext:value-type="float">
            <text:p>0.996232727</text:p>
          </table:table-cell>
          <table:table-cell office:value-type="float" office:value="0.0212038950542533" calcext:value-type="float">
            <text:p>0.02120389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99165598094875" calcext:value-type="float">
            <text:p>0.9991655981</text:p>
          </table:table-cell>
          <table:table-cell office:value-type="float" office:value="0.00197933379331456" calcext:value-type="float">
            <text:p>0.0019793338</text:p>
          </table:table-cell>
          <table:table-cell office:value-type="float" office:value="0.995956145716361" calcext:value-type="float">
            <text:p>0.9959561457</text:p>
          </table:table-cell>
          <table:table-cell office:value-type="float" office:value="0.0237533636791397" calcext:value-type="float">
            <text:p>0.02375336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99170290112522" calcext:value-type="float">
            <text:p>0.9991702901</text:p>
          </table:table-cell>
          <table:table-cell office:value-type="float" office:value="0.00196869702697314" calcext:value-type="float">
            <text:p>0.001968697</text:p>
          </table:table-cell>
          <table:table-cell office:value-type="float" office:value="0.996339222565177" calcext:value-type="float">
            <text:p>0.9963392226</text:p>
          </table:table-cell>
          <table:table-cell office:value-type="float" office:value="0.0199831952147005" calcext:value-type="float">
            <text:p>0.019983195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99171265247696" calcext:value-type="float">
            <text:p>0.9991712652</text:p>
          </table:table-cell>
          <table:table-cell office:value-type="float" office:value="0.00196763074871188" calcext:value-type="float">
            <text:p>0.0019676307</text:p>
          </table:table-cell>
          <table:table-cell office:value-type="float" office:value="0.996231218444507" calcext:value-type="float">
            <text:p>0.9962312184</text:p>
          </table:table-cell>
          <table:table-cell office:value-type="float" office:value="0.0210776893592885" calcext:value-type="float">
            <text:p>0.021077689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99173045636179" calcext:value-type="float">
            <text:p>0.9991730456</text:p>
          </table:table-cell>
          <table:table-cell office:value-type="float" office:value="0.00196046456716896" calcext:value-type="float">
            <text:p>0.0019604646</text:p>
          </table:table-cell>
          <table:table-cell office:value-type="float" office:value="0.996241846227401" calcext:value-type="float">
            <text:p>0.9962418462</text:p>
          </table:table-cell>
          <table:table-cell office:value-type="float" office:value="0.0212278633582296" calcext:value-type="float">
            <text:p>0.021227863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99173765988372" calcext:value-type="float">
            <text:p>0.999173766</text:p>
          </table:table-cell>
          <table:table-cell office:value-type="float" office:value="0.00195784570040205" calcext:value-type="float">
            <text:p>0.0019578457</text:p>
          </table:table-cell>
          <table:table-cell office:value-type="float" office:value="0.996339208868452" calcext:value-type="float">
            <text:p>0.9963392089</text:p>
          </table:table-cell>
          <table:table-cell office:value-type="float" office:value="0.0201093634829818" calcext:value-type="float">
            <text:p>0.020109363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99175522473946" calcext:value-type="float">
            <text:p>0.9991755225</text:p>
          </table:table-cell>
          <table:table-cell office:value-type="float" office:value="0.001957875038774" calcext:value-type="float">
            <text:p>0.001957875</text:p>
          </table:table-cell>
          <table:table-cell office:value-type="float" office:value="0.996404402706199" calcext:value-type="float">
            <text:p>0.9964044027</text:p>
          </table:table-cell>
          <table:table-cell office:value-type="float" office:value="0.0196352380134399" calcext:value-type="float">
            <text:p>0.01963523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9917889295668" calcext:value-type="float">
            <text:p>0.999178893</text:p>
          </table:table-cell>
          <table:table-cell office:value-type="float" office:value="0.00195028430175064" calcext:value-type="float">
            <text:p>0.0019502843</text:p>
          </table:table-cell>
          <table:table-cell office:value-type="float" office:value="0.996433717653444" calcext:value-type="float">
            <text:p>0.9964337177</text:p>
          </table:table-cell>
          <table:table-cell office:value-type="float" office:value="0.0191119769879475" calcext:value-type="float">
            <text:p>0.01911197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99180377777264" calcext:value-type="float">
            <text:p>0.9991803778</text:p>
          </table:table-cell>
          <table:table-cell office:value-type="float" office:value="0.00194313076906552" calcext:value-type="float">
            <text:p>0.0019431308</text:p>
          </table:table-cell>
          <table:table-cell office:value-type="float" office:value="0.996300435137892" calcext:value-type="float">
            <text:p>0.9963004351</text:p>
          </table:table-cell>
          <table:table-cell office:value-type="float" office:value="0.0206520822711257" calcext:value-type="float">
            <text:p>0.020652082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99181940663872" calcext:value-type="float">
            <text:p>0.9991819407</text:p>
          </table:table-cell>
          <table:table-cell office:value-type="float" office:value="0.00194131310116122" calcext:value-type="float">
            <text:p>0.0019413131</text:p>
          </table:table-cell>
          <table:table-cell office:value-type="float" office:value="0.996473143823267" calcext:value-type="float">
            <text:p>0.9964731438</text:p>
          </table:table-cell>
          <table:table-cell office:value-type="float" office:value="0.019143259310479" calcext:value-type="float">
            <text:p>0.019143259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99180690386438" calcext:value-type="float">
            <text:p>0.9991806904</text:p>
          </table:table-cell>
          <table:table-cell office:value-type="float" office:value="0.00194408413234487" calcext:value-type="float">
            <text:p>0.0019440841</text:p>
          </table:table-cell>
          <table:table-cell office:value-type="float" office:value="0.996183257383271" calcext:value-type="float">
            <text:p>0.9961832574</text:p>
          </table:table-cell>
          <table:table-cell office:value-type="float" office:value="0.0216018724757319" calcext:value-type="float">
            <text:p>0.02160187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99185450449735" calcext:value-type="float">
            <text:p>0.9991854504</text:p>
          </table:table-cell>
          <table:table-cell office:value-type="float" office:value="0.00193740534621549" calcext:value-type="float">
            <text:p>0.0019374053</text:p>
          </table:table-cell>
          <table:table-cell office:value-type="float" office:value="0.996497402860603" calcext:value-type="float">
            <text:p>0.9964974029</text:p>
          </table:table-cell>
          <table:table-cell office:value-type="float" office:value="0.0187758053166647" calcext:value-type="float">
            <text:p>0.018775805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999185637333058" calcext:value-type="float">
            <text:p>0.9991856373</text:p>
          </table:table-cell>
          <table:table-cell office:value-type="float" office:value="0.00193172047662077" calcext:value-type="float">
            <text:p>0.0019317205</text:p>
          </table:table-cell>
          <table:table-cell office:value-type="float" office:value="0.996331326336671" calcext:value-type="float">
            <text:p>0.9963313263</text:p>
          </table:table-cell>
          <table:table-cell office:value-type="float" office:value="0.0202520919877242" calcext:value-type="float">
            <text:p>0.0202520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99192082677538" calcext:value-type="float">
            <text:p>0.9991920827</text:p>
          </table:table-cell>
          <table:table-cell office:value-type="float" office:value="0.00192508672730488" calcext:value-type="float">
            <text:p>0.0019250867</text:p>
          </table:table-cell>
          <table:table-cell office:value-type="float" office:value="0.996267844974477" calcext:value-type="float">
            <text:p>0.996267845</text:p>
          </table:table-cell>
          <table:table-cell office:value-type="float" office:value="0.0211152398916912" calcext:value-type="float">
            <text:p>0.02111523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99192796128281" calcext:value-type="float">
            <text:p>0.9991927961</text:p>
          </table:table-cell>
          <table:table-cell office:value-type="float" office:value="0.00192130294124934" calcext:value-type="float">
            <text:p>0.0019213029</text:p>
          </table:table-cell>
          <table:table-cell office:value-type="float" office:value="0.99646886277374" calcext:value-type="float">
            <text:p>0.9964688628</text:p>
          </table:table-cell>
          <table:table-cell office:value-type="float" office:value="0.0192474811171988" calcext:value-type="float">
            <text:p>0.01924748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999193098504728" calcext:value-type="float">
            <text:p>0.9991930985</text:p>
          </table:table-cell>
          <table:table-cell office:value-type="float" office:value="0.00191767415551992" calcext:value-type="float">
            <text:p>0.0019176742</text:p>
          </table:table-cell>
          <table:table-cell office:value-type="float" office:value="0.996259350801624" calcext:value-type="float">
            <text:p>0.9962593508</text:p>
          </table:table-cell>
          <table:table-cell office:value-type="float" office:value="0.0210954809191829" calcext:value-type="float">
            <text:p>0.021095480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9919523567167" calcext:value-type="float">
            <text:p>0.9991952357</text:p>
          </table:table-cell>
          <table:table-cell office:value-type="float" office:value="0.00191606951479729" calcext:value-type="float">
            <text:p>0.0019160695</text:p>
          </table:table-cell>
          <table:table-cell office:value-type="float" office:value="0.9964200046699" calcext:value-type="float">
            <text:p>0.9964200047</text:p>
          </table:table-cell>
          <table:table-cell office:value-type="float" office:value="0.0195688872405875" calcext:value-type="float">
            <text:p>0.01956888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99195143829287" calcext:value-type="float">
            <text:p>0.9991951438</text:p>
          </table:table-cell>
          <table:table-cell office:value-type="float" office:value="0.00191076365981788" calcext:value-type="float">
            <text:p>0.0019107637</text:p>
          </table:table-cell>
          <table:table-cell office:value-type="float" office:value="0.996495581713744" calcext:value-type="float">
            <text:p>0.9964955817</text:p>
          </table:table-cell>
          <table:table-cell office:value-type="float" office:value="0.0189063402414952" calcext:value-type="float">
            <text:p>0.018906340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99194719190986" calcext:value-type="float">
            <text:p>0.9991947192</text:p>
          </table:table-cell>
          <table:table-cell office:value-type="float" office:value="0.00191593667356129" calcext:value-type="float">
            <text:p>0.0019159367</text:p>
          </table:table-cell>
          <table:table-cell office:value-type="float" office:value="0.996416131456295" calcext:value-type="float">
            <text:p>0.9964161315</text:p>
          </table:table-cell>
          <table:table-cell office:value-type="float" office:value="0.0199336766981192" calcext:value-type="float">
            <text:p>0.019933676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999198079467536" calcext:value-type="float">
            <text:p>0.9991980795</text:p>
          </table:table-cell>
          <table:table-cell office:value-type="float" office:value="0.00190769871828513" calcext:value-type="float">
            <text:p>0.0019076987</text:p>
          </table:table-cell>
          <table:table-cell office:value-type="float" office:value="0.996343109448963" calcext:value-type="float">
            <text:p>0.9963431094</text:p>
          </table:table-cell>
          <table:table-cell office:value-type="float" office:value="0.0204823671800108" calcext:value-type="float">
            <text:p>0.02048236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999194705573893" calcext:value-type="float">
            <text:p>0.9991947056</text:p>
          </table:table-cell>
          <table:table-cell office:value-type="float" office:value="0.00191454423238542" calcext:value-type="float">
            <text:p>0.0019145442</text:p>
          </table:table-cell>
          <table:table-cell office:value-type="float" office:value="0.996517584892456" calcext:value-type="float">
            <text:p>0.9965175849</text:p>
          </table:table-cell>
          <table:table-cell office:value-type="float" office:value="0.0187938937614998" calcext:value-type="float">
            <text:p>0.01879389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99200851966108" calcext:value-type="float">
            <text:p>0.999200852</text:p>
          </table:table-cell>
          <table:table-cell office:value-type="float" office:value="0.00189893896986181" calcext:value-type="float">
            <text:p>0.001898939</text:p>
          </table:table-cell>
          <table:table-cell office:value-type="float" office:value="0.996183311652564" calcext:value-type="float">
            <text:p>0.9961833117</text:p>
          </table:table-cell>
          <table:table-cell office:value-type="float" office:value="0.0219457692159139" calcext:value-type="float">
            <text:p>0.02194576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99203790856002" calcext:value-type="float">
            <text:p>0.9992037909</text:p>
          </table:table-cell>
          <table:table-cell office:value-type="float" office:value="0.00189635521279985" calcext:value-type="float">
            <text:p>0.0018963552</text:p>
          </table:table-cell>
          <table:table-cell office:value-type="float" office:value="0.996287524089652" calcext:value-type="float">
            <text:p>0.9962875241</text:p>
          </table:table-cell>
          <table:table-cell office:value-type="float" office:value="0.0210682851310294" calcext:value-type="float">
            <text:p>0.021068285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99203586984493" calcext:value-type="float">
            <text:p>0.999203587</text:p>
          </table:table-cell>
          <table:table-cell office:value-type="float" office:value="0.00189232066171246" calcext:value-type="float">
            <text:p>0.0018923207</text:p>
          </table:table-cell>
          <table:table-cell office:value-type="float" office:value="0.996422722859362" calcext:value-type="float">
            <text:p>0.9964227229</text:p>
          </table:table-cell>
          <table:table-cell office:value-type="float" office:value="0.0196931891734756" calcext:value-type="float">
            <text:p>0.01969318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99207422890448" calcext:value-type="float">
            <text:p>0.9992074229</text:p>
          </table:table-cell>
          <table:table-cell office:value-type="float" office:value="0.00188532862974033" calcext:value-type="float">
            <text:p>0.0018853286</text:p>
          </table:table-cell>
          <table:table-cell office:value-type="float" office:value="0.996083597793422" calcext:value-type="float">
            <text:p>0.9960835978</text:p>
          </table:table-cell>
          <table:table-cell office:value-type="float" office:value="0.0233227873685146" calcext:value-type="float">
            <text:p>0.023322787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999206998185786" calcext:value-type="float">
            <text:p>0.9992069982</text:p>
          </table:table-cell>
          <table:table-cell office:value-type="float" office:value="0.00188650331788422" calcext:value-type="float">
            <text:p>0.0018865033</text:p>
          </table:table-cell>
          <table:table-cell office:value-type="float" office:value="0.996383853822422" calcext:value-type="float">
            <text:p>0.9963838538</text:p>
          </table:table-cell>
          <table:table-cell office:value-type="float" office:value="0.0201206179213362" calcext:value-type="float">
            <text:p>0.020120617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99209767326537" calcext:value-type="float">
            <text:p>0.9992097673</text:p>
          </table:table-cell>
          <table:table-cell office:value-type="float" office:value="0.00187929131479366" calcext:value-type="float">
            <text:p>0.0018792913</text:p>
          </table:table-cell>
          <table:table-cell office:value-type="float" office:value="0.996440866149579" calcext:value-type="float">
            <text:p>0.9964408661</text:p>
          </table:table-cell>
          <table:table-cell office:value-type="float" office:value="0.0196956839848768" calcext:value-type="float">
            <text:p>0.01969568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99207885088567" calcext:value-type="float">
            <text:p>0.9992078851</text:p>
          </table:table-cell>
          <table:table-cell office:value-type="float" office:value="0.00188272614494996" calcext:value-type="float">
            <text:p>0.0018827261</text:p>
          </table:table-cell>
          <table:table-cell office:value-type="float" office:value="0.996368360622931" calcext:value-type="float">
            <text:p>0.9963683606</text:p>
          </table:table-cell>
          <table:table-cell office:value-type="float" office:value="0.0201873149936618" calcext:value-type="float">
            <text:p>0.0201873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99205717395977" calcext:value-type="float">
            <text:p>0.9992057174</text:p>
          </table:table-cell>
          <table:table-cell office:value-type="float" office:value="0.00188847898509879" calcext:value-type="float">
            <text:p>0.001888479</text:p>
          </table:table-cell>
          <table:table-cell office:value-type="float" office:value="0.996067819192398" calcext:value-type="float">
            <text:p>0.9960678192</text:p>
          </table:table-cell>
          <table:table-cell office:value-type="float" office:value="0.0233592481697254" calcext:value-type="float">
            <text:p>0.023359248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9921709256617" calcext:value-type="float">
            <text:p>0.9992170926</text:p>
          </table:table-cell>
          <table:table-cell office:value-type="float" office:value="0.00186337343511153" calcext:value-type="float">
            <text:p>0.0018633734</text:p>
          </table:table-cell>
          <table:table-cell office:value-type="float" office:value="0.996428974472157" calcext:value-type="float">
            <text:p>0.9964289745</text:p>
          </table:table-cell>
          <table:table-cell office:value-type="float" office:value="0.0201094800575678" calcext:value-type="float">
            <text:p>0.02010948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999210616762403" calcext:value-type="float">
            <text:p>0.9992106168</text:p>
          </table:table-cell>
          <table:table-cell office:value-type="float" office:value="0.0018763434891225" calcext:value-type="float">
            <text:p>0.0018763435</text:p>
          </table:table-cell>
          <table:table-cell office:value-type="float" office:value="0.996316390336422" calcext:value-type="float">
            <text:p>0.9963163903</text:p>
          </table:table-cell>
          <table:table-cell office:value-type="float" office:value="0.0210402512176747" calcext:value-type="float">
            <text:p>0.02104025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99216902298482" calcext:value-type="float">
            <text:p>0.9992169023</text:p>
          </table:table-cell>
          <table:table-cell office:value-type="float" office:value="0.00186430866043787" calcext:value-type="float">
            <text:p>0.0018643087</text:p>
          </table:table-cell>
          <table:table-cell office:value-type="float" office:value="0.996190283604279" calcext:value-type="float">
            <text:p>0.9961902836</text:p>
          </table:table-cell>
          <table:table-cell office:value-type="float" office:value="0.0222257916887953" calcext:value-type="float">
            <text:p>0.02222579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992177925989" calcext:value-type="float">
            <text:p>0.9992177926</text:p>
          </table:table-cell>
          <table:table-cell office:value-type="float" office:value="0.00186110593435987" calcext:value-type="float">
            <text:p>0.0018611059</text:p>
          </table:table-cell>
          <table:table-cell office:value-type="float" office:value="0.996325604742021" calcext:value-type="float">
            <text:p>0.9963256047</text:p>
          </table:table-cell>
          <table:table-cell office:value-type="float" office:value="0.0211233197742722" calcext:value-type="float">
            <text:p>0.021123319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99219746213797" calcext:value-type="float">
            <text:p>0.9992197462</text:p>
          </table:table-cell>
          <table:table-cell office:value-type="float" office:value="0.0018576956737726" calcext:value-type="float">
            <text:p>0.0018576957</text:p>
          </table:table-cell>
          <table:table-cell office:value-type="float" office:value="0.995998575384276" calcext:value-type="float">
            <text:p>0.9959985754</text:p>
          </table:table-cell>
          <table:table-cell office:value-type="float" office:value="0.0240614727233621" calcext:value-type="float">
            <text:p>0.02406147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99221584309026" calcext:value-type="float">
            <text:p>0.9992215843</text:p>
          </table:table-cell>
          <table:table-cell office:value-type="float" office:value="0.00185255826849771" calcext:value-type="float">
            <text:p>0.0018525583</text:p>
          </table:table-cell>
          <table:table-cell office:value-type="float" office:value="0.996399618965617" calcext:value-type="float">
            <text:p>0.996399619</text:p>
          </table:table-cell>
          <table:table-cell office:value-type="float" office:value="0.0202889641852847" calcext:value-type="float">
            <text:p>0.02028896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99223164250181" calcext:value-type="float">
            <text:p>0.9992231643</text:p>
          </table:table-cell>
          <table:table-cell office:value-type="float" office:value="0.00184756511137175" calcext:value-type="float">
            <text:p>0.0018475651</text:p>
          </table:table-cell>
          <table:table-cell office:value-type="float" office:value="0.996382250203982" calcext:value-type="float">
            <text:p>0.9963822502</text:p>
          </table:table-cell>
          <table:table-cell office:value-type="float" office:value="0.0206216964040153" calcext:value-type="float">
            <text:p>0.020621696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99223840353458" calcext:value-type="float">
            <text:p>0.9992238404</text:p>
          </table:table-cell>
          <table:table-cell office:value-type="float" office:value="0.00184644790095356" calcext:value-type="float">
            <text:p>0.0018464479</text:p>
          </table:table-cell>
          <table:table-cell office:value-type="float" office:value="0.996546492030323" calcext:value-type="float">
            <text:p>0.996546492</text:p>
          </table:table-cell>
          <table:table-cell office:value-type="float" office:value="0.0188591087683272" calcext:value-type="float">
            <text:p>0.018859108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99226011364053" calcext:value-type="float">
            <text:p>0.9992260114</text:p>
          </table:table-cell>
          <table:table-cell office:value-type="float" office:value="0.00184213104097397" calcext:value-type="float">
            <text:p>0.001842131</text:p>
          </table:table-cell>
          <table:table-cell office:value-type="float" office:value="0.996409567181238" calcext:value-type="float">
            <text:p>0.9964095672</text:p>
          </table:table-cell>
          <table:table-cell office:value-type="float" office:value="0.0202259386945006" calcext:value-type="float">
            <text:p>0.02022593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99226368208872" calcext:value-type="float">
            <text:p>0.9992263682</text:p>
          </table:table-cell>
          <table:table-cell office:value-type="float" office:value="0.00183976322847564" calcext:value-type="float">
            <text:p>0.0018397632</text:p>
          </table:table-cell>
          <table:table-cell office:value-type="float" office:value="0.996547946219082" calcext:value-type="float">
            <text:p>0.9965479462</text:p>
          </table:table-cell>
          <table:table-cell office:value-type="float" office:value="0.0190867154986128" calcext:value-type="float">
            <text:p>0.019086715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99230081813156" calcext:value-type="float">
            <text:p>0.9992300818</text:p>
          </table:table-cell>
          <table:table-cell office:value-type="float" office:value="0.00183364151760503" calcext:value-type="float">
            <text:p>0.0018336415</text:p>
          </table:table-cell>
          <table:table-cell office:value-type="float" office:value="0.9963586706012" calcext:value-type="float">
            <text:p>0.9963586706</text:p>
          </table:table-cell>
          <table:table-cell office:value-type="float" office:value="0.0209458923080127" calcext:value-type="float">
            <text:p>0.020945892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99227356868235" calcext:value-type="float">
            <text:p>0.9992273569</text:p>
          </table:table-cell>
          <table:table-cell office:value-type="float" office:value="0.00183765026047059" calcext:value-type="float">
            <text:p>0.0018376503</text:p>
          </table:table-cell>
          <table:table-cell office:value-type="float" office:value="0.996404226121964" calcext:value-type="float">
            <text:p>0.9964042261</text:p>
          </table:table-cell>
          <table:table-cell office:value-type="float" office:value="0.020419710660007" calcext:value-type="float">
            <text:p>0.02041971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99232460159258" calcext:value-type="float">
            <text:p>0.9992324602</text:p>
          </table:table-cell>
          <table:table-cell office:value-type="float" office:value="0.00182779818951924" calcext:value-type="float">
            <text:p>0.0018277982</text:p>
          </table:table-cell>
          <table:table-cell office:value-type="float" office:value="0.996459920165852" calcext:value-type="float">
            <text:p>0.9964599202</text:p>
          </table:table-cell>
          <table:table-cell office:value-type="float" office:value="0.0200491115766899" calcext:value-type="float">
            <text:p>0.020049111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99234254151563" calcext:value-type="float">
            <text:p>0.9992342542</text:p>
          </table:table-cell>
          <table:table-cell office:value-type="float" office:value="0.00182491804773174" calcext:value-type="float">
            <text:p>0.001824918</text:p>
          </table:table-cell>
          <table:table-cell office:value-type="float" office:value="0.996416199409041" calcext:value-type="float">
            <text:p>0.9964161994</text:p>
          </table:table-cell>
          <table:table-cell office:value-type="float" office:value="0.0205754622193047" calcext:value-type="float">
            <text:p>0.02057546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99232025248414" calcext:value-type="float">
            <text:p>0.9992320252</text:p>
          </table:table-cell>
          <table:table-cell office:value-type="float" office:value="0.00182980023829656" calcext:value-type="float">
            <text:p>0.0018298002</text:p>
          </table:table-cell>
          <table:table-cell office:value-type="float" office:value="0.996411007845808" calcext:value-type="float">
            <text:p>0.9964110078</text:p>
          </table:table-cell>
          <table:table-cell office:value-type="float" office:value="0.0204043869755331" calcext:value-type="float">
            <text:p>0.02040438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99237318780581" calcext:value-type="float">
            <text:p>0.9992373188</text:p>
          </table:table-cell>
          <table:table-cell office:value-type="float" office:value="0.00181719940052057" calcext:value-type="float">
            <text:p>0.0018171994</text:p>
          </table:table-cell>
          <table:table-cell office:value-type="float" office:value="0.996559688453551" calcext:value-type="float">
            <text:p>0.9965596885</text:p>
          </table:table-cell>
          <table:table-cell office:value-type="float" office:value="0.019088330618503" calcext:value-type="float">
            <text:p>0.01908833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99238973443212" calcext:value-type="float">
            <text:p>0.9992389734</text:p>
          </table:table-cell>
          <table:table-cell office:value-type="float" office:value="0.00181274650730624" calcext:value-type="float">
            <text:p>0.0018127465</text:p>
          </table:table-cell>
          <table:table-cell office:value-type="float" office:value="0.996548843102422" calcext:value-type="float">
            <text:p>0.9965488431</text:p>
          </table:table-cell>
          <table:table-cell office:value-type="float" office:value="0.0189904669953784" calcext:value-type="float">
            <text:p>0.0189904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99239034600683" calcext:value-type="float">
            <text:p>0.9992390346</text:p>
          </table:table-cell>
          <table:table-cell office:value-type="float" office:value="0.00181109987709865" calcext:value-type="float">
            <text:p>0.0018110999</text:p>
          </table:table-cell>
          <table:table-cell office:value-type="float" office:value="0.996396221261968" calcext:value-type="float">
            <text:p>0.9963962213</text:p>
          </table:table-cell>
          <table:table-cell office:value-type="float" office:value="0.0205488661308264" calcext:value-type="float">
            <text:p>0.020548866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99239608761569" calcext:value-type="float">
            <text:p>0.9992396088</text:p>
          </table:table-cell>
          <table:table-cell office:value-type="float" office:value="0.00181261166191735" calcext:value-type="float">
            <text:p>0.0018126117</text:p>
          </table:table-cell>
          <table:table-cell office:value-type="float" office:value="0.996453288044226" calcext:value-type="float">
            <text:p>0.996453288</text:p>
          </table:table-cell>
          <table:table-cell office:value-type="float" office:value="0.0200668094737571" calcext:value-type="float">
            <text:p>0.020066809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99245768691245" calcext:value-type="float">
            <text:p>0.9992457687</text:p>
          </table:table-cell>
          <table:table-cell office:value-type="float" office:value="0.00180061950591569" calcext:value-type="float">
            <text:p>0.0018006195</text:p>
          </table:table-cell>
          <table:table-cell office:value-type="float" office:value="0.996632017316332" calcext:value-type="float">
            <text:p>0.9966320173</text:p>
          </table:table-cell>
          <table:table-cell office:value-type="float" office:value="0.0184459786942389" calcext:value-type="float">
            <text:p>0.018445978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99243784444525" calcext:value-type="float">
            <text:p>0.9992437844</text:p>
          </table:table-cell>
          <table:table-cell office:value-type="float" office:value="0.00180231151959055" calcext:value-type="float">
            <text:p>0.0018023115</text:p>
          </table:table-cell>
          <table:table-cell office:value-type="float" office:value="0.996611128602466" calcext:value-type="float">
            <text:p>0.9966111286</text:p>
          </table:table-cell>
          <table:table-cell office:value-type="float" office:value="0.0185380404457563" calcext:value-type="float">
            <text:p>0.01853804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9924395098184" calcext:value-type="float">
            <text:p>0.999243951</text:p>
          </table:table-cell>
          <table:table-cell office:value-type="float" office:value="0.00180202436558131" calcext:value-type="float">
            <text:p>0.0018020244</text:p>
          </table:table-cell>
          <table:table-cell office:value-type="float" office:value="0.996431543112491" calcext:value-type="float">
            <text:p>0.9964315431</text:p>
          </table:table-cell>
          <table:table-cell office:value-type="float" office:value="0.0202623932031146" calcext:value-type="float">
            <text:p>0.020262393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99245255594927" calcext:value-type="float">
            <text:p>0.9992452556</text:p>
          </table:table-cell>
          <table:table-cell office:value-type="float" office:value="0.00179751604620535" calcext:value-type="float">
            <text:p>0.001797516</text:p>
          </table:table-cell>
          <table:table-cell office:value-type="float" office:value="0.9964807409137" calcext:value-type="float">
            <text:p>0.9964807409</text:p>
          </table:table-cell>
          <table:table-cell office:value-type="float" office:value="0.0198732584758853" calcext:value-type="float">
            <text:p>0.019873258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99243896659459" calcext:value-type="float">
            <text:p>0.9992438967</text:p>
          </table:table-cell>
          <table:table-cell office:value-type="float" office:value="0.00180137093563402" calcext:value-type="float">
            <text:p>0.0018013709</text:p>
          </table:table-cell>
          <table:table-cell office:value-type="float" office:value="0.996643705188604" calcext:value-type="float">
            <text:p>0.9966437052</text:p>
          </table:table-cell>
          <table:table-cell office:value-type="float" office:value="0.0183580308504348" calcext:value-type="float">
            <text:p>0.01835803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99250467610343" calcext:value-type="float">
            <text:p>0.9992504676</text:p>
          </table:table-cell>
          <table:table-cell office:value-type="float" office:value="0.00178848029646949" calcext:value-type="float">
            <text:p>0.0017884803</text:p>
          </table:table-cell>
          <table:table-cell office:value-type="float" office:value="0.996674637265206" calcext:value-type="float">
            <text:p>0.9966746373</text:p>
          </table:table-cell>
          <table:table-cell office:value-type="float" office:value="0.0182020115056201" calcext:value-type="float">
            <text:p>0.01820201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99250022480042" calcext:value-type="float">
            <text:p>0.9992500225</text:p>
          </table:table-cell>
          <table:table-cell office:value-type="float" office:value="0.00178780924353398" calcext:value-type="float">
            <text:p>0.0017878092</text:p>
          </table:table-cell>
          <table:table-cell office:value-type="float" office:value="0.996522722040404" calcext:value-type="float">
            <text:p>0.996522722</text:p>
          </table:table-cell>
          <table:table-cell office:value-type="float" office:value="0.0195958431466105" calcext:value-type="float">
            <text:p>0.01959584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992477053445" calcext:value-type="float">
            <text:p>0.9992477053</text:p>
          </table:table-cell>
          <table:table-cell office:value-type="float" office:value="0.00179030388048069" calcext:value-type="float">
            <text:p>0.0017903039</text:p>
          </table:table-cell>
          <table:table-cell office:value-type="float" office:value="0.99629834218005" calcext:value-type="float">
            <text:p>0.9962983422</text:p>
          </table:table-cell>
          <table:table-cell office:value-type="float" office:value="0.0219669600368455" calcext:value-type="float">
            <text:p>0.0219669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99253182295993" calcext:value-type="float">
            <text:p>0.9992531823</text:p>
          </table:table-cell>
          <table:table-cell office:value-type="float" office:value="0.00178089061340529" calcext:value-type="float">
            <text:p>0.0017808906</text:p>
          </table:table-cell>
          <table:table-cell office:value-type="float" office:value="0.996380999780556" calcext:value-type="float">
            <text:p>0.9963809998</text:p>
          </table:table-cell>
          <table:table-cell office:value-type="float" office:value="0.0212171914153825" calcext:value-type="float">
            <text:p>0.021217191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99255003469395" calcext:value-type="float">
            <text:p>0.9992550035</text:p>
          </table:table-cell>
          <table:table-cell office:value-type="float" office:value="0.00177809305578131" calcext:value-type="float">
            <text:p>0.0017780931</text:p>
          </table:table-cell>
          <table:table-cell office:value-type="float" office:value="0.996535456451321" calcext:value-type="float">
            <text:p>0.9965354565</text:p>
          </table:table-cell>
          <table:table-cell office:value-type="float" office:value="0.0195256987518391" calcext:value-type="float">
            <text:p>0.01952569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99257650228843" calcext:value-type="float">
            <text:p>0.9992576502</text:p>
          </table:table-cell>
          <table:table-cell office:value-type="float" office:value="0.00177170405089913" calcext:value-type="float">
            <text:p>0.0017717041</text:p>
          </table:table-cell>
          <table:table-cell office:value-type="float" office:value="0.996575942683979" calcext:value-type="float">
            <text:p>0.9965759427</text:p>
          </table:table-cell>
          <table:table-cell office:value-type="float" office:value="0.0188753223801507" calcext:value-type="float">
            <text:p>0.01887532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99260497462163" calcext:value-type="float">
            <text:p>0.9992604975</text:p>
          </table:table-cell>
          <table:table-cell office:value-type="float" office:value="0.00176681609338212" calcext:value-type="float">
            <text:p>0.0017668161</text:p>
          </table:table-cell>
          <table:table-cell office:value-type="float" office:value="0.996526826505697" calcext:value-type="float">
            <text:p>0.9965268265</text:p>
          </table:table-cell>
          <table:table-cell office:value-type="float" office:value="0.0195593719555849" calcext:value-type="float">
            <text:p>0.01955937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99221115408536" calcext:value-type="float">
            <text:p>0.9992211154</text:p>
          </table:table-cell>
          <table:table-cell office:value-type="float" office:value="0.00186452051486025" calcext:value-type="float">
            <text:p>0.0018645205</text:p>
          </table:table-cell>
          <table:table-cell office:value-type="float" office:value="0.996255627097332" calcext:value-type="float">
            <text:p>0.9962556271</text:p>
          </table:table-cell>
          <table:table-cell office:value-type="float" office:value="0.0219478933899629" calcext:value-type="float">
            <text:p>0.02194789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99240645067486" calcext:value-type="float">
            <text:p>0.9992406451</text:p>
          </table:table-cell>
          <table:table-cell office:value-type="float" office:value="0.00180627088945055" calcext:value-type="float">
            <text:p>0.0018062709</text:p>
          </table:table-cell>
          <table:table-cell office:value-type="float" office:value="0.996346017733578" calcext:value-type="float">
            <text:p>0.9963460177</text:p>
          </table:table-cell>
          <table:table-cell office:value-type="float" office:value="0.0211450755177263" calcext:value-type="float">
            <text:p>0.021145075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99256671696032" calcext:value-type="float">
            <text:p>0.9992566717</text:p>
          </table:table-cell>
          <table:table-cell office:value-type="float" office:value="0.0017732466905996" calcext:value-type="float">
            <text:p>0.0017732467</text:p>
          </table:table-cell>
          <table:table-cell office:value-type="float" office:value="0.99636891786199" calcext:value-type="float">
            <text:p>0.9963689179</text:p>
          </table:table-cell>
          <table:table-cell office:value-type="float" office:value="0.0210974859716622" calcext:value-type="float">
            <text:p>0.02109748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99262203089354" calcext:value-type="float">
            <text:p>0.9992622031</text:p>
          </table:table-cell>
          <table:table-cell office:value-type="float" office:value="0.00176044340530878" calcext:value-type="float">
            <text:p>0.0017604434</text:p>
          </table:table-cell>
          <table:table-cell office:value-type="float" office:value="0.99646655228748" calcext:value-type="float">
            <text:p>0.9964665523</text:p>
          </table:table-cell>
          <table:table-cell office:value-type="float" office:value="0.0199367622213417" calcext:value-type="float">
            <text:p>0.019936762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99263630123559" calcext:value-type="float">
            <text:p>0.9992636301</text:p>
          </table:table-cell>
          <table:table-cell office:value-type="float" office:value="0.00175930821042125" calcext:value-type="float">
            <text:p>0.0017593082</text:p>
          </table:table-cell>
          <table:table-cell office:value-type="float" office:value="0.996421581200146" calcext:value-type="float">
            <text:p>0.9964215812</text:p>
          </table:table-cell>
          <table:table-cell office:value-type="float" office:value="0.0205358327717913" calcext:value-type="float">
            <text:p>0.020535832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99263946050739" calcext:value-type="float">
            <text:p>0.9992639461</text:p>
          </table:table-cell>
          <table:table-cell office:value-type="float" office:value="0.00175390476375952" calcext:value-type="float">
            <text:p>0.0017539048</text:p>
          </table:table-cell>
          <table:table-cell office:value-type="float" office:value="0.996517041217402" calcext:value-type="float">
            <text:p>0.9965170412</text:p>
          </table:table-cell>
          <table:table-cell office:value-type="float" office:value="0.019589886914767" calcext:value-type="float">
            <text:p>0.019589886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99268318823201" calcext:value-type="float">
            <text:p>0.9992683188</text:p>
          </table:table-cell>
          <table:table-cell office:value-type="float" office:value="0.00174745338157266" calcext:value-type="float">
            <text:p>0.0017474534</text:p>
          </table:table-cell>
          <table:table-cell office:value-type="float" office:value="0.996563629699534" calcext:value-type="float">
            <text:p>0.9965636297</text:p>
          </table:table-cell>
          <table:table-cell office:value-type="float" office:value="0.019165219257554" calcext:value-type="float">
            <text:p>0.019165219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99266596154735" calcext:value-type="float">
            <text:p>0.9992665962</text:p>
          </table:table-cell>
          <table:table-cell office:value-type="float" office:value="0.00174871056336073" calcext:value-type="float">
            <text:p>0.0017487106</text:p>
          </table:table-cell>
          <table:table-cell office:value-type="float" office:value="0.996557092645391" calcext:value-type="float">
            <text:p>0.9965570926</text:p>
          </table:table-cell>
          <table:table-cell office:value-type="float" office:value="0.019212283295679" calcext:value-type="float">
            <text:p>0.019212283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99267632420836" calcext:value-type="float">
            <text:p>0.9992676324</text:p>
          </table:table-cell>
          <table:table-cell office:value-type="float" office:value="0.00174787857283991" calcext:value-type="float">
            <text:p>0.0017478786</text:p>
          </table:table-cell>
          <table:table-cell office:value-type="float" office:value="0.996596029475812" calcext:value-type="float">
            <text:p>0.9965960295</text:p>
          </table:table-cell>
          <table:table-cell office:value-type="float" office:value="0.0190220224685375" calcext:value-type="float">
            <text:p>0.019022022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99269613296464" calcext:value-type="float">
            <text:p>0.9992696133</text:p>
          </table:table-cell>
          <table:table-cell office:value-type="float" office:value="0.00174186988242748" calcext:value-type="float">
            <text:p>0.0017418699</text:p>
          </table:table-cell>
          <table:table-cell office:value-type="float" office:value="0.996497769818702" calcext:value-type="float">
            <text:p>0.9964977698</text:p>
          </table:table-cell>
          <table:table-cell office:value-type="float" office:value="0.0199350510619994" calcext:value-type="float">
            <text:p>0.019935051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9927185571053" calcext:value-type="float">
            <text:p>0.9992718557</text:p>
          </table:table-cell>
          <table:table-cell office:value-type="float" office:value="0.00173590877231279" calcext:value-type="float">
            <text:p>0.0017359088</text:p>
          </table:table-cell>
          <table:table-cell office:value-type="float" office:value="0.996502010043494" calcext:value-type="float">
            <text:p>0.99650201</text:p>
          </table:table-cell>
          <table:table-cell office:value-type="float" office:value="0.0198997508805387" calcext:value-type="float">
            <text:p>0.019899750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99268716333492" calcext:value-type="float">
            <text:p>0.9992687163</text:p>
          </table:table-cell>
          <table:table-cell office:value-type="float" office:value="0.00174583256109036" calcext:value-type="float">
            <text:p>0.0017458326</text:p>
          </table:table-cell>
          <table:table-cell office:value-type="float" office:value="0.996548380997207" calcext:value-type="float">
            <text:p>0.996548381</text:p>
          </table:table-cell>
          <table:table-cell office:value-type="float" office:value="0.0192843434203643" calcext:value-type="float">
            <text:p>0.019284343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99269987023294" calcext:value-type="float">
            <text:p>0.999269987</text:p>
          </table:table-cell>
          <table:table-cell office:value-type="float" office:value="0.00173847125717705" calcext:value-type="float">
            <text:p>0.0017384713</text:p>
          </table:table-cell>
          <table:table-cell office:value-type="float" office:value="0.996432249807775" calcext:value-type="float">
            <text:p>0.9964322498</text:p>
          </table:table-cell>
          <table:table-cell office:value-type="float" office:value="0.0205115254829878" calcext:value-type="float">
            <text:p>0.020511525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99273975836198" calcext:value-type="float">
            <text:p>0.9992739758</text:p>
          </table:table-cell>
          <table:table-cell office:value-type="float" office:value="0.00173195842190548" calcext:value-type="float">
            <text:p>0.0017319584</text:p>
          </table:table-cell>
          <table:table-cell office:value-type="float" office:value="0.996519419523688" calcext:value-type="float">
            <text:p>0.9965194195</text:p>
          </table:table-cell>
          <table:table-cell office:value-type="float" office:value="0.0200721907772188" calcext:value-type="float">
            <text:p>0.020072190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99275219384717" calcext:value-type="float">
            <text:p>0.9992752194</text:p>
          </table:table-cell>
          <table:table-cell office:value-type="float" office:value="0.00172876241776895" calcext:value-type="float">
            <text:p>0.0017287624</text:p>
          </table:table-cell>
          <table:table-cell office:value-type="float" office:value="0.996561726969564" calcext:value-type="float">
            <text:p>0.996561727</text:p>
          </table:table-cell>
          <table:table-cell office:value-type="float" office:value="0.0194257870853608" calcext:value-type="float">
            <text:p>0.01942578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99276337287018" calcext:value-type="float">
            <text:p>0.9992763373</text:p>
          </table:table-cell>
          <table:table-cell office:value-type="float" office:value="0.00173043309892581" calcext:value-type="float">
            <text:p>0.0017304331</text:p>
          </table:table-cell>
          <table:table-cell office:value-type="float" office:value="0.996722584749165" calcext:value-type="float">
            <text:p>0.9967225847</text:p>
          </table:table-cell>
          <table:table-cell office:value-type="float" office:value="0.0180712377103396" calcext:value-type="float">
            <text:p>0.018071237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99278093865496" calcext:value-type="float">
            <text:p>0.9992780939</text:p>
          </table:table-cell>
          <table:table-cell office:value-type="float" office:value="0.0017234499724277" calcext:value-type="float">
            <text:p>0.00172345</text:p>
          </table:table-cell>
          <table:table-cell office:value-type="float" office:value="0.996618182097477" calcext:value-type="float">
            <text:p>0.9966181821</text:p>
          </table:table-cell>
          <table:table-cell office:value-type="float" office:value="0.0189820844305758" calcext:value-type="float">
            <text:p>0.018982084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99279524270794" calcext:value-type="float">
            <text:p>0.9992795243</text:p>
          </table:table-cell>
          <table:table-cell office:value-type="float" office:value="0.00172214698560426" calcext:value-type="float">
            <text:p>0.001722147</text:p>
          </table:table-cell>
          <table:table-cell office:value-type="float" office:value="0.996627029518432" calcext:value-type="float">
            <text:p>0.9966270295</text:p>
          </table:table-cell>
          <table:table-cell office:value-type="float" office:value="0.0190687206211085" calcext:value-type="float">
            <text:p>0.01906872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9927890243681" calcext:value-type="float">
            <text:p>0.9992789024</text:p>
          </table:table-cell>
          <table:table-cell office:value-type="float" office:value="0.00172126851053098" calcext:value-type="float">
            <text:p>0.0017212685</text:p>
          </table:table-cell>
          <table:table-cell office:value-type="float" office:value="0.99652924558363" calcext:value-type="float">
            <text:p>0.9965292456</text:p>
          </table:table-cell>
          <table:table-cell office:value-type="float" office:value="0.0196305882529733" calcext:value-type="float">
            <text:p>0.019630588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99282908277718" calcext:value-type="float">
            <text:p>0.9992829083</text:p>
          </table:table-cell>
          <table:table-cell office:value-type="float" office:value="0.00171277635131799" calcext:value-type="float">
            <text:p>0.0017127764</text:p>
          </table:table-cell>
          <table:table-cell office:value-type="float" office:value="0.996529503804064" calcext:value-type="float">
            <text:p>0.9965295038</text:p>
          </table:table-cell>
          <table:table-cell office:value-type="float" office:value="0.0197930961869702" calcext:value-type="float">
            <text:p>0.019793096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99285109973224" calcext:value-type="float">
            <text:p>0.99928511</text:p>
          </table:table-cell>
          <table:table-cell office:value-type="float" office:value="0.00170862668478914" calcext:value-type="float">
            <text:p>0.0017086267</text:p>
          </table:table-cell>
          <table:table-cell office:value-type="float" office:value="0.99668851320262" calcext:value-type="float">
            <text:p>0.9966885132</text:p>
          </table:table-cell>
          <table:table-cell office:value-type="float" office:value="0.0184392209536622" calcext:value-type="float">
            <text:p>0.0184392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99286886871166" calcext:value-type="float">
            <text:p>0.9992868869</text:p>
          </table:table-cell>
          <table:table-cell office:value-type="float" office:value="0.00170343897503058" calcext:value-type="float">
            <text:p>0.001703439</text:p>
          </table:table-cell>
          <table:table-cell office:value-type="float" office:value="0.996702266851636" calcext:value-type="float">
            <text:p>0.9967022669</text:p>
          </table:table-cell>
          <table:table-cell office:value-type="float" office:value="0.0182957478572472" calcext:value-type="float">
            <text:p>0.018295747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99283720299757" calcext:value-type="float">
            <text:p>0.9992837203</text:p>
          </table:table-cell>
          <table:table-cell office:value-type="float" office:value="0.00171036685179161" calcext:value-type="float">
            <text:p>0.0017103669</text:p>
          </table:table-cell>
          <table:table-cell office:value-type="float" office:value="0.996629611749315" calcext:value-type="float">
            <text:p>0.9966296117</text:p>
          </table:table-cell>
          <table:table-cell office:value-type="float" office:value="0.0189907548101372" calcext:value-type="float">
            <text:p>0.01899075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9928678161077" calcext:value-type="float">
            <text:p>0.9992867816</text:p>
          </table:table-cell>
          <table:table-cell office:value-type="float" office:value="0.00170608413351488" calcext:value-type="float">
            <text:p>0.0017060841</text:p>
          </table:table-cell>
          <table:table-cell office:value-type="float" office:value="0.996675276060833" calcext:value-type="float">
            <text:p>0.9966752761</text:p>
          </table:table-cell>
          <table:table-cell office:value-type="float" office:value="0.0184163542988413" calcext:value-type="float">
            <text:p>0.018416354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99288300328094" calcext:value-type="float">
            <text:p>0.9992883003</text:p>
          </table:table-cell>
          <table:table-cell office:value-type="float" office:value="0.00170013078805072" calcext:value-type="float">
            <text:p>0.0017001308</text:p>
          </table:table-cell>
          <table:table-cell office:value-type="float" office:value="0.996775370362447" calcext:value-type="float">
            <text:p>0.9967753704</text:p>
          </table:table-cell>
          <table:table-cell office:value-type="float" office:value="0.0174183956369388" calcext:value-type="float">
            <text:p>0.017418395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99289492845695" calcext:value-type="float">
            <text:p>0.9992894928</text:p>
          </table:table-cell>
          <table:table-cell office:value-type="float" office:value="0.00169874563953914" calcext:value-type="float">
            <text:p>0.0016987456</text:p>
          </table:table-cell>
          <table:table-cell office:value-type="float" office:value="0.996645471986538" calcext:value-type="float">
            <text:p>0.996645472</text:p>
          </table:table-cell>
          <table:table-cell office:value-type="float" office:value="0.0187816687096868" calcext:value-type="float">
            <text:p>0.018781668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99290389914843" calcext:value-type="float">
            <text:p>0.9992903899</text:p>
          </table:table-cell>
          <table:table-cell office:value-type="float" office:value="0.00169374418675222" calcext:value-type="float">
            <text:p>0.0016937442</text:p>
          </table:table-cell>
          <table:table-cell office:value-type="float" office:value="0.996509335349488" calcext:value-type="float">
            <text:p>0.9965093353</text:p>
          </table:table-cell>
          <table:table-cell office:value-type="float" office:value="0.0203479297068845" calcext:value-type="float">
            <text:p>0.020347929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99293196376515" calcext:value-type="float">
            <text:p>0.9992931964</text:p>
          </table:table-cell>
          <table:table-cell office:value-type="float" office:value="0.00169060164143356" calcext:value-type="float">
            <text:p>0.0016906016</text:p>
          </table:table-cell>
          <table:table-cell office:value-type="float" office:value="0.996740225281967" calcext:value-type="float">
            <text:p>0.9967402253</text:p>
          </table:table-cell>
          <table:table-cell office:value-type="float" office:value="0.0178994972883421" calcext:value-type="float">
            <text:p>0.017899497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99292608532176" calcext:value-type="float">
            <text:p>0.9992926085</text:p>
          </table:table-cell>
          <table:table-cell office:value-type="float" office:value="0.00169204963114842" calcext:value-type="float">
            <text:p>0.0016920496</text:p>
          </table:table-cell>
          <table:table-cell office:value-type="float" office:value="0.996793432281904" calcext:value-type="float">
            <text:p>0.9967934323</text:p>
          </table:table-cell>
          <table:table-cell office:value-type="float" office:value="0.0174184429652755" calcext:value-type="float">
            <text:p>0.01741844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99292435212858" calcext:value-type="float">
            <text:p>0.9992924352</text:p>
          </table:table-cell>
          <table:table-cell office:value-type="float" office:value="0.0016910312884966" calcext:value-type="float">
            <text:p>0.0016910313</text:p>
          </table:table-cell>
          <table:table-cell office:value-type="float" office:value="0.996667189591182" calcext:value-type="float">
            <text:p>0.9966671896</text:p>
          </table:table-cell>
          <table:table-cell office:value-type="float" office:value="0.0186054410294289" calcext:value-type="float">
            <text:p>0.01860544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99293206463251" calcext:value-type="float">
            <text:p>0.9992932065</text:p>
          </table:table-cell>
          <table:table-cell office:value-type="float" office:value="0.0016865571402708" calcext:value-type="float">
            <text:p>0.0016865571</text:p>
          </table:table-cell>
          <table:table-cell office:value-type="float" office:value="0.996724691284284" calcext:value-type="float">
            <text:p>0.9967246913</text:p>
          </table:table-cell>
          <table:table-cell office:value-type="float" office:value="0.0180186237399538" calcext:value-type="float">
            <text:p>0.018018623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99297759270673" calcext:value-type="float">
            <text:p>0.9992977593</text:p>
          </table:table-cell>
          <table:table-cell office:value-type="float" office:value="0.00167860841394952" calcext:value-type="float">
            <text:p>0.0016786084</text:p>
          </table:table-cell>
          <table:table-cell office:value-type="float" office:value="0.996620696415431" calcext:value-type="float">
            <text:p>0.9966206964</text:p>
          </table:table-cell>
          <table:table-cell office:value-type="float" office:value="0.0191685009198821" calcext:value-type="float">
            <text:p>0.019168500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99298544204519" calcext:value-type="float">
            <text:p>0.9992985442</text:p>
          </table:table-cell>
          <table:table-cell office:value-type="float" office:value="0.00167589126968417" calcext:value-type="float">
            <text:p>0.0016758913</text:p>
          </table:table-cell>
          <table:table-cell office:value-type="float" office:value="0.996620410960811" calcext:value-type="float">
            <text:p>0.996620411</text:p>
          </table:table-cell>
          <table:table-cell office:value-type="float" office:value="0.0189167794756354" calcext:value-type="float">
            <text:p>0.018916779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99296814754051" calcext:value-type="float">
            <text:p>0.9992968148</text:p>
          </table:table-cell>
          <table:table-cell office:value-type="float" office:value="0.00168037429489581" calcext:value-type="float">
            <text:p>0.0016803743</text:p>
          </table:table-cell>
          <table:table-cell office:value-type="float" office:value="0.996681976214838" calcext:value-type="float">
            <text:p>0.9966819762</text:p>
          </table:table-cell>
          <table:table-cell office:value-type="float" office:value="0.0186275820789286" calcext:value-type="float">
            <text:p>0.01862758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99300073167843" calcext:value-type="float">
            <text:p>0.9993000732</text:p>
          </table:table-cell>
          <table:table-cell office:value-type="float" office:value="0.00167152533420484" calcext:value-type="float">
            <text:p>0.0016715253</text:p>
          </table:table-cell>
          <table:table-cell office:value-type="float" office:value="0.99661376515573" calcext:value-type="float">
            <text:p>0.9966137652</text:p>
          </table:table-cell>
          <table:table-cell office:value-type="float" office:value="0.0194970300143028" calcext:value-type="float">
            <text:p>0.0194970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99303018919372" calcext:value-type="float">
            <text:p>0.9993030189</text:p>
          </table:table-cell>
          <table:table-cell office:value-type="float" office:value="0.00166832173427314" calcext:value-type="float">
            <text:p>0.0016683217</text:p>
          </table:table-cell>
          <table:table-cell office:value-type="float" office:value="0.996581079871743" calcext:value-type="float">
            <text:p>0.9965810799</text:p>
          </table:table-cell>
          <table:table-cell office:value-type="float" office:value="0.01960619122281" calcext:value-type="float">
            <text:p>0.01960619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99302193306783" calcext:value-type="float">
            <text:p>0.9993021933</text:p>
          </table:table-cell>
          <table:table-cell office:value-type="float" office:value="0.00166897590066205" calcext:value-type="float">
            <text:p>0.0016689759</text:p>
          </table:table-cell>
          <table:table-cell office:value-type="float" office:value="0.996548965496997" calcext:value-type="float">
            <text:p>0.9965489655</text:p>
          </table:table-cell>
          <table:table-cell office:value-type="float" office:value="0.0199767515429096" calcext:value-type="float">
            <text:p>0.019976751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99306402886479" calcext:value-type="float">
            <text:p>0.9993064029</text:p>
          </table:table-cell>
          <table:table-cell office:value-type="float" office:value="0.00166270529985697" calcext:value-type="float">
            <text:p>0.0016627053</text:p>
          </table:table-cell>
          <table:table-cell office:value-type="float" office:value="0.996653204929375" calcext:value-type="float">
            <text:p>0.9966532049</text:p>
          </table:table-cell>
          <table:table-cell office:value-type="float" office:value="0.0189224580363803" calcext:value-type="float">
            <text:p>0.0189224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99304758522936" calcext:value-type="float">
            <text:p>0.9993047585</text:p>
          </table:table-cell>
          <table:table-cell office:value-type="float" office:value="0.00166463363725726" calcext:value-type="float">
            <text:p>0.0016646336</text:p>
          </table:table-cell>
          <table:table-cell office:value-type="float" office:value="0.996504279731563" calcext:value-type="float">
            <text:p>0.9965042797</text:p>
          </table:table-cell>
          <table:table-cell office:value-type="float" office:value="0.0205533317598406" calcext:value-type="float">
            <text:p>0.02055333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99308974871363" calcext:value-type="float">
            <text:p>0.9993089749</text:p>
          </table:table-cell>
          <table:table-cell office:value-type="float" office:value="0.00165726146488105" calcext:value-type="float">
            <text:p>0.0016572615</text:p>
          </table:table-cell>
          <table:table-cell office:value-type="float" office:value="0.996743514128502" calcext:value-type="float">
            <text:p>0.9967435141</text:p>
          </table:table-cell>
          <table:table-cell office:value-type="float" office:value="0.0181764101042831" calcext:value-type="float">
            <text:p>0.018176410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99310694168734" calcext:value-type="float">
            <text:p>0.9993106942</text:p>
          </table:table-cell>
          <table:table-cell office:value-type="float" office:value="0.00165129136499428" calcext:value-type="float">
            <text:p>0.0016512914</text:p>
          </table:table-cell>
          <table:table-cell office:value-type="float" office:value="0.996700812583245" calcext:value-type="float">
            <text:p>0.9967008126</text:p>
          </table:table-cell>
          <table:table-cell office:value-type="float" office:value="0.0185771309748869" calcext:value-type="float">
            <text:p>0.0185771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9308322538275" calcext:value-type="float">
            <text:p>0.9993083225</text:p>
          </table:table-cell>
          <table:table-cell office:value-type="float" office:value="0.00165339546031654" calcext:value-type="float">
            <text:p>0.0016533955</text:p>
          </table:table-cell>
          <table:table-cell office:value-type="float" office:value="0.996647537723466" calcext:value-type="float">
            <text:p>0.9966475377</text:p>
          </table:table-cell>
          <table:table-cell office:value-type="float" office:value="0.0189564095194566" calcext:value-type="float">
            <text:p>0.018956409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99308716730561" calcext:value-type="float">
            <text:p>0.9993087167</text:p>
          </table:table-cell>
          <table:table-cell office:value-type="float" office:value="0.00165461700149291" calcext:value-type="float">
            <text:p>0.001654617</text:p>
          </table:table-cell>
          <table:table-cell office:value-type="float" office:value="0.996651587667297" calcext:value-type="float">
            <text:p>0.9966515877</text:p>
          </table:table-cell>
          <table:table-cell office:value-type="float" office:value="0.0190612288740215" calcext:value-type="float">
            <text:p>0.019061228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99314679584002" calcext:value-type="float">
            <text:p>0.9993146796</text:p>
          </table:table-cell>
          <table:table-cell office:value-type="float" office:value="0.00163983905364319" calcext:value-type="float">
            <text:p>0.0016398391</text:p>
          </table:table-cell>
          <table:table-cell office:value-type="float" office:value="0.996682125617974" calcext:value-type="float">
            <text:p>0.9966821256</text:p>
          </table:table-cell>
          <table:table-cell office:value-type="float" office:value="0.0187956441039947" calcext:value-type="float">
            <text:p>0.018795644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99315070352106" calcext:value-type="float">
            <text:p>0.9993150704</text:p>
          </table:table-cell>
          <table:table-cell office:value-type="float" office:value="0.0016395352980988" calcext:value-type="float">
            <text:p>0.0016395353</text:p>
          </table:table-cell>
          <table:table-cell office:value-type="float" office:value="0.996774378305447" calcext:value-type="float">
            <text:p>0.9967743783</text:p>
          </table:table-cell>
          <table:table-cell office:value-type="float" office:value="0.0178989904470853" calcext:value-type="float">
            <text:p>0.017898990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99315043078104" calcext:value-type="float">
            <text:p>0.9993150431</text:p>
          </table:table-cell>
          <table:table-cell office:value-type="float" office:value="0.00164027373471628" calcext:value-type="float">
            <text:p>0.0016402737</text:p>
          </table:table-cell>
          <table:table-cell office:value-type="float" office:value="0.996764049514634" calcext:value-type="float">
            <text:p>0.9967640495</text:p>
          </table:table-cell>
          <table:table-cell office:value-type="float" office:value="0.0180700089967248" calcext:value-type="float">
            <text:p>0.01807000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99314098574754" calcext:value-type="float">
            <text:p>0.9993140986</text:p>
          </table:table-cell>
          <table:table-cell office:value-type="float" office:value="0.00163722340998131" calcext:value-type="float">
            <text:p>0.0016372234</text:p>
          </table:table-cell>
          <table:table-cell office:value-type="float" office:value="0.996661250547746" calcext:value-type="float">
            <text:p>0.9966612505</text:p>
          </table:table-cell>
          <table:table-cell office:value-type="float" office:value="0.0190508237403683" calcext:value-type="float">
            <text:p>0.01905082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99318124748396" calcext:value-type="float">
            <text:p>0.9993181247</text:p>
          </table:table-cell>
          <table:table-cell office:value-type="float" office:value="0.00163365473668107" calcext:value-type="float">
            <text:p>0.0016336547</text:p>
          </table:table-cell>
          <table:table-cell office:value-type="float" office:value="0.996882858042249" calcext:value-type="float">
            <text:p>0.996882858</text:p>
          </table:table-cell>
          <table:table-cell office:value-type="float" office:value="0.0167263299059824" calcext:value-type="float">
            <text:p>0.016726329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99315709107916" calcext:value-type="float">
            <text:p>0.9993157091</text:p>
          </table:table-cell>
          <table:table-cell office:value-type="float" office:value="0.00164470753799527" calcext:value-type="float">
            <text:p>0.0016447075</text:p>
          </table:table-cell>
          <table:table-cell office:value-type="float" office:value="0.996660190524728" calcext:value-type="float">
            <text:p>0.9966601905</text:p>
          </table:table-cell>
          <table:table-cell office:value-type="float" office:value="0.0188734582601481" calcext:value-type="float">
            <text:p>0.018873458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99318331977727" calcext:value-type="float">
            <text:p>0.999318332</text:p>
          </table:table-cell>
          <table:table-cell office:value-type="float" office:value="0.00163008987732407" calcext:value-type="float">
            <text:p>0.0016300899</text:p>
          </table:table-cell>
          <table:table-cell office:value-type="float" office:value="0.996670179551812" calcext:value-type="float">
            <text:p>0.9966701796</text:p>
          </table:table-cell>
          <table:table-cell office:value-type="float" office:value="0.0189310258121274" calcext:value-type="float">
            <text:p>0.018931025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99321338939815" calcext:value-type="float">
            <text:p>0.9993213389</text:p>
          </table:table-cell>
          <table:table-cell office:value-type="float" office:value="0.00162478500232266" calcext:value-type="float">
            <text:p>0.001624785</text:p>
          </table:table-cell>
          <table:table-cell office:value-type="float" office:value="0.996573346862547" calcext:value-type="float">
            <text:p>0.9965733469</text:p>
          </table:table-cell>
          <table:table-cell office:value-type="float" office:value="0.0197734445647862" calcext:value-type="float">
            <text:p>0.019773444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99321233559971" calcext:value-type="float">
            <text:p>0.9993212336</text:p>
          </table:table-cell>
          <table:table-cell office:value-type="float" office:value="0.00162507234750603" calcext:value-type="float">
            <text:p>0.0016250723</text:p>
          </table:table-cell>
          <table:table-cell office:value-type="float" office:value="0.996666822619811" calcext:value-type="float">
            <text:p>0.9966668226</text:p>
          </table:table-cell>
          <table:table-cell office:value-type="float" office:value="0.0189368926733981" calcext:value-type="float">
            <text:p>0.018936892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99326153418397" calcext:value-type="float">
            <text:p>0.9993261534</text:p>
          </table:table-cell>
          <table:table-cell office:value-type="float" office:value="0.00161725291557692" calcext:value-type="float">
            <text:p>0.0016172529</text:p>
          </table:table-cell>
          <table:table-cell office:value-type="float" office:value="0.99678897450215" calcext:value-type="float">
            <text:p>0.9967889745</text:p>
          </table:table-cell>
          <table:table-cell office:value-type="float" office:value="0.0179511879335826" calcext:value-type="float">
            <text:p>0.017951187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99325844246676" calcext:value-type="float">
            <text:p>0.9993258442</text:p>
          </table:table-cell>
          <table:table-cell office:value-type="float" office:value="0.00161491141037506" calcext:value-type="float">
            <text:p>0.0016149114</text:p>
          </table:table-cell>
          <table:table-cell office:value-type="float" office:value="0.996687371609764" calcext:value-type="float">
            <text:p>0.9966873716</text:p>
          </table:table-cell>
          <table:table-cell office:value-type="float" office:value="0.0189506278995012" calcext:value-type="float">
            <text:p>0.018950627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9932799488472" calcext:value-type="float">
            <text:p>0.9993279949</text:p>
          </table:table-cell>
          <table:table-cell office:value-type="float" office:value="0.00161222499674773" calcext:value-type="float">
            <text:p>0.001612225</text:p>
          </table:table-cell>
          <table:table-cell office:value-type="float" office:value="0.996765000799986" calcext:value-type="float">
            <text:p>0.9967650008</text:p>
          </table:table-cell>
          <table:table-cell office:value-type="float" office:value="0.0182682259044164" calcext:value-type="float">
            <text:p>0.018268225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99327549767691" calcext:value-type="float">
            <text:p>0.9993275498</text:p>
          </table:table-cell>
          <table:table-cell office:value-type="float" office:value="0.00161110990098755" calcext:value-type="float">
            <text:p>0.0016111099</text:p>
          </table:table-cell>
          <table:table-cell office:value-type="float" office:value="0.996775886909491" calcext:value-type="float">
            <text:p>0.9967758869</text:p>
          </table:table-cell>
          <table:table-cell office:value-type="float" office:value="0.0182588911972827" calcext:value-type="float">
            <text:p>0.018258891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99330217019138" calcext:value-type="float">
            <text:p>0.999330217</text:p>
          </table:table-cell>
          <table:table-cell office:value-type="float" office:value="0.00160713814745094" calcext:value-type="float">
            <text:p>0.0016071381</text:p>
          </table:table-cell>
          <table:table-cell office:value-type="float" office:value="0.996807878995839" calcext:value-type="float">
            <text:p>0.996807879</text:p>
          </table:table-cell>
          <table:table-cell office:value-type="float" office:value="0.0176981071314452" calcext:value-type="float">
            <text:p>0.017698107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99330478597393" calcext:value-type="float">
            <text:p>0.9993304786</text:p>
          </table:table-cell>
          <table:table-cell office:value-type="float" office:value="0.00160353635268257" calcext:value-type="float">
            <text:p>0.0016035364</text:p>
          </table:table-cell>
          <table:table-cell office:value-type="float" office:value="0.99686786771962" calcext:value-type="float">
            <text:p>0.9968678677</text:p>
          </table:table-cell>
          <table:table-cell office:value-type="float" office:value="0.0172175004251096" calcext:value-type="float">
            <text:p>0.017217500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99332632752522" calcext:value-type="float">
            <text:p>0.9993326328</text:p>
          </table:table-cell>
          <table:table-cell office:value-type="float" office:value="0.00159832251676989" calcext:value-type="float">
            <text:p>0.0015983225</text:p>
          </table:table-cell>
          <table:table-cell office:value-type="float" office:value="0.996711005601286" calcext:value-type="float">
            <text:p>0.9967110056</text:p>
          </table:table-cell>
          <table:table-cell office:value-type="float" office:value="0.0186977780615259" calcext:value-type="float">
            <text:p>0.018697778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99331823982128" calcext:value-type="float">
            <text:p>0.999331824</text:p>
          </table:table-cell>
          <table:table-cell office:value-type="float" office:value="0.00160016130797641" calcext:value-type="float">
            <text:p>0.0016001613</text:p>
          </table:table-cell>
          <table:table-cell office:value-type="float" office:value="0.996770695240082" calcext:value-type="float">
            <text:p>0.9967706952</text:p>
          </table:table-cell>
          <table:table-cell office:value-type="float" office:value="0.0181530558720249" calcext:value-type="float">
            <text:p>0.018153055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99335398376187" calcext:value-type="float">
            <text:p>0.9993353984</text:p>
          </table:table-cell>
          <table:table-cell office:value-type="float" office:value="0.0015953509272606" calcext:value-type="float">
            <text:p>0.0015953509</text:p>
          </table:table-cell>
          <table:table-cell office:value-type="float" office:value="0.996724283554538" calcext:value-type="float">
            <text:p>0.9967242836</text:p>
          </table:table-cell>
          <table:table-cell office:value-type="float" office:value="0.0186624741022052" calcext:value-type="float">
            <text:p>0.018662474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99334273691884" calcext:value-type="float">
            <text:p>0.9993342737</text:p>
          </table:table-cell>
          <table:table-cell office:value-type="float" office:value="0.00159420945955471" calcext:value-type="float">
            <text:p>0.0015942095</text:p>
          </table:table-cell>
          <table:table-cell office:value-type="float" office:value="0.996740333913456" calcext:value-type="float">
            <text:p>0.9967403339</text:p>
          </table:table-cell>
          <table:table-cell office:value-type="float" office:value="0.0186299372337297" calcext:value-type="float">
            <text:p>0.018629937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99333852371589" calcext:value-type="float">
            <text:p>0.9993338524</text:p>
          </table:table-cell>
          <table:table-cell office:value-type="float" office:value="0.00159534646488064" calcext:value-type="float">
            <text:p>0.0015953465</text:p>
          </table:table-cell>
          <table:table-cell office:value-type="float" office:value="0.996865475676793" calcext:value-type="float">
            <text:p>0.9968654757</text:p>
          </table:table-cell>
          <table:table-cell office:value-type="float" office:value="0.017276606383248" calcext:value-type="float">
            <text:p>0.017276606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9338541150863" calcext:value-type="float">
            <text:p>0.9993385412</text:p>
          </table:table-cell>
          <table:table-cell office:value-type="float" office:value="0.00158877692668942" calcext:value-type="float">
            <text:p>0.0015887769</text:p>
          </table:table-cell>
          <table:table-cell office:value-type="float" office:value="0.996854630538016" calcext:value-type="float">
            <text:p>0.9968546305</text:p>
          </table:table-cell>
          <table:table-cell office:value-type="float" office:value="0.0174691043176177" calcext:value-type="float">
            <text:p>0.017469104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99336329288988" calcext:value-type="float">
            <text:p>0.9993363293</text:p>
          </table:table-cell>
          <table:table-cell office:value-type="float" office:value="0.00158894370588203" calcext:value-type="float">
            <text:p>0.0015889437</text:p>
          </table:table-cell>
          <table:table-cell office:value-type="float" office:value="0.996816971113039" calcext:value-type="float">
            <text:p>0.9968169711</text:p>
          </table:table-cell>
          <table:table-cell office:value-type="float" office:value="0.0178505183691941" calcext:value-type="float">
            <text:p>0.017850518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99341833501211" calcext:value-type="float">
            <text:p>0.9993418335</text:p>
          </table:table-cell>
          <table:table-cell office:value-type="float" office:value="0.0015814747932288" calcext:value-type="float">
            <text:p>0.0015814748</text:p>
          </table:table-cell>
          <table:table-cell office:value-type="float" office:value="0.99675331290117" calcext:value-type="float">
            <text:p>0.9967533129</text:p>
          </table:table-cell>
          <table:table-cell office:value-type="float" office:value="0.0182973088286411" calcext:value-type="float">
            <text:p>0.018297308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99335371248177" calcext:value-type="float">
            <text:p>0.9993353712</text:p>
          </table:table-cell>
          <table:table-cell office:value-type="float" office:value="0.00159303417111111" calcext:value-type="float">
            <text:p>0.0015930342</text:p>
          </table:table-cell>
          <table:table-cell office:value-type="float" office:value="0.996811167935278" calcext:value-type="float">
            <text:p>0.9968111679</text:p>
          </table:table-cell>
          <table:table-cell office:value-type="float" office:value="0.0177366978921655" calcext:value-type="float">
            <text:p>0.017736697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99342744094549" calcext:value-type="float">
            <text:p>0.9993427441</text:p>
          </table:table-cell>
          <table:table-cell office:value-type="float" office:value="0.00157600036411967" calcext:value-type="float">
            <text:p>0.0015760004</text:p>
          </table:table-cell>
          <table:table-cell office:value-type="float" office:value="0.996718684248286" calcext:value-type="float">
            <text:p>0.9967186842</text:p>
          </table:table-cell>
          <table:table-cell office:value-type="float" office:value="0.0185203412708423" calcext:value-type="float">
            <text:p>0.01852034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99342944475517" calcext:value-type="float">
            <text:p>0.9993429445</text:p>
          </table:table-cell>
          <table:table-cell office:value-type="float" office:value="0.00157785441729453" calcext:value-type="float">
            <text:p>0.0015778544</text:p>
          </table:table-cell>
          <table:table-cell office:value-type="float" office:value="0.996815258624213" calcext:value-type="float">
            <text:p>0.9968152586</text:p>
          </table:table-cell>
          <table:table-cell office:value-type="float" office:value="0.0177414398325184" calcext:value-type="float">
            <text:p>0.017741439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99345234509593" calcext:value-type="float">
            <text:p>0.9993452345</text:p>
          </table:table-cell>
          <table:table-cell office:value-type="float" office:value="0.00157327556036901" calcext:value-type="float">
            <text:p>0.0015732756</text:p>
          </table:table-cell>
          <table:table-cell office:value-type="float" office:value="0.996625344290337" calcext:value-type="float">
            <text:p>0.9966253443</text:p>
          </table:table-cell>
          <table:table-cell office:value-type="float" office:value="0.0194477620896469" calcext:value-type="float">
            <text:p>0.01944776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99346444095012" calcext:value-type="float">
            <text:p>0.9993464441</text:p>
          </table:table-cell>
          <table:table-cell office:value-type="float" office:value="0.00157025009156247" calcext:value-type="float">
            <text:p>0.0015702501</text:p>
          </table:table-cell>
          <table:table-cell office:value-type="float" office:value="0.996822149112266" calcext:value-type="float">
            <text:p>0.9968221491</text:p>
          </table:table-cell>
          <table:table-cell office:value-type="float" office:value="0.0177550912380345" calcext:value-type="float">
            <text:p>0.01775509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99346698838176" calcext:value-type="float">
            <text:p>0.9993466988</text:p>
          </table:table-cell>
          <table:table-cell office:value-type="float" office:value="0.00157018183275665" calcext:value-type="float">
            <text:p>0.0015701818</text:p>
          </table:table-cell>
          <table:table-cell office:value-type="float" office:value="0.996762948627064" calcext:value-type="float">
            <text:p>0.9967629486</text:p>
          </table:table-cell>
          <table:table-cell office:value-type="float" office:value="0.0183322059355164" calcext:value-type="float">
            <text:p>0.018332205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9934997769088" calcext:value-type="float">
            <text:p>0.9993499777</text:p>
          </table:table-cell>
          <table:table-cell office:value-type="float" office:value="0.00156256102903329" calcext:value-type="float">
            <text:p>0.001562561</text:p>
          </table:table-cell>
          <table:table-cell office:value-type="float" office:value="0.997017825759352" calcext:value-type="float">
            <text:p>0.9970178258</text:p>
          </table:table-cell>
          <table:table-cell office:value-type="float" office:value="0.0159611275640033" calcext:value-type="float">
            <text:p>0.015961127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9934801039253" calcext:value-type="float">
            <text:p>0.9993480104</text:p>
          </table:table-cell>
          <table:table-cell office:value-type="float" office:value="0.00156376876580471" calcext:value-type="float">
            <text:p>0.0015637688</text:p>
          </table:table-cell>
          <table:table-cell office:value-type="float" office:value="0.996869566498448" calcext:value-type="float">
            <text:p>0.9968695665</text:p>
          </table:table-cell>
          <table:table-cell office:value-type="float" office:value="0.0172818435990175" calcext:value-type="float">
            <text:p>0.017281843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99346280981878" calcext:value-type="float">
            <text:p>0.999346281</text:p>
          </table:table-cell>
          <table:table-cell office:value-type="float" office:value="0.0015674142071424" calcext:value-type="float">
            <text:p>0.0015674142</text:p>
          </table:table-cell>
          <table:table-cell office:value-type="float" office:value="0.996792562380582" calcext:value-type="float">
            <text:p>0.9967925624</text:p>
          </table:table-cell>
          <table:table-cell office:value-type="float" office:value="0.0182458142693144" calcext:value-type="float">
            <text:p>0.018245814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99348336539165" calcext:value-type="float">
            <text:p>0.9993483365</text:p>
          </table:table-cell>
          <table:table-cell office:value-type="float" office:value="0.00156250508495179" calcext:value-type="float">
            <text:p>0.0015625051</text:p>
          </table:table-cell>
          <table:table-cell office:value-type="float" office:value="0.99678247819311" calcext:value-type="float">
            <text:p>0.9967824782</text:p>
          </table:table-cell>
          <table:table-cell office:value-type="float" office:value="0.0182535684185587" calcext:value-type="float">
            <text:p>0.018253568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9935273993018" calcext:value-type="float">
            <text:p>0.9993527399</text:p>
          </table:table-cell>
          <table:table-cell office:value-type="float" office:value="0.00155240917460447" calcext:value-type="float">
            <text:p>0.0015524092</text:p>
          </table:table-cell>
          <table:table-cell office:value-type="float" office:value="0.996705664515469" calcext:value-type="float">
            <text:p>0.9967056645</text:p>
          </table:table-cell>
          <table:table-cell office:value-type="float" office:value="0.0190710010985006" calcext:value-type="float">
            <text:p>0.019071001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9935113283447" calcext:value-type="float">
            <text:p>0.9993511328</text:p>
          </table:table-cell>
          <table:table-cell office:value-type="float" office:value="0.00155670211241487" calcext:value-type="float">
            <text:p>0.0015567021</text:p>
          </table:table-cell>
          <table:table-cell office:value-type="float" office:value="0.996690008109939" calcext:value-type="float">
            <text:p>0.9966900081</text:p>
          </table:table-cell>
          <table:table-cell office:value-type="float" office:value="0.0190254892283759" calcext:value-type="float">
            <text:p>0.019025489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999353643661882" calcext:value-type="float">
            <text:p>0.9993536437</text:p>
          </table:table-cell>
          <table:table-cell office:value-type="float" office:value="0.00155128672236025" calcext:value-type="float">
            <text:p>0.0015512867</text:p>
          </table:table-cell>
          <table:table-cell office:value-type="float" office:value="0.996827911412204" calcext:value-type="float">
            <text:p>0.9968279114</text:p>
          </table:table-cell>
          <table:table-cell office:value-type="float" office:value="0.0178579536650891" calcext:value-type="float">
            <text:p>0.017857953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9935805719272" calcext:value-type="float">
            <text:p>0.9993580572</text:p>
          </table:table-cell>
          <table:table-cell office:value-type="float" office:value="0.00154229497956019" calcext:value-type="float">
            <text:p>0.001542295</text:p>
          </table:table-cell>
          <table:table-cell office:value-type="float" office:value="0.996957782806094" calcext:value-type="float">
            <text:p>0.9969577828</text:p>
          </table:table-cell>
          <table:table-cell office:value-type="float" office:value="0.0166357350803205" calcext:value-type="float">
            <text:p>0.01663573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99935841739536" calcext:value-type="float">
            <text:p>0.9993584174</text:p>
          </table:table-cell>
          <table:table-cell office:value-type="float" office:value="0.00153910023771725" calcext:value-type="float">
            <text:p>0.0015391002</text:p>
          </table:table-cell>
          <table:table-cell office:value-type="float" office:value="0.996851939489835" calcext:value-type="float">
            <text:p>0.9968519395</text:p>
          </table:table-cell>
          <table:table-cell office:value-type="float" office:value="0.0179482519611479" calcext:value-type="float">
            <text:p>0.01794825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99361546632575" calcext:value-type="float">
            <text:p>0.9993615466</text:p>
          </table:table-cell>
          <table:table-cell office:value-type="float" office:value="0.00153622192640581" calcext:value-type="float">
            <text:p>0.0015362219</text:p>
          </table:table-cell>
          <table:table-cell office:value-type="float" office:value="0.996989027425511" calcext:value-type="float">
            <text:p>0.9969890274</text:p>
          </table:table-cell>
          <table:table-cell office:value-type="float" office:value="0.0163259920979342" calcext:value-type="float">
            <text:p>0.01632599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99358604238867" calcext:value-type="float">
            <text:p>0.9993586042</text:p>
          </table:table-cell>
          <table:table-cell office:value-type="float" office:value="0.00154017901954398" calcext:value-type="float">
            <text:p>0.001540179</text:p>
          </table:table-cell>
          <table:table-cell office:value-type="float" office:value="0.996843540610091" calcext:value-type="float">
            <text:p>0.9968435406</text:p>
          </table:table-cell>
          <table:table-cell office:value-type="float" office:value="0.0177469433388362" calcext:value-type="float">
            <text:p>0.01774694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99359664235341" calcext:value-type="float">
            <text:p>0.9993596642</text:p>
          </table:table-cell>
          <table:table-cell office:value-type="float" office:value="0.00153860212602837" calcext:value-type="float">
            <text:p>0.0015386021</text:p>
          </table:table-cell>
          <table:table-cell office:value-type="float" office:value="0.996806981966507" calcext:value-type="float">
            <text:p>0.996806982</text:p>
          </table:table-cell>
          <table:table-cell office:value-type="float" office:value="0.0182086654857466" calcext:value-type="float">
            <text:p>0.018208665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99936060544723" calcext:value-type="float">
            <text:p>0.9993606054</text:p>
          </table:table-cell>
          <table:table-cell office:value-type="float" office:value="0.0015352008702479" calcext:value-type="float">
            <text:p>0.0015352009</text:p>
          </table:table-cell>
          <table:table-cell office:value-type="float" office:value="0.996983781433721" calcext:value-type="float">
            <text:p>0.9969837814</text:p>
          </table:table-cell>
          <table:table-cell office:value-type="float" office:value="0.0165371861022843" calcext:value-type="float">
            <text:p>0.016537186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999362372245164" calcext:value-type="float">
            <text:p>0.9993623722</text:p>
          </table:table-cell>
          <table:table-cell office:value-type="float" office:value="0.0015304391415455" calcext:value-type="float">
            <text:p>0.0015304391</text:p>
          </table:table-cell>
          <table:table-cell office:value-type="float" office:value="0.996735536449605" calcext:value-type="float">
            <text:p>0.9967355364</text:p>
          </table:table-cell>
          <table:table-cell office:value-type="float" office:value="0.0188426589006419" calcext:value-type="float">
            <text:p>0.01884265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999362494573379" calcext:value-type="float">
            <text:p>0.9993624946</text:p>
          </table:table-cell>
          <table:table-cell office:value-type="float" office:value="0.00153073625014052" calcext:value-type="float">
            <text:p>0.0015307363</text:p>
          </table:table-cell>
          <table:table-cell office:value-type="float" office:value="0.99697434960588" calcext:value-type="float">
            <text:p>0.9969743496</text:p>
          </table:table-cell>
          <table:table-cell office:value-type="float" office:value="0.0162784053272777" calcext:value-type="float">
            <text:p>0.016278405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999364142440736" calcext:value-type="float">
            <text:p>0.9993641424</text:p>
          </table:table-cell>
          <table:table-cell office:value-type="float" office:value="0.00152791941355859" calcext:value-type="float">
            <text:p>0.0015279194</text:p>
          </table:table-cell>
          <table:table-cell office:value-type="float" office:value="0.996822040401145" calcext:value-type="float">
            <text:p>0.9968220404</text:p>
          </table:table-cell>
          <table:table-cell office:value-type="float" office:value="0.0182013340304523" calcext:value-type="float">
            <text:p>0.01820133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9993682161813" calcext:value-type="float">
            <text:p>0.9993682162</text:p>
          </table:table-cell>
          <table:table-cell office:value-type="float" office:value="0.00151873830823774" calcext:value-type="float">
            <text:p>0.0015187383</text:p>
          </table:table-cell>
          <table:table-cell office:value-type="float" office:value="0.996946461812289" calcext:value-type="float">
            <text:p>0.9969464618</text:p>
          </table:table-cell>
          <table:table-cell office:value-type="float" office:value="0.0168619872975213" calcext:value-type="float">
            <text:p>0.01686198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999365905787944" calcext:value-type="float">
            <text:p>0.9993659058</text:p>
          </table:table-cell>
          <table:table-cell office:value-type="float" office:value="0.0015256141444985" calcext:value-type="float">
            <text:p>0.0015256141</text:p>
          </table:table-cell>
          <table:table-cell office:value-type="float" office:value="0.996763696147084" calcext:value-type="float">
            <text:p>0.9967636961</text:p>
          </table:table-cell>
          <table:table-cell office:value-type="float" office:value="0.0186814693040379" calcext:value-type="float">
            <text:p>0.018681469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999368963648232" calcext:value-type="float">
            <text:p>0.9993689636</text:p>
          </table:table-cell>
          <table:table-cell office:value-type="float" office:value="0.00151871455624593" calcext:value-type="float">
            <text:p>0.0015187146</text:p>
          </table:table-cell>
          <table:table-cell office:value-type="float" office:value="0.996987423700894" calcext:value-type="float">
            <text:p>0.9969874237</text:p>
          </table:table-cell>
          <table:table-cell office:value-type="float" office:value="0.0164447837350365" calcext:value-type="float">
            <text:p>0.016444783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99369276164502" calcext:value-type="float">
            <text:p>0.9993692762</text:p>
          </table:table-cell>
          <table:table-cell office:value-type="float" office:value="0.00151399792351083" calcext:value-type="float">
            <text:p>0.0015139979</text:p>
          </table:table-cell>
          <table:table-cell office:value-type="float" office:value="0.996907796699946" calcext:value-type="float">
            <text:p>0.9969077967</text:p>
          </table:table-cell>
          <table:table-cell office:value-type="float" office:value="0.0174122868003948" calcext:value-type="float">
            <text:p>0.017412286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999371406522898" calcext:value-type="float">
            <text:p>0.9993714065</text:p>
          </table:table-cell>
          <table:table-cell office:value-type="float" office:value="0.0015102849231035" calcext:value-type="float">
            <text:p>0.0015102849</text:p>
          </table:table-cell>
          <table:table-cell office:value-type="float" office:value="0.996893771266491" calcext:value-type="float">
            <text:p>0.9968937713</text:p>
          </table:table-cell>
          <table:table-cell office:value-type="float" office:value="0.017710238872969" calcext:value-type="float">
            <text:p>0.017710238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99372089421449" calcext:value-type="float">
            <text:p>0.9993720894</text:p>
          </table:table-cell>
          <table:table-cell office:value-type="float" office:value="0.00151023409927425" calcext:value-type="float">
            <text:p>0.0015102341</text:p>
          </table:table-cell>
          <table:table-cell office:value-type="float" office:value="0.996804793954453" calcext:value-type="float">
            <text:p>0.996804794</text:p>
          </table:table-cell>
          <table:table-cell office:value-type="float" office:value="0.0182922936387425" calcext:value-type="float">
            <text:p>0.018292293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99370567240128" calcext:value-type="float">
            <text:p>0.9993705672</text:p>
          </table:table-cell>
          <table:table-cell office:value-type="float" office:value="0.00151242093838717" calcext:value-type="float">
            <text:p>0.0015124209</text:p>
          </table:table-cell>
          <table:table-cell office:value-type="float" office:value="0.996887478828961" calcext:value-type="float">
            <text:p>0.9968874788</text:p>
          </table:table-cell>
          <table:table-cell office:value-type="float" office:value="0.0177607809118155" calcext:value-type="float">
            <text:p>0.017760780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9937124344958" calcext:value-type="float">
            <text:p>0.9993712434</text:p>
          </table:table-cell>
          <table:table-cell office:value-type="float" office:value="0.00151201156799067" calcext:value-type="float">
            <text:p>0.0015120116</text:p>
          </table:table-cell>
          <table:table-cell office:value-type="float" office:value="0.996940373299356" calcext:value-type="float">
            <text:p>0.9969403733</text:p>
          </table:table-cell>
          <table:table-cell office:value-type="float" office:value="0.0171552397211401" calcext:value-type="float">
            <text:p>0.017155239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99376339932057" calcext:value-type="float">
            <text:p>0.9993763399</text:p>
          </table:table-cell>
          <table:table-cell office:value-type="float" office:value="0.00150226702438441" calcext:value-type="float">
            <text:p>0.001502267</text:p>
          </table:table-cell>
          <table:table-cell office:value-type="float" office:value="0.996904399102474" calcext:value-type="float">
            <text:p>0.9969043991</text:p>
          </table:table-cell>
          <table:table-cell office:value-type="float" office:value="0.0175038053241665" calcext:value-type="float">
            <text:p>0.017503805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99375109960815" calcext:value-type="float">
            <text:p>0.99937511</text:p>
          </table:table-cell>
          <table:table-cell office:value-type="float" office:value="0.00150116806641632" calcext:value-type="float">
            <text:p>0.0015011681</text:p>
          </table:table-cell>
          <table:table-cell office:value-type="float" office:value="0.996818724240791" calcext:value-type="float">
            <text:p>0.9968187242</text:p>
          </table:table-cell>
          <table:table-cell office:value-type="float" office:value="0.0181863236252863" calcext:value-type="float">
            <text:p>0.01818632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999378212003659" calcext:value-type="float">
            <text:p>0.999378212</text:p>
          </table:table-cell>
          <table:table-cell office:value-type="float" office:value="0.00149691759251378" calcext:value-type="float">
            <text:p>0.0014969176</text:p>
          </table:table-cell>
          <table:table-cell office:value-type="float" office:value="0.9968860518213" calcext:value-type="float">
            <text:p>0.9968860518</text:p>
          </table:table-cell>
          <table:table-cell office:value-type="float" office:value="0.0177383385887948" calcext:value-type="float">
            <text:p>0.017738338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999376057875074" calcext:value-type="float">
            <text:p>0.9993760579</text:p>
          </table:table-cell>
          <table:table-cell office:value-type="float" office:value="0.00149832785539528" calcext:value-type="float">
            <text:p>0.0014983279</text:p>
          </table:table-cell>
          <table:table-cell office:value-type="float" office:value="0.996845959741112" calcext:value-type="float">
            <text:p>0.9968459597</text:p>
          </table:table-cell>
          <table:table-cell office:value-type="float" office:value="0.0181536360252279" calcext:value-type="float">
            <text:p>0.01815363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99377563001849" calcext:value-type="float">
            <text:p>0.999377563</text:p>
          </table:table-cell>
          <table:table-cell office:value-type="float" office:value="0.00149659296928317" calcext:value-type="float">
            <text:p>0.001496593</text:p>
          </table:table-cell>
          <table:table-cell office:value-type="float" office:value="0.996815802232907" calcext:value-type="float">
            <text:p>0.9968158022</text:p>
          </table:table-cell>
          <table:table-cell office:value-type="float" office:value="0.0183664929017838" calcext:value-type="float">
            <text:p>0.018366492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99378130473636" calcext:value-type="float">
            <text:p>0.9993781305</text:p>
          </table:table-cell>
          <table:table-cell office:value-type="float" office:value="0.00150001326763965" calcext:value-type="float">
            <text:p>0.0015000133</text:p>
          </table:table-cell>
          <table:table-cell office:value-type="float" office:value="0.996825166227451" calcext:value-type="float">
            <text:p>0.9968251662</text:p>
          </table:table-cell>
          <table:table-cell office:value-type="float" office:value="0.018220809799192" calcext:value-type="float">
            <text:p>0.018220809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99379356941065" calcext:value-type="float">
            <text:p>0.9993793569</text:p>
          </table:table-cell>
          <table:table-cell office:value-type="float" office:value="0.00149444291922648" calcext:value-type="float">
            <text:p>0.0014944429</text:p>
          </table:table-cell>
          <table:table-cell office:value-type="float" office:value="0.996867391970767" calcext:value-type="float">
            <text:p>0.996867392</text:p>
          </table:table-cell>
          <table:table-cell office:value-type="float" office:value="0.017906513542374" calcext:value-type="float">
            <text:p>0.017906513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99382931282037" calcext:value-type="float">
            <text:p>0.9993829313</text:p>
          </table:table-cell>
          <table:table-cell office:value-type="float" office:value="0.00148465523561697" calcext:value-type="float">
            <text:p>0.0014846552</text:p>
          </table:table-cell>
          <table:table-cell office:value-type="float" office:value="0.996891746234851" calcext:value-type="float">
            <text:p>0.9968917462</text:p>
          </table:table-cell>
          <table:table-cell office:value-type="float" office:value="0.0176757935862188" calcext:value-type="float">
            <text:p>0.01767579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99384416022988" calcext:value-type="float">
            <text:p>0.999384416</text:p>
          </table:table-cell>
          <table:table-cell office:value-type="float" office:value="0.00148038060033781" calcext:value-type="float">
            <text:p>0.0014803806</text:p>
          </table:table-cell>
          <table:table-cell office:value-type="float" office:value="0.9969080957053" calcext:value-type="float">
            <text:p>0.9969080957</text:p>
          </table:table-cell>
          <table:table-cell office:value-type="float" office:value="0.017461258241796" calcext:value-type="float">
            <text:p>0.017461258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99381195062838" calcext:value-type="float">
            <text:p>0.9993811951</text:p>
          </table:table-cell>
          <table:table-cell office:value-type="float" office:value="0.00148626553042777" calcext:value-type="float">
            <text:p>0.0014862655</text:p>
          </table:table-cell>
          <table:table-cell office:value-type="float" office:value="0.996899397700753" calcext:value-type="float">
            <text:p>0.9968993977</text:p>
          </table:table-cell>
          <table:table-cell office:value-type="float" office:value="0.0174721270052878" calcext:value-type="float">
            <text:p>0.01747212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99386617705222" calcext:value-type="float">
            <text:p>0.9993866177</text:p>
          </table:table-cell>
          <table:table-cell office:value-type="float" office:value="0.00147911511363465" calcext:value-type="float">
            <text:p>0.0014791151</text:p>
          </table:table-cell>
          <table:table-cell office:value-type="float" office:value="0.996990454393356" calcext:value-type="float">
            <text:p>0.9969904544</text:p>
          </table:table-cell>
          <table:table-cell office:value-type="float" office:value="0.0168096050554756" calcext:value-type="float">
            <text:p>0.016809605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9938571403988" calcext:value-type="float">
            <text:p>0.999385714</text:p>
          </table:table-cell>
          <table:table-cell office:value-type="float" office:value="0.00147824079322228" calcext:value-type="float">
            <text:p>0.0014782408</text:p>
          </table:table-cell>
          <table:table-cell office:value-type="float" office:value="0.996973860346111" calcext:value-type="float">
            <text:p>0.9969738603</text:p>
          </table:table-cell>
          <table:table-cell office:value-type="float" office:value="0.0167824377750004" calcext:value-type="float">
            <text:p>0.016782437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99938833690969" calcext:value-type="float">
            <text:p>0.9993883369</text:p>
          </table:table-cell>
          <table:table-cell office:value-type="float" office:value="0.00147290908782016" calcext:value-type="float">
            <text:p>0.0014729091</text:p>
          </table:table-cell>
          <table:table-cell office:value-type="float" office:value="0.997016004665581" calcext:value-type="float">
            <text:p>0.9970160047</text:p>
          </table:table-cell>
          <table:table-cell office:value-type="float" office:value="0.0163012817268725" calcext:value-type="float">
            <text:p>0.016301281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999391044919514" calcext:value-type="float">
            <text:p>0.9993910449</text:p>
          </table:table-cell>
          <table:table-cell office:value-type="float" office:value="0.00146928781965356" calcext:value-type="float">
            <text:p>0.0014692878</text:p>
          </table:table-cell>
          <table:table-cell office:value-type="float" office:value="0.996968247436038" calcext:value-type="float">
            <text:p>0.9969682474</text:p>
          </table:table-cell>
          <table:table-cell office:value-type="float" office:value="0.0168473131576625" calcext:value-type="float">
            <text:p>0.016847313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99938889421511" calcext:value-type="float">
            <text:p>0.9993888942</text:p>
          </table:table-cell>
          <table:table-cell office:value-type="float" office:value="0.00146981717990033" calcext:value-type="float">
            <text:p>0.0014698172</text:p>
          </table:table-cell>
          <table:table-cell office:value-type="float" office:value="0.996816508954736" calcext:value-type="float">
            <text:p>0.996816509</text:p>
          </table:table-cell>
          <table:table-cell office:value-type="float" office:value="0.0183707475097134" calcext:value-type="float">
            <text:p>0.01837074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99389916797758" calcext:value-type="float">
            <text:p>0.9993899168</text:p>
          </table:table-cell>
          <table:table-cell office:value-type="float" office:value="0.00146578882241394" calcext:value-type="float">
            <text:p>0.0014657888</text:p>
          </table:table-cell>
          <table:table-cell office:value-type="float" office:value="0.996952659115975" calcext:value-type="float">
            <text:p>0.9969526591</text:p>
          </table:table-cell>
          <table:table-cell office:value-type="float" office:value="0.0171673081065996" calcext:value-type="float">
            <text:p>0.017167308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999394082301073" calcext:value-type="float">
            <text:p>0.9993940823</text:p>
          </table:table-cell>
          <table:table-cell office:value-type="float" office:value="0.00146060422250756" calcext:value-type="float">
            <text:p>0.0014606042</text:p>
          </table:table-cell>
          <table:table-cell office:value-type="float" office:value="0.996920028247273" calcext:value-type="float">
            <text:p>0.9969200282</text:p>
          </table:table-cell>
          <table:table-cell office:value-type="float" office:value="0.0173629999415424" calcext:value-type="float">
            <text:p>0.01736299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99395801558629" calcext:value-type="float">
            <text:p>0.9993958016</text:p>
          </table:table-cell>
          <table:table-cell office:value-type="float" office:value="0.00145781848579541" calcext:value-type="float">
            <text:p>0.0014578185</text:p>
          </table:table-cell>
          <table:table-cell office:value-type="float" office:value="0.996876810234603" calcext:value-type="float">
            <text:p>0.9968768102</text:p>
          </table:table-cell>
          <table:table-cell office:value-type="float" office:value="0.0180160607130623" calcext:value-type="float">
            <text:p>0.018016060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999394534200105" calcext:value-type="float">
            <text:p>0.9993945342</text:p>
          </table:table-cell>
          <table:table-cell office:value-type="float" office:value="0.00145524331684546" calcext:value-type="float">
            <text:p>0.0014552433</text:p>
          </table:table-cell>
          <table:table-cell office:value-type="float" office:value="0.996983142704455" calcext:value-type="float">
            <text:p>0.9969831427</text:p>
          </table:table-cell>
          <table:table-cell office:value-type="float" office:value="0.0167902804608576" calcext:value-type="float">
            <text:p>0.01679028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999393192173192" calcext:value-type="float">
            <text:p>0.9993931922</text:p>
          </table:table-cell>
          <table:table-cell office:value-type="float" office:value="0.00145924687118045" calcext:value-type="float">
            <text:p>0.0014592469</text:p>
          </table:table-cell>
          <table:table-cell office:value-type="float" office:value="0.996960827036016" calcext:value-type="float">
            <text:p>0.996960827</text:p>
          </table:table-cell>
          <table:table-cell office:value-type="float" office:value="0.0170497738551353" calcext:value-type="float">
            <text:p>0.017049773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99396780117985" calcext:value-type="float">
            <text:p>0.9993967801</text:p>
          </table:table-cell>
          <table:table-cell office:value-type="float" office:value="0.00145241058533387" calcext:value-type="float">
            <text:p>0.0014524106</text:p>
          </table:table-cell>
          <table:table-cell office:value-type="float" office:value="0.996941990548161" calcext:value-type="float">
            <text:p>0.9969419905</text:p>
          </table:table-cell>
          <table:table-cell office:value-type="float" office:value="0.0172670004002632" calcext:value-type="float">
            <text:p>0.017267000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999397626050037" calcext:value-type="float">
            <text:p>0.9993976261</text:p>
          </table:table-cell>
          <table:table-cell office:value-type="float" office:value="0.00145247808696055" calcext:value-type="float">
            <text:p>0.0014524781</text:p>
          </table:table-cell>
          <table:table-cell office:value-type="float" office:value="0.997076591386797" calcext:value-type="float">
            <text:p>0.9970765914</text:p>
          </table:table-cell>
          <table:table-cell office:value-type="float" office:value="0.016108146449748" calcext:value-type="float">
            <text:p>0.01610814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999396341743142" calcext:value-type="float">
            <text:p>0.9993963417</text:p>
          </table:table-cell>
          <table:table-cell office:value-type="float" office:value="0.00145119713726461" calcext:value-type="float">
            <text:p>0.0014511971</text:p>
          </table:table-cell>
          <table:table-cell office:value-type="float" office:value="0.996824092467891" calcext:value-type="float">
            <text:p>0.9968240925</text:p>
          </table:table-cell>
          <table:table-cell office:value-type="float" office:value="0.0185290922087695" calcext:value-type="float">
            <text:p>0.018529092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99397741622793" calcext:value-type="float">
            <text:p>0.9993977416</text:p>
          </table:table-cell>
          <table:table-cell office:value-type="float" office:value="0.00145265997051624" calcext:value-type="float">
            <text:p>0.00145266</text:p>
          </table:table-cell>
          <table:table-cell office:value-type="float" office:value="0.996930370549003" calcext:value-type="float">
            <text:p>0.9969303705</text:p>
          </table:table-cell>
          <table:table-cell office:value-type="float" office:value="0.0175690127242596" calcext:value-type="float">
            <text:p>0.01756901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999399114228442" calcext:value-type="float">
            <text:p>0.9993991142</text:p>
          </table:table-cell>
          <table:table-cell office:value-type="float" office:value="0.00144659361555887" calcext:value-type="float">
            <text:p>0.0014465936</text:p>
          </table:table-cell>
          <table:table-cell office:value-type="float" office:value="0.996881947541815" calcext:value-type="float">
            <text:p>0.9968819475</text:p>
          </table:table-cell>
          <table:table-cell office:value-type="float" office:value="0.018063111021593" calcext:value-type="float">
            <text:p>0.01806311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999394857015463" calcext:value-type="float">
            <text:p>0.999394857</text:p>
          </table:table-cell>
          <table:table-cell office:value-type="float" office:value="0.00145515191459071" calcext:value-type="float">
            <text:p>0.0014551519</text:p>
          </table:table-cell>
          <table:table-cell office:value-type="float" office:value="0.997010160676357" calcext:value-type="float">
            <text:p>0.9970101607</text:p>
          </table:table-cell>
          <table:table-cell office:value-type="float" office:value="0.0165876603570848" calcext:value-type="float">
            <text:p>0.016587660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999402593369209" calcext:value-type="float">
            <text:p>0.9994025934</text:p>
          </table:table-cell>
          <table:table-cell office:value-type="float" office:value="0.00143776543436776" calcext:value-type="float">
            <text:p>0.0014377654</text:p>
          </table:table-cell>
          <table:table-cell office:value-type="float" office:value="0.996992234821655" calcext:value-type="float">
            <text:p>0.9969922348</text:p>
          </table:table-cell>
          <table:table-cell office:value-type="float" office:value="0.0168379624781703" calcext:value-type="float">
            <text:p>0.016837962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99404091846701" calcext:value-type="float">
            <text:p>0.9994040918</text:p>
          </table:table-cell>
          <table:table-cell office:value-type="float" office:value="0.0014365007418084" calcext:value-type="float">
            <text:p>0.0014365007</text:p>
          </table:table-cell>
          <table:table-cell office:value-type="float" office:value="0.99689529336818" calcext:value-type="float">
            <text:p>0.9968952934</text:p>
          </table:table-cell>
          <table:table-cell office:value-type="float" office:value="0.017998522426145" calcext:value-type="float">
            <text:p>0.017998522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99404434954979" calcext:value-type="float">
            <text:p>0.999404435</text:p>
          </table:table-cell>
          <table:table-cell office:value-type="float" office:value="0.00143779717526058" calcext:value-type="float">
            <text:p>0.0014377972</text:p>
          </table:table-cell>
          <table:table-cell office:value-type="float" office:value="0.99690570378192" calcext:value-type="float">
            <text:p>0.9969057038</text:p>
          </table:table-cell>
          <table:table-cell office:value-type="float" office:value="0.0177359462809419" calcext:value-type="float">
            <text:p>0.017735946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99403775813346" calcext:value-type="float">
            <text:p>0.9994037758</text:p>
          </table:table-cell>
          <table:table-cell office:value-type="float" office:value="0.00143665179578213" calcext:value-type="float">
            <text:p>0.0014366518</text:p>
          </table:table-cell>
          <table:table-cell office:value-type="float" office:value="0.996972134412729" calcext:value-type="float">
            <text:p>0.9969721344</text:p>
          </table:table-cell>
          <table:table-cell office:value-type="float" office:value="0.0171485526761589" calcext:value-type="float">
            <text:p>0.017148552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99406989925132" calcext:value-type="float">
            <text:p>0.9994069899</text:p>
          </table:table-cell>
          <table:table-cell office:value-type="float" office:value="0.00143005400101825" calcext:value-type="float">
            <text:p>0.001430054</text:p>
          </table:table-cell>
          <table:table-cell office:value-type="float" office:value="0.996937505640396" calcext:value-type="float">
            <text:p>0.9969375056</text:p>
          </table:table-cell>
          <table:table-cell office:value-type="float" office:value="0.0176563733427401" calcext:value-type="float">
            <text:p>0.017656373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999406864265641" calcext:value-type="float">
            <text:p>0.9994068643</text:p>
          </table:table-cell>
          <table:table-cell office:value-type="float" office:value="0.00142707088823256" calcext:value-type="float">
            <text:p>0.0014270709</text:p>
          </table:table-cell>
          <table:table-cell office:value-type="float" office:value="0.997024512389168" calcext:value-type="float">
            <text:p>0.9970245124</text:p>
          </table:table-cell>
          <table:table-cell office:value-type="float" office:value="0.0166474561509972" calcext:value-type="float">
            <text:p>0.016647456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999407598115479" calcext:value-type="float">
            <text:p>0.9994075981</text:p>
          </table:table-cell>
          <table:table-cell office:value-type="float" office:value="0.00142677971282698" calcext:value-type="float">
            <text:p>0.0014267797</text:p>
          </table:table-cell>
          <table:table-cell office:value-type="float" office:value="0.996920830116217" calcext:value-type="float">
            <text:p>0.9969208301</text:p>
          </table:table-cell>
          <table:table-cell office:value-type="float" office:value="0.017717286547784" calcext:value-type="float">
            <text:p>0.017717286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999409728460603" calcext:value-type="float">
            <text:p>0.9994097285</text:p>
          </table:table-cell>
          <table:table-cell office:value-type="float" office:value="0.00142412849742794" calcext:value-type="float">
            <text:p>0.0014241285</text:p>
          </table:table-cell>
          <table:table-cell office:value-type="float" office:value="0.996809781685992" calcext:value-type="float">
            <text:p>0.9968097817</text:p>
          </table:table-cell>
          <table:table-cell office:value-type="float" office:value="0.018901631222597" calcext:value-type="float">
            <text:p>0.01890163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999368280683321" calcext:value-type="float">
            <text:p>0.9993682807</text:p>
          </table:table-cell>
          <table:table-cell office:value-type="float" office:value="0.00152235996717721" calcext:value-type="float">
            <text:p>0.00152236</text:p>
          </table:table-cell>
          <table:table-cell office:value-type="float" office:value="0.996939218089406" calcext:value-type="float">
            <text:p>0.9969392181</text:p>
          </table:table-cell>
          <table:table-cell office:value-type="float" office:value="0.0172526754523486" calcext:value-type="float">
            <text:p>0.017252675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9940073839197" calcext:value-type="float">
            <text:p>0.9994007384</text:p>
          </table:table-cell>
          <table:table-cell office:value-type="float" office:value="0.00144567236473709" calcext:value-type="float">
            <text:p>0.0014456724</text:p>
          </table:table-cell>
          <table:table-cell office:value-type="float" office:value="0.996994382154966" calcext:value-type="float">
            <text:p>0.9969943822</text:p>
          </table:table-cell>
          <table:table-cell office:value-type="float" office:value="0.016915964836139" calcext:value-type="float">
            <text:p>0.016915964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999408783957253" calcext:value-type="float">
            <text:p>0.999408784</text:p>
          </table:table-cell>
          <table:table-cell office:value-type="float" office:value="0.00142687512478729" calcext:value-type="float">
            <text:p>0.0014268751</text:p>
          </table:table-cell>
          <table:table-cell office:value-type="float" office:value="0.997008883270913" calcext:value-type="float">
            <text:p>0.9970088833</text:p>
          </table:table-cell>
          <table:table-cell office:value-type="float" office:value="0.0167633860200508" calcext:value-type="float">
            <text:p>0.01676338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99416737786329" calcext:value-type="float">
            <text:p>0.9994167378</text:p>
          </table:table-cell>
          <table:table-cell office:value-type="float" office:value="0.00140900544432765" calcext:value-type="float">
            <text:p>0.0014090054</text:p>
          </table:table-cell>
          <table:table-cell office:value-type="float" office:value="0.997001870507733" calcext:value-type="float">
            <text:p>0.9970018705</text:p>
          </table:table-cell>
          <table:table-cell office:value-type="float" office:value="0.0169859866279237" calcext:value-type="float">
            <text:p>0.016985986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99415215658095" calcext:value-type="float">
            <text:p>0.9994152157</text:p>
          </table:table-cell>
          <table:table-cell office:value-type="float" office:value="0.00141116591375006" calcext:value-type="float">
            <text:p>0.0014111659</text:p>
          </table:table-cell>
          <table:table-cell office:value-type="float" office:value="0.997028208978721" calcext:value-type="float">
            <text:p>0.997028209</text:p>
          </table:table-cell>
          <table:table-cell office:value-type="float" office:value="0.0168534678892686" calcext:value-type="float">
            <text:p>0.016853467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99416765007243" calcext:value-type="float">
            <text:p>0.999416765</text:p>
          </table:table-cell>
          <table:table-cell office:value-type="float" office:value="0.00140692650300993" calcext:value-type="float">
            <text:p>0.0014069265</text:p>
          </table:table-cell>
          <table:table-cell office:value-type="float" office:value="0.997028643929382" calcext:value-type="float">
            <text:p>0.9970286439</text:p>
          </table:table-cell>
          <table:table-cell office:value-type="float" office:value="0.0167510955332358" calcext:value-type="float">
            <text:p>0.016751095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999413849874266" calcext:value-type="float">
            <text:p>0.9994138499</text:p>
          </table:table-cell>
          <table:table-cell office:value-type="float" office:value="0.00141161450918887" calcext:value-type="float">
            <text:p>0.0014116145</text:p>
          </table:table-cell>
          <table:table-cell office:value-type="float" office:value="0.997035751799862" calcext:value-type="float">
            <text:p>0.9970357518</text:p>
          </table:table-cell>
          <table:table-cell office:value-type="float" office:value="0.0166769523456223" calcext:value-type="float">
            <text:p>0.016676952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99418419590243" calcext:value-type="float">
            <text:p>0.9994184196</text:p>
          </table:table-cell>
          <table:table-cell office:value-type="float" office:value="0.00140358810764087" calcext:value-type="float">
            <text:p>0.0014035881</text:p>
          </table:table-cell>
          <table:table-cell office:value-type="float" office:value="0.99698353683038" calcext:value-type="float">
            <text:p>0.9969835368</text:p>
          </table:table-cell>
          <table:table-cell office:value-type="float" office:value="0.0173765582864492" calcext:value-type="float">
            <text:p>0.017376558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999417091114063" calcext:value-type="float">
            <text:p>0.9994170911</text:p>
          </table:table-cell>
          <table:table-cell office:value-type="float" office:value="0.00140390529008937" calcext:value-type="float">
            <text:p>0.0014039053</text:p>
          </table:table-cell>
          <table:table-cell office:value-type="float" office:value="0.996969130795189" calcext:value-type="float">
            <text:p>0.9969691308</text:p>
          </table:table-cell>
          <table:table-cell office:value-type="float" office:value="0.0174192400205199" calcext:value-type="float">
            <text:p>0.0174192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999417886214276" calcext:value-type="float">
            <text:p>0.9994178862</text:p>
          </table:table-cell>
          <table:table-cell office:value-type="float" office:value="0.00140485137058067" calcext:value-type="float">
            <text:p>0.0014048514</text:p>
          </table:table-cell>
          <table:table-cell office:value-type="float" office:value="0.997036349784024" calcext:value-type="float">
            <text:p>0.9970363498</text:p>
          </table:table-cell>
          <table:table-cell office:value-type="float" office:value="0.0166736846406903" calcext:value-type="float">
            <text:p>0.016673684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99422411814057" calcext:value-type="float">
            <text:p>0.9994224118</text:p>
          </table:table-cell>
          <table:table-cell office:value-type="float" office:value="0.00139489933720638" calcext:value-type="float">
            <text:p>0.0013948993</text:p>
          </table:table-cell>
          <table:table-cell office:value-type="float" office:value="0.996916318053898" calcext:value-type="float">
            <text:p>0.9969163181</text:p>
          </table:table-cell>
          <table:table-cell office:value-type="float" office:value="0.0181354646915431" calcext:value-type="float">
            <text:p>0.018135464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999421321212303" calcext:value-type="float">
            <text:p>0.9994213212</text:p>
          </table:table-cell>
          <table:table-cell office:value-type="float" office:value="0.00139700027391733" calcext:value-type="float">
            <text:p>0.0013970003</text:p>
          </table:table-cell>
          <table:table-cell office:value-type="float" office:value="0.99696854642812" calcext:value-type="float">
            <text:p>0.9969685464</text:p>
          </table:table-cell>
          <table:table-cell office:value-type="float" office:value="0.0173342737203961" calcext:value-type="float">
            <text:p>0.017334273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99421705185133" calcext:value-type="float">
            <text:p>0.9994217052</text:p>
          </table:table-cell>
          <table:table-cell office:value-type="float" office:value="0.00139645480483325" calcext:value-type="float">
            <text:p>0.0013964548</text:p>
          </table:table-cell>
          <table:table-cell office:value-type="float" office:value="0.997066792587585" calcext:value-type="float">
            <text:p>0.9970667926</text:p>
          </table:table-cell>
          <table:table-cell office:value-type="float" office:value="0.0163980957412641" calcext:value-type="float">
            <text:p>0.016398095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99423420925603" calcext:value-type="float">
            <text:p>0.9994234209</text:p>
          </table:table-cell>
          <table:table-cell office:value-type="float" office:value="0.00139277397170833" calcext:value-type="float">
            <text:p>0.001392774</text:p>
          </table:table-cell>
          <table:table-cell office:value-type="float" office:value="0.996993892828836" calcext:value-type="float">
            <text:p>0.9969938928</text:p>
          </table:table-cell>
          <table:table-cell office:value-type="float" office:value="0.0172223343451279" calcext:value-type="float">
            <text:p>0.01722233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99423118575701" calcext:value-type="float">
            <text:p>0.9994231186</text:p>
          </table:table-cell>
          <table:table-cell office:value-type="float" office:value="0.00139062747492411" calcext:value-type="float">
            <text:p>0.0013906275</text:p>
          </table:table-cell>
          <table:table-cell office:value-type="float" office:value="0.997039461940149" calcext:value-type="float">
            <text:p>0.9970394619</text:p>
          </table:table-cell>
          <table:table-cell office:value-type="float" office:value="0.0169258932795594" calcext:value-type="float">
            <text:p>0.016925893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99421902274639" calcext:value-type="float">
            <text:p>0.9994219023</text:p>
          </table:table-cell>
          <table:table-cell office:value-type="float" office:value="0.0013942204098151" calcext:value-type="float">
            <text:p>0.0013942204</text:p>
          </table:table-cell>
          <table:table-cell office:value-type="float" office:value="0.996925899298147" calcext:value-type="float">
            <text:p>0.9969258993</text:p>
          </table:table-cell>
          <table:table-cell office:value-type="float" office:value="0.017933907488743" calcext:value-type="float">
            <text:p>0.01793390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99426597689924" calcext:value-type="float">
            <text:p>0.9994265977</text:p>
          </table:table-cell>
          <table:table-cell office:value-type="float" office:value="0.00138549601712163" calcext:value-type="float">
            <text:p>0.001385496</text:p>
          </table:table-cell>
          <table:table-cell office:value-type="float" office:value="0.996975083455719" calcext:value-type="float">
            <text:p>0.9969750835</text:p>
          </table:table-cell>
          <table:table-cell office:value-type="float" office:value="0.0175553822881214" calcext:value-type="float">
            <text:p>0.017555382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999426971549474" calcext:value-type="float">
            <text:p>0.9994269715</text:p>
          </table:table-cell>
          <table:table-cell office:value-type="float" office:value="0.00138512860222646" calcext:value-type="float">
            <text:p>0.0013851286</text:p>
          </table:table-cell>
          <table:table-cell office:value-type="float" office:value="0.997054479496964" calcext:value-type="float">
            <text:p>0.9970544795</text:p>
          </table:table-cell>
          <table:table-cell office:value-type="float" office:value="0.0168585863367322" calcext:value-type="float">
            <text:p>0.016858586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99427229743364" calcext:value-type="float">
            <text:p>0.9994272297</text:p>
          </table:table-cell>
          <table:table-cell office:value-type="float" office:value="0.0013839019816767" calcext:value-type="float">
            <text:p>0.001383902</text:p>
          </table:table-cell>
          <table:table-cell office:value-type="float" office:value="0.996862227601905" calcext:value-type="float">
            <text:p>0.9968622276</text:p>
          </table:table-cell>
          <table:table-cell office:value-type="float" office:value="0.0186269408646839" calcext:value-type="float">
            <text:p>0.018626940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999425857018267" calcext:value-type="float">
            <text:p>0.999425857</text:p>
          </table:table-cell>
          <table:table-cell office:value-type="float" office:value="0.00138196877463723" calcext:value-type="float">
            <text:p>0.0013819688</text:p>
          </table:table-cell>
          <table:table-cell office:value-type="float" office:value="0.99707857558043" calcext:value-type="float">
            <text:p>0.9970785756</text:p>
          </table:table-cell>
          <table:table-cell office:value-type="float" office:value="0.0165226393959092" calcext:value-type="float">
            <text:p>0.01652263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999428908096552" calcext:value-type="float">
            <text:p>0.9994289081</text:p>
          </table:table-cell>
          <table:table-cell office:value-type="float" office:value="0.0013805195491469" calcext:value-type="float">
            <text:p>0.0013805195</text:p>
          </table:table-cell>
          <table:table-cell office:value-type="float" office:value="0.996950307884611" calcext:value-type="float">
            <text:p>0.9969503079</text:p>
          </table:table-cell>
          <table:table-cell office:value-type="float" office:value="0.0178370025218159" calcext:value-type="float">
            <text:p>0.01783700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9943034191276" calcext:value-type="float">
            <text:p>0.9994303419</text:p>
          </table:table-cell>
          <table:table-cell office:value-type="float" office:value="0.00137368026823038" calcext:value-type="float">
            <text:p>0.0013736803</text:p>
          </table:table-cell>
          <table:table-cell office:value-type="float" office:value="0.997012661324129" calcext:value-type="float">
            <text:p>0.9970126613</text:p>
          </table:table-cell>
          <table:table-cell office:value-type="float" office:value="0.0170564496767566" calcext:value-type="float">
            <text:p>0.017056449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99431571910546" calcext:value-type="float">
            <text:p>0.9994315719</text:p>
          </table:table-cell>
          <table:table-cell office:value-type="float" office:value="0.00137256612989614" calcext:value-type="float">
            <text:p>0.0013725661</text:p>
          </table:table-cell>
          <table:table-cell office:value-type="float" office:value="0.996936499992847" calcext:value-type="float">
            <text:p>0.9969365</text:p>
          </table:table-cell>
          <table:table-cell office:value-type="float" office:value="0.0181154690046661" calcext:value-type="float">
            <text:p>0.01811546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99430117708515" calcext:value-type="float">
            <text:p>0.9994301177</text:p>
          </table:table-cell>
          <table:table-cell office:value-type="float" office:value="0.00137496168433934" calcext:value-type="float">
            <text:p>0.0013749617</text:p>
          </table:table-cell>
          <table:table-cell office:value-type="float" office:value="0.996992669692684" calcext:value-type="float">
            <text:p>0.9969926697</text:p>
          </table:table-cell>
          <table:table-cell office:value-type="float" office:value="0.0173431699620645" calcext:value-type="float">
            <text:p>0.017343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99409820249898" calcext:value-type="float">
            <text:p>0.9994098202</text:p>
          </table:table-cell>
          <table:table-cell office:value-type="float" office:value="0.00143485031079997" calcext:value-type="float">
            <text:p>0.0014348503</text:p>
          </table:table-cell>
          <table:table-cell office:value-type="float" office:value="0.997075680833276" calcext:value-type="float">
            <text:p>0.9970756808</text:p>
          </table:table-cell>
          <table:table-cell office:value-type="float" office:value="0.0162732405745636" calcext:value-type="float">
            <text:p>0.016273240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99428534382994" calcext:value-type="float">
            <text:p>0.9994285344</text:p>
          </table:table-cell>
          <table:table-cell office:value-type="float" office:value="0.00137880302694913" calcext:value-type="float">
            <text:p>0.001378803</text:p>
          </table:table-cell>
          <table:table-cell office:value-type="float" office:value="0.996883605495908" calcext:value-type="float">
            <text:p>0.9968836055</text:p>
          </table:table-cell>
          <table:table-cell office:value-type="float" office:value="0.0183789232003156" calcext:value-type="float">
            <text:p>0.018378923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999434935518374" calcext:value-type="float">
            <text:p>0.9994349355</text:p>
          </table:table-cell>
          <table:table-cell office:value-type="float" office:value="0.00136634114598517" calcext:value-type="float">
            <text:p>0.0013663411</text:p>
          </table:table-cell>
          <table:table-cell office:value-type="float" office:value="0.996919742819196" calcext:value-type="float">
            <text:p>0.9969197428</text:p>
          </table:table-cell>
          <table:table-cell office:value-type="float" office:value="0.0180504756856878" calcext:value-type="float">
            <text:p>0.018050475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99435146185158" calcext:value-type="float">
            <text:p>0.9994351462</text:p>
          </table:table-cell>
          <table:table-cell office:value-type="float" office:value="0.00136423890457238" calcext:value-type="float">
            <text:p>0.0013642389</text:p>
          </table:table-cell>
          <table:table-cell office:value-type="float" office:value="0.997000361890417" calcext:value-type="float">
            <text:p>0.9970003619</text:p>
          </table:table-cell>
          <table:table-cell office:value-type="float" office:value="0.0172295228088122" calcext:value-type="float">
            <text:p>0.017229522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9943512925006" calcext:value-type="float">
            <text:p>0.9994351293</text:p>
          </table:table-cell>
          <table:table-cell office:value-type="float" office:value="0.00136389746895776" calcext:value-type="float">
            <text:p>0.0013638975</text:p>
          </table:table-cell>
          <table:table-cell office:value-type="float" office:value="0.997035547901808" calcext:value-type="float">
            <text:p>0.9970355479</text:p>
          </table:table-cell>
          <table:table-cell office:value-type="float" office:value="0.0169418300646128" calcext:value-type="float">
            <text:p>0.01694183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999437259595183" calcext:value-type="float">
            <text:p>0.9994372596</text:p>
          </table:table-cell>
          <table:table-cell office:value-type="float" office:value="0.00135876225286639" calcext:value-type="float">
            <text:p>0.0013587623</text:p>
          </table:table-cell>
          <table:table-cell office:value-type="float" office:value="0.996999383477054" calcext:value-type="float">
            <text:p>0.9969993835</text:p>
          </table:table-cell>
          <table:table-cell office:value-type="float" office:value="0.0172160595149031" calcext:value-type="float">
            <text:p>0.01721605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999437854168437" calcext:value-type="float">
            <text:p>0.9994378542</text:p>
          </table:table-cell>
          <table:table-cell office:value-type="float" office:value="0.00135979742931372" calcext:value-type="float">
            <text:p>0.0013597974</text:p>
          </table:table-cell>
          <table:table-cell office:value-type="float" office:value="0.997038564924088" calcext:value-type="float">
            <text:p>0.9970385649</text:p>
          </table:table-cell>
          <table:table-cell office:value-type="float" office:value="0.0168881815147095" calcext:value-type="float">
            <text:p>0.01688818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99440782852147" calcext:value-type="float">
            <text:p>0.9994407829</text:p>
          </table:table-cell>
          <table:table-cell office:value-type="float" office:value="0.00135241748121833" calcext:value-type="float">
            <text:p>0.0013524175</text:p>
          </table:table-cell>
          <table:table-cell office:value-type="float" office:value="0.997053813546783" calcext:value-type="float">
            <text:p>0.9970538135</text:p>
          </table:table-cell>
          <table:table-cell office:value-type="float" office:value="0.01688248470701" calcext:value-type="float">
            <text:p>0.016882484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999437956017923" calcext:value-type="float">
            <text:p>0.999437956</text:p>
          </table:table-cell>
          <table:table-cell office:value-type="float" office:value="0.00135839345519257" calcext:value-type="float">
            <text:p>0.0013583935</text:p>
          </table:table-cell>
          <table:table-cell office:value-type="float" office:value="0.997006831005086" calcext:value-type="float">
            <text:p>0.997006831</text:p>
          </table:table-cell>
          <table:table-cell office:value-type="float" office:value="0.0174029686084244" calcext:value-type="float">
            <text:p>0.0174029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2T20:39:05.069422612</dc:date>
    <meta:editing-duration>PT2M58S</meta:editing-duration>
    <meta:editing-cycles>1</meta:editing-cycles>
    <meta:document-statistic meta:table-count="1" meta:cell-count="2505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952cm" style:legend-expansion="high" chart:style-name="ch2"/>
        <chart:plot-area chart:style-name="ch3" table:cell-range-address="training.A1:training.A501 training.C1:training.C501 training.E1:training.E501" chart:data-source-has-labels="both" svg:x="0.32cm" svg:y="0.18cm" svg:width="12.746cm" svg:height="8.64cm">
          <chartooo:coordinate-region svg:x="1.232cm" svg:y="0.301cm" svg:width="11.834cm" svg:height="7.517cm"/>
          <chart:axis chart:dimension="x" chart:name="primary-x" chart:style-name="ch4" chartooo:axis-type="auto">
            <chartooo:date-scale/>
            <chart:categories table:cell-range-address="training.A2:training.A5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aining.C2:training.C501" chart:label-cell-address="training.C1:training.C1" chart:class="chart:line">
            <chart:data-point chart:repeated="500"/>
          </chart:series>
          <chart:series chart:style-name="ch7" chart:values-cell-range-address="training.E2:training.E501" chart:label-cell-address="training.E1:training.E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training.C1:training.C1</svg:desc>
                </draw:g>
              </table:table-cell>
              <table:table-cell office:value-type="string">
                <text:p>val_loss</text:p>
                <draw:g>
                  <svg:desc>training.E1:training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raining.A2:training.A501</svg:desc>
                </draw:g>
              </table:table-cell>
              <table:table-cell office:value-type="float" office:value="0.286878690559876">
                <text:p>0.286878690559876</text:p>
                <draw:g>
                  <svg:desc>training.C2:training.C501</svg:desc>
                </draw:g>
              </table:table-cell>
              <table:table-cell office:value-type="float" office:value="0.136991959167228">
                <text:p>0.136991959167228</text:p>
                <draw:g>
                  <svg:desc>training.E2:training.E5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0111841795188">
                <text:p>0.0520111841795188</text:p>
              </table:table-cell>
              <table:table-cell office:value-type="float" office:value="0.450273071663121">
                <text:p>0.45027307166312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85776684521481">
                <text:p>0.0285776684521481</text:p>
              </table:table-cell>
              <table:table-cell office:value-type="float" office:value="0.320658738596937">
                <text:p>0.3206587385969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12876775499622">
                <text:p>0.0212876775499622</text:p>
              </table:table-cell>
              <table:table-cell office:value-type="float" office:value="0.316063860315598">
                <text:p>0.3160638603155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75838558950182">
                <text:p>0.0175838558950182</text:p>
              </table:table-cell>
              <table:table-cell office:value-type="float" office:value="0.322460906412946">
                <text:p>0.3224609064129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5332483375029">
                <text:p>0.015332483375029</text:p>
              </table:table-cell>
              <table:table-cell office:value-type="float" office:value="0.410469846506741">
                <text:p>0.4104698465067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37398910163951">
                <text:p>0.0137398910163951</text:p>
              </table:table-cell>
              <table:table-cell office:value-type="float" office:value="0.354880720542869">
                <text:p>0.3548807205428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25796126947885">
                <text:p>0.0125796126947885</text:p>
              </table:table-cell>
              <table:table-cell office:value-type="float" office:value="0.332440375399149">
                <text:p>0.3324403753991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15694084889694">
                <text:p>0.0115694084889694</text:p>
              </table:table-cell>
              <table:table-cell office:value-type="float" office:value="0.325957334531333">
                <text:p>0.3259573345313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08586161413365">
                <text:p>0.0108586161413365</text:p>
              </table:table-cell>
              <table:table-cell office:value-type="float" office:value="0.347563708228009">
                <text:p>0.3475637082280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02430277613314">
                <text:p>0.0102430277613314</text:p>
              </table:table-cell>
              <table:table-cell office:value-type="float" office:value="0.326193331318373">
                <text:p>0.3261933313183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972048434310874">
                <text:p>0.00972048434310874</text:p>
              </table:table-cell>
              <table:table-cell office:value-type="float" office:value="0.318840567570862">
                <text:p>0.3188405675708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923575367840752">
                <text:p>0.00923575367840752</text:p>
              </table:table-cell>
              <table:table-cell office:value-type="float" office:value="0.336410801080467">
                <text:p>0.3364108010804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882703754171626">
                <text:p>0.00882703754171626</text:p>
              </table:table-cell>
              <table:table-cell office:value-type="float" office:value="0.348987708787721">
                <text:p>0.3489877087877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44497950235392">
                <text:p>0.00844497950235392</text:p>
              </table:table-cell>
              <table:table-cell office:value-type="float" office:value="0.345985788348469">
                <text:p>0.345985788348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812490589989702">
                <text:p>0.00812490589989702</text:p>
              </table:table-cell>
              <table:table-cell office:value-type="float" office:value="0.372124564883916">
                <text:p>0.3721245648839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785107823193282">
                <text:p>0.00785107823193282</text:p>
              </table:table-cell>
              <table:table-cell office:value-type="float" office:value="0.34966448662117">
                <text:p>0.349664486621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759809321863442">
                <text:p>0.00759809321863442</text:p>
              </table:table-cell>
              <table:table-cell office:value-type="float" office:value="0.341100084133972">
                <text:p>0.34110008413397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733857668458875">
                <text:p>0.00733857668458875</text:p>
              </table:table-cell>
              <table:table-cell office:value-type="float" office:value="0.327807368599899">
                <text:p>0.3278073685998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710103346938626">
                <text:p>0.00710103346938626</text:p>
              </table:table-cell>
              <table:table-cell office:value-type="float" office:value="0.351379766990602">
                <text:p>0.35137976699060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90704106194167">
                <text:p>0.00690704106194167</text:p>
              </table:table-cell>
              <table:table-cell office:value-type="float" office:value="0.339930234169594">
                <text:p>0.3399302341695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672580595913154">
                <text:p>0.00672580595913154</text:p>
              </table:table-cell>
              <table:table-cell office:value-type="float" office:value="0.288562279120768">
                <text:p>0.28856227912076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655677271932214">
                <text:p>0.00655677271932214</text:p>
              </table:table-cell>
              <table:table-cell office:value-type="float" office:value="0.32916132671428">
                <text:p>0.329161326714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637828602978764">
                <text:p>0.00637828602978764</text:p>
              </table:table-cell>
              <table:table-cell office:value-type="float" office:value="0.333960745202436">
                <text:p>0.3339607452024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623114841420513">
                <text:p>0.00623114841420513</text:p>
              </table:table-cell>
              <table:table-cell office:value-type="float" office:value="0.278110947764363">
                <text:p>0.2781109477643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608416029455962">
                <text:p>0.00608416029455962</text:p>
              </table:table-cell>
              <table:table-cell office:value-type="float" office:value="0.310222827925021">
                <text:p>0.3102228279250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593463283889054">
                <text:p>0.00593463283889054</text:p>
              </table:table-cell>
              <table:table-cell office:value-type="float" office:value="0.310134160985821">
                <text:p>0.3101341609858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82571246239652">
                <text:p>0.00582571246239652</text:p>
              </table:table-cell>
              <table:table-cell office:value-type="float" office:value="0.276337395669145">
                <text:p>0.2763373956691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569867270533514">
                <text:p>0.00569867270533514</text:p>
              </table:table-cell>
              <table:table-cell office:value-type="float" office:value="0.267453390840326">
                <text:p>0.2674533908403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561471400468085">
                <text:p>0.00561471400468085</text:p>
              </table:table-cell>
              <table:table-cell office:value-type="float" office:value="0.25070674672965">
                <text:p>0.2507067467296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548954756627288">
                <text:p>0.00548954756627288</text:p>
              </table:table-cell>
              <table:table-cell office:value-type="float" office:value="0.256550109786596">
                <text:p>0.25655010978659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538609451138394">
                <text:p>0.00538609451138394</text:p>
              </table:table-cell>
              <table:table-cell office:value-type="float" office:value="0.25009816804367">
                <text:p>0.250098168043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52881611881691">
                <text:p>0.0052881611881691</text:p>
              </table:table-cell>
              <table:table-cell office:value-type="float" office:value="0.262337821591965">
                <text:p>0.262337821591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521394271128571">
                <text:p>0.00521394271128571</text:p>
              </table:table-cell>
              <table:table-cell office:value-type="float" office:value="0.235098974223897">
                <text:p>0.2350989742238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513494740159607">
                <text:p>0.00513494740159607</text:p>
              </table:table-cell>
              <table:table-cell office:value-type="float" office:value="0.249636833455005">
                <text:p>0.24963683345500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50583471849136">
                <text:p>0.0050583471849136</text:p>
              </table:table-cell>
              <table:table-cell office:value-type="float" office:value="0.189365757209133">
                <text:p>0.1893657572091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498547683011859">
                <text:p>0.00498547683011859</text:p>
              </table:table-cell>
              <table:table-cell office:value-type="float" office:value="0.244463520219532">
                <text:p>0.2444635202195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489926259237647">
                <text:p>0.00489926259237647</text:p>
              </table:table-cell>
              <table:table-cell office:value-type="float" office:value="0.23571038139315">
                <text:p>0.2357103813931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485514518899204">
                <text:p>0.00485514518899204</text:p>
              </table:table-cell>
              <table:table-cell office:value-type="float" office:value="0.243374407689573">
                <text:p>0.24337440768957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477506126482658">
                <text:p>0.00477506126482658</text:p>
              </table:table-cell>
              <table:table-cell office:value-type="float" office:value="0.234249942895565">
                <text:p>0.23424994289556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470571897053385">
                <text:p>0.00470571897053385</text:p>
              </table:table-cell>
              <table:table-cell office:value-type="float" office:value="0.236212739552137">
                <text:p>0.2362127395521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464823270677787">
                <text:p>0.00464823270677787</text:p>
              </table:table-cell>
              <table:table-cell office:value-type="float" office:value="0.215245371999228">
                <text:p>0.21524537199922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45831383996465">
                <text:p>0.0045831383996465</text:p>
              </table:table-cell>
              <table:table-cell office:value-type="float" office:value="0.195762095632385">
                <text:p>0.19576209563238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4539239384044">
                <text:p>0.004539239384044</text:p>
              </table:table-cell>
              <table:table-cell office:value-type="float" office:value="0.210561665165294">
                <text:p>0.21056166516529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449054360251183">
                <text:p>0.00449054360251183</text:p>
              </table:table-cell>
              <table:table-cell office:value-type="float" office:value="0.23319103138613">
                <text:p>0.233191031386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442524571637402">
                <text:p>0.00442524571637402</text:p>
              </table:table-cell>
              <table:table-cell office:value-type="float" office:value="0.202753170661129">
                <text:p>0.20275317066112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439708343738339">
                <text:p>0.00439708343738339</text:p>
              </table:table-cell>
              <table:table-cell office:value-type="float" office:value="0.180964224174887">
                <text:p>0.1809642241748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434798808777516">
                <text:p>0.00434798808777516</text:p>
              </table:table-cell>
              <table:table-cell office:value-type="float" office:value="0.195291579283975">
                <text:p>0.1952915792839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430829907289267">
                <text:p>0.00430829907289267</text:p>
              </table:table-cell>
              <table:table-cell office:value-type="float" office:value="0.185614732144087">
                <text:p>0.1856147321440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426525110047061">
                <text:p>0.00426525110047061</text:p>
              </table:table-cell>
              <table:table-cell office:value-type="float" office:value="0.187866785260968">
                <text:p>0.18786678526096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422042232683661">
                <text:p>0.00422042232683661</text:p>
              </table:table-cell>
              <table:table-cell office:value-type="float" office:value="0.172467345463502">
                <text:p>0.17246734546350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18227525702503">
                <text:p>0.00418227525702503</text:p>
              </table:table-cell>
              <table:table-cell office:value-type="float" office:value="0.168721556932272">
                <text:p>0.1687215569322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413918407810999">
                <text:p>0.00413918407810999</text:p>
              </table:table-cell>
              <table:table-cell office:value-type="float" office:value="0.152656825150249">
                <text:p>0.15265682515024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410858693992397">
                <text:p>0.00410858693992397</text:p>
              </table:table-cell>
              <table:table-cell office:value-type="float" office:value="0.160766042253005">
                <text:p>0.16076604225300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406221945653333">
                <text:p>0.00406221945653333</text:p>
              </table:table-cell>
              <table:table-cell office:value-type="float" office:value="0.151867487443148">
                <text:p>0.15186748744314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01882987479389">
                <text:p>0.00401882987479389</text:p>
              </table:table-cell>
              <table:table-cell office:value-type="float" office:value="0.1443049216295">
                <text:p>0.144304921629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400148661710957">
                <text:p>0.00400148661710957</text:p>
              </table:table-cell>
              <table:table-cell office:value-type="float" office:value="0.146503150344486">
                <text:p>0.14650315034448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396736487039089">
                <text:p>0.00396736487039089</text:p>
              </table:table-cell>
              <table:table-cell office:value-type="float" office:value="0.18360738373465">
                <text:p>0.1836073837346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392441938259413">
                <text:p>0.00392441938259413</text:p>
              </table:table-cell>
              <table:table-cell office:value-type="float" office:value="0.141117966008681">
                <text:p>0.1411179660086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390303460144932">
                <text:p>0.00390303460144932</text:p>
              </table:table-cell>
              <table:table-cell office:value-type="float" office:value="0.154762330196053">
                <text:p>0.15476233019605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386938216789737">
                <text:p>0.00386938216789737</text:p>
              </table:table-cell>
              <table:table-cell office:value-type="float" office:value="0.143255691395534">
                <text:p>0.14325569139553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0384750543742878">
                <text:p>0.00384750543742878</text:p>
              </table:table-cell>
              <table:table-cell office:value-type="float" office:value="0.119067054456737">
                <text:p>0.11906705445673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381942423700497">
                <text:p>0.00381942423700497</text:p>
              </table:table-cell>
              <table:table-cell office:value-type="float" office:value="0.152575585600449">
                <text:p>0.15257558560044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0378382960861154">
                <text:p>0.00378382960861154</text:p>
              </table:table-cell>
              <table:table-cell office:value-type="float" office:value="0.125540588831641">
                <text:p>0.1255405888316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75133416159408">
                <text:p>0.00375133416159408</text:p>
              </table:table-cell>
              <table:table-cell office:value-type="float" office:value="0.120306267528113">
                <text:p>0.12030626752811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0372958801375908">
                <text:p>0.00372958801375908</text:p>
              </table:table-cell>
              <table:table-cell office:value-type="float" office:value="0.119835299586757">
                <text:p>0.11983529958675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370497146484064">
                <text:p>0.00370497146484064</text:p>
              </table:table-cell>
              <table:table-cell office:value-type="float" office:value="0.120350044195801">
                <text:p>0.1203500441958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0368403078505217">
                <text:p>0.00368403078505217</text:p>
              </table:table-cell>
              <table:table-cell office:value-type="float" office:value="0.0980305959056027">
                <text:p>0.098030595905602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0367262762789976">
                <text:p>0.00367262762789976</text:p>
              </table:table-cell>
              <table:table-cell office:value-type="float" office:value="0.113507274671828">
                <text:p>0.11350727467182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362760982460829">
                <text:p>0.00362760982460829</text:p>
              </table:table-cell>
              <table:table-cell office:value-type="float" office:value="0.124777657084583">
                <text:p>0.1247776570845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361267041775394">
                <text:p>0.00361267041775394</text:p>
              </table:table-cell>
              <table:table-cell office:value-type="float" office:value="0.108026094969418">
                <text:p>0.10802609496941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0358026365531172">
                <text:p>0.00358026365531172</text:p>
              </table:table-cell>
              <table:table-cell office:value-type="float" office:value="0.116776645101443">
                <text:p>0.11677664510144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0357627000828093">
                <text:p>0.00357627000828093</text:p>
              </table:table-cell>
              <table:table-cell office:value-type="float" office:value="0.131877553455351">
                <text:p>0.13187755345535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356329947842135">
                <text:p>0.00356329947842135</text:p>
              </table:table-cell>
              <table:table-cell office:value-type="float" office:value="0.0866958250718217">
                <text:p>0.086695825071821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352778454571241">
                <text:p>0.00352778454571241</text:p>
              </table:table-cell>
              <table:table-cell office:value-type="float" office:value="0.0960702205176769">
                <text:p>0.09607022051767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0349885881441911">
                <text:p>0.00349885881441911</text:p>
              </table:table-cell>
              <table:table-cell office:value-type="float" office:value="0.11334074632269">
                <text:p>0.1133407463226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0347380563489217">
                <text:p>0.00347380563489217</text:p>
              </table:table-cell>
              <table:table-cell office:value-type="float" office:value="0.100073429592247">
                <text:p>0.10007342959224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346199923621723">
                <text:p>0.00346199923621723</text:p>
              </table:table-cell>
              <table:table-cell office:value-type="float" office:value="0.09947755851185">
                <text:p>0.0994775585118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44316166964741">
                <text:p>0.00344316166964741</text:p>
              </table:table-cell>
              <table:table-cell office:value-type="float" office:value="0.0944748711644727">
                <text:p>0.094474871164472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0342453227746934">
                <text:p>0.00342453227746934</text:p>
              </table:table-cell>
              <table:table-cell office:value-type="float" office:value="0.104725332120676">
                <text:p>0.10472533212067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340669856911085">
                <text:p>0.00340669856911085</text:p>
              </table:table-cell>
              <table:table-cell office:value-type="float" office:value="0.088834637821225">
                <text:p>0.0888346378212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33879866172914">
                <text:p>0.0033879866172914</text:p>
              </table:table-cell>
              <table:table-cell office:value-type="float" office:value="0.0872355656952588">
                <text:p>0.087235565695258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0337165233661904">
                <text:p>0.00337165233661904</text:p>
              </table:table-cell>
              <table:table-cell office:value-type="float" office:value="0.0939769223548076">
                <text:p>0.093976922354807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0335264534181831">
                <text:p>0.00335264534181831</text:p>
              </table:table-cell>
              <table:table-cell office:value-type="float" office:value="0.0903728068633073">
                <text:p>0.090372806863307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0333950606791086">
                <text:p>0.00333950606791086</text:p>
              </table:table-cell>
              <table:table-cell office:value-type="float" office:value="0.0837938982240177">
                <text:p>0.083793898224017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331712223945484">
                <text:p>0.00331712223945484</text:p>
              </table:table-cell>
              <table:table-cell office:value-type="float" office:value="0.0943767675647582">
                <text:p>0.094376767564758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0329808424541321">
                <text:p>0.00329808424541321</text:p>
              </table:table-cell>
              <table:table-cell office:value-type="float" office:value="0.0914735890720873">
                <text:p>0.091473589072087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329202431413975">
                <text:p>0.00329202431413975</text:p>
              </table:table-cell>
              <table:table-cell office:value-type="float" office:value="0.0894574853951417">
                <text:p>0.089457485395141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0326943457992617">
                <text:p>0.00326943457992617</text:p>
              </table:table-cell>
              <table:table-cell office:value-type="float" office:value="0.0787993616600148">
                <text:p>0.078799361660014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0326088500478533">
                <text:p>0.00326088500478533</text:p>
              </table:table-cell>
              <table:table-cell office:value-type="float" office:value="0.0869673549381556">
                <text:p>0.08696735493815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324049650435756">
                <text:p>0.00324049650435756</text:p>
              </table:table-cell>
              <table:table-cell office:value-type="float" office:value="0.0859014026831443">
                <text:p>0.085901402683144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0322173511083946">
                <text:p>0.00322173511083946</text:p>
              </table:table-cell>
              <table:table-cell office:value-type="float" office:value="0.0767980912624396">
                <text:p>0.076798091262439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0320730161905186">
                <text:p>0.00320730161905186</text:p>
              </table:table-cell>
              <table:table-cell office:value-type="float" office:value="0.0836616525709782">
                <text:p>0.083661652570978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321181518204246">
                <text:p>0.00321181518204246</text:p>
              </table:table-cell>
              <table:table-cell office:value-type="float" office:value="0.120307774399537">
                <text:p>0.12030777439953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318240850947779">
                <text:p>0.00318240850947779</text:p>
              </table:table-cell>
              <table:table-cell office:value-type="float" office:value="0.0914784534045262">
                <text:p>0.091478453404526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0316442664793751">
                <text:p>0.00316442664793751</text:p>
              </table:table-cell>
              <table:table-cell office:value-type="float" office:value="0.0839491764374245">
                <text:p>0.083949176437424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031534699501544">
                <text:p>0.0031534699501544</text:p>
              </table:table-cell>
              <table:table-cell office:value-type="float" office:value="0.0666300540276086">
                <text:p>0.066630054027608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0314159833453264">
                <text:p>0.00314159833453264</text:p>
              </table:table-cell>
              <table:table-cell office:value-type="float" office:value="0.0858823476590264">
                <text:p>0.085882347659026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312333864283685">
                <text:p>0.00312333864283685</text:p>
              </table:table-cell>
              <table:table-cell office:value-type="float" office:value="0.0734604676968502">
                <text:p>0.073460467696850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0310981315209138">
                <text:p>0.00310981315209138</text:p>
              </table:table-cell>
              <table:table-cell office:value-type="float" office:value="0.0751415846126531">
                <text:p>0.075141584612653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10424775414192">
                <text:p>0.00310424775414192</text:p>
              </table:table-cell>
              <table:table-cell office:value-type="float" office:value="0.0831811265832059">
                <text:p>0.083181126583205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0308811103491072">
                <text:p>0.00308811103491072</text:p>
              </table:table-cell>
              <table:table-cell office:value-type="float" office:value="0.0651266233835048">
                <text:p>0.065126623383504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0309039831680559">
                <text:p>0.00309039831680559</text:p>
              </table:table-cell>
              <table:table-cell office:value-type="float" office:value="0.0777561563759564">
                <text:p>0.077756156375956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0307726317578464">
                <text:p>0.00307726317578464</text:p>
              </table:table-cell>
              <table:table-cell office:value-type="float" office:value="0.0843589638810471">
                <text:p>0.084358963881047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0305722829652691">
                <text:p>0.00305722829652691</text:p>
              </table:table-cell>
              <table:table-cell office:value-type="float" office:value="0.0783227232876486">
                <text:p>0.078322723287648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30419803081415">
                <text:p>0.0030419803081415</text:p>
              </table:table-cell>
              <table:table-cell office:value-type="float" office:value="0.0854171005524969">
                <text:p>0.085417100552496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303928597269908">
                <text:p>0.00303928597269908</text:p>
              </table:table-cell>
              <table:table-cell office:value-type="float" office:value="0.0805590943338159">
                <text:p>0.080559094333815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0301567911338604">
                <text:p>0.00301567911338604</text:p>
              </table:table-cell>
              <table:table-cell office:value-type="float" office:value="0.0798437365898342">
                <text:p>0.079843736589834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301370427129196">
                <text:p>0.00301370427129196</text:p>
              </table:table-cell>
              <table:table-cell office:value-type="float" office:value="0.085953065545276">
                <text:p>0.08595306554527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0300070919223798">
                <text:p>0.00300070919223798</text:p>
              </table:table-cell>
              <table:table-cell office:value-type="float" office:value="0.0804872628010227">
                <text:p>0.080487262801022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0297950035236084">
                <text:p>0.00297950035236084</text:p>
              </table:table-cell>
              <table:table-cell office:value-type="float" office:value="0.0831050312872773">
                <text:p>0.083105031287277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297170334988742">
                <text:p>0.00297170334988742</text:p>
              </table:table-cell>
              <table:table-cell office:value-type="float" office:value="0.0849928671095551">
                <text:p>0.084992867109555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0295937732526706">
                <text:p>0.00295937732526706</text:p>
              </table:table-cell>
              <table:table-cell office:value-type="float" office:value="0.0663708085026256">
                <text:p>0.06637080850262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296285635902872">
                <text:p>0.00296285635902872</text:p>
              </table:table-cell>
              <table:table-cell office:value-type="float" office:value="0.0727799276308476">
                <text:p>0.072779927630847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294047791056254">
                <text:p>0.00294047791056254</text:p>
              </table:table-cell>
              <table:table-cell office:value-type="float" office:value="0.0748700115313757">
                <text:p>0.074870011531375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0293593316288564">
                <text:p>0.00293593316288564</text:p>
              </table:table-cell>
              <table:table-cell office:value-type="float" office:value="0.0644174734658479">
                <text:p>0.064417473465847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0292388329796072">
                <text:p>0.00292388329796072</text:p>
              </table:table-cell>
              <table:table-cell office:value-type="float" office:value="0.0674212023489753">
                <text:p>0.067421202348975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0297394837501646">
                <text:p>0.00297394837501646</text:p>
              </table:table-cell>
              <table:table-cell office:value-type="float" office:value="0.0576366198443472">
                <text:p>0.057636619844347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292625933778983">
                <text:p>0.00292625933778983</text:p>
              </table:table-cell>
              <table:table-cell office:value-type="float" office:value="0.0646404397771993">
                <text:p>0.064640439777199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0289055556403127">
                <text:p>0.00289055556403127</text:p>
              </table:table-cell>
              <table:table-cell office:value-type="float" office:value="0.0668551607712343">
                <text:p>0.066855160771234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288809932558066">
                <text:p>0.00288809932558066</text:p>
              </table:table-cell>
              <table:table-cell office:value-type="float" office:value="0.0626470936996067">
                <text:p>0.062647093699606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0287533015695213">
                <text:p>0.00287533015695213</text:p>
              </table:table-cell>
              <table:table-cell office:value-type="float" office:value="0.0572324664639095">
                <text:p>0.057232466463909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286792278321109">
                <text:p>0.00286792278321109</text:p>
              </table:table-cell>
              <table:table-cell office:value-type="float" office:value="0.0638725818081964">
                <text:p>0.063872581808196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28863246049761">
                <text:p>0.0028863246049761</text:p>
              </table:table-cell>
              <table:table-cell office:value-type="float" office:value="0.0650964292777033">
                <text:p>0.065096429277703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284827491026923">
                <text:p>0.00284827491026923</text:p>
              </table:table-cell>
              <table:table-cell office:value-type="float" office:value="0.0631638036191006">
                <text:p>0.063163803619100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0283889790136924">
                <text:p>0.00283889790136924</text:p>
              </table:table-cell>
              <table:table-cell office:value-type="float" office:value="0.0665874859773119">
                <text:p>0.066587485977311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283433244451864">
                <text:p>0.00283433244451864</text:p>
              </table:table-cell>
              <table:table-cell office:value-type="float" office:value="0.0765104443676798">
                <text:p>0.07651044436767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282984006564307">
                <text:p>0.00282984006564307</text:p>
              </table:table-cell>
              <table:table-cell office:value-type="float" office:value="0.0646618211360292">
                <text:p>0.06466182113602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81252687857297">
                <text:p>0.00281252687857297</text:p>
              </table:table-cell>
              <table:table-cell office:value-type="float" office:value="0.0633347450855699">
                <text:p>0.063334745085569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0281309206581">
                <text:p>0.00281309206581</text:p>
              </table:table-cell>
              <table:table-cell office:value-type="float" office:value="0.0719200064540341">
                <text:p>0.071920006454034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279777427971242">
                <text:p>0.00279777427971242</text:p>
              </table:table-cell>
              <table:table-cell office:value-type="float" office:value="0.0629714080183351">
                <text:p>0.062971408018335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279143417240196">
                <text:p>0.00279143417240196</text:p>
              </table:table-cell>
              <table:table-cell office:value-type="float" office:value="0.0534178006890568">
                <text:p>0.053417800689056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0278208403431495">
                <text:p>0.00278208403431495</text:p>
              </table:table-cell>
              <table:table-cell office:value-type="float" office:value="0.0621926102113701">
                <text:p>0.062192610211370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0277617473539527">
                <text:p>0.00277617473539527</text:p>
              </table:table-cell>
              <table:table-cell office:value-type="float" office:value="0.0622539584350942">
                <text:p>0.062253958435094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027586940050841">
                <text:p>0.0027586940050841</text:p>
              </table:table-cell>
              <table:table-cell office:value-type="float" office:value="0.0543056954390201">
                <text:p>0.054305695439020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0275797224906361">
                <text:p>0.00275797224906361</text:p>
              </table:table-cell>
              <table:table-cell office:value-type="float" office:value="0.0512511180840272">
                <text:p>0.051251118084027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027419364725185">
                <text:p>0.0027419364725185</text:p>
              </table:table-cell>
              <table:table-cell office:value-type="float" office:value="0.055153687787123">
                <text:p>0.05515368778712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0275229574252684">
                <text:p>0.00275229574252684</text:p>
              </table:table-cell>
              <table:table-cell office:value-type="float" office:value="0.0455562823678717">
                <text:p>0.045556282367871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27288067530143">
                <text:p>0.0027288067530143</text:p>
              </table:table-cell>
              <table:table-cell office:value-type="float" office:value="0.0556280085996566">
                <text:p>0.055628008599656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272932911102592">
                <text:p>0.00272932911102592</text:p>
              </table:table-cell>
              <table:table-cell office:value-type="float" office:value="0.0547784103642203">
                <text:p>0.054778410364220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270902397148593">
                <text:p>0.00270902397148593</text:p>
              </table:table-cell>
              <table:table-cell office:value-type="float" office:value="0.0534895476330411">
                <text:p>0.053489547633041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0270737241792896">
                <text:p>0.00270737241792896</text:p>
              </table:table-cell>
              <table:table-cell office:value-type="float" office:value="0.0576345973924562">
                <text:p>0.057634597392456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0270897953307986">
                <text:p>0.00270897953307986</text:p>
              </table:table-cell>
              <table:table-cell office:value-type="float" office:value="0.0558753894582686">
                <text:p>0.055875389458268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0269070721606336">
                <text:p>0.00269070721606336</text:p>
              </table:table-cell>
              <table:table-cell office:value-type="float" office:value="0.0484450818689599">
                <text:p>0.0484450818689599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0268202148393656">
                <text:p>0.00268202148393656</text:p>
              </table:table-cell>
              <table:table-cell office:value-type="float" office:value="0.053767112980424">
                <text:p>0.05376711298042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0267718592658639">
                <text:p>0.00267718592658639</text:p>
              </table:table-cell>
              <table:table-cell office:value-type="float" office:value="0.0473312786829031">
                <text:p>0.047331278682903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0266235894878173">
                <text:p>0.00266235894878173</text:p>
              </table:table-cell>
              <table:table-cell office:value-type="float" office:value="0.0528357127555705">
                <text:p>0.052835712755570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265661040254632">
                <text:p>0.00265661040254632</text:p>
              </table:table-cell>
              <table:table-cell office:value-type="float" office:value="0.050136729603311">
                <text:p>0.0501367296033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269379653466898">
                <text:p>0.00269379653466898</text:p>
              </table:table-cell>
              <table:table-cell office:value-type="float" office:value="0.0457196692568861">
                <text:p>0.045719669256886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265210843878333">
                <text:p>0.00265210843878333</text:p>
              </table:table-cell>
              <table:table-cell office:value-type="float" office:value="0.0444854450265066">
                <text:p>0.044485445026506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263661597521515">
                <text:p>0.00263661597521515</text:p>
              </table:table-cell>
              <table:table-cell office:value-type="float" office:value="0.0554883212464536">
                <text:p>0.055488321246453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0263561380032116">
                <text:p>0.00263561380032116</text:p>
              </table:table-cell>
              <table:table-cell office:value-type="float" office:value="0.0597230240396128">
                <text:p>0.059723024039612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0262668179506753">
                <text:p>0.00262668179506753</text:p>
              </table:table-cell>
              <table:table-cell office:value-type="float" office:value="0.0536614799717754">
                <text:p>0.053661479971775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0262052683094178">
                <text:p>0.00262052683094178</text:p>
              </table:table-cell>
              <table:table-cell office:value-type="float" office:value="0.0495121472126752">
                <text:p>0.049512147212675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265089129883712">
                <text:p>0.00265089129883712</text:p>
              </table:table-cell>
              <table:table-cell office:value-type="float" office:value="0.0465035433589622">
                <text:p>0.046503543358962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0260694323306058">
                <text:p>0.00260694323306058</text:p>
              </table:table-cell>
              <table:table-cell office:value-type="float" office:value="0.0451189910756987">
                <text:p>0.045118991075698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0259867531425365">
                <text:p>0.00259867531425365</text:p>
              </table:table-cell>
              <table:table-cell office:value-type="float" office:value="0.0465807920102834">
                <text:p>0.046580792010283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259402922246389">
                <text:p>0.00259402922246389</text:p>
              </table:table-cell>
              <table:table-cell office:value-type="float" office:value="0.0419657321184777">
                <text:p>0.041965732118477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0259302287901484">
                <text:p>0.00259302287901484</text:p>
              </table:table-cell>
              <table:table-cell office:value-type="float" office:value="0.0415747520221226">
                <text:p>0.041574752022122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0257494462019633">
                <text:p>0.00257494462019633</text:p>
              </table:table-cell>
              <table:table-cell office:value-type="float" office:value="0.0394441127184836">
                <text:p>0.03944411271848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0257290261198292">
                <text:p>0.00257290261198292</text:p>
              </table:table-cell>
              <table:table-cell office:value-type="float" office:value="0.038927220605045">
                <text:p>0.03892722060504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0256032395190898">
                <text:p>0.00256032395190898</text:p>
              </table:table-cell>
              <table:table-cell office:value-type="float" office:value="0.0395077005295409">
                <text:p>0.039507700529540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255918678495991">
                <text:p>0.00255918678495991</text:p>
              </table:table-cell>
              <table:table-cell office:value-type="float" office:value="0.0422062941770267">
                <text:p>0.042206294177026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025513370571033">
                <text:p>0.0025513370571033</text:p>
              </table:table-cell>
              <table:table-cell office:value-type="float" office:value="0.0388123589561411">
                <text:p>0.038812358956141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255267220086631">
                <text:p>0.00255267220086631</text:p>
              </table:table-cell>
              <table:table-cell office:value-type="float" office:value="0.0372280675496477">
                <text:p>0.037228067549647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0254008382416978">
                <text:p>0.00254008382416978</text:p>
              </table:table-cell>
              <table:table-cell office:value-type="float" office:value="0.0374194642699354">
                <text:p>0.037419464269935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259906769091642">
                <text:p>0.00259906769091642</text:p>
              </table:table-cell>
              <table:table-cell office:value-type="float" office:value="0.041605968145474">
                <text:p>0.04160596814547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0253087584098519">
                <text:p>0.00253087584098519</text:p>
              </table:table-cell>
              <table:table-cell office:value-type="float" office:value="0.040086169898646">
                <text:p>0.04008616989864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25187571938132">
                <text:p>0.0025187571938132</text:p>
              </table:table-cell>
              <table:table-cell office:value-type="float" office:value="0.0356614912078913">
                <text:p>0.035661491207891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0251745793536476">
                <text:p>0.00251745793536476</text:p>
              </table:table-cell>
              <table:table-cell office:value-type="float" office:value="0.039439110488091">
                <text:p>0.0394391104880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0251696919429275">
                <text:p>0.00251696919429275</text:p>
              </table:table-cell>
              <table:table-cell office:value-type="float" office:value="0.0361460085847919">
                <text:p>0.036146008584791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0250577190738487">
                <text:p>0.00250577190738487</text:p>
              </table:table-cell>
              <table:table-cell office:value-type="float" office:value="0.0344220588854289">
                <text:p>0.034422058885428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250329587832956">
                <text:p>0.00250329587832956</text:p>
              </table:table-cell>
              <table:table-cell office:value-type="float" office:value="0.034413804769005">
                <text:p>0.03441380476900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249626146661803">
                <text:p>0.00249626146661803</text:p>
              </table:table-cell>
              <table:table-cell office:value-type="float" office:value="0.0402169936361255">
                <text:p>0.040216993636125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0248239736950539">
                <text:p>0.00248239736950539</text:p>
              </table:table-cell>
              <table:table-cell office:value-type="float" office:value="0.0414866189246546">
                <text:p>0.041486618924654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0247475881074756">
                <text:p>0.00247475881074756</text:p>
              </table:table-cell>
              <table:table-cell office:value-type="float" office:value="0.034340102269713">
                <text:p>0.03434010226971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0247362997473917">
                <text:p>0.00247362997473917</text:p>
              </table:table-cell>
              <table:table-cell office:value-type="float" office:value="0.03353697856512">
                <text:p>0.0335369785651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024655353547717">
                <text:p>0.0024655353547717</text:p>
              </table:table-cell>
              <table:table-cell office:value-type="float" office:value="0.0374059550905033">
                <text:p>0.03740595509050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0246214991726978">
                <text:p>0.00246214991726978</text:p>
              </table:table-cell>
              <table:table-cell office:value-type="float" office:value="0.0351483088479846">
                <text:p>0.035148308847984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245677761239356">
                <text:p>0.00245677761239356</text:p>
              </table:table-cell>
              <table:table-cell office:value-type="float" office:value="0.0314753716164527">
                <text:p>0.03147537161645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24570928001766">
                <text:p>0.0024570928001766</text:p>
              </table:table-cell>
              <table:table-cell office:value-type="float" office:value="0.0340685698520405">
                <text:p>0.034068569852040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0244165430256263">
                <text:p>0.00244165430256263</text:p>
              </table:table-cell>
              <table:table-cell office:value-type="float" office:value="0.0333220790542846">
                <text:p>0.033322079054284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0243778495661138">
                <text:p>0.00243778495661138</text:p>
              </table:table-cell>
              <table:table-cell office:value-type="float" office:value="0.0360251083114439">
                <text:p>0.0360251083114439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243267297692492">
                <text:p>0.00243267297692492</text:p>
              </table:table-cell>
              <table:table-cell office:value-type="float" office:value="0.0382546914409182">
                <text:p>0.038254691440918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242625085977691">
                <text:p>0.00242625085977691</text:p>
              </table:table-cell>
              <table:table-cell office:value-type="float" office:value="0.033345049617518">
                <text:p>0.03334504961751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241573845589813">
                <text:p>0.00241573845589813</text:p>
              </table:table-cell>
              <table:table-cell office:value-type="float" office:value="0.0360414435437098">
                <text:p>0.036041443543709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0241490848879018">
                <text:p>0.00241490848879018</text:p>
              </table:table-cell>
              <table:table-cell office:value-type="float" office:value="0.0351568388395332">
                <text:p>0.035156838839533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0239934986290292">
                <text:p>0.00239934986290292</text:p>
              </table:table-cell>
              <table:table-cell office:value-type="float" office:value="0.035666347568408">
                <text:p>0.03566634756840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024029057079657">
                <text:p>0.0024029057079657</text:p>
              </table:table-cell>
              <table:table-cell office:value-type="float" office:value="0.0335876377462425">
                <text:p>0.033587637746242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0239353530692483">
                <text:p>0.00239353530692483</text:p>
              </table:table-cell>
              <table:table-cell office:value-type="float" office:value="0.0318553529045621">
                <text:p>0.031855352904562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0238967415898668">
                <text:p>0.00238967415898668</text:p>
              </table:table-cell>
              <table:table-cell office:value-type="float" office:value="0.0338186909343224">
                <text:p>0.033818690934322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0238009534621301">
                <text:p>0.00238009534621301</text:p>
              </table:table-cell>
              <table:table-cell office:value-type="float" office:value="0.0306372968977692">
                <text:p>0.030637296897769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237653404831981">
                <text:p>0.00237653404831981</text:p>
              </table:table-cell>
              <table:table-cell office:value-type="float" office:value="0.0316392764209808">
                <text:p>0.031639276420980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0237812607904158">
                <text:p>0.00237812607904158</text:p>
              </table:table-cell>
              <table:table-cell office:value-type="float" office:value="0.0288077014927887">
                <text:p>0.028807701492788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236486252484396">
                <text:p>0.00236486252484396</text:p>
              </table:table-cell>
              <table:table-cell office:value-type="float" office:value="0.0331001230232472">
                <text:p>0.033100123023247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236360794043181">
                <text:p>0.00236360794043181</text:p>
              </table:table-cell>
              <table:table-cell office:value-type="float" office:value="0.0348664572413914">
                <text:p>0.0348664572413914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0234720588706731">
                <text:p>0.00234720588706731</text:p>
              </table:table-cell>
              <table:table-cell office:value-type="float" office:value="0.0307299549015543">
                <text:p>0.030729954901554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0235001965083947">
                <text:p>0.00235001965083947</text:p>
              </table:table-cell>
              <table:table-cell office:value-type="float" office:value="0.0318237931173742">
                <text:p>0.031823793117374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0234140731677151">
                <text:p>0.00234140731677151</text:p>
              </table:table-cell>
              <table:table-cell office:value-type="float" office:value="0.0348754055120766">
                <text:p>0.034875405512076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0233956362043871">
                <text:p>0.00233956362043871</text:p>
              </table:table-cell>
              <table:table-cell office:value-type="float" office:value="0.0407128408260891">
                <text:p>0.04071284082608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233734410724401">
                <text:p>0.00233734410724401</text:p>
              </table:table-cell>
              <table:table-cell office:value-type="float" office:value="0.0392656698657075">
                <text:p>0.039265669865707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232925438382266">
                <text:p>0.00232925438382266</text:p>
              </table:table-cell>
              <table:table-cell office:value-type="float" office:value="0.0291993712634761">
                <text:p>0.029199371263476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232054728597189">
                <text:p>0.00232054728597189</text:p>
              </table:table-cell>
              <table:table-cell office:value-type="float" office:value="0.0282026338842047">
                <text:p>0.028202633884204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231774980930205">
                <text:p>0.00231774980930205</text:p>
              </table:table-cell>
              <table:table-cell office:value-type="float" office:value="0.0297511317959025">
                <text:p>0.0297511317959025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0231403682564027">
                <text:p>0.00231403682564027</text:p>
              </table:table-cell>
              <table:table-cell office:value-type="float" office:value="0.0300635441356328">
                <text:p>0.030063544135632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00230497472498137">
                <text:p>0.00230497472498137</text:p>
              </table:table-cell>
              <table:table-cell office:value-type="float" office:value="0.0316061850038298">
                <text:p>0.031606185003829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0230213209912654">
                <text:p>0.00230213209912654</text:p>
              </table:table-cell>
              <table:table-cell office:value-type="float" office:value="0.0277693547473101">
                <text:p>0.027769354747310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22936543488435">
                <text:p>0.0022936543488435</text:p>
              </table:table-cell>
              <table:table-cell office:value-type="float" office:value="0.0321382685711487">
                <text:p>0.0321382685711487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228745792774669">
                <text:p>0.00228745792774669</text:p>
              </table:table-cell>
              <table:table-cell office:value-type="float" office:value="0.0301432432907511">
                <text:p>0.030143243290751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228656878645329">
                <text:p>0.00228656878645329</text:p>
              </table:table-cell>
              <table:table-cell office:value-type="float" office:value="0.0313423041932814">
                <text:p>0.03134230419328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0228203040390271">
                <text:p>0.00228203040390271</text:p>
              </table:table-cell>
              <table:table-cell office:value-type="float" office:value="0.0315851982408378">
                <text:p>0.031585198240837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00227444637121985">
                <text:p>0.00227444637121985</text:p>
              </table:table-cell>
              <table:table-cell office:value-type="float" office:value="0.0297175288980939">
                <text:p>0.029717528898093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226607745580924">
                <text:p>0.00226607745580924</text:p>
              </table:table-cell>
              <table:table-cell office:value-type="float" office:value="0.0306188504304301">
                <text:p>0.030618850430430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022630925951088">
                <text:p>0.0022630925951088</text:p>
              </table:table-cell>
              <table:table-cell office:value-type="float" office:value="0.0297796922858014">
                <text:p>0.029779692285801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0225673062561785">
                <text:p>0.00225673062561785</text:p>
              </table:table-cell>
              <table:table-cell office:value-type="float" office:value="0.0271261593642551">
                <text:p>0.027126159364255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00224866740543671">
                <text:p>0.00224866740543671</text:p>
              </table:table-cell>
              <table:table-cell office:value-type="float" office:value="0.0264034563520199">
                <text:p>0.026403456352019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0225016891864462">
                <text:p>0.00225016891864462</text:p>
              </table:table-cell>
              <table:table-cell office:value-type="float" office:value="0.030317799395572">
                <text:p>0.03031779939557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0224133416790697">
                <text:p>0.00224133416790697</text:p>
              </table:table-cell>
              <table:table-cell office:value-type="float" office:value="0.025225278399669">
                <text:p>0.02522527839966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00224484273082587">
                <text:p>0.00224484273082587</text:p>
              </table:table-cell>
              <table:table-cell office:value-type="float" office:value="0.0270400240503466">
                <text:p>0.027040024050346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00223838185911832">
                <text:p>0.00223838185911832</text:p>
              </table:table-cell>
              <table:table-cell office:value-type="float" office:value="0.0231510717911176">
                <text:p>0.023151071791117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0223164545751418">
                <text:p>0.00223164545751418</text:p>
              </table:table-cell>
              <table:table-cell office:value-type="float" office:value="0.028403091455715">
                <text:p>0.02840309145571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0222290599495969">
                <text:p>0.00222290599495969</text:p>
              </table:table-cell>
              <table:table-cell office:value-type="float" office:value="0.0268903401570589">
                <text:p>0.026890340157058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0222044566753431">
                <text:p>0.00222044566753431</text:p>
              </table:table-cell>
              <table:table-cell office:value-type="float" office:value="0.0289440296741297">
                <text:p>0.02894402967412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221553739444196">
                <text:p>0.00221553739444196</text:p>
              </table:table-cell>
              <table:table-cell office:value-type="float" office:value="0.0275565628677796">
                <text:p>0.027556562867779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0220362412256146">
                <text:p>0.00220362412256146</text:p>
              </table:table-cell>
              <table:table-cell office:value-type="float" office:value="0.0257938816206933">
                <text:p>0.025793881620693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00220471614188086">
                <text:p>0.00220471614188086</text:p>
              </table:table-cell>
              <table:table-cell office:value-type="float" office:value="0.0262282291857351">
                <text:p>0.02622822918573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00220025867438166">
                <text:p>0.00220025867438166</text:p>
              </table:table-cell>
              <table:table-cell office:value-type="float" office:value="0.0269314098909939">
                <text:p>0.026931409890993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021928420782971">
                <text:p>0.0021928420782971</text:p>
              </table:table-cell>
              <table:table-cell office:value-type="float" office:value="0.025491987133784">
                <text:p>0.025491987133784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0219034417306345">
                <text:p>0.00219034417306345</text:p>
              </table:table-cell>
              <table:table-cell office:value-type="float" office:value="0.0269971938788861">
                <text:p>0.026997193878886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0218727144101011">
                <text:p>0.00218727144101011</text:p>
              </table:table-cell>
              <table:table-cell office:value-type="float" office:value="0.0265123965119123">
                <text:p>0.026512396511912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217593992399593">
                <text:p>0.00217593992399593</text:p>
              </table:table-cell>
              <table:table-cell office:value-type="float" office:value="0.0275021855400237">
                <text:p>0.027502185540023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0217574050918966">
                <text:p>0.00217574050918966</text:p>
              </table:table-cell>
              <table:table-cell office:value-type="float" office:value="0.0278964897099674">
                <text:p>0.027896489709967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0217435802091465">
                <text:p>0.00217435802091465</text:p>
              </table:table-cell>
              <table:table-cell office:value-type="float" office:value="0.0263975089545725">
                <text:p>0.0263975089545725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216843835374726">
                <text:p>0.00216843835374726</text:p>
              </table:table-cell>
              <table:table-cell office:value-type="float" office:value="0.0225741446181631">
                <text:p>0.022574144618163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00216405132993437">
                <text:p>0.00216405132993437</text:p>
              </table:table-cell>
              <table:table-cell office:value-type="float" office:value="0.0260169229697684">
                <text:p>0.026016922969768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002155246074811">
                <text:p>0.002155246074811</text:p>
              </table:table-cell>
              <table:table-cell office:value-type="float" office:value="0.0232148684581575">
                <text:p>0.023214868458157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214438770766625">
                <text:p>0.00214438770766625</text:p>
              </table:table-cell>
              <table:table-cell office:value-type="float" office:value="0.0229326936856378">
                <text:p>0.0229326936856378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214432843254087">
                <text:p>0.00214432843254087</text:p>
              </table:table-cell>
              <table:table-cell office:value-type="float" office:value="0.0227518253766856">
                <text:p>0.022751825376685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214409773205653">
                <text:p>0.00214409773205653</text:p>
              </table:table-cell>
              <table:table-cell office:value-type="float" office:value="0.0286707282609669">
                <text:p>0.028670728260966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0213918617408722">
                <text:p>0.00213918617408722</text:p>
              </table:table-cell>
              <table:table-cell office:value-type="float" office:value="0.0239193574000756">
                <text:p>0.02391935740007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0213364305571294">
                <text:p>0.00213364305571294</text:p>
              </table:table-cell>
              <table:table-cell office:value-type="float" office:value="0.024539715890816">
                <text:p>0.02453971589081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00212342149992371">
                <text:p>0.00212342149992371</text:p>
              </table:table-cell>
              <table:table-cell office:value-type="float" office:value="0.0237030334844505">
                <text:p>0.023703033484450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0212339194764412">
                <text:p>0.00212339194764412</text:p>
              </table:table-cell>
              <table:table-cell office:value-type="float" office:value="0.0228043329365721">
                <text:p>0.02280433293657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00212177368824705">
                <text:p>0.00212177368824705</text:p>
              </table:table-cell>
              <table:table-cell office:value-type="float" office:value="0.022166016823719">
                <text:p>0.022166016823719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02114516622784">
                <text:p>0.002114516622784</text:p>
              </table:table-cell>
              <table:table-cell office:value-type="float" office:value="0.0247263646510599">
                <text:p>0.024726364651059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0210834416432049">
                <text:p>0.00210834416432049</text:p>
              </table:table-cell>
              <table:table-cell office:value-type="float" office:value="0.0263911322438586">
                <text:p>0.026391132243858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00211511429966838">
                <text:p>0.00211511429966838</text:p>
              </table:table-cell>
              <table:table-cell office:value-type="float" office:value="0.0238115769558806">
                <text:p>0.023811576955880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209802789363717">
                <text:p>0.00209802789363717</text:p>
              </table:table-cell>
              <table:table-cell office:value-type="float" office:value="0.0241720405206303">
                <text:p>0.024172040520630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0209846777371329">
                <text:p>0.00209846777371329</text:p>
              </table:table-cell>
              <table:table-cell office:value-type="float" office:value="0.0244192036757989">
                <text:p>0.024419203675798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00209414995975537">
                <text:p>0.00209414995975537</text:p>
              </table:table-cell>
              <table:table-cell office:value-type="float" office:value="0.0216515177716315">
                <text:p>0.021651517771631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208539635985484">
                <text:p>0.00208539635985484</text:p>
              </table:table-cell>
              <table:table-cell office:value-type="float" office:value="0.0240892802622892">
                <text:p>0.024089280262289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00208278427366478">
                <text:p>0.00208278427366478</text:p>
              </table:table-cell>
              <table:table-cell office:value-type="float" office:value="0.0234556228866619">
                <text:p>0.023455622886661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020834847756329">
                <text:p>0.0020834847756329</text:p>
              </table:table-cell>
              <table:table-cell office:value-type="float" office:value="0.0291904886156749">
                <text:p>0.029190488615674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0020731693725561">
                <text:p>0.0020731693725561</text:p>
              </table:table-cell>
              <table:table-cell office:value-type="float" office:value="0.0229734379614232">
                <text:p>0.022973437961423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00207845773864135">
                <text:p>0.00207845773864135</text:p>
              </table:table-cell>
              <table:table-cell office:value-type="float" office:value="0.0216487106563122">
                <text:p>0.021648710656312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00206615704019888">
                <text:p>0.00206615704019888</text:p>
              </table:table-cell>
              <table:table-cell office:value-type="float" office:value="0.0253126067297081">
                <text:p>0.025312606729708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20599407381854">
                <text:p>0.0020599407381854</text:p>
              </table:table-cell>
              <table:table-cell office:value-type="float" office:value="0.0222254217313231">
                <text:p>0.022225421731323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00205498944233462">
                <text:p>0.00205498944233462</text:p>
              </table:table-cell>
              <table:table-cell office:value-type="float" office:value="0.0221632411382036">
                <text:p>0.022163241138203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00205449905045135">
                <text:p>0.00205449905045135</text:p>
              </table:table-cell>
              <table:table-cell office:value-type="float" office:value="0.0241714035808058">
                <text:p>0.02417140358080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00206198169267296">
                <text:p>0.00206198169267296</text:p>
              </table:table-cell>
              <table:table-cell office:value-type="float" office:value="0.0218998718776798">
                <text:p>0.021899871877679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205430816613267">
                <text:p>0.00205430816613267</text:p>
              </table:table-cell>
              <table:table-cell office:value-type="float" office:value="0.0238087032953755">
                <text:p>0.023808703295375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00204710733743546">
                <text:p>0.00204710733743546</text:p>
              </table:table-cell>
              <table:table-cell office:value-type="float" office:value="0.0226465461849694">
                <text:p>0.022646546184969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0020387519667959">
                <text:p>0.0020387519667959</text:p>
              </table:table-cell>
              <table:table-cell office:value-type="float" office:value="0.0237882986493273">
                <text:p>0.023788298649327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00203330289790014">
                <text:p>0.00203330289790014</text:p>
              </table:table-cell>
              <table:table-cell office:value-type="float" office:value="0.0224076691007918">
                <text:p>0.0224076691007918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00202513110051042">
                <text:p>0.00202513110051042</text:p>
              </table:table-cell>
              <table:table-cell office:value-type="float" office:value="0.0227147404375511">
                <text:p>0.022714740437551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00202862236824963">
                <text:p>0.00202862236824963</text:p>
              </table:table-cell>
              <table:table-cell office:value-type="float" office:value="0.0202650114753105">
                <text:p>0.020265011475310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00202367050997105">
                <text:p>0.00202367050997105</text:p>
              </table:table-cell>
              <table:table-cell office:value-type="float" office:value="0.0214980335833981">
                <text:p>0.021498033583398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00201474980242132">
                <text:p>0.00201474980242132</text:p>
              </table:table-cell>
              <table:table-cell office:value-type="float" office:value="0.0213201416360243">
                <text:p>0.0213201416360243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00201598558828639">
                <text:p>0.00201598558828639</text:p>
              </table:table-cell>
              <table:table-cell office:value-type="float" office:value="0.0213023570393785">
                <text:p>0.021302357039378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00200923489968899">
                <text:p>0.00200923489968899</text:p>
              </table:table-cell>
              <table:table-cell office:value-type="float" office:value="0.0194573637536258">
                <text:p>0.01945736375362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200216359030841">
                <text:p>0.00200216359030841</text:p>
              </table:table-cell>
              <table:table-cell office:value-type="float" office:value="0.0211102914454366">
                <text:p>0.021110291445436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200413456708201">
                <text:p>0.00200413456708201</text:p>
              </table:table-cell>
              <table:table-cell office:value-type="float" office:value="0.0226951354405978">
                <text:p>0.022695135440597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00199685538913644">
                <text:p>0.00199685538913644</text:p>
              </table:table-cell>
              <table:table-cell office:value-type="float" office:value="0.0210499243071065">
                <text:p>0.021049924307106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00199333081181377">
                <text:p>0.00199333081181377</text:p>
              </table:table-cell>
              <table:table-cell office:value-type="float" office:value="0.0227851811108978">
                <text:p>0.0227851811108978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00198498249924517">
                <text:p>0.00198498249924517</text:p>
              </table:table-cell>
              <table:table-cell office:value-type="float" office:value="0.0219372721399097">
                <text:p>0.0219372721399097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00197913286630151">
                <text:p>0.00197913286630151</text:p>
              </table:table-cell>
              <table:table-cell office:value-type="float" office:value="0.023035114273127">
                <text:p>0.02303511427312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00198313024917282">
                <text:p>0.00198313024917282</text:p>
              </table:table-cell>
              <table:table-cell office:value-type="float" office:value="0.0196332330094865">
                <text:p>0.019633233009486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00197665237375159">
                <text:p>0.00197665237375159</text:p>
              </table:table-cell>
              <table:table-cell office:value-type="float" office:value="0.0212038950542533">
                <text:p>0.0212038950542533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00197933379331456">
                <text:p>0.00197933379331456</text:p>
              </table:table-cell>
              <table:table-cell office:value-type="float" office:value="0.0237533636791397">
                <text:p>0.0237533636791397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00196869702697314">
                <text:p>0.00196869702697314</text:p>
              </table:table-cell>
              <table:table-cell office:value-type="float" office:value="0.0199831952147005">
                <text:p>0.019983195214700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196763074871188">
                <text:p>0.00196763074871188</text:p>
              </table:table-cell>
              <table:table-cell office:value-type="float" office:value="0.0210776893592885">
                <text:p>0.021077689359288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00196046456716896">
                <text:p>0.00196046456716896</text:p>
              </table:table-cell>
              <table:table-cell office:value-type="float" office:value="0.0212278633582296">
                <text:p>0.021227863358229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00195784570040205">
                <text:p>0.00195784570040205</text:p>
              </table:table-cell>
              <table:table-cell office:value-type="float" office:value="0.0201093634829818">
                <text:p>0.020109363482981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001957875038774">
                <text:p>0.001957875038774</text:p>
              </table:table-cell>
              <table:table-cell office:value-type="float" office:value="0.0196352380134399">
                <text:p>0.01963523801343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00195028430175064">
                <text:p>0.00195028430175064</text:p>
              </table:table-cell>
              <table:table-cell office:value-type="float" office:value="0.0191119769879475">
                <text:p>0.019111976987947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00194313076906552">
                <text:p>0.00194313076906552</text:p>
              </table:table-cell>
              <table:table-cell office:value-type="float" office:value="0.0206520822711257">
                <text:p>0.020652082271125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00194131310116122">
                <text:p>0.00194131310116122</text:p>
              </table:table-cell>
              <table:table-cell office:value-type="float" office:value="0.019143259310479">
                <text:p>0.01914325931047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00194408413234487">
                <text:p>0.00194408413234487</text:p>
              </table:table-cell>
              <table:table-cell office:value-type="float" office:value="0.0216018724757319">
                <text:p>0.0216018724757319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00193740534621549">
                <text:p>0.00193740534621549</text:p>
              </table:table-cell>
              <table:table-cell office:value-type="float" office:value="0.0187758053166647">
                <text:p>0.0187758053166647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00193172047662077">
                <text:p>0.00193172047662077</text:p>
              </table:table-cell>
              <table:table-cell office:value-type="float" office:value="0.0202520919877242">
                <text:p>0.020252091987724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192508672730488">
                <text:p>0.00192508672730488</text:p>
              </table:table-cell>
              <table:table-cell office:value-type="float" office:value="0.0211152398916912">
                <text:p>0.021115239891691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00192130294124934">
                <text:p>0.00192130294124934</text:p>
              </table:table-cell>
              <table:table-cell office:value-type="float" office:value="0.0192474811171988">
                <text:p>0.019247481117198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00191767415551992">
                <text:p>0.00191767415551992</text:p>
              </table:table-cell>
              <table:table-cell office:value-type="float" office:value="0.0210954809191829">
                <text:p>0.021095480919182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00191606951479729">
                <text:p>0.00191606951479729</text:p>
              </table:table-cell>
              <table:table-cell office:value-type="float" office:value="0.0195688872405875">
                <text:p>0.019568887240587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00191076365981788">
                <text:p>0.00191076365981788</text:p>
              </table:table-cell>
              <table:table-cell office:value-type="float" office:value="0.0189063402414952">
                <text:p>0.018906340241495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00191593667356129">
                <text:p>0.00191593667356129</text:p>
              </table:table-cell>
              <table:table-cell office:value-type="float" office:value="0.0199336766981192">
                <text:p>0.019933676698119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00190769871828513">
                <text:p>0.00190769871828513</text:p>
              </table:table-cell>
              <table:table-cell office:value-type="float" office:value="0.0204823671800108">
                <text:p>0.0204823671800108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00191454423238542">
                <text:p>0.00191454423238542</text:p>
              </table:table-cell>
              <table:table-cell office:value-type="float" office:value="0.0187938937614998">
                <text:p>0.018793893761499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00189893896986181">
                <text:p>0.00189893896986181</text:p>
              </table:table-cell>
              <table:table-cell office:value-type="float" office:value="0.0219457692159139">
                <text:p>0.021945769215913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00189635521279985">
                <text:p>0.00189635521279985</text:p>
              </table:table-cell>
              <table:table-cell office:value-type="float" office:value="0.0210682851310294">
                <text:p>0.02106828513102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189232066171246">
                <text:p>0.00189232066171246</text:p>
              </table:table-cell>
              <table:table-cell office:value-type="float" office:value="0.0196931891734756">
                <text:p>0.019693189173475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00188532862974033">
                <text:p>0.00188532862974033</text:p>
              </table:table-cell>
              <table:table-cell office:value-type="float" office:value="0.0233227873685146">
                <text:p>0.0233227873685146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00188650331788422">
                <text:p>0.00188650331788422</text:p>
              </table:table-cell>
              <table:table-cell office:value-type="float" office:value="0.0201206179213362">
                <text:p>0.020120617921336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00187929131479366">
                <text:p>0.00187929131479366</text:p>
              </table:table-cell>
              <table:table-cell office:value-type="float" office:value="0.0196956839848768">
                <text:p>0.019695683984876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00188272614494996">
                <text:p>0.00188272614494996</text:p>
              </table:table-cell>
              <table:table-cell office:value-type="float" office:value="0.0201873149936618">
                <text:p>0.020187314993661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00188847898509879">
                <text:p>0.00188847898509879</text:p>
              </table:table-cell>
              <table:table-cell office:value-type="float" office:value="0.0233592481697254">
                <text:p>0.0233592481697254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00186337343511153">
                <text:p>0.00186337343511153</text:p>
              </table:table-cell>
              <table:table-cell office:value-type="float" office:value="0.0201094800575678">
                <text:p>0.020109480057567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0018763434891225">
                <text:p>0.0018763434891225</text:p>
              </table:table-cell>
              <table:table-cell office:value-type="float" office:value="0.0210402512176747">
                <text:p>0.021040251217674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00186430866043787">
                <text:p>0.00186430866043787</text:p>
              </table:table-cell>
              <table:table-cell office:value-type="float" office:value="0.0222257916887953">
                <text:p>0.022225791688795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00186110593435987">
                <text:p>0.00186110593435987</text:p>
              </table:table-cell>
              <table:table-cell office:value-type="float" office:value="0.0211233197742722">
                <text:p>0.021123319774272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018576956737726">
                <text:p>0.0018576956737726</text:p>
              </table:table-cell>
              <table:table-cell office:value-type="float" office:value="0.0240614727233621">
                <text:p>0.024061472723362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00185255826849771">
                <text:p>0.00185255826849771</text:p>
              </table:table-cell>
              <table:table-cell office:value-type="float" office:value="0.0202889641852847">
                <text:p>0.020288964185284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00184756511137175">
                <text:p>0.00184756511137175</text:p>
              </table:table-cell>
              <table:table-cell office:value-type="float" office:value="0.0206216964040153">
                <text:p>0.0206216964040153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00184644790095356">
                <text:p>0.00184644790095356</text:p>
              </table:table-cell>
              <table:table-cell office:value-type="float" office:value="0.0188591087683272">
                <text:p>0.018859108768327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00184213104097397">
                <text:p>0.00184213104097397</text:p>
              </table:table-cell>
              <table:table-cell office:value-type="float" office:value="0.0202259386945006">
                <text:p>0.020225938694500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00183976322847564">
                <text:p>0.00183976322847564</text:p>
              </table:table-cell>
              <table:table-cell office:value-type="float" office:value="0.0190867154986128">
                <text:p>0.019086715498612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00183364151760503">
                <text:p>0.00183364151760503</text:p>
              </table:table-cell>
              <table:table-cell office:value-type="float" office:value="0.0209458923080127">
                <text:p>0.0209458923080127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00183765026047059">
                <text:p>0.00183765026047059</text:p>
              </table:table-cell>
              <table:table-cell office:value-type="float" office:value="0.020419710660007">
                <text:p>0.020419710660007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00182779818951924">
                <text:p>0.00182779818951924</text:p>
              </table:table-cell>
              <table:table-cell office:value-type="float" office:value="0.0200491115766899">
                <text:p>0.0200491115766899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0182491804773174">
                <text:p>0.00182491804773174</text:p>
              </table:table-cell>
              <table:table-cell office:value-type="float" office:value="0.0205754622193047">
                <text:p>0.020575462219304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82980023829656">
                <text:p>0.00182980023829656</text:p>
              </table:table-cell>
              <table:table-cell office:value-type="float" office:value="0.0204043869755331">
                <text:p>0.020404386975533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00181719940052057">
                <text:p>0.00181719940052057</text:p>
              </table:table-cell>
              <table:table-cell office:value-type="float" office:value="0.019088330618503">
                <text:p>0.019088330618503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00181274650730624">
                <text:p>0.00181274650730624</text:p>
              </table:table-cell>
              <table:table-cell office:value-type="float" office:value="0.0189904669953784">
                <text:p>0.018990466995378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00181109987709865">
                <text:p>0.00181109987709865</text:p>
              </table:table-cell>
              <table:table-cell office:value-type="float" office:value="0.0205488661308264">
                <text:p>0.020548866130826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00181261166191735">
                <text:p>0.00181261166191735</text:p>
              </table:table-cell>
              <table:table-cell office:value-type="float" office:value="0.0200668094737571">
                <text:p>0.020066809473757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00180061950591569">
                <text:p>0.00180061950591569</text:p>
              </table:table-cell>
              <table:table-cell office:value-type="float" office:value="0.0184459786942389">
                <text:p>0.0184459786942389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00180231151959055">
                <text:p>0.00180231151959055</text:p>
              </table:table-cell>
              <table:table-cell office:value-type="float" office:value="0.0185380404457563">
                <text:p>0.0185380404457563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00180202436558131">
                <text:p>0.00180202436558131</text:p>
              </table:table-cell>
              <table:table-cell office:value-type="float" office:value="0.0202623932031146">
                <text:p>0.020262393203114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00179751604620535">
                <text:p>0.00179751604620535</text:p>
              </table:table-cell>
              <table:table-cell office:value-type="float" office:value="0.0198732584758853">
                <text:p>0.019873258475885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00180137093563402">
                <text:p>0.00180137093563402</text:p>
              </table:table-cell>
              <table:table-cell office:value-type="float" office:value="0.0183580308504348">
                <text:p>0.018358030850434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0178848029646949">
                <text:p>0.00178848029646949</text:p>
              </table:table-cell>
              <table:table-cell office:value-type="float" office:value="0.0182020115056201">
                <text:p>0.018202011505620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00178780924353398">
                <text:p>0.00178780924353398</text:p>
              </table:table-cell>
              <table:table-cell office:value-type="float" office:value="0.0195958431466105">
                <text:p>0.019595843146610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00179030388048069">
                <text:p>0.00179030388048069</text:p>
              </table:table-cell>
              <table:table-cell office:value-type="float" office:value="0.0219669600368455">
                <text:p>0.021966960036845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00178089061340529">
                <text:p>0.00178089061340529</text:p>
              </table:table-cell>
              <table:table-cell office:value-type="float" office:value="0.0212171914153825">
                <text:p>0.021217191415382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00177809305578131">
                <text:p>0.00177809305578131</text:p>
              </table:table-cell>
              <table:table-cell office:value-type="float" office:value="0.0195256987518391">
                <text:p>0.019525698751839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00177170405089913">
                <text:p>0.00177170405089913</text:p>
              </table:table-cell>
              <table:table-cell office:value-type="float" office:value="0.0188753223801507">
                <text:p>0.018875322380150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00176681609338212">
                <text:p>0.00176681609338212</text:p>
              </table:table-cell>
              <table:table-cell office:value-type="float" office:value="0.0195593719555849">
                <text:p>0.019559371955584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00186452051486025">
                <text:p>0.00186452051486025</text:p>
              </table:table-cell>
              <table:table-cell office:value-type="float" office:value="0.0219478933899629">
                <text:p>0.0219478933899629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00180627088945055">
                <text:p>0.00180627088945055</text:p>
              </table:table-cell>
              <table:table-cell office:value-type="float" office:value="0.0211450755177263">
                <text:p>0.0211450755177263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0017732466905996">
                <text:p>0.0017732466905996</text:p>
              </table:table-cell>
              <table:table-cell office:value-type="float" office:value="0.0210974859716622">
                <text:p>0.021097485971662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0176044340530878">
                <text:p>0.00176044340530878</text:p>
              </table:table-cell>
              <table:table-cell office:value-type="float" office:value="0.0199367622213417">
                <text:p>0.019936762221341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00175930821042125">
                <text:p>0.00175930821042125</text:p>
              </table:table-cell>
              <table:table-cell office:value-type="float" office:value="0.0205358327717913">
                <text:p>0.020535832771791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00175390476375952">
                <text:p>0.00175390476375952</text:p>
              </table:table-cell>
              <table:table-cell office:value-type="float" office:value="0.019589886914767">
                <text:p>0.01958988691476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00174745338157266">
                <text:p>0.00174745338157266</text:p>
              </table:table-cell>
              <table:table-cell office:value-type="float" office:value="0.019165219257554">
                <text:p>0.01916521925755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00174871056336073">
                <text:p>0.00174871056336073</text:p>
              </table:table-cell>
              <table:table-cell office:value-type="float" office:value="0.019212283295679">
                <text:p>0.019212283295679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00174787857283991">
                <text:p>0.00174787857283991</text:p>
              </table:table-cell>
              <table:table-cell office:value-type="float" office:value="0.0190220224685375">
                <text:p>0.019022022468537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00174186988242748">
                <text:p>0.00174186988242748</text:p>
              </table:table-cell>
              <table:table-cell office:value-type="float" office:value="0.0199350510619994">
                <text:p>0.019935051061999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00173590877231279">
                <text:p>0.00173590877231279</text:p>
              </table:table-cell>
              <table:table-cell office:value-type="float" office:value="0.0198997508805387">
                <text:p>0.0198997508805387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00174583256109036">
                <text:p>0.00174583256109036</text:p>
              </table:table-cell>
              <table:table-cell office:value-type="float" office:value="0.0192843434203643">
                <text:p>0.0192843434203643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00173847125717705">
                <text:p>0.00173847125717705</text:p>
              </table:table-cell>
              <table:table-cell office:value-type="float" office:value="0.0205115254829878">
                <text:p>0.02051152548298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173195842190548">
                <text:p>0.00173195842190548</text:p>
              </table:table-cell>
              <table:table-cell office:value-type="float" office:value="0.0200721907772188">
                <text:p>0.020072190777218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00172876241776895">
                <text:p>0.00172876241776895</text:p>
              </table:table-cell>
              <table:table-cell office:value-type="float" office:value="0.0194257870853608">
                <text:p>0.019425787085360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00173043309892581">
                <text:p>0.00173043309892581</text:p>
              </table:table-cell>
              <table:table-cell office:value-type="float" office:value="0.0180712377103396">
                <text:p>0.018071237710339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0017234499724277">
                <text:p>0.0017234499724277</text:p>
              </table:table-cell>
              <table:table-cell office:value-type="float" office:value="0.0189820844305758">
                <text:p>0.018982084430575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00172214698560426">
                <text:p>0.00172214698560426</text:p>
              </table:table-cell>
              <table:table-cell office:value-type="float" office:value="0.0190687206211085">
                <text:p>0.019068720621108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00172126851053098">
                <text:p>0.00172126851053098</text:p>
              </table:table-cell>
              <table:table-cell office:value-type="float" office:value="0.0196305882529733">
                <text:p>0.019630588252973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00171277635131799">
                <text:p>0.00171277635131799</text:p>
              </table:table-cell>
              <table:table-cell office:value-type="float" office:value="0.0197930961869702">
                <text:p>0.019793096186970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00170862668478914">
                <text:p>0.00170862668478914</text:p>
              </table:table-cell>
              <table:table-cell office:value-type="float" office:value="0.0184392209536622">
                <text:p>0.018439220953662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00170343897503058">
                <text:p>0.00170343897503058</text:p>
              </table:table-cell>
              <table:table-cell office:value-type="float" office:value="0.0182957478572472">
                <text:p>0.018295747857247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00171036685179161">
                <text:p>0.00171036685179161</text:p>
              </table:table-cell>
              <table:table-cell office:value-type="float" office:value="0.0189907548101372">
                <text:p>0.018990754810137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170608413351488">
                <text:p>0.00170608413351488</text:p>
              </table:table-cell>
              <table:table-cell office:value-type="float" office:value="0.0184163542988413">
                <text:p>0.018416354298841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00170013078805072">
                <text:p>0.00170013078805072</text:p>
              </table:table-cell>
              <table:table-cell office:value-type="float" office:value="0.0174183956369388">
                <text:p>0.017418395636938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00169874563953914">
                <text:p>0.00169874563953914</text:p>
              </table:table-cell>
              <table:table-cell office:value-type="float" office:value="0.0187816687096868">
                <text:p>0.018781668709686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00169374418675222">
                <text:p>0.00169374418675222</text:p>
              </table:table-cell>
              <table:table-cell office:value-type="float" office:value="0.0203479297068845">
                <text:p>0.020347929706884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00169060164143356">
                <text:p>0.00169060164143356</text:p>
              </table:table-cell>
              <table:table-cell office:value-type="float" office:value="0.0178994972883421">
                <text:p>0.017899497288342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00169204963114842">
                <text:p>0.00169204963114842</text:p>
              </table:table-cell>
              <table:table-cell office:value-type="float" office:value="0.0174184429652755">
                <text:p>0.017418442965275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0016910312884966">
                <text:p>0.0016910312884966</text:p>
              </table:table-cell>
              <table:table-cell office:value-type="float" office:value="0.0186054410294289">
                <text:p>0.0186054410294289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0016865571402708">
                <text:p>0.0016865571402708</text:p>
              </table:table-cell>
              <table:table-cell office:value-type="float" office:value="0.0180186237399538">
                <text:p>0.01801862373995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00167860841394952">
                <text:p>0.00167860841394952</text:p>
              </table:table-cell>
              <table:table-cell office:value-type="float" office:value="0.0191685009198821">
                <text:p>0.019168500919882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00167589126968417">
                <text:p>0.00167589126968417</text:p>
              </table:table-cell>
              <table:table-cell office:value-type="float" office:value="0.0189167794756354">
                <text:p>0.018916779475635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168037429489581">
                <text:p>0.00168037429489581</text:p>
              </table:table-cell>
              <table:table-cell office:value-type="float" office:value="0.0186275820789286">
                <text:p>0.018627582078928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00167152533420484">
                <text:p>0.00167152533420484</text:p>
              </table:table-cell>
              <table:table-cell office:value-type="float" office:value="0.0194970300143028">
                <text:p>0.0194970300143028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00166832173427314">
                <text:p>0.00166832173427314</text:p>
              </table:table-cell>
              <table:table-cell office:value-type="float" office:value="0.01960619122281">
                <text:p>0.0196061912228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00166897590066205">
                <text:p>0.00166897590066205</text:p>
              </table:table-cell>
              <table:table-cell office:value-type="float" office:value="0.0199767515429096">
                <text:p>0.0199767515429096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00166270529985697">
                <text:p>0.00166270529985697</text:p>
              </table:table-cell>
              <table:table-cell office:value-type="float" office:value="0.0189224580363803">
                <text:p>0.018922458036380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00166463363725726">
                <text:p>0.00166463363725726</text:p>
              </table:table-cell>
              <table:table-cell office:value-type="float" office:value="0.0205533317598406">
                <text:p>0.0205533317598406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00165726146488105">
                <text:p>0.00165726146488105</text:p>
              </table:table-cell>
              <table:table-cell office:value-type="float" office:value="0.0181764101042831">
                <text:p>0.018176410104283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00165129136499428">
                <text:p>0.00165129136499428</text:p>
              </table:table-cell>
              <table:table-cell office:value-type="float" office:value="0.0185771309748869">
                <text:p>0.018577130974886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00165339546031654">
                <text:p>0.00165339546031654</text:p>
              </table:table-cell>
              <table:table-cell office:value-type="float" office:value="0.0189564095194566">
                <text:p>0.018956409519456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00165461700149291">
                <text:p>0.00165461700149291</text:p>
              </table:table-cell>
              <table:table-cell office:value-type="float" office:value="0.0190612288740215">
                <text:p>0.019061228874021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163983905364319">
                <text:p>0.00163983905364319</text:p>
              </table:table-cell>
              <table:table-cell office:value-type="float" office:value="0.0187956441039947">
                <text:p>0.0187956441039947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0016395352980988">
                <text:p>0.0016395352980988</text:p>
              </table:table-cell>
              <table:table-cell office:value-type="float" office:value="0.0178989904470853">
                <text:p>0.0178989904470853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00164027373471628">
                <text:p>0.00164027373471628</text:p>
              </table:table-cell>
              <table:table-cell office:value-type="float" office:value="0.0180700089967248">
                <text:p>0.0180700089967248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00163722340998131">
                <text:p>0.00163722340998131</text:p>
              </table:table-cell>
              <table:table-cell office:value-type="float" office:value="0.0190508237403683">
                <text:p>0.019050823740368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163365473668107">
                <text:p>0.00163365473668107</text:p>
              </table:table-cell>
              <table:table-cell office:value-type="float" office:value="0.0167263299059824">
                <text:p>0.016726329905982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00164470753799527">
                <text:p>0.00164470753799527</text:p>
              </table:table-cell>
              <table:table-cell office:value-type="float" office:value="0.0188734582601481">
                <text:p>0.0188734582601481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00163008987732407">
                <text:p>0.00163008987732407</text:p>
              </table:table-cell>
              <table:table-cell office:value-type="float" office:value="0.0189310258121274">
                <text:p>0.0189310258121274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00162478500232266">
                <text:p>0.00162478500232266</text:p>
              </table:table-cell>
              <table:table-cell office:value-type="float" office:value="0.0197734445647862">
                <text:p>0.019773444564786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00162507234750603">
                <text:p>0.00162507234750603</text:p>
              </table:table-cell>
              <table:table-cell office:value-type="float" office:value="0.0189368926733981">
                <text:p>0.018936892673398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00161725291557692">
                <text:p>0.00161725291557692</text:p>
              </table:table-cell>
              <table:table-cell office:value-type="float" office:value="0.0179511879335826">
                <text:p>0.017951187933582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161491141037506">
                <text:p>0.00161491141037506</text:p>
              </table:table-cell>
              <table:table-cell office:value-type="float" office:value="0.0189506278995012">
                <text:p>0.018950627899501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00161222499674773">
                <text:p>0.00161222499674773</text:p>
              </table:table-cell>
              <table:table-cell office:value-type="float" office:value="0.0182682259044164">
                <text:p>0.0182682259044164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00161110990098755">
                <text:p>0.00161110990098755</text:p>
              </table:table-cell>
              <table:table-cell office:value-type="float" office:value="0.0182588911972827">
                <text:p>0.018258891197282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00160713814745094">
                <text:p>0.00160713814745094</text:p>
              </table:table-cell>
              <table:table-cell office:value-type="float" office:value="0.0176981071314452">
                <text:p>0.0176981071314452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00160353635268257">
                <text:p>0.00160353635268257</text:p>
              </table:table-cell>
              <table:table-cell office:value-type="float" office:value="0.0172175004251096">
                <text:p>0.017217500425109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00159832251676989">
                <text:p>0.00159832251676989</text:p>
              </table:table-cell>
              <table:table-cell office:value-type="float" office:value="0.0186977780615259">
                <text:p>0.018697778061525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00160016130797641">
                <text:p>0.00160016130797641</text:p>
              </table:table-cell>
              <table:table-cell office:value-type="float" office:value="0.0181530558720249">
                <text:p>0.0181530558720249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0015953509272606">
                <text:p>0.0015953509272606</text:p>
              </table:table-cell>
              <table:table-cell office:value-type="float" office:value="0.0186624741022052">
                <text:p>0.0186624741022052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00159420945955471">
                <text:p>0.00159420945955471</text:p>
              </table:table-cell>
              <table:table-cell office:value-type="float" office:value="0.0186299372337297">
                <text:p>0.0186299372337297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00159534646488064">
                <text:p>0.00159534646488064</text:p>
              </table:table-cell>
              <table:table-cell office:value-type="float" office:value="0.017276606383248">
                <text:p>0.0172766063832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158877692668942">
                <text:p>0.00158877692668942</text:p>
              </table:table-cell>
              <table:table-cell office:value-type="float" office:value="0.0174691043176177">
                <text:p>0.017469104317617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00158894370588203">
                <text:p>0.00158894370588203</text:p>
              </table:table-cell>
              <table:table-cell office:value-type="float" office:value="0.0178505183691941">
                <text:p>0.017850518369194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0015814747932288">
                <text:p>0.0015814747932288</text:p>
              </table:table-cell>
              <table:table-cell office:value-type="float" office:value="0.0182973088286411">
                <text:p>0.0182973088286411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00159303417111111">
                <text:p>0.00159303417111111</text:p>
              </table:table-cell>
              <table:table-cell office:value-type="float" office:value="0.0177366978921655">
                <text:p>0.017736697892165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00157600036411967">
                <text:p>0.00157600036411967</text:p>
              </table:table-cell>
              <table:table-cell office:value-type="float" office:value="0.0185203412708423">
                <text:p>0.0185203412708423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00157785441729453">
                <text:p>0.00157785441729453</text:p>
              </table:table-cell>
              <table:table-cell office:value-type="float" office:value="0.0177414398325184">
                <text:p>0.017741439832518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00157327556036901">
                <text:p>0.00157327556036901</text:p>
              </table:table-cell>
              <table:table-cell office:value-type="float" office:value="0.0194477620896469">
                <text:p>0.0194477620896469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00157025009156247">
                <text:p>0.00157025009156247</text:p>
              </table:table-cell>
              <table:table-cell office:value-type="float" office:value="0.0177550912380345">
                <text:p>0.017755091238034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00157018183275665">
                <text:p>0.00157018183275665</text:p>
              </table:table-cell>
              <table:table-cell office:value-type="float" office:value="0.0183322059355164">
                <text:p>0.018332205935516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00156256102903329">
                <text:p>0.00156256102903329</text:p>
              </table:table-cell>
              <table:table-cell office:value-type="float" office:value="0.0159611275640033">
                <text:p>0.015961127564003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156376876580471">
                <text:p>0.00156376876580471</text:p>
              </table:table-cell>
              <table:table-cell office:value-type="float" office:value="0.0172818435990175">
                <text:p>0.0172818435990175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0015674142071424">
                <text:p>0.0015674142071424</text:p>
              </table:table-cell>
              <table:table-cell office:value-type="float" office:value="0.0182458142693144">
                <text:p>0.0182458142693144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00156250508495179">
                <text:p>0.00156250508495179</text:p>
              </table:table-cell>
              <table:table-cell office:value-type="float" office:value="0.0182535684185587">
                <text:p>0.0182535684185587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00155240917460447">
                <text:p>0.00155240917460447</text:p>
              </table:table-cell>
              <table:table-cell office:value-type="float" office:value="0.0190710010985006">
                <text:p>0.0190710010985006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00155670211241487">
                <text:p>0.00155670211241487</text:p>
              </table:table-cell>
              <table:table-cell office:value-type="float" office:value="0.0190254892283759">
                <text:p>0.019025489228375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00155128672236025">
                <text:p>0.00155128672236025</text:p>
              </table:table-cell>
              <table:table-cell office:value-type="float" office:value="0.0178579536650891">
                <text:p>0.0178579536650891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00154229497956019">
                <text:p>0.00154229497956019</text:p>
              </table:table-cell>
              <table:table-cell office:value-type="float" office:value="0.0166357350803205">
                <text:p>0.016635735080320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00153910023771725">
                <text:p>0.00153910023771725</text:p>
              </table:table-cell>
              <table:table-cell office:value-type="float" office:value="0.0179482519611479">
                <text:p>0.0179482519611479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00153622192640581">
                <text:p>0.00153622192640581</text:p>
              </table:table-cell>
              <table:table-cell office:value-type="float" office:value="0.0163259920979342">
                <text:p>0.016325992097934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00154017901954398">
                <text:p>0.00154017901954398</text:p>
              </table:table-cell>
              <table:table-cell office:value-type="float" office:value="0.0177469433388362">
                <text:p>0.017746943338836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153860212602837">
                <text:p>0.00153860212602837</text:p>
              </table:table-cell>
              <table:table-cell office:value-type="float" office:value="0.0182086654857466">
                <text:p>0.0182086654857466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0015352008702479">
                <text:p>0.0015352008702479</text:p>
              </table:table-cell>
              <table:table-cell office:value-type="float" office:value="0.0165371861022843">
                <text:p>0.0165371861022843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0015304391415455">
                <text:p>0.0015304391415455</text:p>
              </table:table-cell>
              <table:table-cell office:value-type="float" office:value="0.0188426589006419">
                <text:p>0.0188426589006419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00153073625014052">
                <text:p>0.00153073625014052</text:p>
              </table:table-cell>
              <table:table-cell office:value-type="float" office:value="0.0162784053272777">
                <text:p>0.016278405327277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00152791941355859">
                <text:p>0.00152791941355859</text:p>
              </table:table-cell>
              <table:table-cell office:value-type="float" office:value="0.0182013340304523">
                <text:p>0.0182013340304523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00151873830823774">
                <text:p>0.00151873830823774</text:p>
              </table:table-cell>
              <table:table-cell office:value-type="float" office:value="0.0168619872975213">
                <text:p>0.016861987297521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0015256141444985">
                <text:p>0.0015256141444985</text:p>
              </table:table-cell>
              <table:table-cell office:value-type="float" office:value="0.0186814693040379">
                <text:p>0.0186814693040379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00151871455624593">
                <text:p>0.00151871455624593</text:p>
              </table:table-cell>
              <table:table-cell office:value-type="float" office:value="0.0164447837350365">
                <text:p>0.016444783735036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00151399792351083">
                <text:p>0.00151399792351083</text:p>
              </table:table-cell>
              <table:table-cell office:value-type="float" office:value="0.0174122868003948">
                <text:p>0.0174122868003948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0015102849231035">
                <text:p>0.0015102849231035</text:p>
              </table:table-cell>
              <table:table-cell office:value-type="float" office:value="0.017710238872969">
                <text:p>0.01771023887296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151023409927425">
                <text:p>0.00151023409927425</text:p>
              </table:table-cell>
              <table:table-cell office:value-type="float" office:value="0.0182922936387425">
                <text:p>0.0182922936387425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00151242093838717">
                <text:p>0.00151242093838717</text:p>
              </table:table-cell>
              <table:table-cell office:value-type="float" office:value="0.0177607809118155">
                <text:p>0.017760780911815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00151201156799067">
                <text:p>0.00151201156799067</text:p>
              </table:table-cell>
              <table:table-cell office:value-type="float" office:value="0.0171552397211401">
                <text:p>0.017155239721140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00150226702438441">
                <text:p>0.00150226702438441</text:p>
              </table:table-cell>
              <table:table-cell office:value-type="float" office:value="0.0175038053241665">
                <text:p>0.017503805324166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00150116806641632">
                <text:p>0.00150116806641632</text:p>
              </table:table-cell>
              <table:table-cell office:value-type="float" office:value="0.0181863236252863">
                <text:p>0.0181863236252863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00149691759251378">
                <text:p>0.00149691759251378</text:p>
              </table:table-cell>
              <table:table-cell office:value-type="float" office:value="0.0177383385887948">
                <text:p>0.0177383385887948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00149832785539528">
                <text:p>0.00149832785539528</text:p>
              </table:table-cell>
              <table:table-cell office:value-type="float" office:value="0.0181536360252279">
                <text:p>0.0181536360252279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00149659296928317">
                <text:p>0.00149659296928317</text:p>
              </table:table-cell>
              <table:table-cell office:value-type="float" office:value="0.0183664929017838">
                <text:p>0.0183664929017838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00150001326763965">
                <text:p>0.00150001326763965</text:p>
              </table:table-cell>
              <table:table-cell office:value-type="float" office:value="0.018220809799192">
                <text:p>0.01822080979919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00149444291922648">
                <text:p>0.00149444291922648</text:p>
              </table:table-cell>
              <table:table-cell office:value-type="float" office:value="0.017906513542374">
                <text:p>0.01790651354237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148465523561697">
                <text:p>0.00148465523561697</text:p>
              </table:table-cell>
              <table:table-cell office:value-type="float" office:value="0.0176757935862188">
                <text:p>0.017675793586218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00148038060033781">
                <text:p>0.00148038060033781</text:p>
              </table:table-cell>
              <table:table-cell office:value-type="float" office:value="0.017461258241796">
                <text:p>0.017461258241796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00148626553042777">
                <text:p>0.00148626553042777</text:p>
              </table:table-cell>
              <table:table-cell office:value-type="float" office:value="0.0174721270052878">
                <text:p>0.0174721270052878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00147911511363465">
                <text:p>0.00147911511363465</text:p>
              </table:table-cell>
              <table:table-cell office:value-type="float" office:value="0.0168096050554756">
                <text:p>0.016809605055475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00147824079322228">
                <text:p>0.00147824079322228</text:p>
              </table:table-cell>
              <table:table-cell office:value-type="float" office:value="0.0167824377750004">
                <text:p>0.0167824377750004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00147290908782016">
                <text:p>0.00147290908782016</text:p>
              </table:table-cell>
              <table:table-cell office:value-type="float" office:value="0.0163012817268725">
                <text:p>0.016301281726872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00146928781965356">
                <text:p>0.00146928781965356</text:p>
              </table:table-cell>
              <table:table-cell office:value-type="float" office:value="0.0168473131576625">
                <text:p>0.016847313157662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00146981717990033">
                <text:p>0.00146981717990033</text:p>
              </table:table-cell>
              <table:table-cell office:value-type="float" office:value="0.0183707475097134">
                <text:p>0.018370747509713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146578882241394">
                <text:p>0.00146578882241394</text:p>
              </table:table-cell>
              <table:table-cell office:value-type="float" office:value="0.0171673081065996">
                <text:p>0.0171673081065996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00146060422250756">
                <text:p>0.00146060422250756</text:p>
              </table:table-cell>
              <table:table-cell office:value-type="float" office:value="0.0173629999415424">
                <text:p>0.017362999941542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145781848579541">
                <text:p>0.00145781848579541</text:p>
              </table:table-cell>
              <table:table-cell office:value-type="float" office:value="0.0180160607130623">
                <text:p>0.0180160607130623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00145524331684546">
                <text:p>0.00145524331684546</text:p>
              </table:table-cell>
              <table:table-cell office:value-type="float" office:value="0.0167902804608576">
                <text:p>0.0167902804608576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00145924687118045">
                <text:p>0.00145924687118045</text:p>
              </table:table-cell>
              <table:table-cell office:value-type="float" office:value="0.0170497738551353">
                <text:p>0.0170497738551353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00145241058533387">
                <text:p>0.00145241058533387</text:p>
              </table:table-cell>
              <table:table-cell office:value-type="float" office:value="0.0172670004002632">
                <text:p>0.0172670004002632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00145247808696055">
                <text:p>0.00145247808696055</text:p>
              </table:table-cell>
              <table:table-cell office:value-type="float" office:value="0.016108146449748">
                <text:p>0.01610814644974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00145119713726461">
                <text:p>0.00145119713726461</text:p>
              </table:table-cell>
              <table:table-cell office:value-type="float" office:value="0.0185290922087695">
                <text:p>0.018529092208769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00145265997051624">
                <text:p>0.00145265997051624</text:p>
              </table:table-cell>
              <table:table-cell office:value-type="float" office:value="0.0175690127242596">
                <text:p>0.0175690127242596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00144659361555887">
                <text:p>0.00144659361555887</text:p>
              </table:table-cell>
              <table:table-cell office:value-type="float" office:value="0.018063111021593">
                <text:p>0.018063111021593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00145515191459071">
                <text:p>0.00145515191459071</text:p>
              </table:table-cell>
              <table:table-cell office:value-type="float" office:value="0.0165876603570848">
                <text:p>0.0165876603570848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00143776543436776">
                <text:p>0.00143776543436776</text:p>
              </table:table-cell>
              <table:table-cell office:value-type="float" office:value="0.0168379624781703">
                <text:p>0.016837962478170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14365007418084">
                <text:p>0.0014365007418084</text:p>
              </table:table-cell>
              <table:table-cell office:value-type="float" office:value="0.017998522426145">
                <text:p>0.017998522426145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00143779717526058">
                <text:p>0.00143779717526058</text:p>
              </table:table-cell>
              <table:table-cell office:value-type="float" office:value="0.0177359462809419">
                <text:p>0.0177359462809419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00143665179578213">
                <text:p>0.00143665179578213</text:p>
              </table:table-cell>
              <table:table-cell office:value-type="float" office:value="0.0171485526761589">
                <text:p>0.017148552676158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00143005400101825">
                <text:p>0.00143005400101825</text:p>
              </table:table-cell>
              <table:table-cell office:value-type="float" office:value="0.0176563733427401">
                <text:p>0.0176563733427401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00142707088823256">
                <text:p>0.00142707088823256</text:p>
              </table:table-cell>
              <table:table-cell office:value-type="float" office:value="0.0166474561509972">
                <text:p>0.016647456150997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00142677971282698">
                <text:p>0.00142677971282698</text:p>
              </table:table-cell>
              <table:table-cell office:value-type="float" office:value="0.017717286547784">
                <text:p>0.01771728654778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00142412849742794">
                <text:p>0.00142412849742794</text:p>
              </table:table-cell>
              <table:table-cell office:value-type="float" office:value="0.018901631222597">
                <text:p>0.018901631222597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00152235996717721">
                <text:p>0.00152235996717721</text:p>
              </table:table-cell>
              <table:table-cell office:value-type="float" office:value="0.0172526754523486">
                <text:p>0.017252675452348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00144567236473709">
                <text:p>0.00144567236473709</text:p>
              </table:table-cell>
              <table:table-cell office:value-type="float" office:value="0.016915964836139">
                <text:p>0.01691596483613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142687512478729">
                <text:p>0.00142687512478729</text:p>
              </table:table-cell>
              <table:table-cell office:value-type="float" office:value="0.0167633860200508">
                <text:p>0.016763386020050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140900544432765">
                <text:p>0.00140900544432765</text:p>
              </table:table-cell>
              <table:table-cell office:value-type="float" office:value="0.0169859866279237">
                <text:p>0.016985986627923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00141116591375006">
                <text:p>0.00141116591375006</text:p>
              </table:table-cell>
              <table:table-cell office:value-type="float" office:value="0.0168534678892686">
                <text:p>0.0168534678892686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00140692650300993">
                <text:p>0.00140692650300993</text:p>
              </table:table-cell>
              <table:table-cell office:value-type="float" office:value="0.0167510955332358">
                <text:p>0.0167510955332358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00141161450918887">
                <text:p>0.00141161450918887</text:p>
              </table:table-cell>
              <table:table-cell office:value-type="float" office:value="0.0166769523456223">
                <text:p>0.0166769523456223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00140358810764087">
                <text:p>0.00140358810764087</text:p>
              </table:table-cell>
              <table:table-cell office:value-type="float" office:value="0.0173765582864492">
                <text:p>0.0173765582864492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00140390529008937">
                <text:p>0.00140390529008937</text:p>
              </table:table-cell>
              <table:table-cell office:value-type="float" office:value="0.0174192400205199">
                <text:p>0.017419240020519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00140485137058067">
                <text:p>0.00140485137058067</text:p>
              </table:table-cell>
              <table:table-cell office:value-type="float" office:value="0.0166736846406903">
                <text:p>0.016673684640690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00139489933720638">
                <text:p>0.00139489933720638</text:p>
              </table:table-cell>
              <table:table-cell office:value-type="float" office:value="0.0181354646915431">
                <text:p>0.018135464691543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00139700027391733">
                <text:p>0.00139700027391733</text:p>
              </table:table-cell>
              <table:table-cell office:value-type="float" office:value="0.0173342737203961">
                <text:p>0.0173342737203961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00139645480483325">
                <text:p>0.00139645480483325</text:p>
              </table:table-cell>
              <table:table-cell office:value-type="float" office:value="0.0163980957412641">
                <text:p>0.016398095741264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139277397170833">
                <text:p>0.00139277397170833</text:p>
              </table:table-cell>
              <table:table-cell office:value-type="float" office:value="0.0172223343451279">
                <text:p>0.0172223343451279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139062747492411">
                <text:p>0.00139062747492411</text:p>
              </table:table-cell>
              <table:table-cell office:value-type="float" office:value="0.0169258932795594">
                <text:p>0.016925893279559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0013942204098151">
                <text:p>0.0013942204098151</text:p>
              </table:table-cell>
              <table:table-cell office:value-type="float" office:value="0.017933907488743">
                <text:p>0.017933907488743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00138549601712163">
                <text:p>0.00138549601712163</text:p>
              </table:table-cell>
              <table:table-cell office:value-type="float" office:value="0.0175553822881214">
                <text:p>0.0175553822881214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00138512860222646">
                <text:p>0.00138512860222646</text:p>
              </table:table-cell>
              <table:table-cell office:value-type="float" office:value="0.0168585863367322">
                <text:p>0.016858586336732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0013839019816767">
                <text:p>0.0013839019816767</text:p>
              </table:table-cell>
              <table:table-cell office:value-type="float" office:value="0.0186269408646839">
                <text:p>0.018626940864683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00138196877463723">
                <text:p>0.00138196877463723</text:p>
              </table:table-cell>
              <table:table-cell office:value-type="float" office:value="0.0165226393959092">
                <text:p>0.0165226393959092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0013805195491469">
                <text:p>0.0013805195491469</text:p>
              </table:table-cell>
              <table:table-cell office:value-type="float" office:value="0.0178370025218159">
                <text:p>0.017837002521815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00137368026823038">
                <text:p>0.00137368026823038</text:p>
              </table:table-cell>
              <table:table-cell office:value-type="float" office:value="0.0170564496767566">
                <text:p>0.017056449676756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00137256612989614">
                <text:p>0.00137256612989614</text:p>
              </table:table-cell>
              <table:table-cell office:value-type="float" office:value="0.0181154690046661">
                <text:p>0.018115469004666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137496168433934">
                <text:p>0.00137496168433934</text:p>
              </table:table-cell>
              <table:table-cell office:value-type="float" office:value="0.0173431699620645">
                <text:p>0.017343169962064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00143485031079997">
                <text:p>0.00143485031079997</text:p>
              </table:table-cell>
              <table:table-cell office:value-type="float" office:value="0.0162732405745636">
                <text:p>0.0162732405745636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00137880302694913">
                <text:p>0.00137880302694913</text:p>
              </table:table-cell>
              <table:table-cell office:value-type="float" office:value="0.0183789232003156">
                <text:p>0.018378923200315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00136634114598517">
                <text:p>0.00136634114598517</text:p>
              </table:table-cell>
              <table:table-cell office:value-type="float" office:value="0.0180504756856878">
                <text:p>0.0180504756856878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00136423890457238">
                <text:p>0.00136423890457238</text:p>
              </table:table-cell>
              <table:table-cell office:value-type="float" office:value="0.0172295228088122">
                <text:p>0.0172295228088122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00136389746895776">
                <text:p>0.00136389746895776</text:p>
              </table:table-cell>
              <table:table-cell office:value-type="float" office:value="0.0169418300646128">
                <text:p>0.0169418300646128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00135876225286639">
                <text:p>0.00135876225286639</text:p>
              </table:table-cell>
              <table:table-cell office:value-type="float" office:value="0.0172160595149031">
                <text:p>0.017216059514903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00135979742931372">
                <text:p>0.00135979742931372</text:p>
              </table:table-cell>
              <table:table-cell office:value-type="float" office:value="0.0168881815147095">
                <text:p>0.0168881815147095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00135241748121833">
                <text:p>0.00135241748121833</text:p>
              </table:table-cell>
              <table:table-cell office:value-type="float" office:value="0.01688248470701">
                <text:p>0.0168824847070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00135839345519257">
                <text:p>0.00135839345519257</text:p>
              </table:table-cell>
              <table:table-cell office:value-type="float" office:value="0.0174029686084244">
                <text:p>0.0174029686084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3.952cm" style:legend-expansion="high" chart:style-name="ch2"/>
        <chart:plot-area chart:style-name="ch3" table:cell-range-address="training.A1:training.B501 training.D1:training.D501" chart:data-source-has-labels="both" svg:x="0.32cm" svg:y="0.18cm" svg:width="12.825cm" svg:height="8.64cm">
          <chartooo:coordinate-region svg:x="1.232cm" svg:y="0.301cm" svg:width="11.913cm" svg:height="7.517cm"/>
          <chart:axis chart:dimension="x" chart:name="primary-x" chart:style-name="ch4" chartooo:axis-type="auto">
            <chartooo:date-scale/>
            <chart:categories table:cell-range-address="training.A2:training.A5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aining.B2:training.B501" chart:label-cell-address="training.B1:training.B1" chart:class="chart:line">
            <chart:data-point chart:repeated="500"/>
          </chart:series>
          <chart:series chart:style-name="ch7" chart:values-cell-range-address="training.D2:training.D501" chart:label-cell-address="training.D1:training.D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</text:p>
                <draw:g>
                  <svg:desc>training.B1:training.B1</svg:desc>
                </draw:g>
              </table:table-cell>
              <table:table-cell office:value-type="string">
                <text:p>val_acc</text:p>
                <draw:g>
                  <svg:desc>training.D1:training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raining.A2:training.A501</svg:desc>
                </draw:g>
              </table:table-cell>
              <table:table-cell office:value-type="float" office:value="0.861434345347821">
                <text:p>0.861434345347821</text:p>
                <draw:g>
                  <svg:desc>training.B2:training.B501</svg:desc>
                </draw:g>
              </table:table-cell>
              <table:table-cell office:value-type="float" office:value="0.954824498198235">
                <text:p>0.954824498198235</text:p>
                <draw:g>
                  <svg:desc>training.D2:training.D5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77770244470022">
                <text:p>0.977770244470022</text:p>
              </table:table-cell>
              <table:table-cell office:value-type="float" office:value="0.941650444920836">
                <text:p>0.9416504449208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88298751282761">
                <text:p>0.988298751282761</text:p>
              </table:table-cell>
              <table:table-cell office:value-type="float" office:value="0.955277158565814">
                <text:p>0.9552771585658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91271068871459">
                <text:p>0.991271068871459</text:p>
              </table:table-cell>
              <table:table-cell office:value-type="float" office:value="0.959755801790888">
                <text:p>0.9597558017908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92837834905022">
                <text:p>0.992837834905022</text:p>
              </table:table-cell>
              <table:table-cell office:value-type="float" office:value="0.960573789670456">
                <text:p>0.9605737896704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93778008829111">
                <text:p>0.993778008829111</text:p>
              </table:table-cell>
              <table:table-cell office:value-type="float" office:value="0.954943442724245">
                <text:p>0.9549434427242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994449293525839">
                <text:p>0.994449293525839</text:p>
              </table:table-cell>
              <table:table-cell office:value-type="float" office:value="0.959907173314091">
                <text:p>0.9599071733140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994947889989374">
                <text:p>0.994947889989374</text:p>
              </table:table-cell>
              <table:table-cell office:value-type="float" office:value="0.961725629482893">
                <text:p>0.9617256294828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953609169578">
                <text:p>0.9953609169578</text:p>
              </table:table-cell>
              <table:table-cell office:value-type="float" office:value="0.96285717864526">
                <text:p>0.962857178645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995655413991596">
                <text:p>0.995655413991596</text:p>
              </table:table-cell>
              <table:table-cell office:value-type="float" office:value="0.961613113432625">
                <text:p>0.9616131134326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95902514038307">
                <text:p>0.995902514038307</text:p>
              </table:table-cell>
              <table:table-cell office:value-type="float" office:value="0.96333833842096">
                <text:p>0.963338338420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996112392875618">
                <text:p>0.996112392875618</text:p>
              </table:table-cell>
              <table:table-cell office:value-type="float" office:value="0.964584632656192">
                <text:p>0.9645846326561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996300265242756">
                <text:p>0.996300265242756</text:p>
              </table:table-cell>
              <table:table-cell office:value-type="float" office:value="0.963501357097876">
                <text:p>0.9635013570978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96457524897924">
                <text:p>0.996457524897924</text:p>
              </table:table-cell>
              <table:table-cell office:value-type="float" office:value="0.962602219929862">
                <text:p>0.96260221992986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96602923348231">
                <text:p>0.996602923348231</text:p>
              </table:table-cell>
              <table:table-cell office:value-type="float" office:value="0.963864428565434">
                <text:p>0.9638644285654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96724606303536">
                <text:p>0.996724606303536</text:p>
              </table:table-cell>
              <table:table-cell office:value-type="float" office:value="0.961591409232722">
                <text:p>0.9615914092327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968303917936">
                <text:p>0.9968303917936</text:p>
              </table:table-cell>
              <table:table-cell office:value-type="float" office:value="0.964079281649911">
                <text:p>0.9640792816499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96929344489086">
                <text:p>0.996929344489086</text:p>
              </table:table-cell>
              <table:table-cell office:value-type="float" office:value="0.964482934576874">
                <text:p>0.9644829345768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97030485395705">
                <text:p>0.997030485395705</text:p>
              </table:table-cell>
              <table:table-cell office:value-type="float" office:value="0.965989215844884">
                <text:p>0.9659892158448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97120427650005">
                <text:p>0.997120427650005</text:p>
              </table:table-cell>
              <table:table-cell office:value-type="float" office:value="0.964688002293425">
                <text:p>0.9646880022934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7191601355924">
                <text:p>0.997191601355924</text:p>
              </table:table-cell>
              <table:table-cell office:value-type="float" office:value="0.965988169359327">
                <text:p>0.96598816935932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7258398944831">
                <text:p>0.997258398944831</text:p>
              </table:table-cell>
              <table:table-cell office:value-type="float" office:value="0.969322963961778">
                <text:p>0.9693229639617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97321228027025">
                <text:p>0.997321228027025</text:p>
              </table:table-cell>
              <table:table-cell office:value-type="float" office:value="0.966352586304523">
                <text:p>0.96635258630452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97389761808587">
                <text:p>0.997389761808587</text:p>
              </table:table-cell>
              <table:table-cell office:value-type="float" office:value="0.966315484158421">
                <text:p>0.9663154841584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97446841995585">
                <text:p>0.997446841995585</text:p>
              </table:table-cell>
              <table:table-cell office:value-type="float" office:value="0.970694562954033">
                <text:p>0.9706945629540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97502682244053">
                <text:p>0.997502682244053</text:p>
              </table:table-cell>
              <table:table-cell office:value-type="float" office:value="0.968391657963916">
                <text:p>0.96839165796391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97557373971669">
                <text:p>0.997557373971669</text:p>
              </table:table-cell>
              <table:table-cell office:value-type="float" office:value="0.968424805286758">
                <text:p>0.96842480528675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97596939484438">
                <text:p>0.997596939484438</text:p>
              </table:table-cell>
              <table:table-cell office:value-type="float" office:value="0.971121306157648">
                <text:p>0.97112130615764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97645868912117">
                <text:p>0.997645868912117</text:p>
              </table:table-cell>
              <table:table-cell office:value-type="float" office:value="0.972008891425242">
                <text:p>0.9720088914252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97680171405093">
                <text:p>0.997680171405093</text:p>
              </table:table-cell>
              <table:table-cell office:value-type="float" office:value="0.973344787991782">
                <text:p>0.9733447879917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97725832252613">
                <text:p>0.997725832252613</text:p>
              </table:table-cell>
              <table:table-cell office:value-type="float" office:value="0.972820505337258">
                <text:p>0.97282050533725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7764524532782">
                <text:p>0.997764524532782</text:p>
              </table:table-cell>
              <table:table-cell office:value-type="float" office:value="0.973400848967226">
                <text:p>0.97340084896722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97802557631501">
                <text:p>0.997802557631501</text:p>
              </table:table-cell>
              <table:table-cell office:value-type="float" office:value="0.973144354625949">
                <text:p>0.97314435462594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9783235161906">
                <text:p>0.99783235161906</text:p>
              </table:table-cell>
              <table:table-cell office:value-type="float" office:value="0.975314112913101">
                <text:p>0.9753141129131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97860038898963">
                <text:p>0.997860038898963</text:p>
              </table:table-cell>
              <table:table-cell office:value-type="float" office:value="0.974213482329692">
                <text:p>0.9742134823296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97889027500492">
                <text:p>0.997889027500492</text:p>
              </table:table-cell>
              <table:table-cell office:value-type="float" office:value="0.978946418240351">
                <text:p>0.97894641824035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97919871371245">
                <text:p>0.997919871371245</text:p>
              </table:table-cell>
              <table:table-cell office:value-type="float" office:value="0.974179533084818">
                <text:p>0.97417953308481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7951931463427">
                <text:p>0.997951931463427</text:p>
              </table:table-cell>
              <table:table-cell office:value-type="float" office:value="0.975288684955819">
                <text:p>0.97528868495581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97968457544654">
                <text:p>0.997968457544654</text:p>
              </table:table-cell>
              <table:table-cell office:value-type="float" office:value="0.974735916642988">
                <text:p>0.97473591664298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7998706735978">
                <text:p>0.997998706735978</text:p>
              </table:table-cell>
              <table:table-cell office:value-type="float" office:value="0.975240900704442">
                <text:p>0.9752409007044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8025276206485">
                <text:p>0.998025276206485</text:p>
              </table:table-cell>
              <table:table-cell office:value-type="float" office:value="0.975759869281711">
                <text:p>0.9757598692817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98050384746047">
                <text:p>0.998050384746047</text:p>
              </table:table-cell>
              <table:table-cell office:value-type="float" office:value="0.977304829318973">
                <text:p>0.97730482931897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8074307563283">
                <text:p>0.998074307563283</text:p>
              </table:table-cell>
              <table:table-cell office:value-type="float" office:value="0.978866845601599">
                <text:p>0.97886684560159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98091662588376">
                <text:p>0.998091662588376</text:p>
              </table:table-cell>
              <table:table-cell office:value-type="float" office:value="0.977759990440501">
                <text:p>0.97775999044050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981110802182">
                <text:p>0.9981110802182</text:p>
              </table:table-cell>
              <table:table-cell office:value-type="float" office:value="0.975862219787021">
                <text:p>0.9758622197870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98136494478758">
                <text:p>0.998136494478758</text:p>
              </table:table-cell>
              <table:table-cell office:value-type="float" office:value="0.978637871976367">
                <text:p>0.9786378719763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98148209465768">
                <text:p>0.998148209465768</text:p>
              </table:table-cell>
              <table:table-cell office:value-type="float" office:value="0.980164308174764">
                <text:p>0.98016430817476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8165503532471">
                <text:p>0.998165503532471</text:p>
              </table:table-cell>
              <table:table-cell office:value-type="float" office:value="0.978949163518008">
                <text:p>0.9789491635180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8181985470957">
                <text:p>0.998181985470957</text:p>
              </table:table-cell>
              <table:table-cell office:value-type="float" office:value="0.979876786463777">
                <text:p>0.97987678646377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8198141156631">
                <text:p>0.998198141156631</text:p>
              </table:table-cell>
              <table:table-cell office:value-type="float" office:value="0.979680307907932">
                <text:p>0.9796803079079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98218214503908">
                <text:p>0.998218214503908</text:p>
              </table:table-cell>
              <table:table-cell office:value-type="float" office:value="0.981007805501823">
                <text:p>0.98100780550182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998230442560693">
                <text:p>0.998230442560693</text:p>
              </table:table-cell>
              <table:table-cell office:value-type="float" office:value="0.98142750882752">
                <text:p>0.981427508827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998247658375562">
                <text:p>0.998247658375562</text:p>
              </table:table-cell>
              <table:table-cell office:value-type="float" office:value="0.982831249587973">
                <text:p>0.98283124958797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98262767668584">
                <text:p>0.998262767668584</text:p>
              </table:table-cell>
              <table:table-cell office:value-type="float" office:value="0.982204276744042">
                <text:p>0.98220427674404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998279813601588">
                <text:p>0.998279813601588</text:p>
              </table:table-cell>
              <table:table-cell office:value-type="float" office:value="0.98275781982435">
                <text:p>0.982757819824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998295045289184">
                <text:p>0.998295045289184</text:p>
              </table:table-cell>
              <table:table-cell office:value-type="float" office:value="0.983572097470728">
                <text:p>0.98357209747072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998304884793684">
                <text:p>0.998304884793684</text:p>
              </table:table-cell>
              <table:table-cell office:value-type="float" office:value="0.983517246133791">
                <text:p>0.98351724613379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8317078940456">
                <text:p>0.998317078940456</text:p>
              </table:table-cell>
              <table:table-cell office:value-type="float" office:value="0.980240836477418">
                <text:p>0.98024083647741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99833537860162">
                <text:p>0.99833537860162</text:p>
              </table:table-cell>
              <table:table-cell office:value-type="float" office:value="0.984066113998831">
                <text:p>0.98406611399883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998344507999926">
                <text:p>0.998344507999926</text:p>
              </table:table-cell>
              <table:table-cell office:value-type="float" office:value="0.982669155055126">
                <text:p>0.98266915505512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998357306992495">
                <text:p>0.998357306992495</text:p>
              </table:table-cell>
              <table:table-cell office:value-type="float" office:value="0.983843419260396">
                <text:p>0.98384341926039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9836740814161">
                <text:p>0.99836740814161</text:p>
              </table:table-cell>
              <table:table-cell office:value-type="float" office:value="0.985771755112011">
                <text:p>0.98577175511201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98377787910254">
                <text:p>0.998377787910254</text:p>
              </table:table-cell>
              <table:table-cell office:value-type="float" office:value="0.982970973917647">
                <text:p>0.98297097391764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998391986543578">
                <text:p>0.998391986543578</text:p>
              </table:table-cell>
              <table:table-cell office:value-type="float" office:value="0.985210913906807">
                <text:p>0.98521091390680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98404153615429">
                <text:p>0.998404153615429</text:p>
              </table:table-cell>
              <table:table-cell office:value-type="float" office:value="0.985634803108372">
                <text:p>0.98563480310837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998413860665162">
                <text:p>0.998413860665162</text:p>
              </table:table-cell>
              <table:table-cell office:value-type="float" office:value="0.985656928548938">
                <text:p>0.98565692854893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998421838251155">
                <text:p>0.998421838251155</text:p>
              </table:table-cell>
              <table:table-cell office:value-type="float" office:value="0.985652402856254">
                <text:p>0.98565240285625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998433230555527">
                <text:p>0.998433230555527</text:p>
              </table:table-cell>
              <table:table-cell office:value-type="float" office:value="0.987757483852703">
                <text:p>0.98775748385270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998437406225211">
                <text:p>0.998437406225211</text:p>
              </table:table-cell>
              <table:table-cell office:value-type="float" office:value="0.986291511994219">
                <text:p>0.98629151199421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998455308322995">
                <text:p>0.998455308322995</text:p>
              </table:table-cell>
              <table:table-cell office:value-type="float" office:value="0.985458153110653">
                <text:p>0.98545815311065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98461543106868">
                <text:p>0.998461543106868</text:p>
              </table:table-cell>
              <table:table-cell office:value-type="float" office:value="0.986891616322474">
                <text:p>0.98689161632247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998474110887566">
                <text:p>0.998474110887566</text:p>
              </table:table-cell>
              <table:table-cell office:value-type="float" office:value="0.986134486855656">
                <text:p>0.98613448685565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998476964876344">
                <text:p>0.998476964876344</text:p>
              </table:table-cell>
              <table:table-cell office:value-type="float" office:value="0.984893139620131">
                <text:p>0.9848931396201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998481402177371">
                <text:p>0.998481402177371</text:p>
              </table:table-cell>
              <table:table-cell office:value-type="float" office:value="0.988699077829914">
                <text:p>0.98869907782991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998496297485604">
                <text:p>0.998496297485604</text:p>
              </table:table-cell>
              <table:table-cell office:value-type="float" office:value="0.988065513622732">
                <text:p>0.98806551362273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98508695464069">
                <text:p>0.998508695464069</text:p>
              </table:table-cell>
              <table:table-cell office:value-type="float" office:value="0.986515593035028">
                <text:p>0.9865155930350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98517203161112">
                <text:p>0.998517203161112</text:p>
              </table:table-cell>
              <table:table-cell office:value-type="float" office:value="0.987885724234703">
                <text:p>0.98788572423470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98521827305645">
                <text:p>0.998521827305645</text:p>
              </table:table-cell>
              <table:table-cell office:value-type="float" office:value="0.987951312238192">
                <text:p>0.98795131223819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998532156069914">
                <text:p>0.998532156069914</text:p>
              </table:table-cell>
              <table:table-cell office:value-type="float" office:value="0.988246145598264">
                <text:p>0.98824614559826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998538740783883">
                <text:p>0.998538740783883</text:p>
              </table:table-cell>
              <table:table-cell office:value-type="float" office:value="0.987431473772872">
                <text:p>0.98743147377287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998544639095488">
                <text:p>0.998544639095488</text:p>
              </table:table-cell>
              <table:table-cell office:value-type="float" office:value="0.988881653280519">
                <text:p>0.9888816532805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998554522795816">
                <text:p>0.998554522795816</text:p>
              </table:table-cell>
              <table:table-cell office:value-type="float" office:value="0.988887592323956">
                <text:p>0.9888875923239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99856119233127">
                <text:p>0.99856119233127</text:p>
              </table:table-cell>
              <table:table-cell office:value-type="float" office:value="0.9883480067509">
                <text:p>0.988348006750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98568728317319">
                <text:p>0.998568728317319</text:p>
              </table:table-cell>
              <table:table-cell office:value-type="float" office:value="0.98875466321577">
                <text:p>0.9887546632157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99857298560993">
                <text:p>0.99857298560993</text:p>
              </table:table-cell>
              <table:table-cell office:value-type="float" office:value="0.989364987517539">
                <text:p>0.98936498751753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998584099268228">
                <text:p>0.998584099268228</text:p>
              </table:table-cell>
              <table:table-cell office:value-type="float" office:value="0.988417060344423">
                <text:p>0.9884170603444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99859391159163">
                <text:p>0.99859391159163</text:p>
              </table:table-cell>
              <table:table-cell office:value-type="float" office:value="0.988629820364882">
                <text:p>0.98862982036488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998593758737768">
                <text:p>0.998593758737768</text:p>
              </table:table-cell>
              <table:table-cell office:value-type="float" office:value="0.988922370552512">
                <text:p>0.9889223705525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998603791973952">
                <text:p>0.998603791973952</text:p>
              </table:table-cell>
              <table:table-cell office:value-type="float" office:value="0.989772201234741">
                <text:p>0.98977220123474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998608684558376">
                <text:p>0.998608684558376</text:p>
              </table:table-cell>
              <table:table-cell office:value-type="float" office:value="0.989096397560972">
                <text:p>0.9890963975609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99861766780519">
                <text:p>0.99861766780519</text:p>
              </table:table-cell>
              <table:table-cell office:value-type="float" office:value="0.98925769019833">
                <text:p>0.9892576901983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998624629563994">
                <text:p>0.998624629563994</text:p>
              </table:table-cell>
              <table:table-cell office:value-type="float" office:value="0.989849028502931">
                <text:p>0.98984902850293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998630269748069">
                <text:p>0.998630269748069</text:p>
              </table:table-cell>
              <table:table-cell office:value-type="float" office:value="0.989273414503517">
                <text:p>0.98927341450351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998626994332819">
                <text:p>0.998626994332819</text:p>
              </table:table-cell>
              <table:table-cell office:value-type="float" office:value="0.986664368710255">
                <text:p>0.98666436871025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99864151590095">
                <text:p>0.99864151590095</text:p>
              </table:table-cell>
              <table:table-cell office:value-type="float" office:value="0.988870359560717">
                <text:p>0.9888703595607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998650142435665">
                <text:p>0.998650142435665</text:p>
              </table:table-cell>
              <table:table-cell office:value-type="float" office:value="0.989336678443468">
                <text:p>0.98933667844346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998653193527222">
                <text:p>0.998653193527222</text:p>
              </table:table-cell>
              <table:table-cell office:value-type="float" office:value="0.990994100314794">
                <text:p>0.99099410031479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98658306944798">
                <text:p>0.998658306944798</text:p>
              </table:table-cell>
              <table:table-cell office:value-type="float" office:value="0.989246749792989">
                <text:p>0.98924674979298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99866394034687">
                <text:p>0.99866394034687</text:p>
              </table:table-cell>
              <table:table-cell office:value-type="float" office:value="0.990474900499109">
                <text:p>0.99047490049910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998670953003873">
                <text:p>0.998670953003873</text:p>
              </table:table-cell>
              <table:table-cell office:value-type="float" office:value="0.990213676633455">
                <text:p>0.99021367663345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98673633792782">
                <text:p>0.998673633792782</text:p>
              </table:table-cell>
              <table:table-cell office:value-type="float" office:value="0.989639611744291">
                <text:p>0.98963961174429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998681132365006">
                <text:p>0.998681132365006</text:p>
              </table:table-cell>
              <table:table-cell office:value-type="float" office:value="0.991154128964721">
                <text:p>0.99115412896472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99868152983548">
                <text:p>0.99868152983548</text:p>
              </table:table-cell>
              <table:table-cell office:value-type="float" office:value="0.990080040763625">
                <text:p>0.99008004076362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998685110971726">
                <text:p>0.998685110971726</text:p>
              </table:table-cell>
              <table:table-cell office:value-type="float" office:value="0.989600593357303">
                <text:p>0.9896005933573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99869441368935">
                <text:p>0.99869441368935</text:p>
              </table:table-cell>
              <table:table-cell office:value-type="float" office:value="0.990087352425981">
                <text:p>0.99008735242598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998699503323464">
                <text:p>0.998699503323464</text:p>
              </table:table-cell>
              <table:table-cell office:value-type="float" office:value="0.989441053940602">
                <text:p>0.98944105394060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998701202155381">
                <text:p>0.998701202155381</text:p>
              </table:table-cell>
              <table:table-cell office:value-type="float" office:value="0.989944352614696">
                <text:p>0.98994435261469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998711792630625">
                <text:p>0.998711792630625</text:p>
              </table:table-cell>
              <table:table-cell office:value-type="float" office:value="0.989917837519657">
                <text:p>0.98991783751965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998713430344886">
                <text:p>0.998713430344886</text:p>
              </table:table-cell>
              <table:table-cell office:value-type="float" office:value="0.98936975785338">
                <text:p>0.9893697578533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998717283172667">
                <text:p>0.998717283172667</text:p>
              </table:table-cell>
              <table:table-cell office:value-type="float" office:value="0.989865894374431">
                <text:p>0.98986589437443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998725610821477">
                <text:p>0.998725610821477</text:p>
              </table:table-cell>
              <table:table-cell office:value-type="float" office:value="0.989661329468383">
                <text:p>0.98966132946838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998730581617918">
                <text:p>0.998730581617918</text:p>
              </table:table-cell>
              <table:table-cell office:value-type="float" office:value="0.989517894878973">
                <text:p>0.98951789487897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998735052789142">
                <text:p>0.998735052789142</text:p>
              </table:table-cell>
              <table:table-cell office:value-type="float" office:value="0.991035116512508">
                <text:p>0.99103511651250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998734210161822">
                <text:p>0.998734210161822</text:p>
              </table:table-cell>
              <table:table-cell office:value-type="float" office:value="0.990576299599618">
                <text:p>0.99057629959961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998742955706746">
                <text:p>0.998742955706746</text:p>
              </table:table-cell>
              <table:table-cell office:value-type="float" office:value="0.990335638181745">
                <text:p>0.99033563818174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998745609314557">
                <text:p>0.998745609314557</text:p>
              </table:table-cell>
              <table:table-cell office:value-type="float" office:value="0.991300254628855">
                <text:p>0.99130025462885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998749985497928">
                <text:p>0.998749985497928</text:p>
              </table:table-cell>
              <table:table-cell office:value-type="float" office:value="0.991117543259487">
                <text:p>0.9911175432594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998732542054634">
                <text:p>0.998732542054634</text:p>
              </table:table-cell>
              <table:table-cell office:value-type="float" office:value="0.991881060297679">
                <text:p>0.99188106029767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998750695577578">
                <text:p>0.998750695577578</text:p>
              </table:table-cell>
              <table:table-cell office:value-type="float" office:value="0.991294193190845">
                <text:p>0.99129419319084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998766494537881">
                <text:p>0.998766494537881</text:p>
              </table:table-cell>
              <table:table-cell office:value-type="float" office:value="0.991125751884815">
                <text:p>0.99112575188481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998765859246068">
                <text:p>0.998765859246068</text:p>
              </table:table-cell>
              <table:table-cell office:value-type="float" office:value="0.991577732844386">
                <text:p>0.99157773284438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998773133547687">
                <text:p>0.998773133547687</text:p>
              </table:table-cell>
              <table:table-cell office:value-type="float" office:value="0.991971559830854">
                <text:p>0.99197155983085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998773113188407">
                <text:p>0.998773113188407</text:p>
              </table:table-cell>
              <table:table-cell office:value-type="float" office:value="0.991445483184025">
                <text:p>0.99144548318402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99876624309945">
                <text:p>0.99876624309945</text:p>
              </table:table-cell>
              <table:table-cell office:value-type="float" office:value="0.991325832068907">
                <text:p>0.99132583206890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998784947172355">
                <text:p>0.998784947172355</text:p>
              </table:table-cell>
              <table:table-cell office:value-type="float" office:value="0.991521862123358">
                <text:p>0.99152186212335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998787960783725">
                <text:p>0.998787960783725</text:p>
              </table:table-cell>
              <table:table-cell office:value-type="float" office:value="0.991167148790442">
                <text:p>0.991167148790442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998789489839954">
                <text:p>0.998789489839954</text:p>
              </table:table-cell>
              <table:table-cell office:value-type="float" office:value="0.990413851831942">
                <text:p>0.99041385183194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998790492103137">
                <text:p>0.998790492103137</text:p>
              </table:table-cell>
              <table:table-cell office:value-type="float" office:value="0.991337927578022">
                <text:p>0.9913379275780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98800287517984">
                <text:p>0.998800287517984</text:p>
              </table:table-cell>
              <table:table-cell office:value-type="float" office:value="0.991476048275984">
                <text:p>0.99147604827598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998799305560992">
                <text:p>0.998799305560992</text:p>
              </table:table-cell>
              <table:table-cell office:value-type="float" office:value="0.990671093679966">
                <text:p>0.9906710936799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98806855177407">
                <text:p>0.998806855177407</text:p>
              </table:table-cell>
              <table:table-cell office:value-type="float" office:value="0.991598105064295">
                <text:p>0.99159810506429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998806216408325">
                <text:p>0.998806216408325</text:p>
              </table:table-cell>
              <table:table-cell office:value-type="float" office:value="0.992433230679435">
                <text:p>0.99243323067943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998812172386859">
                <text:p>0.998812172386859</text:p>
              </table:table-cell>
              <table:table-cell office:value-type="float" office:value="0.991557374241569">
                <text:p>0.99155737424156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998814605188062">
                <text:p>0.998814605188062</text:p>
              </table:table-cell>
              <table:table-cell office:value-type="float" office:value="0.991514237758923">
                <text:p>0.99151423775892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998821984856252">
                <text:p>0.998821984856252</text:p>
              </table:table-cell>
              <table:table-cell office:value-type="float" office:value="0.992324832459384">
                <text:p>0.9923248324593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998823775397831">
                <text:p>0.998823775397831</text:p>
              </table:table-cell>
              <table:table-cell office:value-type="float" office:value="0.992708439313073">
                <text:p>0.99270843931307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998830910449409">
                <text:p>0.998830910449409</text:p>
              </table:table-cell>
              <table:table-cell office:value-type="float" office:value="0.992239633412914">
                <text:p>0.99223963341291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998824570391869">
                <text:p>0.998824570391869</text:p>
              </table:table-cell>
              <table:table-cell office:value-type="float" office:value="0.993280085044671">
                <text:p>0.99328008504467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998834562909494">
                <text:p>0.998834562909494</text:p>
              </table:table-cell>
              <table:table-cell office:value-type="float" office:value="0.992251144608047">
                <text:p>0.99225114460804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998834793935558">
                <text:p>0.998834793935558</text:p>
              </table:table-cell>
              <table:table-cell office:value-type="float" office:value="0.992359148649085">
                <text:p>0.9923591486490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998845234861673">
                <text:p>0.998845234861673</text:p>
              </table:table-cell>
              <table:table-cell office:value-type="float" office:value="0.992526502724454">
                <text:p>0.99252650272445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998845605190866">
                <text:p>0.998845605190866</text:p>
              </table:table-cell>
              <table:table-cell office:value-type="float" office:value="0.992102069754931">
                <text:p>0.99210206975493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99884363791906">
                <text:p>0.99884363791906</text:p>
              </table:table-cell>
              <table:table-cell office:value-type="float" office:value="0.992281791176941">
                <text:p>0.99228179117694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998851771915816">
                <text:p>0.998851771915816</text:p>
              </table:table-cell>
              <table:table-cell office:value-type="float" office:value="0.99301989398112">
                <text:p>0.993019893981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998857272677314">
                <text:p>0.998857272677314</text:p>
              </table:table-cell>
              <table:table-cell office:value-type="float" office:value="0.992437593219169">
                <text:p>0.99243759321916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98859131118551">
                <text:p>0.998859131118551</text:p>
              </table:table-cell>
              <table:table-cell office:value-type="float" office:value="0.993129066862473">
                <text:p>0.99312906686247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998864485768374">
                <text:p>0.998864485768374</text:p>
              </table:table-cell>
              <table:table-cell office:value-type="float" office:value="0.992590894626897">
                <text:p>0.99259089462689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998868923149032">
                <text:p>0.998868923149032</text:p>
              </table:table-cell>
              <table:table-cell office:value-type="float" office:value="0.992803478089666">
                <text:p>0.99280347808966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998851693730343">
                <text:p>0.998851693730343</text:p>
              </table:table-cell>
              <table:table-cell office:value-type="float" office:value="0.993239816207712">
                <text:p>0.99323981620771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998868379500522">
                <text:p>0.998868379500522</text:p>
              </table:table-cell>
              <table:table-cell office:value-type="float" office:value="0.993383495480094">
                <text:p>0.9933834954800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98875956298036">
                <text:p>0.998875956298036</text:p>
              </table:table-cell>
              <table:table-cell office:value-type="float" office:value="0.992439237741977">
                <text:p>0.99243923774197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998875905267116">
                <text:p>0.998875905267116</text:p>
              </table:table-cell>
              <table:table-cell office:value-type="float" office:value="0.992010836385189">
                <text:p>0.99201083638518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998879357240057">
                <text:p>0.998879357240057</text:p>
              </table:table-cell>
              <table:table-cell office:value-type="float" office:value="0.992560655641758">
                <text:p>0.99256065564175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99888471872497">
                <text:p>0.99888471872497</text:p>
              </table:table-cell>
              <table:table-cell office:value-type="float" office:value="0.9930510843047">
                <text:p>0.993051084304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9887079526045">
                <text:p>0.99887079526045</text:p>
              </table:table-cell>
              <table:table-cell office:value-type="float" office:value="0.993275192367343">
                <text:p>0.99327519236734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98888649857673">
                <text:p>0.998888649857673</text:p>
              </table:table-cell>
              <table:table-cell office:value-type="float" office:value="0.993465487316228">
                <text:p>0.99346548731622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998892163001358">
                <text:p>0.998892163001358</text:p>
              </table:table-cell>
              <table:table-cell office:value-type="float" office:value="0.993301558032702">
                <text:p>0.9933015580327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998895220888189">
                <text:p>0.998895220888189</text:p>
              </table:table-cell>
              <table:table-cell office:value-type="float" office:value="0.993726860784099">
                <text:p>0.99372686078409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98894622824394">
                <text:p>0.998894622824394</text:p>
              </table:table-cell>
              <table:table-cell office:value-type="float" office:value="0.993795180474695">
                <text:p>0.99379518047469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998902077333509">
                <text:p>0.998902077333509</text:p>
              </table:table-cell>
              <table:table-cell office:value-type="float" office:value="0.994037200934211">
                <text:p>0.9940372009342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99890176804234">
                <text:p>0.99890176804234</text:p>
              </table:table-cell>
              <table:table-cell office:value-type="float" office:value="0.994019832159304">
                <text:p>0.994019832159304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99890866527258">
                <text:p>0.99890866527258</text:p>
              </table:table-cell>
              <table:table-cell office:value-type="float" office:value="0.994015374552086">
                <text:p>0.99401537455208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98910877227358">
                <text:p>0.998910877227358</text:p>
              </table:table-cell>
              <table:table-cell office:value-type="float" office:value="0.993720350924326">
                <text:p>0.99372035092432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99891298036484">
                <text:p>0.99891298036484</text:p>
              </table:table-cell>
              <table:table-cell office:value-type="float" office:value="0.994078706497871">
                <text:p>0.9940787064978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998911706144681">
                <text:p>0.998911706144681</text:p>
              </table:table-cell>
              <table:table-cell office:value-type="float" office:value="0.994126844222974">
                <text:p>0.99412684422297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998917291873655">
                <text:p>0.998917291873655</text:p>
              </table:table-cell>
              <table:table-cell office:value-type="float" office:value="0.99423181757155">
                <text:p>0.9942318175715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998894751934611">
                <text:p>0.998894751934611</text:p>
              </table:table-cell>
              <table:table-cell office:value-type="float" office:value="0.993794772731676">
                <text:p>0.99379477273167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98923166481431">
                <text:p>0.998923166481431</text:p>
              </table:table-cell>
              <table:table-cell office:value-type="float" office:value="0.993922374304778">
                <text:p>0.99392237430477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998926795131511">
                <text:p>0.998926795131511</text:p>
              </table:table-cell>
              <table:table-cell office:value-type="float" office:value="0.994387198386387">
                <text:p>0.99438719838638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98926968411013">
                <text:p>0.998926968411013</text:p>
              </table:table-cell>
              <table:table-cell office:value-type="float" office:value="0.993972700241015">
                <text:p>0.9939727002410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998930287809739">
                <text:p>0.998930287809739</text:p>
              </table:table-cell>
              <table:table-cell office:value-type="float" office:value="0.994334263077984">
                <text:p>0.99433426307798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998934324295742">
                <text:p>0.998934324295742</text:p>
              </table:table-cell>
              <table:table-cell office:value-type="float" office:value="0.994622355578764">
                <text:p>0.99462235557876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998933743206861">
                <text:p>0.998933743206861</text:p>
              </table:table-cell>
              <table:table-cell office:value-type="float" office:value="0.994511782870848">
                <text:p>0.99451178287084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998937823822333">
                <text:p>0.998937823822333</text:p>
              </table:table-cell>
              <table:table-cell office:value-type="float" office:value="0.993976315220914">
                <text:p>0.9939763152209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998943406206758">
                <text:p>0.998943406206758</text:p>
              </table:table-cell>
              <table:table-cell office:value-type="float" office:value="0.993800195374061">
                <text:p>0.9938001953740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998947157092148">
                <text:p>0.998947157092148</text:p>
              </table:table-cell>
              <table:table-cell office:value-type="float" office:value="0.994533310353796">
                <text:p>0.99453331035379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998946674654198">
                <text:p>0.998946674654198</text:p>
              </table:table-cell>
              <table:table-cell office:value-type="float" office:value="0.994659987849187">
                <text:p>0.99465998784918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998950109665496">
                <text:p>0.998950109665496</text:p>
              </table:table-cell>
              <table:table-cell office:value-type="float" office:value="0.99424775936534">
                <text:p>0.994247759365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998952515179424">
                <text:p>0.998952515179424</text:p>
              </table:table-cell>
              <table:table-cell office:value-type="float" office:value="0.994498776715308">
                <text:p>0.99449877671530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998954618316906">
                <text:p>0.998954618316906</text:p>
              </table:table-cell>
              <table:table-cell office:value-type="float" office:value="0.994897591446588">
                <text:p>0.99489759144658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9895420730897">
                <text:p>0.99895420730897</text:p>
              </table:table-cell>
              <table:table-cell office:value-type="float" office:value="0.994620561599731">
                <text:p>0.99462056159973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98962205294059">
                <text:p>0.998962205294059</text:p>
              </table:table-cell>
              <table:table-cell office:value-type="float" office:value="0.99469714438403">
                <text:p>0.9946971443840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998963924485255">
                <text:p>0.998963924485255</text:p>
              </table:table-cell>
              <table:table-cell office:value-type="float" office:value="0.994357598090697">
                <text:p>0.99435759809069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998965266578528">
                <text:p>0.998965266578528</text:p>
              </table:table-cell>
              <table:table-cell office:value-type="float" office:value="0.994174356689912">
                <text:p>0.99417435668991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98968681177459">
                <text:p>0.998968681177459</text:p>
              </table:table-cell>
              <table:table-cell office:value-type="float" office:value="0.99459934687195">
                <text:p>0.9945993468719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998972598600165">
                <text:p>0.998972598600165</text:p>
              </table:table-cell>
              <table:table-cell office:value-type="float" office:value="0.994391221135848">
                <text:p>0.99439122113584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998972340446091">
                <text:p>0.998972340446091</text:p>
              </table:table-cell>
              <table:table-cell office:value-type="float" office:value="0.994458779782236">
                <text:p>0.994458779782236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998979686177724">
                <text:p>0.998979686177724</text:p>
              </table:table-cell>
              <table:table-cell office:value-type="float" office:value="0.99442942423588">
                <text:p>0.9944294242358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9897793980543">
                <text:p>0.99897793980543</text:p>
              </table:table-cell>
              <table:table-cell office:value-type="float" office:value="0.994663344714828">
                <text:p>0.99466334471482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998983467668394">
                <text:p>0.998983467668394</text:p>
              </table:table-cell>
              <table:table-cell office:value-type="float" office:value="0.994817624615551">
                <text:p>0.99481762461555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98984847095861">
                <text:p>0.998984847095861</text:p>
              </table:table-cell>
              <table:table-cell office:value-type="float" office:value="0.994662298162911">
                <text:p>0.99466229816291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99898978057138">
                <text:p>0.99898978057138</text:p>
              </table:table-cell>
              <table:table-cell office:value-type="float" office:value="0.994945470898169">
                <text:p>0.99494547089816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98989060166099">
                <text:p>0.998989060166099</text:p>
              </table:table-cell>
              <table:table-cell office:value-type="float" office:value="0.995022950579079">
                <text:p>0.99502295057907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998988455492838">
                <text:p>0.998988455492838</text:p>
              </table:table-cell>
              <table:table-cell office:value-type="float" office:value="0.995189856113238">
                <text:p>0.99518985611323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998995372989453">
                <text:p>0.998995372989453</text:p>
              </table:table-cell>
              <table:table-cell office:value-type="float" office:value="0.994790198913902">
                <text:p>0.99479019891390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998995631302791">
                <text:p>0.998995631302791</text:p>
              </table:table-cell>
              <table:table-cell office:value-type="float" office:value="0.994552051707807">
                <text:p>0.9945520517078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999003201198854">
                <text:p>0.999003201198854</text:p>
              </table:table-cell>
              <table:table-cell office:value-type="float" office:value="0.994971496879431">
                <text:p>0.99497149687943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999001301906338">
                <text:p>0.999001301906338</text:p>
              </table:table-cell>
              <table:table-cell office:value-type="float" office:value="0.99490468573979">
                <text:p>0.9949046857397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999006418681734">
                <text:p>0.999006418681734</text:p>
              </table:table-cell>
              <table:table-cell office:value-type="float" office:value="0.994564242350766">
                <text:p>0.99456424235076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999006554613769">
                <text:p>0.999006554613769</text:p>
              </table:table-cell>
              <table:table-cell office:value-type="float" office:value="0.994106363172495">
                <text:p>0.99410636317249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900854562922">
                <text:p>0.99900854562922</text:p>
              </table:table-cell>
              <table:table-cell office:value-type="float" office:value="0.994167194470508">
                <text:p>0.99416719447050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999011525370395">
                <text:p>0.999011525370395</text:p>
              </table:table-cell>
              <table:table-cell office:value-type="float" office:value="0.995157483518057">
                <text:p>0.99515748351805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999014097448182">
                <text:p>0.999014097448182</text:p>
              </table:table-cell>
              <table:table-cell office:value-type="float" office:value="0.995293878269365">
                <text:p>0.99529387826936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999015646784058">
                <text:p>0.999015646784058</text:p>
              </table:table-cell>
              <table:table-cell office:value-type="float" office:value="0.995146583871092">
                <text:p>0.99514658387109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999018109938372">
                <text:p>0.999018109938372</text:p>
              </table:table-cell>
              <table:table-cell office:value-type="float" office:value="0.995120612331659">
                <text:p>0.99512061233165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999022146411102">
                <text:p>0.999022146411102</text:p>
              </table:table-cell>
              <table:table-cell office:value-type="float" office:value="0.994888893481858">
                <text:p>0.99488889348185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999023236999584">
                <text:p>0.999023236999584</text:p>
              </table:table-cell>
              <table:table-cell office:value-type="float" office:value="0.995349300528815">
                <text:p>0.9953493005288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999026563259945">
                <text:p>0.999026563259945</text:p>
              </table:table-cell>
              <table:table-cell office:value-type="float" office:value="0.994820818421146">
                <text:p>0.99482081842114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999029570261849">
                <text:p>0.999029570261849</text:p>
              </table:table-cell>
              <table:table-cell office:value-type="float" office:value="0.995066345308704">
                <text:p>0.99506634530870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999030052659985">
                <text:p>0.999030052659985</text:p>
              </table:table-cell>
              <table:table-cell office:value-type="float" office:value="0.994958952669842">
                <text:p>0.9949589526698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999031425331993">
                <text:p>0.999031425331993</text:p>
              </table:table-cell>
              <table:table-cell office:value-type="float" office:value="0.994941081124248">
                <text:p>0.99494108112424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999035458287638">
                <text:p>0.999035458287638</text:p>
              </table:table-cell>
              <table:table-cell office:value-type="float" office:value="0.99513051982872">
                <text:p>0.99513051982872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999039406395256">
                <text:p>0.999039406395256</text:p>
              </table:table-cell>
              <table:table-cell office:value-type="float" office:value="0.995026280276894">
                <text:p>0.99502628027689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999040503885188">
                <text:p>0.999040503885188</text:p>
              </table:table-cell>
              <table:table-cell office:value-type="float" office:value="0.995135099910145">
                <text:p>0.99513509991014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99904356170566">
                <text:p>0.99904356170566</text:p>
              </table:table-cell>
              <table:table-cell office:value-type="float" office:value="0.995378411392198">
                <text:p>0.995378411392198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999045532361831">
                <text:p>0.999045532361831</text:p>
              </table:table-cell>
              <table:table-cell office:value-type="float" office:value="0.995510103893131">
                <text:p>0.99551010389313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999045987685044">
                <text:p>0.999045987685044</text:p>
              </table:table-cell>
              <table:table-cell office:value-type="float" office:value="0.995041759992012">
                <text:p>0.995041759992012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999050326428045">
                <text:p>0.999050326428045</text:p>
              </table:table-cell>
              <table:table-cell office:value-type="float" office:value="0.995609885678475">
                <text:p>0.99560988567847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999048016021417">
                <text:p>0.999048016021417</text:p>
              </table:table-cell>
              <table:table-cell office:value-type="float" office:value="0.995428411128712">
                <text:p>0.99542841112871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999051950445581">
                <text:p>0.999051950445581</text:p>
              </table:table-cell>
              <table:table-cell office:value-type="float" office:value="0.995838927190093">
                <text:p>0.99583892719009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99054685596686">
                <text:p>0.999054685596686</text:p>
              </table:table-cell>
              <table:table-cell office:value-type="float" office:value="0.995342505227694">
                <text:p>0.99534250522769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999056506637369">
                <text:p>0.999056506637369</text:p>
              </table:table-cell>
              <table:table-cell office:value-type="float" office:value="0.995491063507223">
                <text:p>0.99549106350722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999059384436152">
                <text:p>0.999059384436152</text:p>
              </table:table-cell>
              <table:table-cell office:value-type="float" office:value="0.995271915875573">
                <text:p>0.99527191587557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999059707278054">
                <text:p>0.999059707278054</text:p>
              </table:table-cell>
              <table:table-cell office:value-type="float" office:value="0.995386280439607">
                <text:p>0.995386280439607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999067297652845">
                <text:p>0.999067297652845</text:p>
              </table:table-cell>
              <table:table-cell office:value-type="float" office:value="0.99559647187282">
                <text:p>0.9955964718728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99906672001469">
                <text:p>0.99906672001469</text:p>
              </table:table-cell>
              <table:table-cell office:value-type="float" office:value="0.995557616413157">
                <text:p>0.995557616413157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999068456207344">
                <text:p>0.999068456207344</text:p>
              </table:table-cell>
              <table:table-cell office:value-type="float" office:value="0.995466818033892">
                <text:p>0.99546681803389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999071143738439">
                <text:p>0.999071143738439</text:p>
              </table:table-cell>
              <table:table-cell office:value-type="float" office:value="0.995622280299119">
                <text:p>0.99562228029911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999071337350677">
                <text:p>0.999071337350677</text:p>
              </table:table-cell>
              <table:table-cell office:value-type="float" office:value="0.995475611039563">
                <text:p>0.99547561103956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999074269604561">
                <text:p>0.999074269604561</text:p>
              </table:table-cell>
              <table:table-cell office:value-type="float" office:value="0.995556352531902">
                <text:p>0.99555635253190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99078537036995">
                <text:p>0.999078537036995</text:p>
              </table:table-cell>
              <table:table-cell office:value-type="float" office:value="0.995409003771432">
                <text:p>0.99540900377143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99078985498573">
                <text:p>0.999078985498573</text:p>
              </table:table-cell>
              <table:table-cell office:value-type="float" office:value="0.995433222143296">
                <text:p>0.99543322214329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99080633286298">
                <text:p>0.999080633286298</text:p>
              </table:table-cell>
              <table:table-cell office:value-type="float" office:value="0.995535341450006">
                <text:p>0.99553534145000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999081326444121">
                <text:p>0.999081326444121</text:p>
              </table:table-cell>
              <table:table-cell office:value-type="float" office:value="0.995986425499692">
                <text:p>0.99598642549969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999085223560635">
                <text:p>0.999085223560635</text:p>
              </table:table-cell>
              <table:table-cell office:value-type="float" office:value="0.995625338119591">
                <text:p>0.99562533811959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999088937218007">
                <text:p>0.999088937218007</text:p>
              </table:table-cell>
              <table:table-cell office:value-type="float" office:value="0.995905317102342">
                <text:p>0.99590531710234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999093041457675">
                <text:p>0.999093041457675</text:p>
              </table:table-cell>
              <table:table-cell office:value-type="float" office:value="0.99595865994141">
                <text:p>0.9959586599414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999094281582014">
                <text:p>0.999094281582014</text:p>
              </table:table-cell>
              <table:table-cell office:value-type="float" office:value="0.995961174139916">
                <text:p>0.99596117413991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999093459406878">
                <text:p>0.999093459406878</text:p>
              </table:table-cell>
              <table:table-cell office:value-type="float" office:value="0.995316017300481">
                <text:p>0.99531601730048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999096252291273">
                <text:p>0.999096252291273</text:p>
              </table:table-cell>
              <table:table-cell office:value-type="float" office:value="0.995822931073923">
                <text:p>0.99582293107392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99095831010794">
                <text:p>0.999095831010794</text:p>
              </table:table-cell>
              <table:table-cell office:value-type="float" office:value="0.995756908265765">
                <text:p>0.99575690826576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999101807388424">
                <text:p>0.999101807388424</text:p>
              </table:table-cell>
              <table:table-cell office:value-type="float" office:value="0.995867073230663">
                <text:p>0.99586707323066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999103071336039">
                <text:p>0.999103071336039</text:p>
              </table:table-cell>
              <table:table-cell office:value-type="float" office:value="0.99595493611767">
                <text:p>0.9959549361176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999101783684595">
                <text:p>0.999101783684595</text:p>
              </table:table-cell>
              <table:table-cell office:value-type="float" office:value="0.996046916980888">
                <text:p>0.99604691698088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999105887910991">
                <text:p>0.999105887910991</text:p>
              </table:table-cell>
              <table:table-cell office:value-type="float" office:value="0.995755100696184">
                <text:p>0.99575510069618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999107868786618">
                <text:p>0.999107868786618</text:p>
              </table:table-cell>
              <table:table-cell office:value-type="float" office:value="0.995579103151002">
                <text:p>0.99557910315100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999105045363304">
                <text:p>0.999105045363304</text:p>
              </table:table-cell>
              <table:table-cell office:value-type="float" office:value="0.995891699372089">
                <text:p>0.99589169937208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999113756878767">
                <text:p>0.999113756878767</text:p>
              </table:table-cell>
              <table:table-cell office:value-type="float" office:value="0.995834877153357">
                <text:p>0.99583487715335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999113485081056">
                <text:p>0.999113485081056</text:p>
              </table:table-cell>
              <table:table-cell office:value-type="float" office:value="0.995793480446811">
                <text:p>0.99579348044681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999115883826254">
                <text:p>0.999115883826254</text:p>
              </table:table-cell>
              <table:table-cell office:value-type="float" office:value="0.996114625070228">
                <text:p>0.99611462507022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99119155724419">
                <text:p>0.999119155724419</text:p>
              </table:table-cell>
              <table:table-cell office:value-type="float" office:value="0.995830188413899">
                <text:p>0.995830188413899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999121102583857">
                <text:p>0.999121102583857</text:p>
              </table:table-cell>
              <table:table-cell office:value-type="float" office:value="0.995917004894982">
                <text:p>0.99591700489498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999121687004015">
                <text:p>0.999121687004015</text:p>
              </table:table-cell>
              <table:table-cell office:value-type="float" office:value="0.995275734793341">
                <text:p>0.99527573479334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999124272605991">
                <text:p>0.999124272605991</text:p>
              </table:table-cell>
              <table:table-cell office:value-type="float" office:value="0.996006471426974">
                <text:p>0.996006471426974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999123698431834">
                <text:p>0.999123698431834</text:p>
              </table:table-cell>
              <table:table-cell office:value-type="float" office:value="0.996121148533822">
                <text:p>0.99612114853382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999128608004443">
                <text:p>0.999128608004443</text:p>
              </table:table-cell>
              <table:table-cell office:value-type="float" office:value="0.995752097158277">
                <text:p>0.99575209715827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9912978697131">
                <text:p>0.99912978697131</text:p>
              </table:table-cell>
              <table:table-cell office:value-type="float" office:value="0.996034250509444">
                <text:p>0.99603425050944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999131156139505">
                <text:p>0.999131156139505</text:p>
              </table:table-cell>
              <table:table-cell office:value-type="float" office:value="0.996056810927216">
                <text:p>0.996056810927216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999133972847178">
                <text:p>0.999133972847178</text:p>
              </table:table-cell>
              <table:table-cell office:value-type="float" office:value="0.99586053617652">
                <text:p>0.9958605361765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999129233063528">
                <text:p>0.999129233063528</text:p>
              </table:table-cell>
              <table:table-cell office:value-type="float" office:value="0.996145434884976">
                <text:p>0.99614543488497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999133928598261">
                <text:p>0.999133928598261</text:p>
              </table:table-cell>
              <table:table-cell office:value-type="float" office:value="0.995894295140434">
                <text:p>0.99589429514043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999136018264641">
                <text:p>0.999136018264641</text:p>
              </table:table-cell>
              <table:table-cell office:value-type="float" office:value="0.995990434658604">
                <text:p>0.99599043465860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999140475858587">
                <text:p>0.999140475858587</text:p>
              </table:table-cell>
              <table:table-cell office:value-type="float" office:value="0.99590043805538">
                <text:p>0.99590043805538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999142055799743">
                <text:p>0.999142055799743</text:p>
              </table:table-cell>
              <table:table-cell office:value-type="float" office:value="0.99607846061893">
                <text:p>0.9960784606189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999143316362993">
                <text:p>0.999143316362993</text:p>
              </table:table-cell>
              <table:table-cell office:value-type="float" office:value="0.996020415383494">
                <text:p>0.99602041538349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999143370765006">
                <text:p>0.999143370765006</text:p>
              </table:table-cell>
              <table:table-cell office:value-type="float" office:value="0.996287605579859">
                <text:p>0.99628760557985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999145660706178">
                <text:p>0.999145660706178</text:p>
              </table:table-cell>
              <table:table-cell office:value-type="float" office:value="0.996156701423681">
                <text:p>0.996156701423681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999150899836333">
                <text:p>0.999150899836333</text:p>
              </table:table-cell>
              <table:table-cell office:value-type="float" office:value="0.996168851374624">
                <text:p>0.99616885137462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999148851034504">
                <text:p>0.999148851034504</text:p>
              </table:table-cell>
              <table:table-cell office:value-type="float" office:value="0.996163863682901">
                <text:p>0.99616386368290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999154175158679">
                <text:p>0.999154175158679</text:p>
              </table:table-cell>
              <table:table-cell office:value-type="float" office:value="0.996376460643315">
                <text:p>0.99637646064331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99155231863691">
                <text:p>0.999155231863691</text:p>
              </table:table-cell>
              <table:table-cell office:value-type="float" office:value="0.99624229468898">
                <text:p>0.9962422946889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999155541075229">
                <text:p>0.999155541075229</text:p>
              </table:table-cell>
              <table:table-cell office:value-type="float" office:value="0.9960762725007">
                <text:p>0.9960762725007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999158473130033">
                <text:p>0.999158473130033</text:p>
              </table:table-cell>
              <table:table-cell office:value-type="float" office:value="0.996219095648118">
                <text:p>0.996219095648118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999157246582972">
                <text:p>0.999157246582972</text:p>
              </table:table-cell>
              <table:table-cell office:value-type="float" office:value="0.996075103740017">
                <text:p>0.99607510374001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99916231595071">
                <text:p>0.99916231595071</text:p>
              </table:table-cell>
              <table:table-cell office:value-type="float" office:value="0.996157911009099">
                <text:p>0.99615791100909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999166179064307">
                <text:p>0.999166179064307</text:p>
              </table:table-cell>
              <table:table-cell office:value-type="float" office:value="0.996033176895877">
                <text:p>0.996033176895877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999164055541002">
                <text:p>0.999164055541002</text:p>
              </table:table-cell>
              <table:table-cell office:value-type="float" office:value="0.996375522842335">
                <text:p>0.99637552284233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999166834821576">
                <text:p>0.999166834821576</text:p>
              </table:table-cell>
              <table:table-cell office:value-type="float" office:value="0.996232727008735">
                <text:p>0.99623272700873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999165598094875">
                <text:p>0.999165598094875</text:p>
              </table:table-cell>
              <table:table-cell office:value-type="float" office:value="0.995956145716361">
                <text:p>0.99595614571636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999170290112522">
                <text:p>0.999170290112522</text:p>
              </table:table-cell>
              <table:table-cell office:value-type="float" office:value="0.996339222565177">
                <text:p>0.99633922256517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99171265247696">
                <text:p>0.999171265247696</text:p>
              </table:table-cell>
              <table:table-cell office:value-type="float" office:value="0.996231218444507">
                <text:p>0.99623121844450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999173045636179">
                <text:p>0.999173045636179</text:p>
              </table:table-cell>
              <table:table-cell office:value-type="float" office:value="0.996241846227401">
                <text:p>0.99624184622740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999173765988372">
                <text:p>0.999173765988372</text:p>
              </table:table-cell>
              <table:table-cell office:value-type="float" office:value="0.996339208868452">
                <text:p>0.99633920886845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999175522473946">
                <text:p>0.999175522473946</text:p>
              </table:table-cell>
              <table:table-cell office:value-type="float" office:value="0.996404402706199">
                <text:p>0.99640440270619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99917889295668">
                <text:p>0.99917889295668</text:p>
              </table:table-cell>
              <table:table-cell office:value-type="float" office:value="0.996433717653444">
                <text:p>0.996433717653444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999180377777264">
                <text:p>0.999180377777264</text:p>
              </table:table-cell>
              <table:table-cell office:value-type="float" office:value="0.996300435137892">
                <text:p>0.9963004351378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999181940663872">
                <text:p>0.999181940663872</text:p>
              </table:table-cell>
              <table:table-cell office:value-type="float" office:value="0.996473143823267">
                <text:p>0.99647314382326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999180690386438">
                <text:p>0.999180690386438</text:p>
              </table:table-cell>
              <table:table-cell office:value-type="float" office:value="0.996183257383271">
                <text:p>0.99618325738327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999185450449735">
                <text:p>0.999185450449735</text:p>
              </table:table-cell>
              <table:table-cell office:value-type="float" office:value="0.996497402860603">
                <text:p>0.99649740286060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99185637333058">
                <text:p>0.999185637333058</text:p>
              </table:table-cell>
              <table:table-cell office:value-type="float" office:value="0.996331326336671">
                <text:p>0.99633132633667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99192082677538">
                <text:p>0.999192082677538</text:p>
              </table:table-cell>
              <table:table-cell office:value-type="float" office:value="0.996267844974477">
                <text:p>0.99626784497447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999192796128281">
                <text:p>0.999192796128281</text:p>
              </table:table-cell>
              <table:table-cell office:value-type="float" office:value="0.99646886277374">
                <text:p>0.9964688627737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999193098504728">
                <text:p>0.999193098504728</text:p>
              </table:table-cell>
              <table:table-cell office:value-type="float" office:value="0.996259350801624">
                <text:p>0.996259350801624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99919523567167">
                <text:p>0.99919523567167</text:p>
              </table:table-cell>
              <table:table-cell office:value-type="float" office:value="0.9964200046699">
                <text:p>0.996420004669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999195143829287">
                <text:p>0.999195143829287</text:p>
              </table:table-cell>
              <table:table-cell office:value-type="float" office:value="0.996495581713744">
                <text:p>0.99649558171374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999194719190986">
                <text:p>0.999194719190986</text:p>
              </table:table-cell>
              <table:table-cell office:value-type="float" office:value="0.996416131456295">
                <text:p>0.99641613145629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999198079467536">
                <text:p>0.999198079467536</text:p>
              </table:table-cell>
              <table:table-cell office:value-type="float" office:value="0.996343109448963">
                <text:p>0.99634310944896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999194705573893">
                <text:p>0.999194705573893</text:p>
              </table:table-cell>
              <table:table-cell office:value-type="float" office:value="0.996517584892456">
                <text:p>0.996517584892456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999200851966108">
                <text:p>0.999200851966108</text:p>
              </table:table-cell>
              <table:table-cell office:value-type="float" office:value="0.996183311652564">
                <text:p>0.99618331165256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999203790856002">
                <text:p>0.999203790856002</text:p>
              </table:table-cell>
              <table:table-cell office:value-type="float" office:value="0.996287524089652">
                <text:p>0.9962875240896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999203586984493">
                <text:p>0.999203586984493</text:p>
              </table:table-cell>
              <table:table-cell office:value-type="float" office:value="0.996422722859362">
                <text:p>0.99642272285936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0.999207422890448">
                <text:p>0.999207422890448</text:p>
              </table:table-cell>
              <table:table-cell office:value-type="float" office:value="0.996083597793422">
                <text:p>0.996083597793422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999206998185786">
                <text:p>0.999206998185786</text:p>
              </table:table-cell>
              <table:table-cell office:value-type="float" office:value="0.996383853822422">
                <text:p>0.996383853822422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0.999209767326537">
                <text:p>0.999209767326537</text:p>
              </table:table-cell>
              <table:table-cell office:value-type="float" office:value="0.996440866149579">
                <text:p>0.99644086614957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999207885088567">
                <text:p>0.999207885088567</text:p>
              </table:table-cell>
              <table:table-cell office:value-type="float" office:value="0.996368360622931">
                <text:p>0.99636836062293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0.999205717395977">
                <text:p>0.999205717395977</text:p>
              </table:table-cell>
              <table:table-cell office:value-type="float" office:value="0.996067819192398">
                <text:p>0.996067819192398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0.99921709256617">
                <text:p>0.99921709256617</text:p>
              </table:table-cell>
              <table:table-cell office:value-type="float" office:value="0.996428974472157">
                <text:p>0.996428974472157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0.999210616762403">
                <text:p>0.999210616762403</text:p>
              </table:table-cell>
              <table:table-cell office:value-type="float" office:value="0.996316390336422">
                <text:p>0.99631639033642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0.999216902298482">
                <text:p>0.999216902298482</text:p>
              </table:table-cell>
              <table:table-cell office:value-type="float" office:value="0.996190283604279">
                <text:p>0.996190283604279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0.9992177925989">
                <text:p>0.9992177925989</text:p>
              </table:table-cell>
              <table:table-cell office:value-type="float" office:value="0.996325604742021">
                <text:p>0.99632560474202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99219746213797">
                <text:p>0.999219746213797</text:p>
              </table:table-cell>
              <table:table-cell office:value-type="float" office:value="0.995998575384276">
                <text:p>0.99599857538427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0.999221584309026">
                <text:p>0.999221584309026</text:p>
              </table:table-cell>
              <table:table-cell office:value-type="float" office:value="0.996399618965617">
                <text:p>0.996399618965617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0.999223164250181">
                <text:p>0.999223164250181</text:p>
              </table:table-cell>
              <table:table-cell office:value-type="float" office:value="0.996382250203982">
                <text:p>0.99638225020398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0.999223840353458">
                <text:p>0.999223840353458</text:p>
              </table:table-cell>
              <table:table-cell office:value-type="float" office:value="0.996546492030323">
                <text:p>0.99654649203032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0.999226011364053">
                <text:p>0.999226011364053</text:p>
              </table:table-cell>
              <table:table-cell office:value-type="float" office:value="0.996409567181238">
                <text:p>0.996409567181238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0.999226368208872">
                <text:p>0.999226368208872</text:p>
              </table:table-cell>
              <table:table-cell office:value-type="float" office:value="0.996547946219082">
                <text:p>0.99654794621908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0.999230081813156">
                <text:p>0.999230081813156</text:p>
              </table:table-cell>
              <table:table-cell office:value-type="float" office:value="0.9963586706012">
                <text:p>0.996358670601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0.999227356868235">
                <text:p>0.999227356868235</text:p>
              </table:table-cell>
              <table:table-cell office:value-type="float" office:value="0.996404226121964">
                <text:p>0.99640422612196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0.999232460159258">
                <text:p>0.999232460159258</text:p>
              </table:table-cell>
              <table:table-cell office:value-type="float" office:value="0.996459920165852">
                <text:p>0.99645992016585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999234254151563">
                <text:p>0.999234254151563</text:p>
              </table:table-cell>
              <table:table-cell office:value-type="float" office:value="0.996416199409041">
                <text:p>0.9964161994090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999232025248414">
                <text:p>0.999232025248414</text:p>
              </table:table-cell>
              <table:table-cell office:value-type="float" office:value="0.996411007845808">
                <text:p>0.99641100784580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0.999237318780581">
                <text:p>0.999237318780581</text:p>
              </table:table-cell>
              <table:table-cell office:value-type="float" office:value="0.996559688453551">
                <text:p>0.996559688453551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0.999238973443212">
                <text:p>0.999238973443212</text:p>
              </table:table-cell>
              <table:table-cell office:value-type="float" office:value="0.996548843102422">
                <text:p>0.996548843102422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999239034600683">
                <text:p>0.999239034600683</text:p>
              </table:table-cell>
              <table:table-cell office:value-type="float" office:value="0.996396221261968">
                <text:p>0.99639622126196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0.999239608761569">
                <text:p>0.999239608761569</text:p>
              </table:table-cell>
              <table:table-cell office:value-type="float" office:value="0.996453288044226">
                <text:p>0.99645328804422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999245768691245">
                <text:p>0.999245768691245</text:p>
              </table:table-cell>
              <table:table-cell office:value-type="float" office:value="0.996632017316332">
                <text:p>0.996632017316332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0.999243784444525">
                <text:p>0.999243784444525</text:p>
              </table:table-cell>
              <table:table-cell office:value-type="float" office:value="0.996611128602466">
                <text:p>0.99661112860246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0.99924395098184">
                <text:p>0.99924395098184</text:p>
              </table:table-cell>
              <table:table-cell office:value-type="float" office:value="0.996431543112491">
                <text:p>0.996431543112491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0.999245255594927">
                <text:p>0.999245255594927</text:p>
              </table:table-cell>
              <table:table-cell office:value-type="float" office:value="0.9964807409137">
                <text:p>0.9964807409137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.999243896659459">
                <text:p>0.999243896659459</text:p>
              </table:table-cell>
              <table:table-cell office:value-type="float" office:value="0.996643705188604">
                <text:p>0.9966437051886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999250467610343">
                <text:p>0.999250467610343</text:p>
              </table:table-cell>
              <table:table-cell office:value-type="float" office:value="0.996674637265206">
                <text:p>0.99667463726520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0.999250022480042">
                <text:p>0.999250022480042</text:p>
              </table:table-cell>
              <table:table-cell office:value-type="float" office:value="0.996522722040404">
                <text:p>0.996522722040404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0.9992477053445">
                <text:p>0.9992477053445</text:p>
              </table:table-cell>
              <table:table-cell office:value-type="float" office:value="0.99629834218005">
                <text:p>0.99629834218005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0.999253182295993">
                <text:p>0.999253182295993</text:p>
              </table:table-cell>
              <table:table-cell office:value-type="float" office:value="0.996380999780556">
                <text:p>0.99638099978055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0.999255003469395">
                <text:p>0.999255003469395</text:p>
              </table:table-cell>
              <table:table-cell office:value-type="float" office:value="0.996535456451321">
                <text:p>0.99653545645132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0.999257650228843">
                <text:p>0.999257650228843</text:p>
              </table:table-cell>
              <table:table-cell office:value-type="float" office:value="0.996575942683979">
                <text:p>0.99657594268397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0.999260497462163">
                <text:p>0.999260497462163</text:p>
              </table:table-cell>
              <table:table-cell office:value-type="float" office:value="0.996526826505697">
                <text:p>0.996526826505697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0.999221115408536">
                <text:p>0.999221115408536</text:p>
              </table:table-cell>
              <table:table-cell office:value-type="float" office:value="0.996255627097332">
                <text:p>0.99625562709733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999240645067486">
                <text:p>0.999240645067486</text:p>
              </table:table-cell>
              <table:table-cell office:value-type="float" office:value="0.996346017733578">
                <text:p>0.99634601773357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0.999256671696032">
                <text:p>0.999256671696032</text:p>
              </table:table-cell>
              <table:table-cell office:value-type="float" office:value="0.99636891786199">
                <text:p>0.9963689178619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99262203089354">
                <text:p>0.999262203089354</text:p>
              </table:table-cell>
              <table:table-cell office:value-type="float" office:value="0.99646655228748">
                <text:p>0.99646655228748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0.999263630123559">
                <text:p>0.999263630123559</text:p>
              </table:table-cell>
              <table:table-cell office:value-type="float" office:value="0.996421581200146">
                <text:p>0.99642158120014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0.999263946050739">
                <text:p>0.999263946050739</text:p>
              </table:table-cell>
              <table:table-cell office:value-type="float" office:value="0.996517041217402">
                <text:p>0.99651704121740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0.999268318823201">
                <text:p>0.999268318823201</text:p>
              </table:table-cell>
              <table:table-cell office:value-type="float" office:value="0.996563629699534">
                <text:p>0.996563629699534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0.999266596154735">
                <text:p>0.999266596154735</text:p>
              </table:table-cell>
              <table:table-cell office:value-type="float" office:value="0.996557092645391">
                <text:p>0.99655709264539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999267632420836">
                <text:p>0.999267632420836</text:p>
              </table:table-cell>
              <table:table-cell office:value-type="float" office:value="0.996596029475812">
                <text:p>0.9965960294758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0.999269613296464">
                <text:p>0.999269613296464</text:p>
              </table:table-cell>
              <table:table-cell office:value-type="float" office:value="0.996497769818702">
                <text:p>0.99649776981870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0.99927185571053">
                <text:p>0.99927185571053</text:p>
              </table:table-cell>
              <table:table-cell office:value-type="float" office:value="0.996502010043494">
                <text:p>0.996502010043494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0.999268716333492">
                <text:p>0.999268716333492</text:p>
              </table:table-cell>
              <table:table-cell office:value-type="float" office:value="0.996548380997207">
                <text:p>0.996548380997207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0.999269987023294">
                <text:p>0.999269987023294</text:p>
              </table:table-cell>
              <table:table-cell office:value-type="float" office:value="0.996432249807775">
                <text:p>0.99643224980777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999273975836198">
                <text:p>0.999273975836198</text:p>
              </table:table-cell>
              <table:table-cell office:value-type="float" office:value="0.996519419523688">
                <text:p>0.99651941952368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.999275219384717">
                <text:p>0.999275219384717</text:p>
              </table:table-cell>
              <table:table-cell office:value-type="float" office:value="0.996561726969564">
                <text:p>0.996561726969564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0.999276337287018">
                <text:p>0.999276337287018</text:p>
              </table:table-cell>
              <table:table-cell office:value-type="float" office:value="0.996722584749165">
                <text:p>0.99672258474916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0.999278093865496">
                <text:p>0.999278093865496</text:p>
              </table:table-cell>
              <table:table-cell office:value-type="float" office:value="0.996618182097477">
                <text:p>0.99661818209747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0.999279524270794">
                <text:p>0.999279524270794</text:p>
              </table:table-cell>
              <table:table-cell office:value-type="float" office:value="0.996627029518432">
                <text:p>0.996627029518432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0.99927890243681">
                <text:p>0.99927890243681</text:p>
              </table:table-cell>
              <table:table-cell office:value-type="float" office:value="0.99652924558363">
                <text:p>0.99652924558363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0.999282908277718">
                <text:p>0.999282908277718</text:p>
              </table:table-cell>
              <table:table-cell office:value-type="float" office:value="0.996529503804064">
                <text:p>0.996529503804064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0.999285109973224">
                <text:p>0.999285109973224</text:p>
              </table:table-cell>
              <table:table-cell office:value-type="float" office:value="0.99668851320262">
                <text:p>0.99668851320262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0.999286886871166">
                <text:p>0.999286886871166</text:p>
              </table:table-cell>
              <table:table-cell office:value-type="float" office:value="0.996702266851636">
                <text:p>0.99670226685163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0.999283720299757">
                <text:p>0.999283720299757</text:p>
              </table:table-cell>
              <table:table-cell office:value-type="float" office:value="0.996629611749315">
                <text:p>0.99662961174931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99928678161077">
                <text:p>0.99928678161077</text:p>
              </table:table-cell>
              <table:table-cell office:value-type="float" office:value="0.996675276060833">
                <text:p>0.996675276060833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0.999288300328094">
                <text:p>0.999288300328094</text:p>
              </table:table-cell>
              <table:table-cell office:value-type="float" office:value="0.996775370362447">
                <text:p>0.996775370362447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0.999289492845695">
                <text:p>0.999289492845695</text:p>
              </table:table-cell>
              <table:table-cell office:value-type="float" office:value="0.996645471986538">
                <text:p>0.99664547198653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0.999290389914843">
                <text:p>0.999290389914843</text:p>
              </table:table-cell>
              <table:table-cell office:value-type="float" office:value="0.996509335349488">
                <text:p>0.99650933534948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0.999293196376515">
                <text:p>0.999293196376515</text:p>
              </table:table-cell>
              <table:table-cell office:value-type="float" office:value="0.996740225281967">
                <text:p>0.99674022528196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0.999292608532176">
                <text:p>0.999292608532176</text:p>
              </table:table-cell>
              <table:table-cell office:value-type="float" office:value="0.996793432281904">
                <text:p>0.99679343228190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0.999292435212858">
                <text:p>0.999292435212858</text:p>
              </table:table-cell>
              <table:table-cell office:value-type="float" office:value="0.996667189591182">
                <text:p>0.99666718959118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0.999293206463251">
                <text:p>0.999293206463251</text:p>
              </table:table-cell>
              <table:table-cell office:value-type="float" office:value="0.996724691284284">
                <text:p>0.996724691284284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0.999297759270673">
                <text:p>0.999297759270673</text:p>
              </table:table-cell>
              <table:table-cell office:value-type="float" office:value="0.996620696415431">
                <text:p>0.99662069641543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0.999298544204519">
                <text:p>0.999298544204519</text:p>
              </table:table-cell>
              <table:table-cell office:value-type="float" office:value="0.996620410960811">
                <text:p>0.99662041096081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999296814754051">
                <text:p>0.999296814754051</text:p>
              </table:table-cell>
              <table:table-cell office:value-type="float" office:value="0.996681976214838">
                <text:p>0.99668197621483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0.999300073167843">
                <text:p>0.999300073167843</text:p>
              </table:table-cell>
              <table:table-cell office:value-type="float" office:value="0.99661376515573">
                <text:p>0.99661376515573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0.999303018919372">
                <text:p>0.999303018919372</text:p>
              </table:table-cell>
              <table:table-cell office:value-type="float" office:value="0.996581079871743">
                <text:p>0.996581079871743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0.999302193306783">
                <text:p>0.999302193306783</text:p>
              </table:table-cell>
              <table:table-cell office:value-type="float" office:value="0.996548965496997">
                <text:p>0.99654896549699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0.999306402886479">
                <text:p>0.999306402886479</text:p>
              </table:table-cell>
              <table:table-cell office:value-type="float" office:value="0.996653204929375">
                <text:p>0.996653204929375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999304758522936">
                <text:p>0.999304758522936</text:p>
              </table:table-cell>
              <table:table-cell office:value-type="float" office:value="0.996504279731563">
                <text:p>0.996504279731563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0.999308974871363">
                <text:p>0.999308974871363</text:p>
              </table:table-cell>
              <table:table-cell office:value-type="float" office:value="0.996743514128502">
                <text:p>0.99674351412850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0.999310694168734">
                <text:p>0.999310694168734</text:p>
              </table:table-cell>
              <table:table-cell office:value-type="float" office:value="0.996700812583245">
                <text:p>0.996700812583245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0.999308322538275">
                <text:p>0.999308322538275</text:p>
              </table:table-cell>
              <table:table-cell office:value-type="float" office:value="0.996647537723466">
                <text:p>0.99664753772346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0.999308716730561">
                <text:p>0.999308716730561</text:p>
              </table:table-cell>
              <table:table-cell office:value-type="float" office:value="0.996651587667297">
                <text:p>0.99665158766729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999314679584002">
                <text:p>0.999314679584002</text:p>
              </table:table-cell>
              <table:table-cell office:value-type="float" office:value="0.996682125617974">
                <text:p>0.99668212561797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0.999315070352106">
                <text:p>0.999315070352106</text:p>
              </table:table-cell>
              <table:table-cell office:value-type="float" office:value="0.996774378305447">
                <text:p>0.996774378305447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0.999315043078104">
                <text:p>0.999315043078104</text:p>
              </table:table-cell>
              <table:table-cell office:value-type="float" office:value="0.996764049514634">
                <text:p>0.99676404951463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0.999314098574754">
                <text:p>0.999314098574754</text:p>
              </table:table-cell>
              <table:table-cell office:value-type="float" office:value="0.996661250547746">
                <text:p>0.99666125054774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999318124748396">
                <text:p>0.999318124748396</text:p>
              </table:table-cell>
              <table:table-cell office:value-type="float" office:value="0.996882858042249">
                <text:p>0.99688285804224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0.999315709107916">
                <text:p>0.999315709107916</text:p>
              </table:table-cell>
              <table:table-cell office:value-type="float" office:value="0.996660190524728">
                <text:p>0.996660190524728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0.999318331977727">
                <text:p>0.999318331977727</text:p>
              </table:table-cell>
              <table:table-cell office:value-type="float" office:value="0.996670179551812">
                <text:p>0.99667017955181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0.999321338939815">
                <text:p>0.999321338939815</text:p>
              </table:table-cell>
              <table:table-cell office:value-type="float" office:value="0.996573346862547">
                <text:p>0.996573346862547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0.999321233559971">
                <text:p>0.999321233559971</text:p>
              </table:table-cell>
              <table:table-cell office:value-type="float" office:value="0.996666822619811">
                <text:p>0.99666682261981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0.999326153418397">
                <text:p>0.999326153418397</text:p>
              </table:table-cell>
              <table:table-cell office:value-type="float" office:value="0.99678897450215">
                <text:p>0.9967889745021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999325844246676">
                <text:p>0.999325844246676</text:p>
              </table:table-cell>
              <table:table-cell office:value-type="float" office:value="0.996687371609764">
                <text:p>0.99668737160976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0.99932799488472">
                <text:p>0.99932799488472</text:p>
              </table:table-cell>
              <table:table-cell office:value-type="float" office:value="0.996765000799986">
                <text:p>0.996765000799986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999327549767691">
                <text:p>0.999327549767691</text:p>
              </table:table-cell>
              <table:table-cell office:value-type="float" office:value="0.996775886909491">
                <text:p>0.99677588690949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0.999330217019138">
                <text:p>0.999330217019138</text:p>
              </table:table-cell>
              <table:table-cell office:value-type="float" office:value="0.996807878995839">
                <text:p>0.99680787899583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0.999330478597393">
                <text:p>0.999330478597393</text:p>
              </table:table-cell>
              <table:table-cell office:value-type="float" office:value="0.99686786771962">
                <text:p>0.99686786771962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0.999332632752522">
                <text:p>0.999332632752522</text:p>
              </table:table-cell>
              <table:table-cell office:value-type="float" office:value="0.996711005601286">
                <text:p>0.996711005601286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0.999331823982128">
                <text:p>0.999331823982128</text:p>
              </table:table-cell>
              <table:table-cell office:value-type="float" office:value="0.996770695240082">
                <text:p>0.996770695240082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0.999335398376187">
                <text:p>0.999335398376187</text:p>
              </table:table-cell>
              <table:table-cell office:value-type="float" office:value="0.996724283554538">
                <text:p>0.996724283554538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0.999334273691884">
                <text:p>0.999334273691884</text:p>
              </table:table-cell>
              <table:table-cell office:value-type="float" office:value="0.996740333913456">
                <text:p>0.99674033391345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0.999333852371589">
                <text:p>0.999333852371589</text:p>
              </table:table-cell>
              <table:table-cell office:value-type="float" office:value="0.996865475676793">
                <text:p>0.99686547567679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99338541150863">
                <text:p>0.999338541150863</text:p>
              </table:table-cell>
              <table:table-cell office:value-type="float" office:value="0.996854630538016">
                <text:p>0.99685463053801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0.999336329288988">
                <text:p>0.999336329288988</text:p>
              </table:table-cell>
              <table:table-cell office:value-type="float" office:value="0.996816971113039">
                <text:p>0.996816971113039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0.999341833501211">
                <text:p>0.999341833501211</text:p>
              </table:table-cell>
              <table:table-cell office:value-type="float" office:value="0.99675331290117">
                <text:p>0.99675331290117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0.999335371248177">
                <text:p>0.999335371248177</text:p>
              </table:table-cell>
              <table:table-cell office:value-type="float" office:value="0.996811167935278">
                <text:p>0.996811167935278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0.999342744094549">
                <text:p>0.999342744094549</text:p>
              </table:table-cell>
              <table:table-cell office:value-type="float" office:value="0.996718684248286">
                <text:p>0.996718684248286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0.999342944475517">
                <text:p>0.999342944475517</text:p>
              </table:table-cell>
              <table:table-cell office:value-type="float" office:value="0.996815258624213">
                <text:p>0.996815258624213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0.999345234509593">
                <text:p>0.999345234509593</text:p>
              </table:table-cell>
              <table:table-cell office:value-type="float" office:value="0.996625344290337">
                <text:p>0.996625344290337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0.999346444095012">
                <text:p>0.999346444095012</text:p>
              </table:table-cell>
              <table:table-cell office:value-type="float" office:value="0.996822149112266">
                <text:p>0.996822149112266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0.999346698838176">
                <text:p>0.999346698838176</text:p>
              </table:table-cell>
              <table:table-cell office:value-type="float" office:value="0.996762948627064">
                <text:p>0.996762948627064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0.99934997769088">
                <text:p>0.99934997769088</text:p>
              </table:table-cell>
              <table:table-cell office:value-type="float" office:value="0.997017825759352">
                <text:p>0.99701782575935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99934801039253">
                <text:p>0.99934801039253</text:p>
              </table:table-cell>
              <table:table-cell office:value-type="float" office:value="0.996869566498448">
                <text:p>0.996869566498448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0.999346280981878">
                <text:p>0.999346280981878</text:p>
              </table:table-cell>
              <table:table-cell office:value-type="float" office:value="0.996792562380582">
                <text:p>0.996792562380582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0.999348336539165">
                <text:p>0.999348336539165</text:p>
              </table:table-cell>
              <table:table-cell office:value-type="float" office:value="0.99678247819311">
                <text:p>0.9967824781931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0.99935273993018">
                <text:p>0.99935273993018</text:p>
              </table:table-cell>
              <table:table-cell office:value-type="float" office:value="0.996705664515469">
                <text:p>0.99670566451546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0.99935113283447">
                <text:p>0.99935113283447</text:p>
              </table:table-cell>
              <table:table-cell office:value-type="float" office:value="0.996690008109939">
                <text:p>0.996690008109939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0.999353643661882">
                <text:p>0.999353643661882</text:p>
              </table:table-cell>
              <table:table-cell office:value-type="float" office:value="0.996827911412204">
                <text:p>0.996827911412204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0.99935805719272">
                <text:p>0.99935805719272</text:p>
              </table:table-cell>
              <table:table-cell office:value-type="float" office:value="0.996957782806094">
                <text:p>0.996957782806094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0.99935841739536">
                <text:p>0.99935841739536</text:p>
              </table:table-cell>
              <table:table-cell office:value-type="float" office:value="0.996851939489835">
                <text:p>0.996851939489835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0.999361546632575">
                <text:p>0.999361546632575</text:p>
              </table:table-cell>
              <table:table-cell office:value-type="float" office:value="0.996989027425511">
                <text:p>0.99698902742551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0.999358604238867">
                <text:p>0.999358604238867</text:p>
              </table:table-cell>
              <table:table-cell office:value-type="float" office:value="0.996843540610091">
                <text:p>0.99684354061009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999359664235341">
                <text:p>0.999359664235341</text:p>
              </table:table-cell>
              <table:table-cell office:value-type="float" office:value="0.996806981966507">
                <text:p>0.996806981966507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0.99936060544723">
                <text:p>0.99936060544723</text:p>
              </table:table-cell>
              <table:table-cell office:value-type="float" office:value="0.996983781433721">
                <text:p>0.996983781433721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0.999362372245164">
                <text:p>0.999362372245164</text:p>
              </table:table-cell>
              <table:table-cell office:value-type="float" office:value="0.996735536449605">
                <text:p>0.996735536449605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0.999362494573379">
                <text:p>0.999362494573379</text:p>
              </table:table-cell>
              <table:table-cell office:value-type="float" office:value="0.99697434960588">
                <text:p>0.99697434960588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0.999364142440736">
                <text:p>0.999364142440736</text:p>
              </table:table-cell>
              <table:table-cell office:value-type="float" office:value="0.996822040401145">
                <text:p>0.99682204040114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9993682161813">
                <text:p>0.9993682161813</text:p>
              </table:table-cell>
              <table:table-cell office:value-type="float" office:value="0.996946461812289">
                <text:p>0.99694646181228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0.999365905787944">
                <text:p>0.999365905787944</text:p>
              </table:table-cell>
              <table:table-cell office:value-type="float" office:value="0.996763696147084">
                <text:p>0.996763696147084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0.999368963648232">
                <text:p>0.999368963648232</text:p>
              </table:table-cell>
              <table:table-cell office:value-type="float" office:value="0.996987423700894">
                <text:p>0.99698742370089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0.999369276164502">
                <text:p>0.999369276164502</text:p>
              </table:table-cell>
              <table:table-cell office:value-type="float" office:value="0.996907796699946">
                <text:p>0.996907796699946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0.999371406522898">
                <text:p>0.999371406522898</text:p>
              </table:table-cell>
              <table:table-cell office:value-type="float" office:value="0.996893771266491">
                <text:p>0.99689377126649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999372089421449">
                <text:p>0.999372089421449</text:p>
              </table:table-cell>
              <table:table-cell office:value-type="float" office:value="0.996804793954453">
                <text:p>0.996804793954453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0.999370567240128">
                <text:p>0.999370567240128</text:p>
              </table:table-cell>
              <table:table-cell office:value-type="float" office:value="0.996887478828961">
                <text:p>0.99688747882896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0.99937124344958">
                <text:p>0.99937124344958</text:p>
              </table:table-cell>
              <table:table-cell office:value-type="float" office:value="0.996940373299356">
                <text:p>0.996940373299356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0.999376339932057">
                <text:p>0.999376339932057</text:p>
              </table:table-cell>
              <table:table-cell office:value-type="float" office:value="0.996904399102474">
                <text:p>0.99690439910247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0.999375109960815">
                <text:p>0.999375109960815</text:p>
              </table:table-cell>
              <table:table-cell office:value-type="float" office:value="0.996818724240791">
                <text:p>0.996818724240791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0.999378212003659">
                <text:p>0.999378212003659</text:p>
              </table:table-cell>
              <table:table-cell office:value-type="float" office:value="0.9968860518213">
                <text:p>0.9968860518213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0.999376057875074">
                <text:p>0.999376057875074</text:p>
              </table:table-cell>
              <table:table-cell office:value-type="float" office:value="0.996845959741112">
                <text:p>0.9968459597411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0.999377563001849">
                <text:p>0.999377563001849</text:p>
              </table:table-cell>
              <table:table-cell office:value-type="float" office:value="0.996815802232907">
                <text:p>0.996815802232907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0.999378130473636">
                <text:p>0.999378130473636</text:p>
              </table:table-cell>
              <table:table-cell office:value-type="float" office:value="0.996825166227451">
                <text:p>0.996825166227451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0.999379356941065">
                <text:p>0.999379356941065</text:p>
              </table:table-cell>
              <table:table-cell office:value-type="float" office:value="0.996867391970767">
                <text:p>0.99686739197076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999382931282037">
                <text:p>0.999382931282037</text:p>
              </table:table-cell>
              <table:table-cell office:value-type="float" office:value="0.996891746234851">
                <text:p>0.99689174623485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0.999384416022988">
                <text:p>0.999384416022988</text:p>
              </table:table-cell>
              <table:table-cell office:value-type="float" office:value="0.9969080957053">
                <text:p>0.9969080957053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0.999381195062838">
                <text:p>0.999381195062838</text:p>
              </table:table-cell>
              <table:table-cell office:value-type="float" office:value="0.996899397700753">
                <text:p>0.996899397700753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0.999386617705222">
                <text:p>0.999386617705222</text:p>
              </table:table-cell>
              <table:table-cell office:value-type="float" office:value="0.996990454393356">
                <text:p>0.996990454393356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0.99938571403988">
                <text:p>0.99938571403988</text:p>
              </table:table-cell>
              <table:table-cell office:value-type="float" office:value="0.996973860346111">
                <text:p>0.99697386034611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0.99938833690969">
                <text:p>0.99938833690969</text:p>
              </table:table-cell>
              <table:table-cell office:value-type="float" office:value="0.997016004665581">
                <text:p>0.99701600466558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0.999391044919514">
                <text:p>0.999391044919514</text:p>
              </table:table-cell>
              <table:table-cell office:value-type="float" office:value="0.996968247436038">
                <text:p>0.996968247436038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0.99938889421511">
                <text:p>0.99938889421511</text:p>
              </table:table-cell>
              <table:table-cell office:value-type="float" office:value="0.996816508954736">
                <text:p>0.99681650895473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999389916797758">
                <text:p>0.999389916797758</text:p>
              </table:table-cell>
              <table:table-cell office:value-type="float" office:value="0.996952659115975">
                <text:p>0.99695265911597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0.999394082301073">
                <text:p>0.999394082301073</text:p>
              </table:table-cell>
              <table:table-cell office:value-type="float" office:value="0.996920028247273">
                <text:p>0.99692002824727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999395801558629">
                <text:p>0.999395801558629</text:p>
              </table:table-cell>
              <table:table-cell office:value-type="float" office:value="0.996876810234603">
                <text:p>0.996876810234603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0.999394534200105">
                <text:p>0.999394534200105</text:p>
              </table:table-cell>
              <table:table-cell office:value-type="float" office:value="0.996983142704455">
                <text:p>0.99698314270445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0.999393192173192">
                <text:p>0.999393192173192</text:p>
              </table:table-cell>
              <table:table-cell office:value-type="float" office:value="0.996960827036016">
                <text:p>0.996960827036016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0.999396780117985">
                <text:p>0.999396780117985</text:p>
              </table:table-cell>
              <table:table-cell office:value-type="float" office:value="0.996941990548161">
                <text:p>0.996941990548161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0.999397626050037">
                <text:p>0.999397626050037</text:p>
              </table:table-cell>
              <table:table-cell office:value-type="float" office:value="0.997076591386797">
                <text:p>0.997076591386797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0.999396341743142">
                <text:p>0.999396341743142</text:p>
              </table:table-cell>
              <table:table-cell office:value-type="float" office:value="0.996824092467891">
                <text:p>0.99682409246789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0.999397741622793">
                <text:p>0.999397741622793</text:p>
              </table:table-cell>
              <table:table-cell office:value-type="float" office:value="0.996930370549003">
                <text:p>0.996930370549003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0.999399114228442">
                <text:p>0.999399114228442</text:p>
              </table:table-cell>
              <table:table-cell office:value-type="float" office:value="0.996881947541815">
                <text:p>0.99688194754181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0.999394857015463">
                <text:p>0.999394857015463</text:p>
              </table:table-cell>
              <table:table-cell office:value-type="float" office:value="0.997010160676357">
                <text:p>0.99701016067635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999402593369209">
                <text:p>0.999402593369209</text:p>
              </table:table-cell>
              <table:table-cell office:value-type="float" office:value="0.996992234821655">
                <text:p>0.99699223482165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999404091846701">
                <text:p>0.999404091846701</text:p>
              </table:table-cell>
              <table:table-cell office:value-type="float" office:value="0.99689529336818">
                <text:p>0.99689529336818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999404434954979">
                <text:p>0.999404434954979</text:p>
              </table:table-cell>
              <table:table-cell office:value-type="float" office:value="0.99690570378192">
                <text:p>0.99690570378192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0.999403775813346">
                <text:p>0.999403775813346</text:p>
              </table:table-cell>
              <table:table-cell office:value-type="float" office:value="0.996972134412729">
                <text:p>0.996972134412729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0.999406989925132">
                <text:p>0.999406989925132</text:p>
              </table:table-cell>
              <table:table-cell office:value-type="float" office:value="0.996937505640396">
                <text:p>0.996937505640396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0.999406864265641">
                <text:p>0.999406864265641</text:p>
              </table:table-cell>
              <table:table-cell office:value-type="float" office:value="0.997024512389168">
                <text:p>0.99702451238916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999407598115479">
                <text:p>0.999407598115479</text:p>
              </table:table-cell>
              <table:table-cell office:value-type="float" office:value="0.996920830116217">
                <text:p>0.996920830116217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0.999409728460603">
                <text:p>0.999409728460603</text:p>
              </table:table-cell>
              <table:table-cell office:value-type="float" office:value="0.996809781685992">
                <text:p>0.996809781685992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0.999368280683321">
                <text:p>0.999368280683321</text:p>
              </table:table-cell>
              <table:table-cell office:value-type="float" office:value="0.996939218089406">
                <text:p>0.99693921808940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99940073839197">
                <text:p>0.99940073839197</text:p>
              </table:table-cell>
              <table:table-cell office:value-type="float" office:value="0.996994382154966">
                <text:p>0.996994382154966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999408783957253">
                <text:p>0.999408783957253</text:p>
              </table:table-cell>
              <table:table-cell office:value-type="float" office:value="0.997008883270913">
                <text:p>0.99700888327091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999416737786329">
                <text:p>0.999416737786329</text:p>
              </table:table-cell>
              <table:table-cell office:value-type="float" office:value="0.997001870507733">
                <text:p>0.997001870507733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0.999415215658095">
                <text:p>0.999415215658095</text:p>
              </table:table-cell>
              <table:table-cell office:value-type="float" office:value="0.997028208978721">
                <text:p>0.99702820897872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0.999416765007243">
                <text:p>0.999416765007243</text:p>
              </table:table-cell>
              <table:table-cell office:value-type="float" office:value="0.997028643929382">
                <text:p>0.997028643929382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.999413849874266">
                <text:p>0.999413849874266</text:p>
              </table:table-cell>
              <table:table-cell office:value-type="float" office:value="0.997035751799862">
                <text:p>0.997035751799862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0.999418419590243">
                <text:p>0.999418419590243</text:p>
              </table:table-cell>
              <table:table-cell office:value-type="float" office:value="0.99698353683038">
                <text:p>0.9969835368303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999417091114063">
                <text:p>0.999417091114063</text:p>
              </table:table-cell>
              <table:table-cell office:value-type="float" office:value="0.996969130795189">
                <text:p>0.99696913079518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0.999417886214276">
                <text:p>0.999417886214276</text:p>
              </table:table-cell>
              <table:table-cell office:value-type="float" office:value="0.997036349784024">
                <text:p>0.997036349784024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0.999422411814057">
                <text:p>0.999422411814057</text:p>
              </table:table-cell>
              <table:table-cell office:value-type="float" office:value="0.996916318053898">
                <text:p>0.99691631805389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0.999421321212303">
                <text:p>0.999421321212303</text:p>
              </table:table-cell>
              <table:table-cell office:value-type="float" office:value="0.99696854642812">
                <text:p>0.9969685464281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0.999421705185133">
                <text:p>0.999421705185133</text:p>
              </table:table-cell>
              <table:table-cell office:value-type="float" office:value="0.997066792587585">
                <text:p>0.9970667925875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999423420925603">
                <text:p>0.999423420925603</text:p>
              </table:table-cell>
              <table:table-cell office:value-type="float" office:value="0.996993892828836">
                <text:p>0.99699389282883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999423118575701">
                <text:p>0.999423118575701</text:p>
              </table:table-cell>
              <table:table-cell office:value-type="float" office:value="0.997039461940149">
                <text:p>0.997039461940149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0.999421902274639">
                <text:p>0.999421902274639</text:p>
              </table:table-cell>
              <table:table-cell office:value-type="float" office:value="0.996925899298147">
                <text:p>0.996925899298147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0.999426597689924">
                <text:p>0.999426597689924</text:p>
              </table:table-cell>
              <table:table-cell office:value-type="float" office:value="0.996975083455719">
                <text:p>0.99697508345571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0.999426971549474">
                <text:p>0.999426971549474</text:p>
              </table:table-cell>
              <table:table-cell office:value-type="float" office:value="0.997054479496964">
                <text:p>0.997054479496964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0.999427229743364">
                <text:p>0.999427229743364</text:p>
              </table:table-cell>
              <table:table-cell office:value-type="float" office:value="0.996862227601905">
                <text:p>0.99686222760190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0.999425857018267">
                <text:p>0.999425857018267</text:p>
              </table:table-cell>
              <table:table-cell office:value-type="float" office:value="0.99707857558043">
                <text:p>0.99707857558043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0.999428908096552">
                <text:p>0.999428908096552</text:p>
              </table:table-cell>
              <table:table-cell office:value-type="float" office:value="0.996950307884611">
                <text:p>0.99695030788461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0.99943034191276">
                <text:p>0.99943034191276</text:p>
              </table:table-cell>
              <table:table-cell office:value-type="float" office:value="0.997012661324129">
                <text:p>0.99701266132412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0.999431571910546">
                <text:p>0.999431571910546</text:p>
              </table:table-cell>
              <table:table-cell office:value-type="float" office:value="0.996936499992847">
                <text:p>0.99693649999284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999430117708515">
                <text:p>0.999430117708515</text:p>
              </table:table-cell>
              <table:table-cell office:value-type="float" office:value="0.996992669692684">
                <text:p>0.99699266969268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0.999409820249898">
                <text:p>0.999409820249898</text:p>
              </table:table-cell>
              <table:table-cell office:value-type="float" office:value="0.997075680833276">
                <text:p>0.997075680833276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0.999428534382994">
                <text:p>0.999428534382994</text:p>
              </table:table-cell>
              <table:table-cell office:value-type="float" office:value="0.996883605495908">
                <text:p>0.996883605495908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0.999434935518374">
                <text:p>0.999434935518374</text:p>
              </table:table-cell>
              <table:table-cell office:value-type="float" office:value="0.996919742819196">
                <text:p>0.996919742819196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0.999435146185158">
                <text:p>0.999435146185158</text:p>
              </table:table-cell>
              <table:table-cell office:value-type="float" office:value="0.997000361890417">
                <text:p>0.99700036189041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0.99943512925006">
                <text:p>0.99943512925006</text:p>
              </table:table-cell>
              <table:table-cell office:value-type="float" office:value="0.997035547901808">
                <text:p>0.997035547901808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0.999437259595183">
                <text:p>0.999437259595183</text:p>
              </table:table-cell>
              <table:table-cell office:value-type="float" office:value="0.996999383477054">
                <text:p>0.996999383477054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0.999437854168437">
                <text:p>0.999437854168437</text:p>
              </table:table-cell>
              <table:table-cell office:value-type="float" office:value="0.997038564924088">
                <text:p>0.997038564924088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0.999440782852147">
                <text:p>0.999440782852147</text:p>
              </table:table-cell>
              <table:table-cell office:value-type="float" office:value="0.997053813546783">
                <text:p>0.997053813546783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0.999437956017923">
                <text:p>0.999437956017923</text:p>
              </table:table-cell>
              <table:table-cell office:value-type="float" office:value="0.997006831005086">
                <text:p>0.997006831005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